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300000216D5E8D7FB5D93AD4C.png" manifest:media-type="image/png"/>
  <manifest:file-entry manifest:full-path="Pictures/10000201000001E2000000C628E168C31626D667.png" manifest:media-type="image/png"/>
  <manifest:file-entry manifest:full-path="Pictures/1000000000000138000000E1203F65DD67EF28B8.png" manifest:media-type="image/png"/>
  <manifest:file-entry manifest:full-path="Pictures/10000201000001710000006675417EDA4E2BB05E.png" manifest:media-type="image/png"/>
  <manifest:file-entry manifest:full-path="Pictures/10000201000003DD000001AB12827C0D8E87B224.png" manifest:media-type="image/png"/>
  <manifest:file-entry manifest:full-path="Pictures/100000000000016E000000ADF3FA3A23CE112E7C.gif" manifest:media-type="image/gif"/>
  <manifest:file-entry manifest:full-path="Pictures/100002010000015D0000005A1B57E31583CE2E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2.418cm" table:align="left"/>
    </style:style>
    <style:style style:name="Table5.A" style:family="table-column">
      <style:table-column-properties style:column-width="12.418cm"/>
    </style:style>
    <style:style style:name="Table5.A1" style:family="table-cell">
      <style:table-cell-properties style:vertical-align="middle" fo:padding="0cm" fo:border="none"/>
    </style:style>
    <style:style style:name="Table6" style:family="table">
      <style:table-properties style:width="17cm" table:align="left"/>
    </style:style>
    <style:style style:name="Table6.A" style:family="table-column">
      <style:table-column-properties style:column-width="4.509cm"/>
    </style:style>
    <style:style style:name="Table6.B" style:family="table-column">
      <style:table-column-properties style:column-width="12.492cm"/>
    </style:style>
    <style:style style:name="Table6.A1" style:family="table-cell">
      <style:table-cell-properties style:vertical-align="middle" fo:padding="0cm" fo:border="none"/>
    </style:style>
    <style:style style:name="Table6.B1" style:family="table-cell">
      <style:table-cell-properties fo:padding="0.049cm" fo:border="none"/>
    </style:style>
    <style:style style:name="Table6.B46" style:family="table-cell">
      <style:table-cell-properties fo:padding="0.049cm" fo:border="none"/>
    </style:style>
    <style:style style:name="Table7" style:family="table">
      <style:table-properties style:width="10.971cm" table:align="left"/>
    </style:style>
    <style:style style:name="Table7.A" style:family="table-column">
      <style:table-column-properties style:column-width="10.971cm"/>
    </style:style>
    <style:style style:name="Table7.A1" style:family="table-cell">
      <style:table-cell-properties style:vertical-align="middle" fo:padding="0cm" fo:border="none"/>
    </style:style>
    <style:style style:name="Table8" style:family="table">
      <style:table-properties style:width="15.782cm" table:align="left"/>
    </style:style>
    <style:style style:name="Table8.A" style:family="table-column">
      <style:table-column-properties style:column-width="15.782cm"/>
    </style:style>
    <style:style style:name="Table8.A1" style:family="table-cell">
      <style:table-cell-properties style:vertical-align="middle" fo:padding="0cm" fo:border="none"/>
    </style:style>
    <style:style style:name="Table13" style:family="table">
      <style:table-properties style:width="10.98cm" table:align="left"/>
    </style:style>
    <style:style style:name="Table13.A" style:family="table-column">
      <style:table-column-properties style:column-width="10.98cm"/>
    </style:style>
    <style:style style:name="Table13.A1" style:family="table-cell">
      <style:table-cell-properties style:vertical-align="middle" fo:padding="0cm" fo:border="none"/>
    </style:style>
    <style:style style:name="Table9" style:family="table">
      <style:table-properties style:width="15.462cm" table:align="left"/>
    </style:style>
    <style:style style:name="Table9.A" style:family="table-column">
      <style:table-column-properties style:column-width="15.462cm"/>
    </style:style>
    <style:style style:name="Table9.A1" style:family="table-cell">
      <style:table-cell-properties style:vertical-align="middle" fo:padding="0cm" fo:border="none"/>
    </style:style>
    <style:style style:name="Table10" style:family="table">
      <style:table-properties style:width="13.764cm" table:align="left"/>
    </style:style>
    <style:style style:name="Table10.A" style:family="table-column">
      <style:table-column-properties style:column-width="13.764cm"/>
    </style:style>
    <style:style style:name="Table10.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3"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8"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3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1"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2"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bold" loext:padding="0cm" loext:border="none"/>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bold"/>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italic" fo:font-weight="bold"/>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7"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8"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9"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4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4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4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3"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44"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style:font-name="Roboto" fo:font-size="12pt" fo:letter-spacing="normal" fo:font-style="normal" fo:font-weight="normal" loext:padding="0cm" loext:border="none"/>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13131" style:font-name="Verdana" fo:font-size="10.5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4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5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2"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53"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54"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55"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5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2pt" fo:font-weight="normal"/>
    </style:style>
    <style:style style:name="P57" style:family="paragraph" style:parent-style-name="Table_20_Heading">
      <style:paragraph-properties fo:margin-left="0cm" fo:margin-right="0cm" fo:margin-top="0cm" fo:margin-bottom="0cm" loext:contextual-spacing="false" fo:line-height="200%" fo:text-align="center" style:justify-single-word="false" fo:text-indent="0cm" style:auto-text-indent="false"/>
      <style:text-properties fo:text-transform="uppercase" fo:color="#000000" fo:font-size="8.25pt" fo:font-weight="bold"/>
    </style:style>
    <style:style style:name="P58"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59"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60"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61"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62"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6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6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66"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6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6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6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70"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7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72"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7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333333" style:font-name="monospace" fo:font-size="12pt" fo:letter-spacing="normal" fo:font-style="normal" fo:font-weight="normal"/>
    </style:style>
    <style:style style:name="P74"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75" style:family="paragraph" style:parent-style-name="Heading_20_1">
      <style:text-properties fo:font-size="21pt" fo:font-weight="normal" officeooo:rsid="0002557c" officeooo:paragraph-rsid="0002557c"/>
    </style:style>
    <style:style style:name="P76" style:family="paragraph" style:parent-style-name="Heading_20_1">
      <style:text-properties fo:font-size="21pt" fo:font-weight="normal" officeooo:rsid="0002af32" officeooo:paragraph-rsid="0002af32"/>
    </style:style>
    <style:style style:name="P77" style:family="paragraph" style:parent-style-name="Heading_20_1">
      <style:text-properties fo:font-size="21pt" fo:font-weight="normal" officeooo:rsid="00037498" officeooo:paragraph-rsid="00037498"/>
    </style:style>
    <style:style style:name="P78" style:family="paragraph" style:parent-style-name="Heading_20_1">
      <style:text-properties fo:font-size="21pt" fo:font-weight="normal" officeooo:rsid="0005349c" officeooo:paragraph-rsid="0005349c"/>
    </style:style>
    <style:style style:name="P79" style:family="paragraph" style:parent-style-name="Heading_20_1">
      <style:text-properties fo:font-size="21pt" fo:font-weight="normal" officeooo:rsid="0005a294" officeooo:paragraph-rsid="0005a294"/>
    </style:style>
    <style:style style:name="P80" style:family="paragraph" style:parent-style-name="Heading_20_1">
      <style:text-properties fo:font-size="21pt" fo:font-weight="normal" officeooo:rsid="0007563d" officeooo:paragraph-rsid="0007563d"/>
    </style:style>
    <style:style style:name="P81" style:family="paragraph" style:parent-style-name="Heading_20_1">
      <style:text-properties fo:font-size="21pt" fo:font-weight="normal" officeooo:rsid="0008c68a" officeooo:paragraph-rsid="0008c68a"/>
    </style:style>
    <style:style style:name="P82" style:family="paragraph" style:parent-style-name="Heading_20_1">
      <style:text-properties fo:font-size="21pt" fo:font-weight="normal" officeooo:rsid="002520c7" officeooo:paragraph-rsid="002520c7"/>
    </style:style>
    <style:style style:name="P83" style:family="paragraph" style:parent-style-name="Heading_20_1">
      <style:text-properties fo:font-size="21pt" fo:font-weight="normal" officeooo:rsid="002d37a7" officeooo:paragraph-rsid="002d37a7"/>
    </style:style>
    <style:style style:name="P84" style:family="paragraph" style:parent-style-name="Heading_20_1">
      <style:text-properties fo:font-size="21pt" fo:font-weight="normal" officeooo:rsid="002f02d2" officeooo:paragraph-rsid="002f02d2"/>
    </style:style>
    <style:style style:name="P85" style:family="paragraph" style:parent-style-name="Heading_20_1">
      <style:text-properties fo:font-size="21pt" fo:font-weight="normal" officeooo:rsid="0031e69b" officeooo:paragraph-rsid="0031e69b"/>
    </style:style>
    <style:style style:name="P86" style:family="paragraph" style:parent-style-name="Heading_20_1">
      <style:text-properties fo:font-size="21pt" fo:font-weight="normal" officeooo:rsid="0032daea" officeooo:paragraph-rsid="0032daea"/>
    </style:style>
    <style:style style:name="P87" style:family="paragraph" style:parent-style-name="Heading_20_1">
      <style:text-properties fo:font-size="21pt" fo:font-weight="normal" officeooo:rsid="0036db5b" officeooo:paragraph-rsid="0036db5b"/>
    </style:style>
    <style:style style:name="P88" style:family="paragraph" style:parent-style-name="Heading_20_1">
      <style:text-properties fo:font-size="21pt" fo:font-weight="normal" officeooo:rsid="003892be" officeooo:paragraph-rsid="003892be"/>
    </style:style>
    <style:style style:name="P89" style:family="paragraph" style:parent-style-name="Heading_20_1">
      <style:text-properties fo:font-size="21pt" fo:font-weight="normal" officeooo:rsid="003cb772" officeooo:paragraph-rsid="003cb772"/>
    </style:style>
    <style:style style:name="P90" style:family="paragraph" style:parent-style-name="Heading_20_1">
      <style:text-properties fo:font-size="21pt" fo:font-weight="normal" officeooo:rsid="0047db5e" officeooo:paragraph-rsid="0047db5e"/>
    </style:style>
    <style:style style:name="P91" style:family="paragraph" style:parent-style-name="Heading_20_1">
      <style:text-properties fo:font-size="21pt" fo:font-weight="normal" officeooo:rsid="004c9fc0" officeooo:paragraph-rsid="004c9fc0"/>
    </style:style>
    <style:style style:name="P92" style:family="paragraph" style:parent-style-name="Heading_20_1">
      <style:text-properties fo:font-size="21pt" fo:font-weight="normal" officeooo:rsid="004d5216" officeooo:paragraph-rsid="004d5216"/>
    </style:style>
    <style:style style:name="P93" style:family="paragraph" style:parent-style-name="Heading_20_1">
      <style:text-properties fo:font-size="21pt" fo:font-weight="normal" officeooo:rsid="00506429" officeooo:paragraph-rsid="00506429"/>
    </style:style>
    <style:style style:name="P94" style:family="paragraph" style:parent-style-name="Heading_20_1">
      <style:text-properties fo:font-size="21pt" fo:font-weight="normal" officeooo:rsid="0052be0b" officeooo:paragraph-rsid="0052be0b"/>
    </style:style>
    <style:style style:name="P95"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96"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97"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98"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99"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100"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101"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102"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103"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104"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105"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106"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107" style:family="paragraph" style:parent-style-name="Text_20_body">
      <style:text-properties fo:font-variant="normal" fo:text-transform="none" fo:color="#242729" style:font-name="Arial" fo:font-size="11.25pt" fo:letter-spacing="normal" fo:font-style="normal" fo:font-weight="normal" officeooo:rsid="00511861" officeooo:paragraph-rsid="00511861"/>
    </style:style>
    <style:style style:name="P108" style:family="paragraph" style:parent-style-name="Text_20_body">
      <style:text-properties fo:font-variant="normal" fo:text-transform="none" fo:color="#242729" style:font-name="inherit" fo:font-size="11.25pt" fo:letter-spacing="normal" fo:font-style="normal" fo:font-weight="normal" officeooo:paragraph-rsid="00607718"/>
    </style:style>
    <style:style style:name="P109" style:family="paragraph" style:parent-style-name="Text_20_body">
      <style:text-properties fo:font-variant="normal" fo:text-transform="none" fo:color="#333333" style:font-name="q serif" fo:font-size="12pt" fo:letter-spacing="normal" fo:font-style="normal" fo:font-weight="normal" officeooo:rsid="00511861" officeooo:paragraph-rsid="00511861"/>
    </style:style>
    <style:style style:name="P110"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11" style:family="paragraph" style:parent-style-name="Text_20_body">
      <style:text-properties fo:font-variant="normal" fo:text-transform="none" fo:color="#333333" style:font-name="q serif" fo:font-size="12pt" fo:letter-spacing="normal" fo:font-style="normal" fo:font-weight="bold" officeooo:rsid="0052be0b" officeooo:paragraph-rsid="0052be0b"/>
    </style:style>
    <style:style style:name="P112" style:family="paragraph" style:parent-style-name="Text_20_body">
      <style:text-properties officeooo:paragraph-rsid="002520c7"/>
    </style:style>
    <style:style style:name="P113" style:family="paragraph" style:parent-style-name="Text_20_body">
      <style:text-properties officeooo:rsid="002520c7" officeooo:paragraph-rsid="002520c7"/>
    </style:style>
    <style:style style:name="P114" style:family="paragraph" style:parent-style-name="Text_20_body">
      <style:text-properties officeooo:rsid="002ac981" officeooo:paragraph-rsid="002ac981"/>
    </style:style>
    <style:style style:name="P115" style:family="paragraph" style:parent-style-name="Text_20_body">
      <style:text-properties officeooo:rsid="002d37a7" officeooo:paragraph-rsid="002d37a7"/>
    </style:style>
    <style:style style:name="P116" style:family="paragraph" style:parent-style-name="Text_20_body">
      <style:text-properties officeooo:rsid="002f02d2" officeooo:paragraph-rsid="002f02d2"/>
    </style:style>
    <style:style style:name="P117" style:family="paragraph" style:parent-style-name="Text_20_body">
      <style:text-properties officeooo:rsid="0031e69b" officeooo:paragraph-rsid="0031e69b"/>
    </style:style>
    <style:style style:name="P118" style:family="paragraph" style:parent-style-name="Text_20_body">
      <style:text-properties officeooo:rsid="0032daea" officeooo:paragraph-rsid="0032daea"/>
    </style:style>
    <style:style style:name="P119" style:family="paragraph" style:parent-style-name="Text_20_body">
      <style:text-properties officeooo:paragraph-rsid="0033dc66"/>
    </style:style>
    <style:style style:name="P120" style:family="paragraph" style:parent-style-name="Text_20_body">
      <style:text-properties officeooo:rsid="0033dc66" officeooo:paragraph-rsid="0033dc66"/>
    </style:style>
    <style:style style:name="P121" style:family="paragraph" style:parent-style-name="Text_20_body">
      <style:text-properties officeooo:rsid="00353d5a" officeooo:paragraph-rsid="00353d5a"/>
    </style:style>
    <style:style style:name="P122" style:family="paragraph" style:parent-style-name="Text_20_body">
      <style:text-properties officeooo:rsid="0036db5b" officeooo:paragraph-rsid="0036db5b"/>
    </style:style>
    <style:style style:name="P123" style:family="paragraph" style:parent-style-name="Text_20_body">
      <style:text-properties officeooo:rsid="003892be" officeooo:paragraph-rsid="003892be"/>
    </style:style>
    <style:style style:name="P124" style:family="paragraph" style:parent-style-name="Text_20_body">
      <style:text-properties officeooo:rsid="003afb1b" officeooo:paragraph-rsid="003afb1b"/>
    </style:style>
    <style:style style:name="P125" style:family="paragraph" style:parent-style-name="Text_20_body">
      <style:text-properties officeooo:rsid="003cb772" officeooo:paragraph-rsid="003cb772"/>
    </style:style>
    <style:style style:name="P126" style:family="paragraph" style:parent-style-name="Text_20_body">
      <style:text-properties officeooo:rsid="00464c74" officeooo:paragraph-rsid="00464c74"/>
    </style:style>
    <style:style style:name="P127" style:family="paragraph" style:parent-style-name="Text_20_body">
      <style:text-properties officeooo:rsid="0047db5e" officeooo:paragraph-rsid="0047db5e"/>
    </style:style>
    <style:style style:name="P128" style:family="paragraph" style:parent-style-name="Text_20_body">
      <style:text-properties officeooo:rsid="004c9fc0" officeooo:paragraph-rsid="004c9fc0"/>
    </style:style>
    <style:style style:name="P129" style:family="paragraph" style:parent-style-name="Text_20_body">
      <style:text-properties officeooo:rsid="004d5216" officeooo:paragraph-rsid="004d5216"/>
    </style:style>
    <style:style style:name="P130" style:family="paragraph" style:parent-style-name="Text_20_body">
      <style:text-properties officeooo:paragraph-rsid="004d5216"/>
    </style:style>
    <style:style style:name="P131" style:family="paragraph" style:parent-style-name="Text_20_body">
      <style:text-properties officeooo:rsid="00506429" officeooo:paragraph-rsid="00506429"/>
    </style:style>
    <style:style style:name="P132" style:family="paragraph" style:parent-style-name="Text_20_body">
      <style:text-properties officeooo:rsid="00511861" officeooo:paragraph-rsid="00511861"/>
    </style:style>
    <style:style style:name="P133" style:family="paragraph" style:parent-style-name="Text_20_body">
      <style:text-properties officeooo:rsid="0052be0b" officeooo:paragraph-rsid="0052be0b"/>
    </style:style>
    <style:style style:name="P134" style:family="paragraph" style:parent-style-name="Text_20_body">
      <style:text-properties officeooo:rsid="005a88c8" officeooo:paragraph-rsid="005a88c8"/>
    </style:style>
    <style:style style:name="P135" style:family="paragraph" style:parent-style-name="Text_20_body">
      <style:text-properties fo:font-weight="bold" officeooo:rsid="006013dd" officeooo:paragraph-rsid="006013dd" style:font-weight-asian="bold" style:font-weight-complex="bold"/>
    </style:style>
    <style:style style:name="P136" style:family="paragraph" style:parent-style-name="Text_20_body">
      <style:paragraph-properties fo:margin-top="0cm" fo:margin-bottom="0cm" loext:contextual-spacing="false" style:line-height-at-least="0.503cm"/>
      <style:text-properties fo:font-size="9.75pt" loext:padding="0cm" loext:border="none"/>
    </style:style>
    <style:style style:name="P137" style:family="paragraph" style:parent-style-name="Text_20_body">
      <style:paragraph-properties fo:margin-top="0cm" fo:margin-bottom="0cm" loext:contextual-spacing="false" style:line-height-at-least="0.503cm"/>
    </style:style>
    <style:style style:name="P138" style:family="paragraph" style:parent-style-name="Text_20_body">
      <style:paragraph-properties fo:margin-top="0cm" fo:margin-bottom="0cm" loext:contextual-spacing="false" style:line-height-at-least="0.503cm" fo:text-align="justify" style:justify-single-word="false" fo:orphans="2" fo:widows="2"/>
    </style:style>
    <style:style style:name="P13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4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41"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42" style:family="paragraph" style:parent-style-name="Text_20_body">
      <style:paragraph-properties fo:margin-top="0cm" fo:margin-bottom="0cm" loext:contextual-spacing="false" style:line-height-at-least="0.503cm"/>
      <style:text-properties fo:font-size="12pt" loext:padding="0cm" loext:border="none"/>
    </style:style>
    <style:style style:name="P143" style:family="paragraph" style:parent-style-name="Preformatted_20_Text">
      <style:paragraph-properties fo:margin-top="0cm" fo:margin-bottom="0cm" loext:contextual-spacing="false" fo:text-align="start" style:justify-single-word="false" fo:orphans="2" fo:widows="2" fo:padding="0cm" fo:border="none"/>
    </style:style>
    <style:style style:name="P144" style:family="paragraph" style:parent-style-name="Table_20_Contents">
      <style:paragraph-properties fo:margin-top="0cm" fo:margin-bottom="0cm" loext:contextual-spacing="false" fo:text-align="start" style:justify-single-word="false"/>
      <style:text-properties fo:font-size="12pt" fo:font-weight="normal"/>
    </style:style>
    <style:style style:name="P145"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4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4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4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4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5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5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52"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53"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54"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5"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56" style:family="paragraph" style:parent-style-name="Table_20_Contents">
      <style:paragraph-properties style:line-height-at-least="0.529cm"/>
      <style:text-properties fo:color="#24292e" style:font-name="SFMono-Regular" fo:font-size="9pt"/>
    </style:style>
    <style:style style:name="P157" style:family="paragraph" style:parent-style-name="Table_20_Contents">
      <style:text-properties fo:font-size="2pt" style:font-size-asian="2pt" style:font-size-complex="2pt"/>
    </style:style>
    <style:style style:name="P158" style:family="paragraph" style:parent-style-name="Table_20_Contents">
      <style:paragraph-properties style:line-height-at-least="0.529cm"/>
      <style:text-properties fo:color="#6a737d" style:font-name="SFMono-Regular" fo:font-size="9pt"/>
    </style:style>
    <style:style style:name="P159" style:family="paragraph" style:parent-style-name="Table_20_Contents">
      <style:paragraph-properties fo:line-height="142%" fo:text-align="center" style:justify-single-word="false"/>
    </style:style>
    <style:style style:name="P160"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fo:font-weight="bold"/>
    </style:style>
    <style:style style:name="P161" style:family="paragraph" style:parent-style-name="Table_20_Contents">
      <style:paragraph-properties fo:margin-top="0cm" fo:margin-bottom="0.499cm" loext:contextual-spacing="false" style:line-height-at-least="0.635cm" fo:text-align="justify" style:justify-single-word="false" fo:padding="0cm" fo:border="none"/>
      <style:text-properties fo:color="#000000" fo:font-size="11.25pt"/>
    </style:style>
    <style:style style:name="P162" style:family="paragraph" style:parent-style-name="Table_20_Heading">
      <style:paragraph-properties fo:line-height="142%" fo:text-align="start" style:justify-single-word="false"/>
    </style:style>
    <style:style style:name="P163" style:family="paragraph" style:parent-style-name="Table_20_Heading">
      <style:paragraph-properties fo:line-height="142%" fo:text-align="center" style:justify-single-word="false"/>
    </style:style>
    <style:style style:name="P164" style:family="paragraph" style:parent-style-name="Standard">
      <style:text-properties fo:font-variant="normal" fo:text-transform="none" fo:color="#333333" style:font-name="q serif" fo:font-size="12pt" fo:letter-spacing="normal" fo:font-style="normal" fo:font-weight="normal" officeooo:rsid="005a88c8" officeooo:paragraph-rsid="005a88c8"/>
    </style:style>
    <style:style style:name="P165" style:family="paragraph" style:parent-style-name="Standard">
      <style:text-properties fo:font-variant="normal" fo:text-transform="none" style:font-name="Material Icons" fo:font-size="18.75pt" fo:letter-spacing="normal" fo:font-style="normal" fo:font-weight="normal" officeooo:rsid="006de6be" officeooo:paragraph-rsid="006de6be" loext:padding="0cm" loext:border="none"/>
    </style:style>
    <style:style style:name="P166" style:family="paragraph" style:parent-style-name="Standard">
      <style:paragraph-properties fo:margin-left="0cm" fo:margin-right="0cm" fo:text-align="start" style:justify-single-word="false" fo:orphans="2" fo:widows="2" fo:text-indent="0cm" style:auto-text-indent="false"/>
    </style:style>
    <style:style style:name="P16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16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33333" fo:letter-spacing="normal"/>
    </style:style>
    <style:style style:name="P169" style:family="paragraph" style:parent-style-name="Text_20_body">
      <style:text-properties fo:font-variant="normal" fo:text-transform="none" fo:color="#242729" style:font-name="Roboto" fo:font-size="12pt" fo:letter-spacing="normal" fo:font-style="normal" fo:font-weight="normal" officeooo:rsid="006013dd" officeooo:paragraph-rsid="00607718" loext:padding="0cm" loext:border="none"/>
    </style:style>
    <style:style style:name="P170" style:family="paragraph" style:parent-style-name="Text_20_body">
      <style:text-properties fo:font-variant="normal" fo:text-transform="none" style:font-name="Roboto" fo:font-size="12pt" fo:letter-spacing="normal" fo:font-style="normal" fo:font-weight="normal" officeooo:rsid="006013dd" officeooo:paragraph-rsid="006013dd" loext:padding="0cm" loext:border="none"/>
    </style:style>
    <style:style style:name="P171" style:family="paragraph" style:parent-style-name="Text_20_body">
      <style:text-properties fo:font-variant="normal" fo:text-transform="none" fo:color="#333333" style:font-name="q serif" fo:font-size="12pt" fo:letter-spacing="normal" fo:font-style="normal" fo:font-weight="normal" officeooo:rsid="005a88c8" officeooo:paragraph-rsid="005a88c8"/>
    </style:style>
    <style:style style:name="P172" style:family="paragraph" style:parent-style-name="Text_20_body">
      <style:text-properties fo:font-variant="normal" fo:text-transform="none" fo:color="#333333" style:font-name="q serif" fo:font-size="12pt" fo:letter-spacing="normal" fo:font-style="normal" fo:font-weight="normal" officeooo:rsid="005a88c8" officeooo:paragraph-rsid="00696a5e"/>
    </style:style>
    <style:style style:name="P173" style:family="paragraph" style:parent-style-name="Text_20_body">
      <style:text-properties fo:font-variant="normal" fo:text-transform="none" fo:color="#333333" style:font-name="q serif" fo:font-size="12pt" fo:letter-spacing="normal" fo:font-style="normal" fo:font-weight="normal" officeooo:rsid="005a88c8" officeooo:paragraph-rsid="0052be0b"/>
    </style:style>
    <style:style style:name="P174" style:family="paragraph" style:parent-style-name="Text_20_body">
      <style:text-properties officeooo:rsid="0052be0b" officeooo:paragraph-rsid="0052be0b"/>
    </style:style>
    <style:style style:name="P175" style:family="paragraph" style:parent-style-name="Text_20_body">
      <style:text-properties officeooo:rsid="006de6be" officeooo:paragraph-rsid="006de6be"/>
    </style:style>
    <style:style style:name="P176"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77"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7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fo:color="#000000" style:font-name="Roboto" fo:font-size="12pt" fo:letter-spacing="normal" fo:font-style="normal" fo:font-weight="normal" officeooo:rsid="005f34b9" officeooo:paragraph-rsid="005f34b9" loext:padding="0cm" loext:border="none"/>
    </style:style>
    <style:style style:name="P179"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0"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1"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2" style:family="paragraph" style:parent-style-name="Text_20_body" style:list-style-name="L2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3"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4"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5" style:family="paragraph" style:parent-style-name="Text_20_body" style:list-style-name="L27">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6" style:family="paragraph" style:parent-style-name="Text_20_body" style:list-style-name="L2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7" style:family="paragraph" style:parent-style-name="Text_20_body" style:list-style-name="L43">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88" style:family="paragraph" style:parent-style-name="Text_20_body">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5f34b9" officeooo:paragraph-rsid="005f34b9" loext:padding="0cm" loext:border="none"/>
    </style:style>
    <style:style style:name="P189"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0" style:family="paragraph" style:parent-style-name="Text_20_body" style:list-style-name="L25">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1" style:family="paragraph" style:parent-style-name="Text_20_body" style:list-style-name="L26">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2" style:family="paragraph" style:parent-style-name="Text_20_body" style:list-style-name="L29">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3" style:family="paragraph" style:parent-style-name="Text_20_body" style:list-style-name="L32">
      <style:paragraph-properties fo:margin-left="0.953cm" fo:margin-right="0cm" fo:margin-top="0cm" fo:margin-bottom="0cm" loext:contextual-spacing="false" fo:line-height="158%" fo:text-align="start" style:justify-single-word="false" fo:orphans="2" fo:widows="2" fo:text-indent="0cm" style:auto-text-indent="false" fo:padding="0cm" fo:border="none"/>
    </style:style>
    <style:style style:name="P194" style:family="paragraph" style:parent-style-name="Text_20_body" style:list-style-name="L24">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195" style:family="paragraph" style:parent-style-name="Text_20_body" style:list-style-name="L27">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6" style:family="paragraph" style:parent-style-name="Text_20_body" style:list-style-name="L28">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7" style:family="paragraph" style:parent-style-name="Text_20_body" style:list-style-name="L29">
      <style:paragraph-properties fo:margin-left="0.953cm" fo:margin-right="0cm" fo:margin-top="0cm" fo:margin-bottom="0cm" loext:contextual-spacing="false" fo:line-height="171%" fo:text-align="start" style:justify-single-word="false" fo:orphans="2" fo:widows="2" fo:text-indent="0cm" style:auto-text-indent="false" fo:padding="0cm" fo:border="none"/>
    </style:style>
    <style:style style:name="P198" style:family="paragraph" style:parent-style-name="Text_20_body" style:list-style-name="L24">
      <style:paragraph-properties fo:margin-left="0.953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199" style:family="paragraph" style:parent-style-name="Text_20_body" style:list-style-name="L26">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200" style:family="paragraph" style:parent-style-name="Text_20_body" style:list-style-name="L28">
      <style:paragraph-properties fo:margin-left="0.953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01"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02" style:family="paragraph" style:parent-style-name="Text_20_body" style:list-style-name="L28">
      <style:paragraph-properties fo:margin-left="0.953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03"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4"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205"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6"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7"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8" style:family="paragraph" style:parent-style-name="Text_20_body" style:list-style-name="L31">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09" style:family="paragraph" style:parent-style-name="Text_20_body" style:list-style-name="L33">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0" style:family="paragraph" style:parent-style-name="Text_20_body" style:list-style-name="L44">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1" style:family="paragraph" style:parent-style-name="Text_20_body" style:list-style-name="L45">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212"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3"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214"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5"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6"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7" style:family="paragraph" style:parent-style-name="Text_20_body" style:list-style-name="L31">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8" style:family="paragraph" style:parent-style-name="Text_20_body" style:list-style-name="L33">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19" style:family="paragraph" style:parent-style-name="Text_20_body" style:list-style-name="L44">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0" style:family="paragraph" style:parent-style-name="Text_20_body" style:list-style-name="L45">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221"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2"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3"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4"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5" style:family="paragraph" style:parent-style-name="Text_20_body" style:list-style-name="L1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6"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7"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8"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9" style:family="paragraph" style:parent-style-name="Text_20_body" style:list-style-name="L1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0"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1"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2"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33" style:family="paragraph" style:parent-style-name="Text_20_body" style:list-style-name="L11">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34"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23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6" style:family="paragraph" style:parent-style-name="Text_20_body" style:list-style-name="L24">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7" style:family="paragraph" style:parent-style-name="Text_20_body" style:list-style-name="L29">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38" style:family="paragraph" style:parent-style-name="Text_20_body">
      <style:paragraph-properties fo:margin-left="0cm" fo:margin-right="0cm" fo:margin-top="0cm" fo:margin-bottom="0cm" loext:contextual-spacing="false" fo:line-height="171%" fo:text-align="center" style:justify-single-word="false" fo:text-indent="0cm" style:auto-text-indent="false" fo:padding="0cm" fo:border="none"/>
    </style:style>
    <style:style style:name="P239" style:family="paragraph" style:parent-style-name="Text_20_body">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0" style:family="paragraph" style:parent-style-name="Text_20_body" style:list-style-name="L24">
      <style:paragraph-properties fo:margin-left="0cm" fo:margin-right="0cm" fo:margin-top="0cm" fo:margin-bottom="0cm" loext:contextual-spacing="false" fo:line-height="171%" fo:text-align="center" style:justify-single-word="false" fo:orphans="2" fo:widows="2" fo:text-indent="0cm" style:auto-text-indent="false" fo:padding="0cm" fo:border="none"/>
    </style:style>
    <style:style style:name="P241"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color="#ec4e20" style:text-line-through-style="none" style:text-line-through-type="none" style:text-underline-style="none" style:text-blinking="false" loext:padding="0cm" loext:border="none"/>
    </style:style>
    <style:style style:name="P242" style:family="paragraph" style:parent-style-name="Text_20_body" style:list-style-name="L24">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font-name="Roboto" fo:font-size="12pt" fo:letter-spacing="normal" fo:font-style="normal" style:text-underline-style="solid" style:text-underline-width="auto" style:text-underline-color="font-color"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4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24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24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247"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248"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49" style:family="paragraph" style:parent-style-name="Text_20_body" style:list-style-name="L24">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50"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style:style>
    <style:style style:name="P251" style:family="paragraph" style:parent-style-name="Text_20_body" style:list-style-name="L24">
      <style:paragraph-properties fo:margin-left="0cm" fo:margin-right="0cm" fo:margin-top="0cm" fo:margin-bottom="0.265cm" loext:contextual-spacing="false" fo:line-height="200%" fo:text-align="start" style:justify-single-word="false" fo:orphans="2" fo:widows="2" fo:text-indent="0cm" style:auto-text-indent="false" fo:padding="0cm" fo:border="none"/>
      <style:text-properties fo:font-variant="normal" fo:text-transform="none" fo:color="#666666" style:font-name="Roboto" fo:font-size="9pt" fo:letter-spacing="normal" fo:font-style="italic" fo:font-weight="normal" loext:padding="0cm" loext:border="none"/>
    </style:style>
    <style:style style:name="P252"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253" style:family="paragraph" style:parent-style-name="Text_20_body" style:list-style-name="L34">
      <style:paragraph-properties fo:margin-left="0cm" fo:margin-right="0cm" fo:margin-top="0cm" fo:margin-bottom="0.265cm" loext:contextual-spacing="false" style:line-height-at-least="0.794cm" fo:text-indent="0cm" style:auto-text-indent="false" fo:padding="0cm" fo:border="none"/>
    </style:style>
    <style:style style:name="P254" style:family="paragraph" style:parent-style-name="Text_20_body" style:list-style-name="L35">
      <style:paragraph-properties fo:margin-left="0cm" fo:margin-right="0cm" fo:margin-top="0cm" fo:margin-bottom="0.265cm" loext:contextual-spacing="false" style:line-height-at-least="0.794cm" fo:text-indent="0cm" style:auto-text-indent="false" fo:padding="0cm" fo:border="none"/>
    </style:style>
    <style:style style:name="P255" style:family="paragraph" style:parent-style-name="Text_20_body" style:list-style-name="L36">
      <style:paragraph-properties fo:margin-left="0cm" fo:margin-right="0cm" fo:margin-top="0cm" fo:margin-bottom="0.265cm" loext:contextual-spacing="false" style:line-height-at-least="0.794cm" fo:text-indent="0cm" style:auto-text-indent="false" fo:padding="0cm" fo:border="none"/>
    </style:style>
    <style:style style:name="P256" style:family="paragraph" style:parent-style-name="Text_20_body" style:list-style-name="L37">
      <style:paragraph-properties fo:margin-left="0cm" fo:margin-right="0cm" fo:margin-top="0cm" fo:margin-bottom="0.265cm" loext:contextual-spacing="false" style:line-height-at-least="0.794cm" fo:text-indent="0cm" style:auto-text-indent="false" fo:padding="0cm" fo:border="none"/>
    </style:style>
    <style:style style:name="P257" style:family="paragraph" style:parent-style-name="Text_20_body" style:list-style-name="L38">
      <style:paragraph-properties fo:margin-left="0cm" fo:margin-right="0cm" fo:margin-top="0cm" fo:margin-bottom="0.265cm" loext:contextual-spacing="false" style:line-height-at-least="0.794cm" fo:text-indent="0cm" style:auto-text-indent="false" fo:padding="0cm" fo:border="none"/>
    </style:style>
    <style:style style:name="P258" style:family="paragraph" style:parent-style-name="Text_20_body" style:list-style-name="L39">
      <style:paragraph-properties fo:margin-left="0cm" fo:margin-right="0cm" fo:margin-top="0cm" fo:margin-bottom="0.265cm" loext:contextual-spacing="false" style:line-height-at-least="0.794cm" fo:text-indent="0cm" style:auto-text-indent="false" fo:padding="0cm" fo:border="none"/>
    </style:style>
    <style:style style:name="P259" style:family="paragraph" style:parent-style-name="Text_20_body" style:list-style-name="L40">
      <style:paragraph-properties fo:margin-left="0cm" fo:margin-right="0cm" fo:margin-top="0cm" fo:margin-bottom="0.265cm" loext:contextual-spacing="false" style:line-height-at-least="0.794cm" fo:text-indent="0cm" style:auto-text-indent="false" fo:padding="0cm" fo:border="none"/>
    </style:style>
    <style:style style:name="P260" style:family="paragraph" style:parent-style-name="Text_20_body" style:list-style-name="L41">
      <style:paragraph-properties fo:margin-left="0cm" fo:margin-right="0cm" fo:margin-top="0cm" fo:margin-bottom="0.265cm" loext:contextual-spacing="false" style:line-height-at-least="0.794cm" fo:text-indent="0cm" style:auto-text-indent="false" fo:padding="0cm" fo:border="none"/>
    </style:style>
    <style:style style:name="P261" style:family="paragraph" style:parent-style-name="Text_20_body">
      <style:paragraph-properties fo:margin-left="0cm" fo:margin-right="0cm" fo:margin-top="0cm" fo:margin-bottom="0.265cm" loext:contextual-spacing="false" fo:text-indent="0cm" style:auto-text-indent="false"/>
    </style:style>
    <style:style style:name="P262" style:family="paragraph" style:parent-style-name="Text_20_body" style:list-style-name="L24">
      <style:paragraph-properties fo:margin-left="0cm" fo:margin-right="0cm" fo:margin-top="0.132cm" fo:margin-bottom="0cm" loext:contextual-spacing="false" fo:line-height="100%" fo:text-align="justify"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4"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265"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66" style:family="paragraph" style:parent-style-name="Text_20_body" style:list-style-name="L24">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267"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268" style:family="paragraph" style:parent-style-name="Text_20_body" style:list-style-name="L30">
      <style:paragraph-properties fo:margin-left="0cm" fo:margin-right="0cm" fo:margin-top="0cm" fo:margin-bottom="0.688cm" loext:contextual-spacing="false" fo:orphans="2" fo:widows="2" fo:text-indent="0cm" style:auto-text-indent="false" fo:padding="0cm" fo:border="none"/>
      <style:text-properties fo:font-variant="normal" fo:text-transform="none" fo:color="#000000" style:font-name="Raleway" fo:font-size="12pt" fo:letter-spacing="normal" fo:font-style="normal" fo:font-weight="normal"/>
    </style:style>
    <style:style style:name="P26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fo:letter-spacing="normal"/>
    </style:style>
    <style:style style:name="P270" style:family="paragraph" style:parent-style-name="Text_20_body" style:list-style-name="L42">
      <style:paragraph-properties fo:margin-left="0cm" fo:margin-right="0cm" fo:margin-top="0.529cm" fo:margin-bottom="0.529cm" loext:contextual-spacing="false" style:line-height-at-least="0.529cm" fo:text-align="center" style:justify-single-word="false" fo:text-indent="0cm" style:auto-text-indent="false" fo:padding="0cm" fo:border="none"/>
    </style:style>
    <style:style style:name="P271" style:family="paragraph" style:parent-style-name="Text_20_body" style:list-style-name="L24">
      <style:paragraph-properties fo:margin-top="0cm" fo:margin-bottom="0.635cm" loext:contextual-spacing="false" fo:line-height="171%" fo:text-align="justify" style:justify-single-word="false" fo:orphans="2" fo:widows="2" fo:padding="0cm" fo:border="none"/>
    </style:style>
    <style:style style:name="P272"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3"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74" style:family="paragraph" style:parent-style-name="Text_20_body" style:list-style-name="L27">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75" style:family="paragraph" style:parent-style-name="Text_20_body" style:list-style-name="L28">
      <style:paragraph-properties fo:margin-left="1.905cm" fo:margin-right="0cm" fo:margin-top="0cm" fo:margin-bottom="0cm" loext:contextual-spacing="false" fo:line-height="158%" fo:text-align="start" style:justify-single-word="false" fo:orphans="2" fo:widows="2" fo:text-indent="0cm" style:auto-text-indent="false" fo:padding="0cm" fo:border="none"/>
    </style:style>
    <style:style style:name="P276" style:family="paragraph" style:parent-style-name="Text_20_body" style:list-style-name="L30">
      <style:paragraph-properties fo:margin-top="0cm" fo:margin-bottom="0.688cm" loext:contextual-spacing="false" fo:orphans="2" fo:widows="2" fo:padding="0cm" fo:border="none"/>
      <style:text-properties fo:font-variant="normal" fo:text-transform="none" fo:color="#000000" style:font-name="Raleway" fo:font-size="12pt" fo:letter-spacing="normal" fo:font-style="normal" fo:font-weight="normal"/>
    </style:style>
    <style:style style:name="P277" style:family="paragraph" style:parent-style-name="Text_20_body" style:list-style-name="L30">
      <style:paragraph-properties fo:margin-top="0cm" fo:margin-bottom="0.688cm" loext:contextual-spacing="false" fo:orphans="2" fo:widows="2" fo:padding="0cm" fo:border="none"/>
    </style:style>
    <style:style style:name="P278" style:family="paragraph" style:parent-style-name="Text_20_body">
      <style:paragraph-properties fo:margin-top="0cm" fo:margin-bottom="0cm" loext:contextual-spacing="false" style:line-height-at-least="0.503cm"/>
    </style:style>
    <style:style style:name="P279"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280" style:family="paragraph" style:parent-style-name="Text_20_body" style:list-style-name="L34">
      <style:paragraph-properties fo:margin-top="0cm" fo:margin-bottom="0.265cm" loext:contextual-spacing="false" style:line-height-at-least="0.794cm" fo:padding="0cm" fo:border="none"/>
    </style:style>
    <style:style style:name="P281" style:family="paragraph" style:parent-style-name="Text_20_body" style:list-style-name="L35">
      <style:paragraph-properties fo:margin-top="0cm" fo:margin-bottom="0.265cm" loext:contextual-spacing="false" style:line-height-at-least="0.794cm" fo:padding="0cm" fo:border="none"/>
    </style:style>
    <style:style style:name="P282" style:family="paragraph" style:parent-style-name="Text_20_body" style:list-style-name="L36">
      <style:paragraph-properties fo:margin-top="0cm" fo:margin-bottom="0.265cm" loext:contextual-spacing="false" style:line-height-at-least="0.794cm" fo:padding="0cm" fo:border="none"/>
    </style:style>
    <style:style style:name="P283" style:family="paragraph" style:parent-style-name="Text_20_body" style:list-style-name="L37">
      <style:paragraph-properties fo:margin-top="0cm" fo:margin-bottom="0.265cm" loext:contextual-spacing="false" style:line-height-at-least="0.794cm" fo:padding="0cm" fo:border="none"/>
    </style:style>
    <style:style style:name="P284" style:family="paragraph" style:parent-style-name="Text_20_body" style:list-style-name="L38">
      <style:paragraph-properties fo:margin-top="0cm" fo:margin-bottom="0.265cm" loext:contextual-spacing="false" style:line-height-at-least="0.794cm" fo:padding="0cm" fo:border="none"/>
    </style:style>
    <style:style style:name="P285" style:family="paragraph" style:parent-style-name="Text_20_body" style:list-style-name="L39">
      <style:paragraph-properties fo:margin-top="0cm" fo:margin-bottom="0.265cm" loext:contextual-spacing="false" style:line-height-at-least="0.794cm" fo:padding="0cm" fo:border="none"/>
    </style:style>
    <style:style style:name="P286" style:family="paragraph" style:parent-style-name="Text_20_body" style:list-style-name="L41">
      <style:paragraph-properties fo:margin-top="0cm" fo:margin-bottom="0.265cm" loext:contextual-spacing="false" style:line-height-at-least="0.794cm" fo:padding="0cm" fo:border="none"/>
    </style:style>
    <style:style style:name="P287" style:family="paragraph" style:parent-style-name="Heading_20_1">
      <style:text-properties fo:font-variant="normal" fo:text-transform="none" fo:color="#333333" style:font-name="q serif" fo:font-size="12pt" fo:letter-spacing="normal" fo:font-style="normal" fo:font-weight="normal" officeooo:rsid="005a88c8" officeooo:paragraph-rsid="005a88c8"/>
    </style:style>
    <style:style style:name="P288" style:family="paragraph" style:parent-style-name="Heading_20_1">
      <style:text-properties fo:font-variant="normal" fo:text-transform="none" fo:color="#333333" style:font-name="q serif" fo:font-size="12pt" fo:letter-spacing="normal" fo:font-style="normal" fo:font-weight="normal" officeooo:rsid="005a88c8" officeooo:paragraph-rsid="0052be0b"/>
    </style:style>
    <style:style style:name="P289" style:family="paragraph" style:parent-style-name="Heading_20_1">
      <style:text-properties fo:font-size="21pt" fo:font-weight="normal" officeooo:rsid="0052be0b" officeooo:paragraph-rsid="0052be0b"/>
    </style:style>
    <style:style style:name="P290" style:family="paragraph" style:parent-style-name="Heading_20_1">
      <style:text-properties fo:font-size="21pt" fo:font-weight="normal" officeooo:rsid="006de6be" officeooo:paragraph-rsid="006de6be"/>
    </style:style>
    <style:style style:name="P291"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292" style:family="paragraph" style:parent-style-name="Heading_20_2">
      <style:text-properties fo:font-variant="normal" fo:text-transform="none" fo:color="#333333" style:font-name="q serif" fo:font-size="12pt" fo:letter-spacing="normal" fo:font-style="normal" fo:font-weight="normal" officeooo:rsid="005a88c8" officeooo:paragraph-rsid="005a88c8"/>
    </style:style>
    <style:style style:name="P293"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294"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295" style:family="paragraph" style:parent-style-name="Heading_20_2">
      <style:paragraph-properties fo:margin-left="0cm" fo:margin-right="0cm" fo:margin-top="0.132cm" fo:margin-bottom="0.132cm" loext:contextual-spacing="false" style:line-height-at-least="1.058cm" fo:text-indent="0cm" style:auto-text-indent="false"/>
      <style:text-properties style:font-name="roboto" fo:font-size="23.25pt"/>
    </style:style>
    <style:style style:name="P296" style:family="paragraph" style:parent-style-name="Preformatted_20_Text" style:list-style-name="L24">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297"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298" style:family="paragraph" style:parent-style-name="Preformatted_20_Text" style:list-style-name="L24">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299"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300"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style:style>
    <style:style style:name="P301"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02"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303"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04" style:family="paragraph" style:parent-style-name="Preformatted_20_Text" style:list-style-name="L24">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05"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306" style:family="paragraph" style:parent-style-name="Preformatted_20_Text">
      <style:paragraph-properties fo:margin-top="0cm" fo:margin-bottom="0.265cm" loext:contextual-spacing="false" fo:line-height="158%" fo:text-align="start" style:justify-single-word="false" fo:padding="0cm" fo:border="none"/>
    </style:style>
    <style:style style:name="P307"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308"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style:style>
    <style:style style:name="P309"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31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style:style>
    <style:style style:name="P31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312" style:family="paragraph" style:parent-style-name="Preformatted_20_Text" style:list-style-name="L26">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3" style:family="paragraph" style:parent-style-name="Preformatted_20_Text" style:list-style-name="L28">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4" style:family="paragraph" style:parent-style-name="Preformatted_20_Text" style:list-style-name="L29">
      <style:paragraph-properties fo:margin-left="0.953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315"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316"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317" style:family="paragraph" style:parent-style-name="Table_20_Contents">
      <style:paragraph-properties fo:margin-left="0cm" fo:margin-right="0cm" fo:margin-top="0cm" fo:margin-bottom="0cm" loext:contextual-spacing="false" fo:text-align="center" style:justify-single-word="false" fo:text-indent="0cm" style:auto-text-indent="false"/>
    </style:style>
    <style:style style:name="P31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font-size="10.5pt" fo:font-weight="normal"/>
    </style:style>
    <style:style style:name="P319"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20" style:family="paragraph" style:parent-style-name="Table_20_Contents">
      <style:paragraph-properties fo:margin-top="0cm" fo:margin-bottom="0cm" loext:contextual-spacing="false" fo:text-align="start" style:justify-single-word="false"/>
      <style:text-properties fo:font-size="10.5pt" fo:font-weight="normal"/>
    </style:style>
    <style:style style:name="P321" style:family="paragraph" style:parent-style-name="Quotations">
      <style:paragraph-properties fo:margin-left="0cm" fo:margin-right="0cm" fo:margin-top="0cm" fo:margin-bottom="0.529cm" loext:contextual-spacing="false" fo:text-indent="0cm" style:auto-text-indent="false" fo:padding-left="0.529cm" fo:padding-right="0cm" fo:padding-top="0cm" fo:padding-bottom="0cm" fo:border-left="3.74pt solid #eeeeee" fo:border-right="none" fo:border-top="none" fo:border-bottom="none"/>
    </style:style>
    <style:style style:name="P322" style:family="paragraph" style:parent-style-name="Heading_20_4">
      <style:paragraph-properties fo:margin-left="0cm" fo:margin-right="0cm" fo:margin-top="0.265cm" fo:margin-bottom="0.265cm" loext:contextual-spacing="false" style:line-height-at-least="0.529cm" fo:text-indent="0cm" style:auto-text-indent="false" fo:padding="0cm" fo:border="none"/>
      <style:text-properties fo:color="#bf360c" style:font-name="roboto" fo:font-size="12.75pt"/>
    </style:style>
    <style:style style:name="P323" style:family="paragraph" style:parent-style-name="Heading_20_3">
      <style:paragraph-properties fo:margin-left="0cm" fo:margin-right="0cm" fo:margin-top="0.132cm" fo:margin-bottom="0.132cm" loext:contextual-spacing="false" style:line-height-at-least="1.058cm" fo:text-indent="0cm" style:auto-text-indent="false"/>
      <style:text-properties style:font-name="roboto" fo:font-size="18pt"/>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000000" style:text-line-through-style="none" style:text-line-through-type="none" style:font-name="Verdana" fo:font-size="10.5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000000" style:text-line-through-style="none" style:text-line-through-type="none" fo:letter-spacing="normal" style:text-underline-style="none" style:text-blinking="false" fo:background-color="transparent" loext:char-shading-value="0" loext:padding="0cm" loext:border="none"/>
    </style:style>
    <style:style style:name="T18" style:family="text">
      <style:text-properties fo:font-variant="normal" fo:text-transform="none" fo:color="#000000" style:font-name="Raleway" fo:font-size="12pt" fo:letter-spacing="normal" fo:font-style="normal" fo:font-weight="normal"/>
    </style:style>
    <style:style style:name="T19" style:family="text">
      <style:text-properties fo:font-variant="normal" fo:text-transform="none" fo:color="#000000" style:font-name="Raleway" fo:font-size="12pt" fo:letter-spacing="normal" fo:font-style="normal" fo:font-weight="bold"/>
    </style:style>
    <style:style style:name="T20"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21"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4"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5"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6"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7"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8"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30" style:family="text">
      <style:text-properties fo:font-variant="normal" fo:text-transform="none" fo:color="#006699" style:font-name="Consolas2" fo:font-style="normal" fo:font-weight="bold" fo:background-color="#e0e0e0" loext:char-shading-value="0" loext:padding="0cm" loext:border="none"/>
    </style:style>
    <style:style style:name="T31" style:family="text">
      <style:text-properties fo:font-variant="normal" fo:text-transform="none" fo:color="#006699" style:font-name="Consolas2" fo:font-style="normal" fo:font-weight="bold" fo:background-color="#ffffff" loext:char-shading-value="0" loext:padding="0cm" loext:border="none"/>
    </style:style>
    <style:style style:name="T32"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33"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4"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6" style:family="text">
      <style:text-properties fo:font-variant="normal" fo:text-transform="none" fo:color="#008200" style:font-name="Consolas2" fo:font-style="normal" fo:font-weight="normal" fo:background-color="#ffffff" loext:char-shading-value="0" loext:padding="0cm" loext:border="none"/>
    </style:style>
    <style:style style:name="T37" style:family="text">
      <style:text-properties fo:font-variant="normal" fo:text-transform="none" fo:color="#008200" style:font-name="Consolas2" fo:font-style="normal" fo:font-weight="normal" fo:background-color="#e0e0e0" loext:char-shading-value="0" loext:padding="0cm" loext:border="none"/>
    </style:style>
    <style:style style:name="T38"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9"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41" style:family="text">
      <style:text-properties fo:font-variant="normal" fo:text-transform="none" fo:color="#009900" style:font-name="Consolas2" fo:font-style="normal" fo:font-weight="normal" fo:background-color="#e0e0e0" loext:char-shading-value="0" loext:padding="0cm" loext:border="none"/>
    </style:style>
    <style:style style:name="T42" style:family="text">
      <style:text-properties fo:font-variant="normal" fo:text-transform="none" fo:color="#009900" style:font-name="Consolas2" fo:font-style="normal" fo:font-weight="normal" fo:background-color="#ffffff" loext:char-shading-value="0" loext:padding="0cm" loext:border="none"/>
    </style:style>
    <style:style style:name="T43"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4"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5" style:family="text">
      <style:text-properties fo:font-variant="normal" fo:text-transform="none" fo:background-color="#ffffff" loext:char-shading-value="0" loext:padding="0cm" loext:border="none"/>
    </style:style>
    <style:style style:name="T46" style:family="text">
      <style:text-properties fo:font-variant="normal" fo:text-transform="none" fo:color="#808080" style:font-name="Consolas2" fo:font-style="normal" fo:font-weight="normal" fo:background-color="#ffffff" loext:char-shading-value="0" loext:padding="0cm" loext:border="none"/>
    </style:style>
    <style:style style:name="T47" style:family="text">
      <style:text-properties fo:font-variant="normal" fo:text-transform="none" fo:color="#808080" style:font-name="Consolas2" fo:font-style="normal" fo:font-weight="bold" fo:background-color="#e0e0e0" loext:char-shading-value="0" loext:padding="0cm" loext:border="none"/>
    </style:style>
    <style:style style:name="T48" style:family="text">
      <style:text-properties fo:font-variant="normal" fo:text-transform="none" fo:color="#808080" style:font-name="Consolas2" fo:font-style="normal" fo:font-weight="bold" fo:background-color="#ffffff" loext:char-shading-value="0" loext:padding="0cm" loext:border="none"/>
    </style:style>
    <style:style style:name="T49" style:family="text">
      <style:text-properties fo:font-variant="normal" fo:text-transform="none" fo:background-color="#e0e0e0" loext:char-shading-value="0" loext:padding="0cm" loext:border="none"/>
    </style:style>
    <style:style style:name="T50" style:family="text">
      <style:text-properties fo:font-variant="normal" fo:text-transform="none" style:font-name="Consolas2" fo:font-style="normal" fo:font-weight="normal" fo:background-color="#e0e0e0" loext:char-shading-value="0" loext:padding="0cm" loext:border="none"/>
    </style:style>
    <style:style style:name="T51" style:family="text">
      <style:text-properties fo:font-variant="normal" fo:text-transform="none" style:font-name="Consolas2" fo:font-style="normal" fo:font-weight="normal" fo:background-color="#ffffff" loext:char-shading-value="0" loext:padding="0cm" loext:border="none"/>
    </style:style>
    <style:style style:name="T52" style:family="text">
      <style:text-properties fo:font-variant="normal" fo:text-transform="none" style:font-name="Consolas2" fo:letter-spacing="normal" fo:font-style="normal" fo:font-weight="normal" fo:background-color="#ffffff" loext:char-shading-value="0" loext:padding="0cm" loext:border="none"/>
    </style:style>
    <style:style style:name="T53" style:family="text">
      <style:text-properties fo:font-variant="normal" fo:text-transform="none" style:font-name="Consolas2" fo:letter-spacing="normal" fo:font-style="normal" fo:font-weight="normal" fo:background-color="#e0e0e0" loext:char-shading-value="0" loext:padding="0cm" loext:border="none"/>
    </style:style>
    <style:style style:name="T54"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5" style:family="text">
      <style:text-properties fo:font-variant="normal" fo:text-transform="none" fo:color="#ff1493" style:font-name="Consolas2" fo:font-style="normal" fo:font-weight="bold" fo:background-color="#e0e0e0" loext:char-shading-value="0" loext:padding="0cm" loext:border="none"/>
    </style:style>
    <style:style style:name="T56" style:family="text">
      <style:text-properties fo:font-variant="normal" fo:text-transform="none" fo:color="#0000ff" style:font-name="Consolas2" fo:font-style="normal" fo:font-weight="normal" fo:background-color="#e0e0e0" loext:char-shading-value="0" loext:padding="0cm" loext:border="none"/>
    </style:style>
    <style:style style:name="T57" style:family="text">
      <style:text-properties fo:font-variant="normal" fo:text-transform="none" fo:color="#0000ff" style:font-name="Consolas2" fo:font-style="normal" fo:font-weight="normal" fo:background-color="#ffffff" loext:char-shading-value="0" loext:padding="0cm" loext:border="none"/>
    </style:style>
    <style:style style:name="T58"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9" style:family="text">
      <style:text-properties fo:font-variant="normal" fo:text-transform="none" fo:letter-spacing="normal" fo:background-color="#ffffff" loext:char-shading-value="0" loext:padding="0cm" loext:border="none"/>
    </style:style>
    <style:style style:name="T60" style:family="text">
      <style:text-properties fo:font-variant="normal" fo:text-transform="none" fo:letter-spacing="normal" fo:background-color="#e0e0e0" loext:char-shading-value="0" loext:padding="0cm" loext:border="none"/>
    </style:style>
    <style:style style:name="T61" style:family="text">
      <style:text-properties fo:font-variant="normal" fo:text-transform="none" style:font-name="Roboto" fo:font-size="12pt" fo:letter-spacing="normal" fo:font-style="normal" fo:font-weight="normal"/>
    </style:style>
    <style:style style:name="T62" style:family="text">
      <style:text-properties fo:font-variant="normal" fo:text-transform="none" style:font-name="Roboto" fo:font-size="12pt" fo:letter-spacing="normal" fo:font-style="normal" fo:font-weight="normal" loext:padding="0cm" loext:border="none"/>
    </style:style>
    <style:style style:name="T63"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4" style:family="text">
      <style:text-properties fo:font-variant="normal" fo:text-transform="none" style:font-name="Roboto" fo:font-size="12pt" fo:letter-spacing="normal" fo:font-style="normal" fo:font-weight="normal" officeooo:rsid="005f34b9" loext:padding="0cm" loext:border="none"/>
    </style:style>
    <style:style style:name="T65" style:family="text">
      <style:text-properties fo:font-variant="normal" fo:text-transform="none" style:font-name="Roboto" fo:font-size="12pt" fo:letter-spacing="normal" fo:font-style="normal" style:font-size-asian="12pt" style:font-size-complex="12pt" loext:padding="0cm" loext:border="none"/>
    </style:style>
    <style:style style:name="T66" style:family="text">
      <style:text-properties fo:font-variant="normal" fo:text-transform="none" style:font-name="Roboto" fo:font-size="12pt" fo:letter-spacing="normal" fo:font-style="normal" fo:font-weight="bold" loext:padding="0cm" loext:border="none"/>
    </style:style>
    <style:style style:name="T67" style:family="text">
      <style:text-properties fo:font-variant="normal" fo:text-transform="none" style:font-name="Roboto" fo:font-size="12pt" fo:letter-spacing="normal" fo:font-style="normal" officeooo:rsid="005f34b9" loext:padding="0cm" loext:border="none"/>
    </style:style>
    <style:style style:name="T68" style:family="text">
      <style:text-properties fo:font-variant="normal" fo:text-transform="none" style:font-name="Roboto" fo:font-size="12pt" fo:letter-spacing="normal" fo:font-style="normal" loext:padding="0cm" loext:border="none"/>
    </style:style>
    <style:style style:name="T69" style:family="text">
      <style:text-properties fo:font-variant="normal" fo:text-transform="none" style:font-name="Consolas1" fo:font-size="11.25pt" fo:letter-spacing="normal" fo:font-style="normal" fo:font-weight="normal"/>
    </style:style>
    <style:style style:name="T70" style:family="text">
      <style:text-properties fo:font-variant="normal" fo:text-transform="none" style:font-name="Consolas1" fo:font-size="11.25pt" fo:letter-spacing="normal" fo:font-style="normal" fo:font-weight="normal" loext:padding="0cm" loext:border="none"/>
    </style:style>
    <style:style style:name="T71" style:family="text">
      <style:text-properties fo:font-variant="normal" fo:text-transform="none" fo:color="#242729" style:font-name="inherit" fo:font-size="11.25pt" fo:letter-spacing="normal" fo:font-style="normal" fo:font-weight="bold" loext:padding="0cm" loext:border="none"/>
    </style:style>
    <style:style style:name="T72" style:family="text">
      <style:text-properties fo:font-variant="normal" fo:text-transform="none" fo:color="#242729" style:font-name="inherit" fo:font-size="11.25pt" fo:letter-spacing="normal" fo:font-style="normal" fo:font-weight="normal"/>
    </style:style>
    <style:style style:name="T73" style:family="text">
      <style:text-properties fo:font-variant="normal" fo:text-transform="none" fo:color="#242729" style:font-name="inherit" fo:font-size="11.25pt" fo:letter-spacing="normal" fo:font-style="italic" fo:font-weight="normal" loext:padding="0cm" loext:border="none"/>
    </style:style>
    <style:style style:name="T74" style:family="text">
      <style:text-properties fo:font-variant="normal" fo:text-transform="none" fo:color="#242729" style:font-name="Consolas3" fo:font-size="9.75pt" fo:letter-spacing="normal" fo:font-style="normal" fo:font-weight="normal" fo:background-color="#eff0f1" loext:char-shading-value="0" loext:padding="0cm" loext:border="none"/>
    </style:style>
    <style:style style:name="T75" style:family="text">
      <style:text-properties fo:font-variant="normal" fo:text-transform="none" fo:color="#242729" style:font-name="Arial" fo:font-size="11.25pt" fo:letter-spacing="normal" fo:font-style="normal" fo:font-weight="normal"/>
    </style:style>
    <style:style style:name="T76" style:family="text">
      <style:text-properties fo:font-variant="normal" fo:text-transform="none" fo:color="#101094" style:font-name="inherit" fo:font-size="9.75pt" fo:letter-spacing="normal" fo:font-style="normal" fo:font-weight="normal" fo:background-color="#eff0f1" loext:char-shading-value="0" loext:padding="0cm" loext:border="none"/>
    </style:style>
    <style:style style:name="T77" style:family="text">
      <style:text-properties fo:font-variant="normal" fo:text-transform="none" fo:color="#303336" style:font-name="inherit" fo:font-size="9.75pt" fo:letter-spacing="normal" fo:font-style="normal" fo:font-weight="normal" fo:background-color="#eff0f1" loext:char-shading-value="0" loext:padding="0cm" loext:border="none"/>
    </style:style>
    <style:style style:name="T78" style:family="text">
      <style:text-properties fo:font-variant="normal" fo:text-transform="none" fo:color="#303336" style:font-name="Consolas3" fo:font-size="9.75pt" fo:letter-spacing="normal" fo:font-style="normal" fo:font-weight="normal" fo:background-color="#eff0f1" loext:char-shading-value="0" loext:padding="0cm" loext:border="none"/>
    </style:style>
    <style:style style:name="T79" style:family="text">
      <style:text-properties fo:font-variant="normal" fo:text-transform="none" fo:color="#303336" fo:letter-spacing="normal" fo:background-color="#eff0f1" loext:char-shading-value="0" loext:padding="0cm" loext:border="none"/>
    </style:style>
    <style:style style:name="T80" style:family="text">
      <style:text-properties fo:font-variant="normal" fo:text-transform="none" fo:color="#2b91af" style:font-name="inherit" fo:font-size="9.75pt" fo:letter-spacing="normal" fo:font-style="normal" fo:font-weight="normal" fo:background-color="#eff0f1" loext:char-shading-value="0" loext:padding="0cm" loext:border="none"/>
    </style:style>
    <style:style style:name="T81" style:family="text">
      <style:text-properties fo:font-variant="normal" fo:text-transform="none" fo:color="#7d2727" style:font-name="inherit" fo:font-size="9.75pt" fo:letter-spacing="normal" fo:font-style="normal" fo:font-weight="normal" fo:background-color="#eff0f1" loext:char-shading-value="0" loext:padding="0cm" loext:border="none"/>
    </style:style>
    <style:style style:name="T82" style:family="text">
      <style:text-properties fo:font-variant="normal" fo:text-transform="none" fo:color="#858c93" style:font-name="inherit" fo:font-size="9.75pt" fo:letter-spacing="normal" fo:font-style="normal" fo:font-weight="normal" fo:background-color="#eff0f1" loext:char-shading-value="0" loext:padding="0cm" loext:border="none"/>
    </style:style>
    <style:style style:name="T83" style:family="text">
      <style:text-properties fo:font-variant="normal" fo:text-transform="none" fo:color="#333333" style:font-name="q serif" fo:font-size="12pt" fo:letter-spacing="normal" fo:font-style="normal" fo:font-weight="bold"/>
    </style:style>
    <style:style style:name="T84" style:family="text">
      <style:text-properties fo:font-variant="normal" fo:text-transform="none" fo:color="#333333" style:font-name="q serif" fo:font-size="12pt" fo:letter-spacing="normal" fo:font-style="normal" fo:font-weight="normal"/>
    </style:style>
    <style:style style:name="T85" style:family="text">
      <style:text-properties fo:font-variant="normal" fo:text-transform="none" fo:color="#333333" style:font-name="q serif" fo:font-size="12pt" fo:letter-spacing="normal" fo:font-style="italic" fo:font-weight="normal"/>
    </style:style>
    <style:style style:name="T86" style:family="text">
      <style:text-properties fo:font-variant="normal" fo:text-transform="none" fo:color="#333333" fo:letter-spacing="normal"/>
    </style:style>
    <style:style style:name="T87" style:family="text">
      <style:text-properties fo:font-variant="normal" fo:text-transform="none" fo:color="#666666" style:font-name="Consolas4" fo:font-size="12pt" fo:letter-spacing="normal" fo:font-style="normal" fo:font-weight="normal" fo:background-color="#f4f4f4" loext:char-shading-value="0" loext:padding="0cm" loext:border="none"/>
    </style:style>
    <style:style style:name="T88" style:family="text">
      <style:text-properties fo:font-variant="normal" fo:text-transform="none" fo:color="#666600" style:font-name="Consolas4" fo:font-size="12pt" fo:letter-spacing="normal" fo:font-style="normal" fo:font-weight="normal" fo:background-color="#f4f4f4" loext:char-shading-value="0" loext:padding="0cm" loext:border="none"/>
    </style:style>
    <style:style style:name="T89" style:family="text">
      <style:text-properties fo:font-variant="normal" fo:text-transform="none" fo:color="#902000" style:font-name="Consolas4" fo:font-size="12pt" fo:letter-spacing="normal" fo:font-style="normal" fo:font-weight="normal" fo:background-color="#f4f4f4" loext:char-shading-value="0" loext:padding="0cm" loext:border="none"/>
    </style:style>
    <style:style style:name="T90" style:family="text">
      <style:text-properties fo:font-variant="normal" fo:text-transform="none" fo:color="#007020" style:font-name="Consolas4" fo:font-size="12pt" fo:letter-spacing="normal" fo:font-style="normal" fo:font-weight="bold" fo:background-color="#f4f4f4" loext:char-shading-value="0" loext:padding="0cm" loext:border="none"/>
    </style:style>
    <style:style style:name="T91" style:family="text">
      <style:text-properties fo:font-variant="normal" fo:text-transform="none" fo:color="#40a070" style:font-name="Consolas4" fo:font-size="12pt" fo:letter-spacing="normal" fo:font-style="normal" fo:font-weight="normal" fo:background-color="#f4f4f4" loext:char-shading-value="0" loext:padding="0cm" loext:border="none"/>
    </style:style>
    <style:style style:name="T92" style:family="text">
      <style:text-properties fo:font-variant="normal" fo:text-transform="none" fo:color="#4070a0" style:font-name="Consolas4" fo:font-size="12pt" fo:letter-spacing="normal" fo:font-style="normal" fo:font-weight="normal" fo:background-color="#f4f4f4" loext:char-shading-value="0" loext:padding="0cm" loext:border="none"/>
    </style:style>
    <style:style style:name="T93" style:family="text">
      <style:text-properties fo:font-variant="normal" fo:text-transform="none" fo:color="#2b6dad" style:text-line-through-style="none" style:text-line-through-type="none" style:font-name="q serif" fo:font-size="12pt" fo:letter-spacing="normal" fo:font-style="normal" style:text-underline-style="none" fo:font-weight="normal" style:text-blinking="false" fo:background-color="transparent" loext:char-shading-value="0" loext:padding="0cm" loext:border="none"/>
    </style:style>
    <style:style style:name="T94" style:family="text">
      <style:text-properties style:font-name="Consolas" fo:font-size="9pt" fo:font-style="normal" fo:font-weight="normal"/>
    </style:style>
    <style:style style:name="T95" style:family="text">
      <style:text-properties fo:font-weight="bold"/>
    </style:style>
    <style:style style:name="T96" style:family="text">
      <style:text-properties fo:font-size="6.75pt"/>
    </style:style>
    <style:style style:name="T97" style:family="text">
      <style:text-properties fo:font-size="6.75pt" fo:font-weight="bold"/>
    </style:style>
    <style:style style:name="T98" style:family="text">
      <style:text-properties fo:font-weight="normal" loext:padding="0cm" loext:border="none"/>
    </style:style>
    <style:style style:name="T99" style:family="text">
      <style:text-properties fo:color="#ec4e20" style:text-line-through-style="none" style:text-line-through-type="none" fo:font-size="13.5pt" style:text-underline-style="none" style:text-blinking="false" loext:padding="0cm" loext:border="none"/>
    </style:style>
    <style:style style:name="T100"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101" style:family="text">
      <style:text-properties fo:color="#ec4e20" style:text-line-through-style="none" style:text-line-through-type="none" style:text-underline-style="none" style:text-blinking="false"/>
    </style:style>
    <style:style style:name="T102" style:family="text">
      <style:text-properties officeooo:rsid="002520c7"/>
    </style:style>
    <style:style style:name="T103" style:family="text">
      <style:text-properties fo:font-size="8.25pt"/>
    </style:style>
    <style:style style:name="T104" style:family="text">
      <style:text-properties officeooo:rsid="0033dc66"/>
    </style:style>
    <style:style style:name="T105" style:family="text">
      <style:text-properties fo:font-size="12pt" style:font-size-asian="12pt" style:font-size-complex="12pt" loext:padding="0cm" loext:border="none"/>
    </style:style>
    <style:style style:name="T106" style:family="text">
      <style:text-properties fo:font-size="12pt" loext:padding="0cm" loext:border="none"/>
    </style:style>
    <style:style style:name="T107" style:family="text">
      <style:text-properties style:font-name="Consolas1" fo:font-size="11.25pt" fo:font-style="normal" fo:font-weight="normal"/>
    </style:style>
    <style:style style:name="T108" style:family="text">
      <style:text-properties loext:padding="0cm" loext:border="none"/>
    </style:style>
    <style:style style:name="T109" style:family="text">
      <style:text-properties fo:font-style="italic"/>
    </style:style>
    <style:style style:name="T110" style:family="text">
      <style:text-properties fo:font-style="italic" fo:font-weight="bold"/>
    </style:style>
    <style:style style:name="T111" style:family="text">
      <style:text-properties fo:color="#000000" style:font-name="Consolas2" loext:padding="0cm" loext:border="none"/>
    </style:style>
    <style:style style:name="T112" style:family="text">
      <style:text-properties fo:color="#000000" style:font-name="Consolas2" fo:font-size="21pt" loext:padding="0cm" loext:border="none"/>
    </style:style>
    <style:style style:name="T113" style:family="text">
      <style:text-properties fo:color="#000000" style:font-name="Consolas2" fo:font-size="21pt" officeooo:rsid="00696a5e" loext:padding="0cm" loext:border="none"/>
    </style:style>
    <style:style style:name="T114" style:family="text">
      <style:text-properties fo:color="#000000" style:font-name="Consolas2" officeooo:rsid="00696a5e" loext:padding="0cm" loext:border="none"/>
    </style:style>
    <style:style style:name="T115" style:family="text">
      <style:text-properties fo:color="#000000" style:font-name="Roboto" fo:font-weight="normal" loext:padding="0cm" loext:border="none"/>
    </style:style>
    <style:style style:name="T116" style:family="text">
      <style:text-properties fo:color="#000000" style:font-name="roboto" fo:font-size="28.5pt" loext:padding="0cm" loext:border="none"/>
    </style:style>
    <style:style style:name="T117" style:family="text">
      <style:text-properties fo:font-size="21pt" fo:font-weight="normal"/>
    </style:style>
    <style:style style:name="T118" style:family="text">
      <style:text-properties officeooo:rsid="004d5216"/>
    </style:style>
    <style:style style:name="T119" style:family="text">
      <style:text-properties fo:color="#d73a49"/>
    </style:style>
    <style:style style:name="T120" style:family="text">
      <style:text-properties fo:color="#6f42c1"/>
    </style:style>
    <style:style style:name="T121" style:family="text">
      <style:text-properties fo:color="#e36209"/>
    </style:style>
    <style:style style:name="T122" style:family="text">
      <style:text-properties fo:color="#005cc5"/>
    </style:style>
    <style:style style:name="T123" style:family="text">
      <style:text-properties fo:color="#666666"/>
    </style:style>
    <style:style style:name="T124" style:family="text">
      <style:text-properties fo:color="#666600"/>
    </style:style>
    <style:style style:name="T125" style:family="text">
      <style:text-properties fo:color="#40a070"/>
    </style:style>
    <style:style style:name="T126" style:family="text">
      <style:text-properties fo:color="#4070a0"/>
    </style:style>
    <style:style style:name="T127" style:family="text">
      <style:text-properties fo:color="#121214" style:font-name="Verdana" fo:letter-spacing="-0.026cm" loext:padding="0cm" loext:border="none"/>
    </style:style>
    <style:style style:name="T128" style:family="text">
      <style:text-properties fo:color="#222222"/>
    </style:style>
    <style:style style:name="T129" style:family="text">
      <style:text-properties fo:color="#222222" style:font-name="arial" fo:font-size="12pt"/>
    </style:style>
    <style:style style:name="T130" style:family="text">
      <style:text-properties fo:color="#222222" style:font-name="arial" fo:font-size="12pt" fo:font-weight="bold"/>
    </style:style>
    <style:style style:name="T131" style:family="text">
      <style:text-properties style:font-name="Consolas2" loext:padding="0cm" loext:border="none"/>
    </style:style>
    <style:style style:name="T132" style:family="text">
      <style:text-properties fo:color="#444444" style:font-name="Verdana1" fo:font-size="13.5pt" loext:padding="0cm" loext:border="none"/>
    </style:style>
    <style:style style:name="T133" style:family="text">
      <style:text-properties fo:font-size="10.5pt" fo:font-weight="normal" loext:padding="0cm" loext:border="none"/>
    </style:style>
    <style:style style:name="T134" style:family="text">
      <style:text-properties style:font-name="q serif" loext:padding="0cm" loext:border="none"/>
    </style:style>
    <style:style style:name="T135" style:family="text">
      <style:text-properties style:font-name="q serif" fo:font-weight="bold" loext:padding="0cm" loext:border="none"/>
    </style:style>
    <style:style style:name="T136" style:family="text">
      <style:text-properties fo:color="#10a2ff" style:text-line-through-style="none" style:text-line-through-type="none" style:text-underline-style="none" style:text-blinking="false"/>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number text:level="3" text:style-name="Numbering_20_Symbols" style:num-suffix="." style:num-format="1">
        <style:list-level-properties text:space-before="-0.499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bullet text:level="1" text:style-name="Bullet_20_Symbols" style:num-suffix="." text:bullet-char="•">
        <style:list-level-properties text:space-before="-0.499cm" text:min-label-width="0.499cm"/>
      </text:list-level-style-bullet>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058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7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20">Quadrilateral </text:span></text:a><text:span text:style-name="T2">also has same sides.<text:line-break/>c) Check both the diagonals have same distance</text:span></text:p>
      <text:p text:style-name="P22"><draw:a xlink:type="simple" xlink:href="https://www.geeksforgeeks.org/wp-content/uploads/gq/2014/12/square.png"><draw:frame draw:style-name="fr2"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75" text:outline-level="1">Check if a string can be obtained by rotating another string 2 places</text:h>
      <text:p text:style-name="P58">Given two strings, the task is to find if a string can be obtained by rotating another string two places.<text:line-break/>Examples:</text:p>
      <text:p text:style-name="P67">Input : string1 = "amazon" </text:p>
      <text:p text:style-name="P146"><text:s text:c="8"/><text:span text:style-name="T94">string2 = "azonam" <text:s/>// rotated anti-clockwise</text:span></text:p>
      <text:p text:style-name="P148">Output : Yes</text:p>
      <text:p text:style-name="P150"/>
      <text:p text:style-name="P148">Input : string1 = "amazon"</text:p>
      <text:p text:style-name="P146"><text:s text:c="8"/><text:span text:style-name="T94">string2 = "onamaz" <text:s/>// rotated clockwise</text:span></text:p>
      <text:p text:style-name="P148">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5" text:outline-level="1">Find the nearest smaller numbers on left side in an array</text:h>
      <text:p text:style-name="P58">Given an array of integers, find the nearest smaller number for every element such that the smaller element is on left side.</text:p>
      <text:p text:style-name="P58">Examples:</text:p>
      <text:p text:style-name="P67">Input: <text:s/>arr[] = {1, 6, 4, 10, 2, 5}</text:p>
      <text:p text:style-name="P148">Output: <text:s text:c="8"/>{_, 1, 1, <text:s/>4, 1, 2}</text:p>
      <text:p text:style-name="P148">First element ('1') has no element on left side. For 6, </text:p>
      <text:p text:style-name="P148">there is only one smaller element on left side '1'. </text:p>
      <text:p text:style-name="P148">For 10, there are three smaller elements on left side (1,</text:p>
      <text:p text:style-name="P148">6 and 4), nearest among the three elements is 4.</text:p>
      <text:p text:style-name="P150"/>
      <text:p text:style-name="P148">Input: arr[] = {1, 3, 0, 2, 5}</text:p>
      <text:p text:style-name="P148">Output: <text:s text:c="7"/>{_, 1, _, 0, 2}</text:p>
      <text:p text:style-name="P58">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95" text:outline-level="1">Pair with given product | Set 1 (Find if any pair exists)</text:h>
      <text:p text:style-name="P145">Input : arr[] = {10, 20, 9, 40};</text:p>
      <text:p text:style-name="P147"><text:s text:c="8"/><text:span text:style-name="T94">int x = 400;</text:span></text:p>
      <text:p text:style-name="P149">Output : Yes</text:p>
      <text:p text:style-name="P150"/>
      <text:p text:style-name="P149">Input : arr[] = {10, 20, 9, 40};</text:p>
      <text:p text:style-name="P147"><text:s text:c="8"/><text:span text:style-name="T94">int x = 190;</text:span></text:p>
      <text:p text:style-name="P149">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76" text:outline-level="1">Position of rightmost set bit</text:h>
      <text:p text:style-name="P58">Write a one line C function to return position of first 1 from right to left, in binary representation of an Integer.</text:p>
      <text:p text:style-name="P67">I/P <text:s text:c="3"/>18, <text:s text:c="2"/>Binary Representation 010010</text:p>
      <text:p text:style-name="P148">O/P <text:s text:c="2"/>2</text:p>
      <text:p text:style-name="P148">I/P <text:s text:c="3"/>19, <text:s text:c="2"/>Binary Representation 010011</text:p>
      <text:p text:style-name="P148">O/P <text:s text:c="2"/>1</text:p>
      <text:p text:style-name="P2"><text:span text:style-name="Source_20_Text"><text:span text:style-name="T28">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to find </text:span></text:span></text:p>
      <text:p text:style-name="P18"><text:span text:style-name="Source_20_Text"><text:span text:style-name="T13">    </text:span></text:span><text:span text:style-name="Source_20_Text"><text:span text:style-name="T34">// the rightmost set bit </text:span></text:span></text:p>
      <text:p text:style-name="P18"><text:span text:style-name="Source_20_Text"><text:span text:style-name="T13">    </text:span></text:span><text:span text:style-name="Source_20_Text"><text:span text:style-name="T28">static</text:span></text:span><text:span text:style-name="T7"> </text:span><text:span text:style-name="Source_20_Text"><text:span text:style-name="T28">int</text:span></text:span><text:span text:style-name="T7"> </text:span><text:span text:style-name="Source_20_Text"><text:span text:style-name="T7">PositionRightmostSetbit(</text:span></text:span><text:span text:style-name="Source_20_Text"><text:span text:style-name="T28">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4">// Position variable initialize </text:span></text:span></text:p>
      <text:p text:style-name="P18"><text:span text:style-name="Source_20_Text"><text:span text:style-name="T13">        </text:span></text:span><text:span text:style-name="Source_20_Text"><text:span text:style-name="T34">// with 1 m variable is used to </text:span></text:span></text:p>
      <text:p text:style-name="P18"><text:span text:style-name="Source_20_Text"><text:span text:style-name="T13">        </text:span></text:span><text:span text:style-name="Source_20_Text"><text:span text:style-name="T34">// check the set bit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position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m =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8">while</text:span></text:span><text:span text:style-name="T7"> </text:span><text:span text:style-name="Source_20_Text"><text:span text:style-name="T7">((n &amp; m) == </text:span></text:span><text:span text:style-name="Source_20_Text"><text:span text:style-name="T40">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left shift </text:span></text:span></text:p>
      <text:p text:style-name="P18"><text:span text:style-name="Source_20_Text"><text:span text:style-name="T13">            </text:span></text:span><text:span text:style-name="Source_20_Text"><text:span text:style-name="T7">m = m &lt;&lt; </text:span></text:span><text:span text:style-name="Source_20_Text"><text:span text:style-name="T40">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Driver Code </text:span></text:span></text:p>
      <text:p text:style-name="P18"><text:soft-page-break/><text:span text:style-name="Source_20_Text"><text:span text:style-name="T13">    </text:span></text:span><text:span text:style-name="Source_20_Text"><text:span text:style-name="T28">public</text:span></text:span><text:span text:style-name="T7"> </text:span><text:span text:style-name="Source_20_Text"><text:span text:style-name="T28">static</text:span></text:span><text:span text:style-name="T7"> </text:span><text:span text:style-name="Source_20_Text"><text:span text:style-name="T28">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8">int</text:span></text:span><text:span text:style-name="T7"> </text:span><text:span text:style-name="Source_20_Text"><text:span text:style-name="T7">n = </text:span></text:span><text:span text:style-name="Source_20_Text"><text:span text:style-name="T40">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4">//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76" text:outline-level="1">Replace all ‘0’ with ‘5’ in an input Integer</text:h>
      <text:p text:style-name="P58">Given a integer as a input and replace all the ‘0’ with ‘5’ in the integer.<text:line-break/>Examples:</text:p>
      <text:p text:style-name="P68"><text:s text:c="4"/><text:span text:style-name="T94">102 - 152</text:span></text:p>
      <text:p text:style-name="P146"><text:s text:c="4"/><text:span text:style-name="T94">1020 - 1525 </text:span></text:p>
      <text:p text:style-name="P58">Use of array to store all digits is not allowed.</text:p>
      <text:p text:style-name="P136"/>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77" text:outline-level="1"><text:soft-page-break/>Program for array rotation</text:h>
      <text:p text:style-name="P58">Write a function rotate(ar[], d, n) that rotates arr[] of size n by d elements.<text:line-break/><draw:frame draw:style-name="fr3" draw:name="Image2" text:anchor-type="as-char" svg:width="10.451cm" svg:height="1.535cm" draw:z-index="1"><draw:image xlink:href="Pictures/10000201000001710000006675417EDA4E2BB05E.png" xlink:type="simple" xlink:show="embed" xlink:actuate="onLoad"/><svg:title>Array</svg:title></draw:frame></text:p>
      <text:p text:style-name="P58">Rotation of the above array by 2 will make array</text:p>
      <text:p text:style-name="P60"><draw:frame draw:style-name="fr3" draw:name="Image3" text:anchor-type="as-char" svg:width="10.451cm" svg:height="1.376cm" draw:z-index="2"><draw:image xlink:href="Pictures/100002010000015D0000005A1B57E31583CE2E17.png" xlink:type="simple" xlink:show="embed" xlink:actuate="onLoad"/><svg:title>ArrayRotation1</svg:title></draw:frame></text:p>
      <text:section text:style-name="Sect1" text:name="practiceLinkDiv">
        <text:p text:style-name="P45"><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7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20">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67">Input: <text:s/>h = 12:00, m = 30.00</text:p>
      <text:p text:style-name="P148">Output: 165 degree</text:p>
      <text:p text:style-name="P150"/>
      <text:p text:style-name="P148">Input: <text:s/>h = 3.00, m = 30.00</text:p>
      <text:p text:style-name="P148">Output: 75 degree</text:p>
      <text:p text:style-name="P105"><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79" text:outline-level="1">Check if all bits of a number are set</text:h>
      <text:p text:style-name="P24">Given a number <text:span text:style-name="T95">n</text:span>. The problem is to check whether every bit in the binary representation of the given number is set or not. Here 0 &lt;= <text:span text:style-name="T95">n</text:span>.</text:p>
      <text:p text:style-name="P19"><text:span text:style-name="Strong_20_Emphasis"><text:span text:style-name="T2">Examples :</text:span></text:span></text:p>
      <text:p text:style-name="P67">Input : 7</text:p>
      <text:p text:style-name="P148">Output : Yes</text:p>
      <text:p text:style-name="P51"><text:span text:style-name="T95">(7)</text:span><text:span text:style-name="T97">10</text:span> = (111)<text:span text:style-name="T96">2</text:span></text:p>
      <text:p text:style-name="P150"><text:soft-page-break/></text:p>
      <text:p text:style-name="P148">Input : 14</text:p>
      <text:p text:style-name="P148">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80" text:outline-level="1">Check if a given Binary Tree is SumTree</text:h>
      <text:p text:style-name="P58">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58">Following is an example of SumTree.</text:p>
      <text:p text:style-name="P68"><text:s text:c="10"/><text:span text:style-name="T94">26</text:span></text:p>
      <text:p text:style-name="P146"><text:s text:c="8"/><text:span text:style-name="T94">/ <text:s text:c="2"/>\</text:span></text:p>
      <text:p text:style-name="P146"><text:s text:c="6"/><text:span text:style-name="T94">10 <text:s text:c="4"/>3</text:span></text:p>
      <text:p text:style-name="P146"><text:s text:c="4"/><text:span text:style-name="T94">/ <text:s text:c="3"/>\ <text:s text:c="4"/>\</text:span></text:p>
      <text:p text:style-name="P146"><text:soft-page-break/><text:s text:c="2"/><text:span text:style-name="T94">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81" text:outline-level="1">Check if two trees are Mirror</text:h>
      <text:p text:style-name="P58">Given two Binary Trees, write a function that returns true if two trees are mirror of each other, else false. For example, the function should return true for following input trees.</text:p>
      <text:p text:style-name="P60"><draw:frame draw:style-name="fr3"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7" text:outline-level="2"><text:bookmark text:name="practiceLinkDiv"/><text:a xlink:type="simple" xlink:href="https://practice.geeksforgeeks.org/problems/check-mirror-in-n-ary-tree/0" text:style-name="Internet_20_link" text:visited-style-name="Visited_20_Internet_20_Link"><text:span text:style-name="T21">Recommended: Please solve it on “</text:span></text:a><text:a xlink:type="simple" xlink:href="https://practice.geeksforgeeks.org/problems/check-mirror-in-n-ary-tree/0" text:style-name="Internet_20_link" text:visited-style-name="Visited_20_Internet_20_Link"><text:span text:style-name="T22">PRACTICE</text:span></text:a><text:a xlink:type="simple" xlink:href="https://practice.geeksforgeeks.org/problems/check-mirror-in-n-ary-tree/0" text:style-name="Internet_20_link" text:visited-style-name="Visited_20_Internet_20_Link"><text:span text:style-name="T21">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23">here</text:span></text:a><text:span text:style-name="T4">.</text:span></text:p>
      <text:p text:style-name="P58"><text:soft-page-break/>For two trees ‘a’ and ‘b’ to be mirror images, the following three conditions must be true:</text:p>
      <text:p text:style-name="P137"/>
      <text:list xml:id="list6586832420107646942" text:style-name="L1">
        <text:list-item>
          <text:p text:style-name="P176">Their root node’s key must be same</text:p>
        </text:list-item>
        <text:list-item>
          <text:p text:style-name="P176">Left subtree of root of ‘a’ and right subtree root of ‘b’ are mirror.</text:p>
        </text:list-item>
        <text:list-item>
          <text:p text:style-name="P176">Right subtree of ‘a’ and left subtree of ‘b’ are mirror.</text:p>
        </text:list-item>
      </text:list>
      <text:p text:style-name="P136"/>
      <text:p text:style-name="P7"><text:span text:style-name="Source_20_Text"><text:span text:style-name="T29">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5">/* Base case : Both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amp;&amp;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If only one is empty </text:span></text:span></text:p>
      <text:p text:style-name="P18"><text:span text:style-name="Source_20_Text"><text:span text:style-name="T14">        </text:span></text:span><text:span text:style-name="Source_20_Text"><text:span text:style-name="T29">if</text:span></text:span><text:span text:style-name="T8"> </text:span><text:span text:style-name="Source_20_Text"><text:span text:style-name="T8">(a == </text:span></text:span><text:span text:style-name="Source_20_Text"><text:span text:style-name="T29">null</text:span></text:span><text:span text:style-name="T8"> </text:span><text:span text:style-name="Source_20_Text"><text:span text:style-name="T8">|| b == </text:span></text:span><text:span text:style-name="Source_20_Text"><text:span text:style-name="T29">null</text:span></text:span><text:span text:style-name="Source_20_Text"><text:span text:style-name="T8">)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29">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5">/* Both non-empty, compare them recursively </text:span></text:span></text:p>
      <text:p text:style-name="P18"><text:span text:style-name="Source_20_Text"><text:span text:style-name="T14">           </text:span></text:span><text:span text:style-name="Source_20_Text"><text:span text:style-name="T35">Note that in recursive calls, we pass left </text:span></text:span></text:p>
      <text:p text:style-name="P18"><text:span text:style-name="Source_20_Text"><text:span text:style-name="T14">           </text:span></text:span><text:span text:style-name="Source_20_Text"><text:span text:style-name="T35">of one tree and right of other tree */</text:span></text:span></text:p>
      <text:p text:style-name="P18"><text:span text:style-name="Source_20_Text"><text:span text:style-name="T14">        </text:span></text:span><text:span text:style-name="Source_20_Text"><text:span text:style-name="T29">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81" text:outline-level="1">Count number of bits to be flipped to convert A to B</text:h>
      <text:p text:style-name="P58">Given two numbers ‘a’ and b’. Write a program to count number of bits needed to be flipped to convert ‘a’ to ‘b’.</text:p>
      <text:p text:style-name="P19"><text:span text:style-name="Strong_20_Emphasis"><text:span text:style-name="T2">Example :</text:span></text:span></text:p>
      <text:p text:style-name="P67">Input : a = 10, b = 20</text:p>
      <text:p text:style-name="P148">Output : 4</text:p>
      <text:p text:style-name="P52"><text:span text:style-name="T15">Binary representation of a is 000</text:span><text:span text:style-name="Strong_20_Emphasis"><text:span text:style-name="T15">0101</text:span></text:span><text:span text:style-name="T15">0</text:span></text:p>
      <text:p text:style-name="P148">Binary representation of b is 00010100</text:p>
      <text:p text:style-name="P148">We need to flip highlighted four bits in a</text:p>
      <text:p text:style-name="P148">to make it b.</text:p>
      <text:p text:style-name="P150"/>
      <text:p text:style-name="P148">Input : a = 7, b = 10</text:p>
      <text:p text:style-name="P148">Output : 3</text:p>
      <text:p text:style-name="P52"><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48">Binary representation of b is 00001010</text:p>
      <text:p text:style-name="P148">We need to flip highlighted three bits in a</text:p>
      <text:p text:style-name="P148">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81" text:outline-level="1">Count number of occurrences (or frequency) in a sorted array</text:h>
      <text:p text:style-name="P58">Given a sorted array arr[] and a number x, write a function that counts the occurrences of x in arr[]. Expected time complexity is O(Logn)</text:p>
      <text:p text:style-name="P19"><text:span text:style-name="Strong_20_Emphasis"><text:span text:style-name="T2">Examples:</text:span></text:span></text:p>
      <text:p text:style-name="P68"><text:s text:c="2"/><text:span text:style-name="T94">Input: arr[] = {1, 1, 2, 2, 2, 2, 3,}, <text:s text:c="2"/>x = 2</text:span></text:p>
      <text:p text:style-name="P146"><text:s text:c="2"/><text:span text:style-name="T94">Output: 4 // x (or 2) occurs 4 times in arr[]</text:span></text:p>
      <text:p text:style-name="P150"/>
      <text:p text:style-name="P146"><text:soft-page-break/><text:s text:c="2"/><text:span text:style-name="T94">Input: arr[] = {1, 1, 2, 2, 2, 2, 3,}, <text:s text:c="2"/>x = 3</text:span></text:p>
      <text:p text:style-name="P146"><text:s text:c="2"/><text:span text:style-name="T94">Output: 1 </text:span></text:p>
      <text:p text:style-name="P150"/>
      <text:p text:style-name="P146"><text:s text:c="2"/><text:span text:style-name="T94">Input: arr[] = {1, 1, 2, 2, 2, 2, 3,}, <text:s text:c="2"/>x = 1</text:span></text:p>
      <text:p text:style-name="P146"><text:s text:c="2"/><text:span text:style-name="T94">Output: 2 </text:span></text:p>
      <text:p text:style-name="P150"/>
      <text:p text:style-name="P146"><text:s text:c="2"/><text:span text:style-name="T94">Input: arr[] = {1, 1, 2, 2, 2, 2, 3,}, <text:s text:c="2"/>x = 4</text:span></text:p>
      <text:p text:style-name="P146"><text:s text:c="2"/><text:span text:style-name="T94">Output: -1 // 4 doesn't occur in arr[] </text:span></text:p>
      <text:section text:style-name="Sect1" text:name="Section2">
        <text:p text:style-name="P45"><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96" text:outline-level="1">Count all possible paths from top left to bottom right of a mXn matrix</text:h>
      <text:p text:style-name="P10">Note the count can also be calculated using the formula (m-1 + n-1)!/(m-1)!(n-1)!.</text:p>
      <text:p text:style-name="P10"/>
      <text:h text:style-name="P96" text:outline-level="1">Equilibrium index of an array</text:h>
      <text:p text:style-name="P58">Equilibrium index of an array is an index such that the sum of elements at lower indexes is equal to the sum of elements at higher indexes. For example, in an array A:</text:p>
      <text:p text:style-name="P58">Example :</text:p>
      <text:p text:style-name="P67">Input : A[] = {-7, 1, 5, 2, -4, 3, 0}</text:p>
      <text:p text:style-name="P148">Output : 3</text:p>
      <text:p text:style-name="P148">3 is an equilibrium index, because:</text:p>
      <text:p text:style-name="P148">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97" text:outline-level="1">Find first and last positions of an element in a sorted array</text:h>
      <text:p text:style-name="P58">Given a sorted array with possibly duplicate elements, the task is to find indexes of first and last occurrences of an element x in the given array.</text:p>
      <text:p text:style-name="P58">Examples:</text:p>
      <text:p text:style-name="P67">Input : arr[] = {1, 3, 5, 5, 5, 5 ,67, 123, 125} <text:s text:c="3"/></text:p>
      <text:p text:style-name="P146"><text:s text:c="8"/><text:span text:style-name="T94">x = 5</text:span></text:p>
      <text:p text:style-name="P148">Output : First Occurrence = 2</text:p>
      <text:p text:style-name="P146"><text:s text:c="9"/><text:span text:style-name="T94">Last Occurrence = 5</text:span></text:p>
      <text:p text:style-name="P150"/>
      <text:p text:style-name="P148">Input : arr[] = {1, 3, 5, 5, 5, 5 ,7, 123 ,125 } <text:s text:c="3"/></text:p>
      <text:p text:style-name="P146"><text:s text:c="8"/><text:span text:style-name="T94">x = 7</text:span></text:p>
      <text:p text:style-name="P148">Output : First Occurrence = 6</text:p>
      <text:p text:style-name="P146"><text:s text:c="9"/><text:span text:style-name="T94">Last Occurrence = 6</text:span></text:p>
      <text:section text:style-name="Sect1" text:name="Section3">
        <text:p text:style-name="P45"><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98" text:outline-level="1">Find four elements that sum to a given value | Set 1 (n^3 solution)</text:h>
      <text:p text:style-name="P58">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99"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58">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100" text:outline-level="1">Find the index of first 1 in a sorted array of 0’s and 1’s</text:h>
      <text:p text:style-name="P58">Given a sorted array consisting 0’s and 1’s. The problem is to find the index of first ‘1’ in the sorted array. It could be possible that the array consists of only 0’s or only 1’s. If 1’s are not present in the array then print “-1”.</text:p>
      <text:p text:style-name="P58">Examples :</text:p>
      <text:p text:style-name="P67">Input : arr[] = {0, 0, 0, 0, 0, 0, 1, 1, 1, 1}</text:p>
      <text:p text:style-name="P148">Output : 6</text:p>
      <text:p text:style-name="P51">The index of first <text:span text:style-name="T95">1</text:span> in the array is 6.</text:p>
      <text:p text:style-name="P150"/>
      <text:p text:style-name="P148">Input : arr[] = {0, 0, 0, 0}</text:p>
      <text:p text:style-name="P148">Output : -1</text:p>
      <text:p text:style-name="P148">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101" text:outline-level="1">Find minimum difference between any two elements</text:h>
      <text:p text:style-name="P58">Given an unsorted array, find the minimum difference between any pair in given array.</text:p>
      <text:p text:style-name="P19"><text:span text:style-name="Strong_20_Emphasis"><text:span text:style-name="T2">Examples :</text:span></text:span></text:p>
      <text:p text:style-name="P67">Input <text:s/>: {1, 5, 3, 19, 18, 25};</text:p>
      <text:p text:style-name="P148">Output : 1</text:p>
      <text:p text:style-name="P148">Minimum difference is between 18 and 19</text:p>
      <text:p text:style-name="P150"/>
      <text:p text:style-name="P148">Input <text:s/>: {30, 5, 20, 9};</text:p>
      <text:p text:style-name="P148">Output : 4</text:p>
      <text:p text:style-name="P148">Minimum difference is between 5 and 9</text:p>
      <text:p text:style-name="P150"/>
      <text:p text:style-name="P148">Input <text:s/>: {1, 19, -4, 31, 38, 25, 100};</text:p>
      <text:p text:style-name="P148">Output : 5</text:p>
      <text:p text:style-name="P148">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102" text:outline-level="1"><text:soft-page-break/>Count the number of possible triangles</text:h>
      <text:p text:style-name="P58">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106"><text:span text:style-name="Strong_20_Emphasis"><text:span text:style-name="T98">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59">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59">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59">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5"/>
      <text:h text:style-name="P38" text:outline-level="1">Find a pair with maximum product in array of Integers</text:h>
      <text:p text:style-name="P58">Given an array with both +ive and -ive integers, return a pair with highest product.</text:p>
      <text:p text:style-name="P19"><text:span text:style-name="Strong_20_Emphasis"><text:span text:style-name="T2">Examples :</text:span></text:span></text:p>
      <text:p text:style-name="P67">Input: arr[] = {1, 4, 3, 6, 7, 0} <text:s/></text:p>
      <text:p text:style-name="P148">Output: {6,7} <text:s/></text:p>
      <text:p text:style-name="P150"/>
      <text:p text:style-name="P148">Input: arr[] = {-1, -3, -4, 2, 0, -5} </text:p>
      <text:p text:style-name="P148">Output: {-4,-5} </text:p>
      <text:section text:style-name="Sect1" text:name="Section4">
        <text:p text:style-name="P45"><text:bookmark text:name="practiceLinkDiv3"/><text:line-break/></text:p>
      </text:section>
      <text:p text:style-name="P26"/>
      <text:p text:style-name="P27">class MaxProd{</text:p>
      <text:p text:style-name="P27"><text:tab/>public static void main(String[] args) {</text:p>
      <text:p text:style-name="P27"><text:tab/><text:tab/>int[] a={-1, -3, -4, 2, 0, -5} ;</text:p>
      <text:p text:style-name="P27"><text:tab/><text:tab/>int n=a.length;</text:p>
      <text:p text:style-name="P27"><text:tab/><text:tab/>int maxa=Integer.MIN_VALUE;</text:p>
      <text:p text:style-name="P27"><text:tab/><text:tab/>int maxb=Integer.MIN_VALUE;</text:p>
      <text:p text:style-name="P27"><text:tab/><text:tab/>int mina=Integer.MAX_VALUE;</text:p>
      <text:p text:style-name="P27"><text:tab/><text:tab/>int minb=Integer.MAX_VALUE;</text:p>
      <text:p text:style-name="P27"><text:tab/><text:tab/>for(int i=0;i&lt;n;i++){</text:p>
      <text:p text:style-name="P27"><text:tab/><text:tab/><text:tab/>if(a[i]&gt;maxa){</text:p>
      <text:p text:style-name="P27"><text:tab/><text:tab/><text:tab/><text:tab/>maxb=maxa;</text:p>
      <text:p text:style-name="P27"><text:tab/><text:tab/><text:tab/><text:tab/>maxa=a[i];</text:p>
      <text:p text:style-name="P27"><text:tab/><text:tab/><text:tab/>}</text:p>
      <text:p text:style-name="P27"><text:tab/><text:tab/><text:tab/>else if(a[i]&gt;maxb){</text:p>
      <text:p text:style-name="P27"><text:tab/><text:tab/><text:tab/><text:tab/>maxb=a[i];</text:p>
      <text:p text:style-name="P27"><text:soft-page-break/><text:tab/><text:tab/><text:tab/>}</text:p>
      <text:p text:style-name="P27"><text:tab/><text:tab/><text:tab/>if(a[i]&lt;mina){</text:p>
      <text:p text:style-name="P27"><text:tab/><text:tab/><text:tab/><text:tab/>minb=mina;</text:p>
      <text:p text:style-name="P27"><text:tab/><text:tab/><text:tab/><text:tab/>mina=a[i];</text:p>
      <text:p text:style-name="P27"><text:tab/><text:tab/><text:tab/>}</text:p>
      <text:p text:style-name="P27"><text:tab/><text:tab/><text:tab/>else if(a[i]&gt;minb){</text:p>
      <text:p text:style-name="P27"><text:tab/><text:tab/><text:tab/><text:tab/>minb=a[i];</text:p>
      <text:p text:style-name="P27"><text:tab/><text:tab/><text:tab/>}</text:p>
      <text:p text:style-name="P27"><text:tab/><text:tab/>}<text:tab/></text:p>
      <text:p text:style-name="P27"><text:tab/><text:tab/>System.out.println(Math.max(maxa*maxb,mina*minb));</text:p>
      <text:p text:style-name="P27"/>
      <text:p text:style-name="P27"/>
      <text:p text:style-name="P27"><text:tab/>}</text:p>
      <text:p text:style-name="P27">}</text:p>
      <text:p text:style-name="P27"/>
      <text:h text:style-name="P39" text:outline-level="1">Print all nodes that don’t have sibling</text:h>
      <text:p text:style-name="P58">Given a Binary Tree, print all nodes that don’t have a sibling (a sibling is a node that has same parent. In a Binary Tree, there can be at most one sibling). Root should not be printed as root cannot have a sibling.</text:p>
      <text:p text:style-name="P58">For example, the output should be “4 5 6” for the following tree.</text:p>
      <text:p text:style-name="P22"><draw:a xlink:type="simple" xlink:href="https://www.geeksforgeeks.org/wp-content/uploads/Binary-Tree.png"><draw:frame draw:style-name="fr3"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45"><text:bookmark text:name="practiceLinkDiv4"/><text:soft-page-break/><text:line-break/></text:p>
      </text:section>
      <text:p text:style-name="P28">class Node{</text:p>
      <text:p text:style-name="P28"><text:tab/>int data;</text:p>
      <text:p text:style-name="P28"><text:tab/>Node left,right;</text:p>
      <text:p text:style-name="P28"><text:tab/>Node(int d){</text:p>
      <text:p text:style-name="P28"><text:tab/><text:tab/>data=d;</text:p>
      <text:p text:style-name="P28"><text:tab/><text:tab/>left=null;</text:p>
      <text:p text:style-name="P28"><text:tab/><text:tab/>right=null;</text:p>
      <text:p text:style-name="P28"><text:tab/>}</text:p>
      <text:p text:style-name="P28">}</text:p>
      <text:p text:style-name="P28"/>
      <text:p text:style-name="P28">class Sibling{</text:p>
      <text:p text:style-name="P28"><text:tab/>Node root;</text:p>
      <text:p text:style-name="P28"/>
      <text:p text:style-name="P28"/>
      <text:p text:style-name="P28"><text:tab/>public static void main(String[] args) {</text:p>
      <text:p text:style-name="P28"><text:tab/><text:tab/>Sibling tree = new Sibling(); </text:p>
      <text:p text:style-name="P28"><text:s text:c="8"/>tree.root = new Node(1); </text:p>
      <text:p text:style-name="P28"><text:s text:c="8"/>tree.root.left = new Node(2); </text:p>
      <text:p text:style-name="P28"><text:s text:c="8"/>tree.root.right = new Node(3); </text:p>
      <text:p text:style-name="P28"><text:s text:c="8"/>tree.root.left.right = new Node(4); </text:p>
      <text:p text:style-name="P28"><text:s text:c="8"/>tree.root.right.left = new Node(5); </text:p>
      <text:p text:style-name="P28"><text:s text:c="8"/>tree.root.right.left.right = new Node(6); </text:p>
      <text:p text:style-name="P28"><text:s text:c="8"/>tree.printSingles(tree.root); </text:p>
      <text:p text:style-name="P28"><text:tab/>}</text:p>
      <text:p text:style-name="P28"><text:tab/>public static void printSingles(Node root){</text:p>
      <text:p text:style-name="P28"><text:tab/><text:tab/>if(root==null){</text:p>
      <text:p text:style-name="P28"><text:tab/><text:tab/><text:tab/>return;</text:p>
      <text:p text:style-name="P28"><text:tab/><text:tab/>}</text:p>
      <text:p text:style-name="P28"><text:tab/><text:tab/>if(root.left!=null &amp;&amp; root.right!=null){</text:p>
      <text:p text:style-name="P28"><text:tab/><text:tab/><text:tab/>printSingles(root.left);</text:p>
      <text:p text:style-name="P28"><text:tab/><text:tab/><text:tab/>printSingles(root.right);</text:p>
      <text:p text:style-name="P28"><text:soft-page-break/><text:tab/><text:tab/>}</text:p>
      <text:p text:style-name="P28"><text:tab/><text:tab/>else if(root.left!=null){</text:p>
      <text:p text:style-name="P28"><text:tab/><text:tab/><text:tab/>System.out.println(root.left.data);</text:p>
      <text:p text:style-name="P28"><text:tab/><text:tab/><text:tab/>printSingles(root.left);</text:p>
      <text:p text:style-name="P28"><text:tab/><text:tab/>}</text:p>
      <text:p text:style-name="P28"/>
      <text:p text:style-name="P28"><text:tab/><text:tab/>else if(root.right!=null){</text:p>
      <text:p text:style-name="P28"><text:tab/><text:tab/><text:tab/>System.out.println(root.right.data);</text:p>
      <text:p text:style-name="P28"><text:tab/><text:tab/><text:tab/>printSingles(root.right);</text:p>
      <text:p text:style-name="P28"><text:tab/><text:tab/>}</text:p>
      <text:p text:style-name="P28">}</text:p>
      <text:p text:style-name="P28"/>
      <text:p text:style-name="P28">}</text:p>
      <text:p text:style-name="P28"/>
      <text:h text:style-name="P40" text:outline-level="1">Reverse an array upto a given position</text:h>
      <text:p text:style-name="P58">Given an array arr[] and a position in array, k. Write a function name reverse (a[], k) such that it reverses subarray arr[0..k-1]. Extra space used should be O(1) and time complexity should be O(k).</text:p>
      <text:p text:style-name="P58">Example:</text:p>
      <text:p text:style-name="P67">Input:</text:p>
      <text:p text:style-name="P148">arr[] = {1, 2, 3, 4, 5, 6}</text:p>
      <text:p text:style-name="P146"><text:s text:c="4"/><text:span text:style-name="T94">k = 4</text:span></text:p>
      <text:p text:style-name="P150"/>
      <text:p text:style-name="P148">Output:</text:p>
      <text:p text:style-name="P148">arr[] = {4, 3, 2, 1, 5, 6} </text:p>
      <text:p text:style-name="P28"/>
      <text:p text:style-name="P29">class SwapArrayPosition{</text:p>
      <text:p text:style-name="P29"><text:tab/>public static void main(String[] args) {</text:p>
      <text:p text:style-name="P29"><text:tab/><text:tab/>int[] a={1, 2, 3, 4, 5, 6};</text:p>
      <text:p text:style-name="P29"><text:tab/><text:tab/>int k=4; </text:p>
      <text:p text:style-name="P29"><text:soft-page-break/><text:tab/><text:tab/>for(int i=0;i&lt;k/2;i++){</text:p>
      <text:p text:style-name="P29"><text:tab/><text:tab/><text:tab/>int temp=a[i];</text:p>
      <text:p text:style-name="P29"><text:tab/><text:tab/><text:tab/>a[i]=a[k-i-1];</text:p>
      <text:p text:style-name="P29"><text:tab/><text:tab/><text:tab/>a[k-i-1]=temp;</text:p>
      <text:p text:style-name="P29"><text:tab/><text:tab/>}<text:tab/></text:p>
      <text:p text:style-name="P29"><text:tab/><text:tab/>for(int i=0;i&lt;a.length;i++){</text:p>
      <text:p text:style-name="P29"><text:tab/><text:tab/><text:tab/>System.out.print(a[i]+" ");</text:p>
      <text:p text:style-name="P29"><text:tab/><text:tab/>}</text:p>
      <text:p text:style-name="P29"/>
      <text:p text:style-name="P29"/>
      <text:p text:style-name="P29"><text:tab/>}</text:p>
      <text:p text:style-name="P29">}</text:p>
      <text:p text:style-name="P29"/>
      <text:h text:style-name="P41" text:outline-level="1">Find the middle of a given linked list in C and Java</text:h>
      <text:p text:style-name="P58">Given a singly linked list, find middle of the linked list. For example, if given linked list is 1-&gt;2-&gt;3-&gt;4-&gt;5 then output should be 3.</text:p>
      <text:p text:style-name="P58">If there are even nodes, then there would be two middle nodes, we need to print second middle element. For example, if given linked list is 1-&gt;2-&gt;3-&gt;4-&gt;5-&gt;6 then output should be 4.</text:p>
      <text:section text:style-name="Sect1" text:name="Section6">
        <text:h text:style-name="P37" text:outline-level="2"><text:bookmark text:name="practiceLinkDiv5"/><text:a xlink:type="simple" xlink:href="https://practice.geeksforgeeks.org/problems/finding-middle-element-in-a-linked-list/1" text:style-name="Internet_20_link" text:visited-style-name="Visited_20_Internet_20_Link"><text:span text:style-name="T99">Recommended: Please solve it on “</text:span></text:a><text:a xlink:type="simple" xlink:href="https://practice.geeksforgeeks.org/problems/finding-middle-element-in-a-linked-list/1" text:style-name="Internet_20_link" text:visited-style-name="Visited_20_Internet_20_Link"><text:span text:style-name="T100">PRACTICE</text:span></text:a><text:a xlink:type="simple" xlink:href="https://practice.geeksforgeeks.org/problems/finding-middle-element-in-a-linked-list/1" text:style-name="Internet_20_link" text:visited-style-name="Visited_20_Internet_20_Link"><text:span text:style-name="T99">”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112"><text:soft-page-break/><text:line-break/><text:span text:style-name="T102">class FindMiddle{ </text:span></text:p>
      <text:p text:style-name="P113"><text:tab/>ListNode head;</text:p>
      <text:p text:style-name="P113"><text:tab/>class ListNode{</text:p>
      <text:p text:style-name="P113"><text:tab/><text:tab/>int data;</text:p>
      <text:p text:style-name="P113"><text:tab/><text:tab/>ListNode next;</text:p>
      <text:p text:style-name="P113"><text:tab/><text:tab/>ListNode(int d){</text:p>
      <text:p text:style-name="P113"><text:tab/><text:tab/><text:tab/>data=d;</text:p>
      <text:p text:style-name="P113"><text:tab/><text:tab/><text:tab/>next=null;</text:p>
      <text:p text:style-name="P113"><text:tab/><text:tab/>}</text:p>
      <text:p text:style-name="P113"><text:tab/>}</text:p>
      <text:p text:style-name="P113"><text:tab/>public void push(int d){</text:p>
      <text:p text:style-name="P113"><text:tab/><text:tab/>ListNode new_node=new ListNode(d);</text:p>
      <text:p text:style-name="P113"><text:tab/><text:tab/>new_node.next=head;</text:p>
      <text:p text:style-name="P113"><text:tab/><text:tab/>head=new_node;</text:p>
      <text:p text:style-name="P113"><text:tab/>}</text:p>
      <text:p text:style-name="P113"><text:tab/>public int FinaMid(){</text:p>
      <text:p text:style-name="P113"><text:tab/><text:tab/>ListNode slow=head;</text:p>
      <text:p text:style-name="P113"><text:tab/><text:tab/>ListNode fast=head;</text:p>
      <text:p text:style-name="P113"><text:tab/><text:tab/>while(fast!=null &amp;&amp; fast.next!=null){</text:p>
      <text:p text:style-name="P113"><text:tab/><text:tab/><text:tab/>slow=slow.next;</text:p>
      <text:p text:style-name="P113"><text:tab/><text:tab/><text:tab/>fast=fast.next.next;</text:p>
      <text:p text:style-name="P113"><text:tab/><text:tab/>}</text:p>
      <text:p text:style-name="P113"><text:tab/><text:tab/>return slow.data;</text:p>
      <text:p text:style-name="P113"><text:tab/>}</text:p>
      <text:p text:style-name="P113"><text:tab/>public static void main(String[] args) {</text:p>
      <text:p text:style-name="P113"><text:tab/>FindMiddle f=new FindMiddle();</text:p>
      <text:p text:style-name="P113"><text:tab/>f.push(1);</text:p>
      <text:p text:style-name="P113"><text:tab/>f.push(2);</text:p>
      <text:p text:style-name="P113"><text:tab/>f.push(3);</text:p>
      <text:p text:style-name="P113"><text:tab/>f.push(4);</text:p>
      <text:p text:style-name="P113"><text:soft-page-break/><text:tab/>f.push(5);</text:p>
      <text:p text:style-name="P113"><text:tab/>f.push(6);</text:p>
      <text:p text:style-name="P113"><text:tab/>f.push(7);</text:p>
      <text:p text:style-name="P113"><text:tab/>System.out.print(f.FinaMid());</text:p>
      <text:p text:style-name="P113"><text:tab/>}</text:p>
      <text:p text:style-name="P113">}</text:p>
      <text:p text:style-name="P113"/>
      <text:h text:style-name="P82" text:outline-level="1">Tree Isomorphism Problem</text:h>
      <text:p text:style-name="P58">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4">For example, following two trees are isomorphic with following sub-trees flipped: 2 and 3, NULL and 6, 7 and 8.<text:line-break/><text:span text:style-name="T101"><draw:a xlink:type="simple" xlink:href="https://www.geeksforgeeks.org/wp-content/uploads/ISomorphicTrees-e1368593305854.png"><draw:frame draw:style-name="fr3" draw:name="Image6" text:anchor-type="as-char" svg:width="12.806cm" svg:height="5.292cm" draw:z-index="5"><draw:image xlink:href="Pictures/10000201000001E2000000C628E168C31626D667.png" xlink:type="simple" xlink:show="embed" xlink:actuate="onLoad"/><svg:title>ISomorphicTrees</svg:title></draw:frame></draw:a></text:span></text:p>
      <text:section text:style-name="Sect1" text:name="Section7">
        <text:h text:style-name="P37" text:outline-level="2"><text:bookmark text:name="practiceLinkDiv6"/><text:a xlink:type="simple" xlink:href="https://practice.geeksforgeeks.org/problems/check-if-tree-is-isomorphic/1" text:style-name="Internet_20_link" text:visited-style-name="Visited_20_Internet_20_Link"><text:span text:style-name="T99">Recommended: Please solve it on “</text:span></text:a><text:a xlink:type="simple" xlink:href="https://practice.geeksforgeeks.org/problems/check-if-tree-is-isomorphic/1" text:style-name="Internet_20_link" text:visited-style-name="Visited_20_Internet_20_Link"><text:span text:style-name="T100">PRACTICE</text:span></text:a><text:a xlink:type="simple" xlink:href="https://practice.geeksforgeeks.org/problems/check-if-tree-is-isomorphic/1" text:style-name="Internet_20_link" text:visited-style-name="Visited_20_Internet_20_Link"><text:span text:style-name="T99">” first, before moving on to the solution.</text:span></text:a></text:h>
      </text:section>
      <text:p text:style-name="P139"/>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113"/>
      <text:p text:style-name="P114">class Node <text:s/></text:p>
      <text:p text:style-name="P114">{ </text:p>
      <text:p text:style-name="P114"><text:s text:c="4"/>int data; </text:p>
      <text:p text:style-name="P114"><text:s text:c="4"/>Node left, right; </text:p>
      <text:p text:style-name="P114"><text:s text:c="3"/></text:p>
      <text:p text:style-name="P114"><text:s text:c="4"/>Node(int item) <text:s/></text:p>
      <text:p text:style-name="P114"><text:s text:c="4"/>{ </text:p>
      <text:p text:style-name="P114"><text:s text:c="8"/>data = item; </text:p>
      <text:p text:style-name="P114"><text:s text:c="8"/>left = right; </text:p>
      <text:p text:style-name="P114"><text:s text:c="4"/>} </text:p>
      <text:p text:style-name="P114">} </text:p>
      <text:p text:style-name="P114"><text:s text:c="3"/></text:p>
      <text:p text:style-name="P114">class TreeIsomorphism </text:p>
      <text:p text:style-name="P114">{ </text:p>
      <text:p text:style-name="P114"><text:s text:c="4"/>Node root1, root2; </text:p>
      <text:p text:style-name="P114"><text:s text:c="3"/></text:p>
      <text:p text:style-name="P114"><text:s text:c="4"/>/* Given a binary tree, print its nodes in reverse level order */</text:p>
      <text:p text:style-name="P114"><text:s text:c="4"/>boolean isIsomorphic(Node n1, Node n2) <text:s/></text:p>
      <text:p text:style-name="P114"><text:s text:c="4"/>{ </text:p>
      <text:p text:style-name="P114"><text:s text:c="8"/>// Both roots are NULL, trees isomorphic by definition </text:p>
      <text:p text:style-name="P114"><text:s text:c="8"/>if (n1 == null &amp;&amp; n2 == null) </text:p>
      <text:p text:style-name="P114"><text:soft-page-break/><text:s text:c="12"/>return true; </text:p>
      <text:p text:style-name="P114"><text:s text:c="3"/></text:p>
      <text:p text:style-name="P114"><text:s text:c="8"/>// Exactly one of the n1 and n2 is NULL, trees not isomorphic </text:p>
      <text:p text:style-name="P114"><text:s text:c="8"/>if (n1 == null || n2 == null) </text:p>
      <text:p text:style-name="P114"><text:s text:c="12"/>return false; </text:p>
      <text:p text:style-name="P114"><text:s text:c="3"/></text:p>
      <text:p text:style-name="P114"><text:s text:c="8"/>if (n1.data != n2.data) </text:p>
      <text:p text:style-name="P114"><text:s text:c="12"/>return false; </text:p>
      <text:p text:style-name="P114"><text:s text:c="3"/></text:p>
      <text:p text:style-name="P114"><text:s text:c="8"/>// There are two possible cases for n1 and n2 to be isomorphic </text:p>
      <text:p text:style-name="P114"><text:s text:c="8"/>// Case 1: The subtrees rooted at these nodes have NOT been <text:s/></text:p>
      <text:p text:style-name="P114"><text:s text:c="8"/>// "Flipped". <text:s/></text:p>
      <text:p text:style-name="P114"><text:s text:c="8"/>// Both of these subtrees have to be isomorphic. </text:p>
      <text:p text:style-name="P114"><text:s text:c="8"/>// Case 2: The subtrees rooted at these nodes have been "Flipped" </text:p>
      <text:p text:style-name="P114"><text:s text:c="8"/>return (isIsomorphic(n1.left, n2.left) &amp;&amp; <text:s/></text:p>
      <text:p text:style-name="P114"><text:s text:c="41"/>isIsomorphic(n1.right, n2.right)) </text:p>
      <text:p text:style-name="P114"><text:s text:c="8"/>|| (isIsomorphic(n1.left, n2.right) &amp;&amp; <text:s/></text:p>
      <text:p text:style-name="P114"><text:s text:c="41"/>isIsomorphic(n1.right, n2.left)); </text:p>
      <text:p text:style-name="P114"><text:s text:c="4"/>} </text:p>
      <text:p text:style-name="P114"><text:s text:c="3"/></text:p>
      <text:p text:style-name="P114"><text:s text:c="4"/>// Driver program to test above functions </text:p>
      <text:p text:style-name="P114"><text:s text:c="4"/>public static void main(String args[]) <text:s/></text:p>
      <text:p text:style-name="P114"><text:s text:c="4"/>{ </text:p>
      <text:p text:style-name="P114"><text:s text:c="8"/>TreeIsomorphism tree = new TreeIsomorphism(); </text:p>
      <text:p text:style-name="P114"><text:s text:c="10"/></text:p>
      <text:p text:style-name="P114"><text:s text:c="8"/>// Let us create trees shown in above diagram </text:p>
      <text:p text:style-name="P114"><text:s text:c="8"/>tree.root1 = new Node(1); </text:p>
      <text:p text:style-name="P114"><text:s text:c="8"/>tree.root1.left = new Node(2); </text:p>
      <text:p text:style-name="P114"><text:s text:c="8"/>tree.root1.right = new Node(3); </text:p>
      <text:p text:style-name="P114"><text:s text:c="8"/>tree.root1.left.left = new Node(4); </text:p>
      <text:p text:style-name="P114"><text:s text:c="8"/>tree.root1.left.right = new Node(5); </text:p>
      <text:p text:style-name="P114"><text:soft-page-break/><text:s text:c="8"/>tree.root1.right.left = new Node(6); </text:p>
      <text:p text:style-name="P114"><text:s text:c="8"/>tree.root1.left.right.left = new Node(7); </text:p>
      <text:p text:style-name="P114"><text:s text:c="8"/>tree.root1.left.right.right = new Node(8); </text:p>
      <text:p text:style-name="P114"><text:s text:c="3"/></text:p>
      <text:p text:style-name="P114"><text:s text:c="8"/>tree.root2 = new Node(1); </text:p>
      <text:p text:style-name="P114"><text:s text:c="8"/>tree.root2.left = new Node(3); </text:p>
      <text:p text:style-name="P114"><text:s text:c="8"/>tree.root2.right = new Node(2); </text:p>
      <text:p text:style-name="P114"><text:s text:c="8"/>tree.root2.right.left = new Node(4); </text:p>
      <text:p text:style-name="P114"><text:s text:c="8"/>tree.root2.right.right = new Node(5); </text:p>
      <text:p text:style-name="P114"><text:s text:c="8"/>tree.root2.left.right = new Node(6); </text:p>
      <text:p text:style-name="P114"><text:s text:c="8"/>tree.root2.right.right.left = new Node(8); </text:p>
      <text:p text:style-name="P114"><text:s text:c="8"/>tree.root2.right.right.right = new Node(7); </text:p>
      <text:p text:style-name="P114"><text:s text:c="3"/></text:p>
      <text:p text:style-name="P114"><text:s text:c="8"/>if (tree.isIsomorphic(tree.root1, tree.root2) == true) </text:p>
      <text:p text:style-name="P114"><text:s text:c="12"/>System.out.println("Yes"); </text:p>
      <text:p text:style-name="P114"><text:s text:c="8"/>else</text:p>
      <text:p text:style-name="P114"><text:s text:c="12"/>System.out.println("No"); </text:p>
      <text:p text:style-name="P114"><text:s text:c="4"/>} </text:p>
      <text:p text:style-name="P114">} </text:p>
      <text:p text:style-name="P113"/>
      <text:h text:style-name="P8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67">Input : {3, 3, 4, 2, 4, 4, 2, 4, 4}</text:p>
      <text:p text:style-name="P148">Output : 4 </text:p>
      <text:p text:style-name="P150"/>
      <text:p text:style-name="P148">Input : {3, 3, 4, 2, 4, 4, 2, 4}</text:p>
      <text:p text:style-name="P148"><text:soft-page-break/>Output : No Majority Element</text:p>
      <text:section text:style-name="Sect1" text:name="Section8">
        <text:p text:style-name="P45"><text:bookmark text:name="practiceLinkDiv7"/><text:line-break/></text:p>
      </text:section>
      <text:p text:style-name="P113"/>
      <text:p text:style-name="P113"/>
      <text:p text:style-name="P115">import java.util.*;</text:p>
      <text:p text:style-name="P115">class Majority{</text:p>
      <text:p text:style-name="P115"><text:tab/>public static void main(String[] args) {</text:p>
      <text:p text:style-name="P115"><text:tab/><text:tab/>int[] a= {3, 3, 4, 2, 4, 4, 2, 4, 4};</text:p>
      <text:p text:style-name="P115"><text:tab/><text:tab/>HashMap&lt;Integer,Integer&gt; hm=new HashMap&lt;Integer,Integer&gt;();</text:p>
      <text:p text:style-name="P115"><text:tab/><text:tab/>for(int i=0;i&lt;a.length;i++){</text:p>
      <text:p text:style-name="P115"><text:tab/><text:tab/><text:tab/>if(hm.containsKey(a[i]))</text:p>
      <text:p text:style-name="P115"><text:tab/><text:tab/><text:tab/>{</text:p>
      <text:p text:style-name="P115"><text:tab/><text:tab/><text:tab/><text:tab/>hm.put(a[i],hm.get(a[i])+1);</text:p>
      <text:p text:style-name="P115"><text:tab/><text:tab/><text:tab/><text:tab/>if(hm.get(a[i])&gt;a.length/2){</text:p>
      <text:p text:style-name="P115"><text:tab/><text:tab/><text:tab/><text:tab/><text:tab/>System.out.println("Majority element is "+a[i]);</text:p>
      <text:p text:style-name="P115"><text:tab/><text:tab/><text:tab/><text:tab/><text:tab/>break;</text:p>
      <text:p text:style-name="P115"><text:tab/><text:tab/><text:tab/><text:tab/>}</text:p>
      <text:p text:style-name="P115"><text:tab/><text:tab/><text:tab/>}</text:p>
      <text:p text:style-name="P115"><text:tab/><text:tab/><text:tab/>else</text:p>
      <text:p text:style-name="P115"><text:tab/><text:tab/><text:tab/>{</text:p>
      <text:p text:style-name="P115"><text:tab/><text:tab/><text:tab/><text:tab/>hm.put(a[i],1);</text:p>
      <text:p text:style-name="P115"><text:tab/><text:tab/><text:tab/>}</text:p>
      <text:p text:style-name="P115"><text:tab/><text:tab/>}</text:p>
      <text:p text:style-name="P115"><text:tab/>}</text:p>
      <text:p text:style-name="P115">}</text:p>
      <text:p text:style-name="P115"/>
      <text:p text:style-name="P115"/>
      <text:p text:style-name="P115"/>
      <text:p text:style-name="P115"/>
      <text:p text:style-name="P115"/>
      <text:p text:style-name="P115"><text:soft-page-break/></text:p>
      <text:h text:style-name="P83" text:outline-level="1">Binary Tree to Binary Search Tree Conversion</text:h>
      <text:p text:style-name="P58">Given a Binary Tree, convert it to a Binary Search Tree. The conversion must be done in such a way that keeps the original structure of Binary Tree.</text:p>
      <text:p text:style-name="P58">Examples.</text:p>
      <text:p text:style-name="P67">Example 1</text:p>
      <text:p text:style-name="P148">Input:</text:p>
      <text:p text:style-name="P146"><text:s text:c="10"/><text:span text:style-name="T94">10</text:span></text:p>
      <text:p text:style-name="P146"><text:s text:c="9"/><text:span text:style-name="T94">/ <text:s/>\</text:span></text:p>
      <text:p text:style-name="P146"><text:s text:c="8"/><text:span text:style-name="T94">2 <text:s text:c="3"/>7</text:span></text:p>
      <text:p text:style-name="P146"><text:s text:c="7"/><text:span text:style-name="T94">/ \</text:span></text:p>
      <text:p text:style-name="P146"><text:s text:c="6"/><text:span text:style-name="T94">8 <text:s text:c="2"/>4</text:span></text:p>
      <text:p text:style-name="P148">Output:</text:p>
      <text:p text:style-name="P146"><text:s text:c="10"/><text:span text:style-name="T94">8</text:span></text:p>
      <text:p text:style-name="P146"><text:s text:c="9"/><text:span text:style-name="T94">/ <text:s/>\</text:span></text:p>
      <text:p text:style-name="P146"><text:s text:c="8"/><text:span text:style-name="T94">4 <text:s text:c="3"/>10</text:span></text:p>
      <text:p text:style-name="P146"><text:s text:c="7"/><text:span text:style-name="T94">/ \</text:span></text:p>
      <text:p text:style-name="P146"><text:s text:c="6"/><text:span text:style-name="T94">2 <text:s text:c="2"/>7</text:span></text:p>
      <text:p text:style-name="P150"/>
      <text:p text:style-name="P150"/>
      <text:p text:style-name="P148">Example 2</text:p>
      <text:p text:style-name="P148">Input:</text:p>
      <text:p text:style-name="P146"><text:s text:c="10"/><text:span text:style-name="T94">10</text:span></text:p>
      <text:p text:style-name="P146"><text:s text:c="9"/><text:span text:style-name="T94">/ <text:s/>\</text:span></text:p>
      <text:p text:style-name="P146"><text:s text:c="8"/><text:span text:style-name="T94">30 <text:s text:c="2"/>15</text:span></text:p>
      <text:p text:style-name="P146"><text:s text:c="7"/><text:span text:style-name="T94">/ <text:s text:c="5"/>\</text:span></text:p>
      <text:p text:style-name="P146"><text:s text:c="6"/><text:span text:style-name="T94">20 <text:s text:c="6"/>5</text:span></text:p>
      <text:p text:style-name="P148">Output:</text:p>
      <text:p text:style-name="P146"><text:soft-page-break/><text:s text:c="10"/><text:span text:style-name="T94">15</text:span></text:p>
      <text:p text:style-name="P146"><text:s text:c="9"/><text:span text:style-name="T94">/ <text:s/>\</text:span></text:p>
      <text:p text:style-name="P146"><text:s text:c="7"/><text:span text:style-name="T94">10 <text:s text:c="3"/>20</text:span></text:p>
      <text:p text:style-name="P146"><text:s text:c="7"/><text:span text:style-name="T94">/ <text:s text:c="5"/>\</text:span></text:p>
      <text:p text:style-name="P146"><text:s text:c="6"/><text:span text:style-name="T94">5 <text:s text:c="7"/>30</text:span></text:p>
      <text:section text:style-name="Sect1" text:name="Section9">
        <text:p text:style-name="P45"><text:bookmark text:name="practiceLinkDiv8"/><text:line-break/></text:p>
      </text:section>
      <text:p text:style-name="P115"/>
      <text:p text:style-name="P115"/>
      <text:p text:style-name="P116">import java.util.*;</text:p>
      <text:p text:style-name="P116">class Node{</text:p>
      <text:p text:style-name="P116"><text:tab/>int data;</text:p>
      <text:p text:style-name="P116"><text:tab/>Node left;</text:p>
      <text:p text:style-name="P116"><text:tab/>Node right;</text:p>
      <text:p text:style-name="P116"><text:tab/>Node(int d){</text:p>
      <text:p text:style-name="P116"><text:tab/><text:tab/>data=d;</text:p>
      <text:p text:style-name="P116"><text:tab/>}</text:p>
      <text:p text:style-name="P116">}</text:p>
      <text:p text:style-name="P116">class ConverTree{</text:p>
      <text:p text:style-name="P116"><text:tab/>public static void main(String[] args) {</text:p>
      <text:p text:style-name="P116"><text:tab/><text:tab/>Node root=new Node(8);</text:p>
      <text:p text:style-name="P116"><text:tab/><text:tab/>root.left = new Node(3);</text:p>
      <text:p text:style-name="P116"><text:tab/><text:tab/>root.right = new Node(5);</text:p>
      <text:p text:style-name="P116"><text:tab/><text:tab/>root.left.left = new Node(10);</text:p>
      <text:p text:style-name="P116"><text:tab/><text:tab/>root.left.right = new Node(2);</text:p>
      <text:p text:style-name="P116"><text:tab/><text:tab/>root.right.left = new Node(4);</text:p>
      <text:p text:style-name="P116"><text:tab/><text:tab/>root.right.right = new Node(6);</text:p>
      <text:p text:style-name="P116"><text:tab/><text:tab/>print(root);</text:p>
      <text:p text:style-name="P116"><text:tab/><text:tab/>Set&lt;Integer&gt; hs = new TreeSet&lt;&gt;();</text:p>
      <text:p text:style-name="P116"><text:tab/><text:tab/>constructHS(root,hs);<text:tab/></text:p>
      <text:p text:style-name="P116"><text:tab/><text:tab/>Iterator&lt;Integer&gt; itr=hs.iterator();</text:p>
      <text:p text:style-name="P116"><text:soft-page-break/><text:tab/><text:tab/>Conversion(root,itr);</text:p>
      <text:p text:style-name="P116"><text:tab/><text:tab/>print(root);</text:p>
      <text:p text:style-name="P116"><text:tab/>}</text:p>
      <text:p text:style-name="P116"><text:tab/>public static void constructHS(Node root,Set&lt;Integer&gt; hs){</text:p>
      <text:p text:style-name="P116"><text:tab/><text:tab/>if(root==null){</text:p>
      <text:p text:style-name="P116"><text:tab/><text:tab/><text:tab/>return;</text:p>
      <text:p text:style-name="P116"><text:tab/><text:tab/>}</text:p>
      <text:p text:style-name="P116"><text:tab/><text:tab/>constructHS(root.left,hs);</text:p>
      <text:p text:style-name="P116"><text:tab/><text:tab/>hs.add(root.data);<text:tab/><text:tab/></text:p>
      <text:p text:style-name="P116"><text:tab/><text:tab/>constructHS(root.right,hs);</text:p>
      <text:p text:style-name="P116"><text:tab/>}</text:p>
      <text:p text:style-name="P116"><text:tab/>public static void Conversion(Node root,Iterator&lt;Integer&gt; itr){</text:p>
      <text:p text:style-name="P116"><text:tab/><text:tab/>if(root==null){</text:p>
      <text:p text:style-name="P116"><text:tab/><text:tab/><text:tab/>return;</text:p>
      <text:p text:style-name="P116"><text:tab/><text:tab/>}</text:p>
      <text:p text:style-name="P116"><text:tab/><text:tab/>Conversion(root.left,itr);</text:p>
      <text:p text:style-name="P116"><text:tab/><text:tab/>root.data=itr.next();</text:p>
      <text:p text:style-name="P116"><text:tab/><text:tab/>Conversion(root.right,itr);</text:p>
      <text:p text:style-name="P116"><text:tab/>}</text:p>
      <text:p text:style-name="P116"><text:tab/>public static void print(Node root){</text:p>
      <text:p text:style-name="P116"><text:tab/><text:tab/>if(root==null){</text:p>
      <text:p text:style-name="P116"><text:tab/><text:tab/><text:tab/>return;</text:p>
      <text:p text:style-name="P116"><text:tab/><text:tab/>}</text:p>
      <text:p text:style-name="P116"><text:tab/><text:tab/>print(root.left);</text:p>
      <text:p text:style-name="P116"><text:tab/><text:tab/>System.out.println(root.data+" <text:s/>");</text:p>
      <text:p text:style-name="P116"><text:tab/><text:tab/>print(root.right);</text:p>
      <text:p text:style-name="P116"><text:tab/>}</text:p>
      <text:p text:style-name="P116">}</text:p>
      <text:p text:style-name="P116"/>
      <text:h text:style-name="P84" text:outline-level="1"><text:soft-page-break/>Find four elements a, b, c and d in an array such that a+b = c+d</text:h>
      <text:p text:style-name="P58">Given an array of distinct integers, find if there are two pairs (a, b) and (c, d) such that a+b = c+d, and a, b, c and d are distinct elements. If there are multiple answers, then print any of them.</text:p>
      <text:p text:style-name="P58">Example:</text:p>
      <text:p text:style-name="P67">Input: <text:s text:c="2"/>{3, 4, 7, 1, 2, 9, 8}</text:p>
      <text:p text:style-name="P148">Output: <text:s/>(3, 8) and (4, 7)</text:p>
      <text:p text:style-name="P148">Explanation: 3+8 = 4+7</text:p>
      <text:p text:style-name="P150"/>
      <text:p text:style-name="P148">Input: <text:s text:c="2"/>{3, 4, 7, 1, 12, 9};</text:p>
      <text:p text:style-name="P148">Output: <text:s/>(4, 12) and (7, 9)</text:p>
      <text:p text:style-name="P148">Explanation: 4+12 = 7+9</text:p>
      <text:p text:style-name="P150"/>
      <text:p text:style-name="P148">Input: <text:s/>{65, 30, 7, 90, 1, 9, 8};</text:p>
      <text:p text:style-name="P148">Output: <text:s/>No pairs found</text:p>
      <text:p text:style-name="P24">Expected Time Complexity: O(n<text:span text:style-name="T103">2</text:span>)</text:p>
      <text:section text:style-name="Sect1" text:name="Section10">
        <text:p text:style-name="P45"><text:bookmark text:name="practiceLinkDiv9"/><text:line-break/></text:p>
      </text:section>
      <text:p text:style-name="P116"/>
      <text:p text:style-name="P117">import java.util.*;</text:p>
      <text:p text:style-name="P117">class Pair{</text:p>
      <text:p text:style-name="P117"><text:tab/>int f;</text:p>
      <text:p text:style-name="P117"><text:tab/>int s;</text:p>
      <text:p text:style-name="P117"><text:tab/>Pair(int a, int b){</text:p>
      <text:p text:style-name="P117"><text:tab/><text:tab/>f=a;</text:p>
      <text:p text:style-name="P117"><text:tab/><text:tab/>s=b;</text:p>
      <text:p text:style-name="P117"><text:tab/>}</text:p>
      <text:p text:style-name="P117">}</text:p>
      <text:p text:style-name="P117"/>
      <text:p text:style-name="P117"><text:soft-page-break/>class FindPair{</text:p>
      <text:p text:style-name="P117"><text:tab/>public static void main(String[] args) {</text:p>
      <text:p text:style-name="P117"><text:tab/><text:tab/>int[] a={3, 4, 7, 1, 2, 9, 8};</text:p>
      <text:p text:style-name="P117"><text:tab/><text:tab/>FindPair(a);<text:tab/></text:p>
      <text:p text:style-name="P117"><text:tab/>}</text:p>
      <text:p text:style-name="P117"><text:tab/>public static void FindPair(int[] a){</text:p>
      <text:p text:style-name="P117"><text:tab/><text:tab/>HashMap&lt;Integer,Pair&gt; hm=new HashMap&lt;Integer,Pair&gt;();</text:p>
      <text:p text:style-name="P117"><text:tab/><text:tab/>for(int i=0;i&lt;a.length;i++){</text:p>
      <text:p text:style-name="P117"><text:tab/><text:tab/><text:tab/>for(int j=i+1;j&lt;a.length;j++){</text:p>
      <text:p text:style-name="P117"><text:tab/><text:tab/><text:tab/><text:tab/>int sum=a[i]+a[j];</text:p>
      <text:p text:style-name="P117"><text:tab/><text:tab/><text:tab/><text:tab/>if(hm.containsKey(sum)){</text:p>
      <text:p text:style-name="P117"><text:tab/><text:tab/><text:tab/><text:tab/><text:tab/>Pair p=hm.get(sum);</text:p>
      <text:p text:style-name="P117"><text:tab/><text:tab/><text:tab/><text:tab/><text:tab/>System.out.println(a[p.f]+" "+a[p.s]+" "+a[i]+" "+a[j]);</text:p>
      <text:p text:style-name="P117"><text:tab/><text:tab/><text:tab/><text:tab/><text:tab/>break;</text:p>
      <text:p text:style-name="P117"><text:tab/><text:tab/><text:tab/><text:tab/>}</text:p>
      <text:p text:style-name="P117"><text:tab/><text:tab/><text:tab/><text:tab/>else{</text:p>
      <text:p text:style-name="P117"><text:tab/><text:tab/><text:tab/><text:tab/><text:tab/>hm.put(sum,new Pair(i,j));</text:p>
      <text:p text:style-name="P117"><text:tab/><text:tab/><text:tab/><text:tab/>}</text:p>
      <text:p text:style-name="P117"><text:tab/><text:tab/><text:tab/>}</text:p>
      <text:p text:style-name="P117"><text:tab/><text:tab/>}</text:p>
      <text:p text:style-name="P117"/>
      <text:p text:style-name="P117"/>
      <text:p text:style-name="P117"/>
      <text:p text:style-name="P117"/>
      <text:p text:style-name="P117"><text:tab/>}</text:p>
      <text:p text:style-name="P117">}</text:p>
      <text:p text:style-name="P117"/>
      <text:h text:style-name="P85" text:outline-level="1"><text:soft-page-break/>For each element in 1st array count elements less than or equal to it in 2nd array</text:h>
      <text:p text:style-name="P58">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20">Amazon Interview Experience | Set 354 (For SDE-2)</text:span></text:a></text:p>
      <text:p text:style-name="P58">Examples:</text:p>
      <text:p text:style-name="P67">Input : arr1[] = [1, 2, 3, 4, 7, 9]</text:p>
      <text:p text:style-name="P146"><text:s text:c="8"/><text:span text:style-name="T94">arr2[] = [0, 1, 2, 1, 1, 4]</text:span></text:p>
      <text:p text:style-name="P148">Output : [4, 5, 5, 6, 6, 6]</text:p>
      <text:p text:style-name="P150"/>
      <text:p text:style-name="P148">Input : arr1[] = [5, 10, 2, 6, 1, 8, 6, 12]</text:p>
      <text:p text:style-name="P146"><text:s text:c="8"/><text:span text:style-name="T94">arr2[] = [6, 5, 11, 4, 2, 3, 7]</text:span></text:p>
      <text:p text:style-name="P148">Output : [4, 6, 1, 5, 0, 6, 5, 7]</text:p>
      <text:section text:style-name="Sect1" text:name="Section11">
        <text:p text:style-name="P45"><text:bookmark text:name="practiceLinkDiv10"/><text:line-break/></text:p>
      </text:section>
      <text:p text:style-name="P117"/>
      <text:p text:style-name="P118">import java.util.*;</text:p>
      <text:p text:style-name="P118">class FindLessThanEqual{</text:p>
      <text:p text:style-name="P118"><text:tab/>public static void main(String[] args) {</text:p>
      <text:p text:style-name="P118"><text:tab/><text:tab/>int a[] = {1, 2, 3, 4, 7, 9}; </text:p>
      <text:p text:style-name="P118"><text:s text:c="4"/><text:tab/>int b[] = {0, 1, 2, 1, 1, 4}; </text:p>
      <text:p text:style-name="P118"><text:s text:c="4"/><text:tab/>CountELement(a,b);<text:tab/></text:p>
      <text:p text:style-name="P118"><text:tab/>}</text:p>
      <text:p text:style-name="P118"><text:tab/>public static void CountELement(int[] a,int[] b){</text:p>
      <text:p text:style-name="P118"><text:tab/><text:tab/>Arrays.sort(b);</text:p>
      <text:p text:style-name="P118"><text:tab/><text:tab/>for(int i=0;i&lt;a.length;i++){</text:p>
      <text:p text:style-name="P118"><text:tab/><text:tab/><text:tab/>int find_index=binary_search(b,a[i])+1;</text:p>
      <text:p text:style-name="P118"><text:tab/><text:tab/><text:tab/>System.out.print(find_index+" <text:s/>");</text:p>
      <text:p text:style-name="P118"><text:tab/><text:tab/>}</text:p>
      <text:p text:style-name="P118"><text:tab/>}</text:p>
      <text:p text:style-name="P118"><text:soft-page-break/><text:tab/>public static int binary_search(int[] b,int e){</text:p>
      <text:p text:style-name="P118"><text:tab/><text:tab/>int low=0;</text:p>
      <text:p text:style-name="P118"><text:tab/><text:tab/>int high=b.length-1;</text:p>
      <text:p text:style-name="P118"><text:tab/><text:tab/>while(low&lt;=high){</text:p>
      <text:p text:style-name="P118"><text:tab/><text:tab/><text:tab/>int mid=low+(high-low)/2;</text:p>
      <text:p text:style-name="P118"><text:tab/><text:tab/><text:tab/>if(b[mid]&lt;=e){</text:p>
      <text:p text:style-name="P118"><text:tab/><text:tab/><text:tab/><text:tab/>low=mid+1;</text:p>
      <text:p text:style-name="P118"><text:tab/><text:tab/><text:tab/>}</text:p>
      <text:p text:style-name="P118"><text:tab/><text:tab/><text:tab/>else{</text:p>
      <text:p text:style-name="P118"><text:tab/><text:tab/><text:tab/><text:tab/>high=mid-1;</text:p>
      <text:p text:style-name="P118"><text:tab/><text:tab/><text:tab/>}</text:p>
      <text:p text:style-name="P118"><text:tab/><text:tab/>}</text:p>
      <text:p text:style-name="P118"><text:tab/><text:tab/>return high;</text:p>
      <text:p text:style-name="P118"><text:tab/>}</text:p>
      <text:p text:style-name="P118">}</text:p>
      <text:p text:style-name="P118"/>
      <text:h text:style-name="P86" text:outline-level="1">0-1 Knapsack Problem | DP-10</text:h>
      <text:p text:style-name="P58">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60"><text:soft-page-break/><draw:frame draw:style-name="fr2" draw:name="Image7" text:anchor-type="as-char" svg:width="13.097cm" svg:height="5.662cm" draw:z-index="6"><draw:image xlink:href="Pictures/10000201000003DD000001AB12827C0D8E87B224.png" xlink:type="simple" xlink:show="embed" xlink:actuate="onLoad"/><svg:title>knapsack-problem</svg:title></draw:frame></text:p>
      <text:p text:style-name="P118">class KnapSackZeroOne{</text:p>
      <text:p text:style-name="P118"><text:tab/>public static void main(String[] args) {</text:p>
      <text:p text:style-name="P118"><text:tab/><text:tab/>int val[] = {60, 100, 120}; </text:p>
      <text:p text:style-name="P118"><text:s text:c="4"/><text:tab/>int wt[] = {10, 20, 30}; </text:p>
      <text:p text:style-name="P118"><text:s text:c="4"/><text:tab/>int <text:s/>W = 50;</text:p>
      <text:p text:style-name="P118"><text:s text:c="4"/><text:tab/>System.out.println(Find_max(val,wt,W)); </text:p>
      <text:p text:style-name="P118"><text:tab/>}</text:p>
      <text:p text:style-name="P118"><text:tab/>public static int Find_max(int[] val,int[] wt,int W){</text:p>
      <text:p text:style-name="P118"><text:tab/><text:tab/>int n=val.length;</text:p>
      <text:p text:style-name="P118"><text:tab/><text:tab/>int[][] dp=new int[n+1][W+1];</text:p>
      <text:p text:style-name="P118"><text:tab/><text:tab/>for(int i=0;i&lt;=n;i++){</text:p>
      <text:p text:style-name="P118"><text:tab/><text:tab/><text:tab/>for(int w=0;w&lt;=W;w++){</text:p>
      <text:p text:style-name="P118"><text:tab/><text:tab/><text:tab/><text:tab/>if(i==0 || w==0){</text:p>
      <text:p text:style-name="P118"><text:tab/><text:tab/><text:tab/><text:tab/><text:tab/>dp[i][w]=0;</text:p>
      <text:p text:style-name="P118"><text:tab/><text:tab/><text:tab/><text:tab/>}</text:p>
      <text:p text:style-name="P118"><text:tab/><text:tab/><text:tab/><text:tab/>else if(wt[i-1]&lt;=w){</text:p>
      <text:p text:style-name="P118"><text:tab/><text:tab/><text:tab/><text:tab/><text:tab/>dp[i][w]=Math.max(dp[i-1][w],dp[i-1][w-wt[i-1]]+val[i-1]);</text:p>
      <text:p text:style-name="P118"><text:tab/><text:tab/><text:tab/><text:tab/>}</text:p>
      <text:p text:style-name="P118"><text:tab/><text:tab/><text:tab/><text:tab/>else{</text:p>
      <text:p text:style-name="P118"><text:tab/><text:tab/><text:tab/><text:tab/><text:tab/>dp[i][w]=dp[i-1][w];</text:p>
      <text:p text:style-name="P118"><text:tab/><text:tab/><text:tab/><text:tab/>}</text:p>
      <text:p text:style-name="P118"><text:tab/><text:tab/><text:tab/>}</text:p>
      <text:p text:style-name="P118"/>
      <text:p text:style-name="P118"><text:soft-page-break/><text:tab/><text:tab/>}</text:p>
      <text:p text:style-name="P118"><text:tab/><text:tab/>return dp[n][W];</text:p>
      <text:p text:style-name="P118"><text:tab/><text:tab/>/ </text:p>
      <text:p text:style-name="P118"><text:s/></text:p>
      <text:p text:style-name="P118"/>
      <text:p text:style-name="P118"><text:tab/>}</text:p>
      <text:p text:style-name="P118">}</text:p>
      <text:p text:style-name="P118"/>
      <text:h text:style-name="P86" text:outline-level="1">Largest subarray with equal number of 0s and 1s</text:h>
      <text:p text:style-name="P58">Given an array containing only 0s and 1s, find the largest subarray which contain equal no of 0s and 1s. Expected time complexity is O(n).</text:p>
      <text:p text:style-name="P19"><text:span text:style-name="Strong_20_Emphasis"><text:span text:style-name="T2">Examples:</text:span></text:span></text:p>
      <text:p text:style-name="P67">Input: arr[] = {1, 0, 1, 1, 1, 0, 0}</text:p>
      <text:p text:style-name="P148">Output: 1 to 6 (Starting and Ending indexes of output subarray)</text:p>
      <text:p text:style-name="P150"/>
      <text:p text:style-name="P148">Input: arr[] = {1, 1, 1, 1}</text:p>
      <text:p text:style-name="P148">Output: No such subarray</text:p>
      <text:p text:style-name="P150"/>
      <text:p text:style-name="P148">Input: arr[] = {0, 0, 1, 1, 0}</text:p>
      <text:p text:style-name="P148">Output: 0 to 3 Or 1 to 4</text:p>
      <text:p text:style-name="P118"/>
      <text:p text:style-name="P11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397656306496890974" text:style-name="L2">
        <text:list-item>
          <text:p text:style-name="P203"><text:bookmark text:name="tablist1-tab1"/>C</text:p>
        </text:list-item>
        <text:list-item>
          <text:p text:style-name="P212"><text:bookmark text:name="tablist1-tab2"/>Java</text:p>
        </text:list-item>
        <text:list-item>
          <text:p text:style-name="P212"><text:bookmark text:name="tablist1-tab3"/>Python3</text:p>
        </text:list-item>
        <text:list-item>
          <text:p text:style-name="P212"><text:bookmark text:name="tablist1-tab4"/><text:soft-page-break/>C#</text:p>
        </text:list-item>
        <text:list-item>
          <text:p text:style-name="P212"><text:bookmark text:name="tablist1-tab5"/>PHP</text:p>
        </text:list-item>
      </text:list>
      <text:section text:style-name="Sect2" text:name="tablist1-panel1">
        <text:p text:style-name="P48"/>
        <text:section text:style-name="Sect2" text:name="highlighter_265849">
          <table:table table:name="Table1" table:style-name="Table1">
            <table:table-column table:style-name="Table1.A"/>
            <table:table-row>
              <table:table-cell table:style-name="Table1.A1" office:value-type="string">
                <text:p text:style-name="P53"><text:span text:style-name="Source_20_Text"><text:span text:style-name="T36">// A simple program to find the largest subarray  </text:span></text:span></text:p>
                <text:p text:style-name="P53"><text:span text:style-name="Source_20_Text"><text:span text:style-name="T36">// with equal number of 0s and 1s </text:span></text:span></text:p>
                <text:p text:style-name="P53"><text:span text:style-name="Source_20_Text"><text:span text:style-name="T45"> </text:span></text:span><text:span text:style-name="T45"> </text:span></text:p>
                <text:p text:style-name="P53"><text:span text:style-name="Source_20_Text"><text:span text:style-name="T46">#include &lt;stdio.h&gt; </text:span></text:span></text:p>
                <text:p text:style-name="P53"><text:span text:style-name="Source_20_Text"><text:span text:style-name="T45"> </text:span></text:span><text:span text:style-name="T45"> </text:span></text:p>
                <text:p text:style-name="P53"><text:span text:style-name="Source_20_Text"><text:span text:style-name="T37">// This function Prints the starting and ending </text:span></text:span></text:p>
                <text:p text:style-name="P53"><text:span text:style-name="Source_20_Text"><text:span text:style-name="T37">// indexes of the largest subarray with equal  </text:span></text:span></text:p>
                <text:p text:style-name="P53"><text:span text:style-name="Source_20_Text"><text:span text:style-name="T37">// number of 0s and 1s. Also returns the size  </text:span></text:span></text:p>
                <text:p text:style-name="P53"><text:span text:style-name="Source_20_Text"><text:span text:style-name="T37">// of such subarray. </text:span></text:span></text:p>
                <text:p text:style-name="P53"><text:span text:style-name="Source_20_Text"><text:span text:style-name="T49"> </text:span></text:span><text:span text:style-name="T49"> </text:span></text:p>
                <text:p text:style-name="P53"><text:span text:style-name="Source_20_Text"><text:span text:style-name="T47">int</text:span></text:span><text:span text:style-name="T50"> </text:span><text:span text:style-name="Source_20_Text"><text:span text:style-name="T9">findSubArray(</text:span></text:span><text:span text:style-name="Source_20_Text"><text:span text:style-name="T47">int</text:span></text:span><text:span text:style-name="T50"> </text:span><text:span text:style-name="Source_20_Text"><text:span text:style-name="T9">arr[], </text:span></text:span><text:span text:style-name="Source_20_Text"><text:span text:style-name="T47">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sum = 0; </text:span></text:span></text:p>
                <text:p text:style-name="P53"><text:span text:style-name="Source_20_Text"><text:span text:style-name="T49">    </text:span></text:span><text:span text:style-name="Source_20_Text"><text:span text:style-name="T47">int</text:span></text:span><text:span text:style-name="T50"> </text:span><text:span text:style-name="Source_20_Text"><text:span text:style-name="T9">maxsize = -1, start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Pick a starting point as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i = 0; i &lt; n-1;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sum = (arr[i] == 0)? -1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onsider all subarrays starting from i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47">int</text:span></text:span><text:span text:style-name="T50"> </text:span><text:span text:style-name="Source_20_Text"><text:span text:style-name="T9">j = i+1; j &lt; n; j++)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j] == 0)? (sum += -1): (sum += 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is a 0 sum subarray, then  </text:span></text:span></text:p>
                <text:p text:style-name="P53"><text:span text:style-name="Source_20_Text"><text:span text:style-name="T49">            </text:span></text:span><text:span text:style-name="Source_20_Text"><text:span text:style-name="T37">// compare it with maximum size subarray </text:span></text:span></text:p>
                <text:p text:style-name="P53"><text:span text:style-name="Source_20_Text"><text:span text:style-name="T49">            </text:span></text:span><text:span text:style-name="Source_20_Text"><text:span text:style-name="T37">// calculated so far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0 &amp;&amp; maxsize &lt; j-i+1)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size = j - i + 1; </text:span></text:span></text:p>
                <text:p text:style-name="P53"><text:span text:style-name="Source_20_Text"><text:span text:style-name="T49">                </text:span></text:span><text:span text:style-name="Source_20_Text"><text:span text:style-name="T9">start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size == -1) </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No such subarray"</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55">printf</text:span></text:span><text:span text:style-name="Source_20_Text"><text:span text:style-name="T9">(</text:span></text:span><text:span text:style-name="Source_20_Text"><text:span text:style-name="T56">"%d to %d"</text:span></text:span><text:span text:style-name="Source_20_Text"><text:span text:style-name="T9">, startindex, startindex+maxsize-1);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size; </text:span></text:span></text:p>
                <text:p text:style-name="P53"><text:span text:style-name="Source_20_Text"><text:span text:style-name="T9">} </text:span></text:span></text:p>
                <text:p text:style-name="P53"><text:soft-page-break/><text:span text:style-name="Source_20_Text"><text:span text:style-name="T45"> </text:span></text:span><text:span text:style-name="T45"> </text:span></text:p>
                <text:p text:style-name="P53"><text:span text:style-name="Source_20_Text"><text:span text:style-name="T36">/* Driver program to test above functions*/</text:span></text:span></text:p>
                <text:p text:style-name="P53"><text:span text:style-name="Source_20_Text"><text:span text:style-name="T45"> </text:span></text:span><text:span text:style-name="T45"> </text:span></text:p>
                <text:p text:style-name="P53"><text:span text:style-name="Source_20_Text"><text:span text:style-name="T48">int</text:span></text:span><text:span text:style-name="T51"> </text:span><text:span text:style-name="Source_20_Text"><text:span text:style-name="T10">mai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arr[] =  {1, 0, 0, 1, 0, 1, 1}; </text:span></text:span></text:p>
                <text:p text:style-name="P53"><text:span text:style-name="Source_20_Text"><text:span text:style-name="T45">    </text:span></text:span><text:span text:style-name="Source_20_Text"><text:span text:style-name="T48">int</text:span></text:span><text:span text:style-name="T51"> </text:span><text:span text:style-name="Source_20_Text"><text:span text:style-name="T10">size = </text:span></text:span><text:span text:style-name="Source_20_Text"><text:span text:style-name="T31">sizeof</text:span></text:span><text:span text:style-name="Source_20_Text"><text:span text:style-name="T10">(arr)/</text:span></text:span><text:span text:style-name="Source_20_Text"><text:span text:style-name="T31">sizeof</text:span></text:span><text:span text:style-name="Source_20_Text"><text:span text:style-name="T10">(arr[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findSubArray(arr, size);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0; </text:span></text:span></text:p>
                <text:p text:style-name="P54"><text:span text:style-name="Source_20_Text"><text:span text:style-name="T10">} </text:span></text:span></text:p>
              </table:table-cell>
            </table:table-row>
          </table:table>
        </text:section>
      </text:section>
      <text:p text:style-name="P48"><text:line-break/><text:span text:style-name="Strong_20_Emphasis"><text:span text:style-name="T6">Output:</text:span></text:span></text:p>
      <text:p text:style-name="P69"><text:s/><text:span text:style-name="T94">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8532954848427159641" text:style-name="L3">
        <text:list-item>
          <text:p text:style-name="P213"><text:bookmark text:name="tablist2-tab1"/>C</text:p>
        </text:list-item>
        <text:list-item>
          <text:p text:style-name="P213"><text:bookmark text:name="tablist2-tab2"/>C++/STL</text:p>
        </text:list-item>
        <text:list-item>
          <text:p text:style-name="P204"><text:bookmark text:name="tablist2-tab3"/>Java</text:p>
        </text:list-item>
        <text:list-item>
          <text:p text:style-name="P213"><text:bookmark text:name="tablist2-tab4"/>C#</text:p>
        </text:list-item>
      </text:list>
      <text:section text:style-name="Sect2" text:name="tablist2-panel3">
        <text:p text:style-name="P48"/>
        <text:section text:style-name="Sect2" text:name="highlighter_252924">
          <table:table table:name="Table2" table:style-name="Table2">
            <table:table-column table:style-name="Table2.A"/>
            <table:table-row>
              <table:table-cell table:style-name="Table2.A1" office:value-type="string">
                <text:p text:style-name="P53"><text:span text:style-name="Source_20_Text"><text:span text:style-name="T31">import</text:span></text:span><text:span text:style-name="T51"> </text:span><text:span text:style-name="Source_20_Text"><text:span text:style-name="T10">java.util.HashMap;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LargestSubArray1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Returns largest subarray with equal number of 0s and 1s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Len(</text:span></text:span><text:span text:style-name="Source_20_Text"><text:span text:style-name="T30">int</text:span></text:span><text:span text:style-name="T50"> </text:span><text:span text:style-name="Source_20_Text"><text:span text:style-name="T9">arr[],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reates an empty hashMap h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HashMap&lt;Integer, Integer&gt; hM = </text:span></text:span><text:span text:style-name="Source_20_Text"><text:span text:style-name="T30">new</text:span></text:span><text:span text:style-name="T50"> </text:span><text:span text:style-name="Source_20_Text"><text:span text:style-name="T9">HashMap&lt;Integer, Integer&gt;();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span text:style-name="Source_20_Text"><text:span text:style-name="T37">// Initialize sum of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max_len = </text:span></text:span><text:span text:style-name="Source_20_Text"><text:span text:style-name="T41">0</text:span></text:span><text:span text:style-name="Source_20_Text"><text:span text:style-name="T9">; </text:span></text:span><text:span text:style-name="Source_20_Text"><text:span text:style-name="T37">// Initialize result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ing_index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tart_index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0</text:span></text:span><text:span text:style-name="Source_20_Text"><text:span text:style-name="T9">) ? -</text:span></text:span><text:span text:style-name="Source_20_Text"><text:span text:style-name="T41">1</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raverse through the given arra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Add current element to sum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um += arr[i]; </text:span></text:span></text:p>
                <text:p text:style-name="P53"><text:soft-page-break/><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o handle sum=0 at last 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sum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If this sum is seen before, then update max_len </text:span></text:span></text:p>
                <text:p text:style-name="P53"><text:span text:style-name="Source_20_Text"><text:span text:style-name="T49">            </text:span></text:span><text:span text:style-name="Source_20_Text"><text:span text:style-name="T37">// if required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hM.containsKey(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max_len &lt; i - hM.get(sum + 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max_len = i - hM.get(sum + n); </text:span></text:span></text:p>
                <text:p text:style-name="P53"><text:span text:style-name="Source_20_Text"><text:span text:style-name="T49">                    </text:span></text:span><text:span text:style-name="Source_20_Text"><text:span text:style-name="T9">ending_index =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else</text:span></text:span><text:span text:style-name="T50"> </text:span><text:span text:style-name="Source_20_Text"><text:span text:style-name="T37">// Else put this sum in hash table </text:span></text:span></text:p>
                <text:p text:style-name="P53"><text:span text:style-name="Source_20_Text"><text:span text:style-name="T49">                </text:span></text:span><text:span text:style-name="Source_20_Text"><text:span text:style-name="T9">hM.put(sum +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9">arr[i] = (arr[i] == -</text:span></text:span><text:span text:style-name="Source_20_Text"><text:span text:style-name="T41">1</text:span></text:span><text:span text:style-name="Source_20_Text"><text:span text:style-name="T9">) ? </text:span></text:span><text:span text:style-name="Source_20_Text"><text:span text:style-name="T41">0</text:span></text:span><text:span text:style-name="T50"> </text:span><text:span text:style-name="Source_20_Text"><text:span text:style-name="T9">: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end = ending_index - max_len + </text:span></text:span><text:span text:style-name="Source_20_Text"><text:span text:style-name="T41">1</text:span></text:span><text:span text:style-name="Source_20_Text"><text:span text:style-name="T9">; </text:span></text:span></text:p>
                <text:p text:style-name="P53"><text:span text:style-name="Source_20_Text"><text:span text:style-name="T49">        </text:span></text:span><text:span text:style-name="Source_20_Text"><text:span text:style-name="T9">System.out.println(end + </text:span></text:span><text:span text:style-name="Source_20_Text"><text:span text:style-name="T56">" to "</text:span></text:span><text:span text:style-name="T50"> </text:span><text:span text:style-name="Source_20_Text"><text:span text:style-name="T9">+ ending_index);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max_len;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the above function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LargestSubArray1 sub = </text:span></text:span><text:span text:style-name="Source_20_Text"><text:span text:style-name="T31">new</text:span></text:span><text:span text:style-name="T51"> </text:span><text:span text:style-name="Source_20_Text"><text:span text:style-name="T10">LargestSubArray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text:span></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 = arr.length;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ub.maxLen(arr, n); </text:span></text:span></text:p>
                <text:p text:style-name="P53"><text:span text:style-name="Source_20_Text"><text:span text:style-name="T45">    </text:span></text:span><text:span text:style-name="Source_20_Text"><text:span text:style-name="T10">} </text:span></text:span></text:p>
                <text:p text:style-name="P54"><text:span text:style-name="Source_20_Text"><text:span text:style-name="T10">} </text:span></text:span></text:p>
              </table:table-cell>
            </table:table-row>
          </table:table>
        </text:section>
      </text:section>
      <text:p text:style-name="P118"/>
      <text:p text:style-name="P118"/>
      <text:h text:style-name="P86" text:outline-level="1"><text:soft-page-break/>Coin Change | DP-7</text:h>
      <text:p text:style-name="P58">Given a value N, if we want to make change for N cents, and we have infinite supply of each of S = { S1, S2, .. , Sm} valued coins, how many ways can we make the change? The order of coins doesn’t matter.</text:p>
      <text:p text:style-name="P58">For example, for N = 4 and S = {1,2,3}, there are four solutions: {1,1,1,1},{1,1,2},{2,2},{1,3}. So output should be 4. For N = 10 and S = {2, 5, 3, 6}, there are five solutions: {2,2,2,2,2}, {2,2,3,3}, {2,2,6}, {2,3,5} and {5,5}. So the output should be 5.</text:p>
      <text:section text:style-name="Sect1" text:name="Section12">
        <text:h text:style-name="P37" text:outline-level="2"><text:bookmark text:name="practiceLinkDiv11"/><text:a xlink:type="simple" xlink:href="https://practice.geeksforgeeks.org/problems/coin-change/0" text:style-name="Internet_20_link" text:visited-style-name="Visited_20_Internet_20_Link"><text:span text:style-name="T99">Recommended: Please solve it on “</text:span></text:a><text:a xlink:type="simple" xlink:href="https://practice.geeksforgeeks.org/problems/coin-change/0" text:style-name="Internet_20_link" text:visited-style-name="Visited_20_Internet_20_Link"><text:span text:style-name="T100">PRACTICE</text:span></text:a><text:a xlink:type="simple" xlink:href="https://practice.geeksforgeeks.org/problems/coin-change/0" text:style-name="Internet_20_link" text:visited-style-name="Visited_20_Internet_20_Link"><text:span text:style-name="T99">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58">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118"/>
      <text:p text:style-name="P118">class CoinChangeProblem{</text:p>
      <text:p text:style-name="P118"><text:tab/>public static void main(String[] args) {</text:p>
      <text:p text:style-name="P118"><text:tab/><text:tab/> int a[] = {1, 2, 3}; </text:p>
      <text:p text:style-name="P118"><text:tab/><text:tab/> int m=4;</text:p>
      <text:p text:style-name="P118"><text:tab/><text:tab/> Find_Change(a,a.length,m);</text:p>
      <text:p text:style-name="P118"><text:tab/>}</text:p>
      <text:p text:style-name="P118"><text:tab/>public static void Find_Change(int[] s,int n,int m){</text:p>
      <text:p text:style-name="P118"><text:tab/><text:tab/>int[] dp=new int[m+1];</text:p>
      <text:p text:style-name="P118"><text:tab/><text:tab/>dp[0]=1;</text:p>
      <text:p text:style-name="P118"><text:soft-page-break/><text:tab/><text:tab/>for(int i=0;i&lt;n;i++){</text:p>
      <text:p text:style-name="P118"><text:tab/><text:tab/><text:tab/>System.out.println(" for loop "+i);</text:p>
      <text:p text:style-name="P118"><text:tab/><text:tab/><text:tab/>for(int j=s[i];j&lt;=m;j++){</text:p>
      <text:p text:style-name="P118"><text:tab/><text:tab/><text:tab/><text:tab/>dp[j]+=dp[j-s[i]];</text:p>
      <text:p text:style-name="P118"><text:tab/><text:tab/><text:tab/><text:tab/>System.out.print(dp[j]+" ");</text:p>
      <text:p text:style-name="P118"><text:tab/><text:tab/><text:tab/>}</text:p>
      <text:p text:style-name="P118"><text:tab/><text:tab/><text:tab/>System.out.println();</text:p>
      <text:p text:style-name="P118"><text:tab/><text:tab/>}</text:p>
      <text:p text:style-name="P118"><text:tab/><text:tab/>System.out.println(dp[m]);</text:p>
      <text:p text:style-name="P118"><text:tab/>}</text:p>
      <text:p text:style-name="P118">}</text:p>
      <text:p text:style-name="P118"/>
      <text:h text:style-name="P8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55">Input: arr[] = {12, 1, 12, 3, 12, 1, 1, 2, 3, 3}<text:line-break/>Output: 2<text:line-break/>In the given array all element appear three times except 2 which appears once.</text:p>
      <text:p text:style-name="P154">Input: arr[] = {10, 20, 10, 30, 10, 30, 30}<text:line-break/>Output: 20<text:line-break/>In the given array all element appear three times except 20 which appears once.</text:p>
      <text:p text:style-name="P118"/>
      <text:p text:style-name="P120">//Find the element that appears once</text:p>
      <text:p text:style-name="P120">class FindbwThree{</text:p>
      <text:p text:style-name="P120"><text:tab/>public static void main(String[] args) {</text:p>
      <text:p text:style-name="P120"><text:tab/><text:tab/>int[] <text:s/>a = {12, 1, 12, 3, 12, 1, 1, 2, 3, 3};</text:p>
      <text:p text:style-name="P120"><text:soft-page-break/><text:tab/><text:tab/>int f=0;</text:p>
      <text:p text:style-name="P120"><text:tab/><text:tab/>int s=0;</text:p>
      <text:p text:style-name="P120"><text:tab/><text:tab/>for(int i=0;i&lt;a.length;i++){</text:p>
      <text:p text:style-name="P120"><text:tab/><text:tab/><text:tab/>s=s|(f&amp;a[i]);</text:p>
      <text:p text:style-name="P120"><text:tab/><text:tab/><text:tab/>f=f^a[i];</text:p>
      <text:p text:style-name="P120"><text:tab/><text:tab/><text:tab/>int n=~(f&amp;s);</text:p>
      <text:p text:style-name="P120"><text:tab/><text:tab/><text:tab/>f=f&amp;n;</text:p>
      <text:p text:style-name="P120"><text:tab/><text:tab/><text:tab/>s=s&amp;n;</text:p>
      <text:p text:style-name="P120"><text:tab/><text:tab/>}<text:tab/></text:p>
      <text:p text:style-name="P120"><text:tab/><text:tab/>System.out.println(f);</text:p>
      <text:p text:style-name="P120"><text:tab/>}</text:p>
      <text:p text:style-name="P120">}</text:p>
      <text:p text:style-name="P120"/>
      <text:h text:style-name="P86" text:outline-level="1">Stock Buy Sell to Maximize Profit</text:h>
      <text:p text:style-name="P58">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7" text:outline-level="2"><text:bookmark text:name="practiceLinkDiv12"/><text:a xlink:type="simple" xlink:href="https://practice.geeksforgeeks.org/problems/stock-buy-and-sell/0" text:style-name="Internet_20_link" text:visited-style-name="Visited_20_Internet_20_Link"><text:span text:style-name="T99">Recommended: Please solve it on “</text:span></text:a><text:a xlink:type="simple" xlink:href="https://practice.geeksforgeeks.org/problems/stock-buy-and-sell/0" text:style-name="Internet_20_link" text:visited-style-name="Visited_20_Internet_20_Link"><text:span text:style-name="T100">PRACTICE</text:span></text:a><text:a xlink:type="simple" xlink:href="https://practice.geeksforgeeks.org/problems/stock-buy-and-sell/0" text:style-name="Internet_20_link" text:visited-style-name="Visited_20_Internet_20_Link"><text:span text:style-name="T99">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4">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119"><text:line-break/><text:span text:style-name="T104">//Stock Buy Sell to Maximize Profit</text:span></text:p>
      <text:p text:style-name="P120">class SellBuyStock{</text:p>
      <text:p text:style-name="P120"><text:soft-page-break/><text:tab/>public static void main(String[] args) {</text:p>
      <text:p text:style-name="P120"><text:tab/><text:tab/>int[] a={100, 180, 260, 310, 40, 535, 695};</text:p>
      <text:p text:style-name="P120"><text:tab/><text:tab/>int max=0;</text:p>
      <text:p text:style-name="P120"><text:tab/><text:tab/>for(int i=a.length-1;i&gt;0;i--){</text:p>
      <text:p text:style-name="P120"><text:tab/><text:tab/><text:tab/>int x=a[i]-a[i-1];</text:p>
      <text:p text:style-name="P120"><text:tab/><text:tab/><text:tab/>if(x&gt;0){</text:p>
      <text:p text:style-name="P120"><text:tab/><text:tab/><text:tab/><text:tab/>max+=x;</text:p>
      <text:p text:style-name="P120"><text:tab/><text:tab/><text:tab/>}</text:p>
      <text:p text:style-name="P120"><text:tab/><text:tab/>}<text:tab/></text:p>
      <text:p text:style-name="P120"><text:tab/><text:tab/>System.out.println(max);<text:tab/></text:p>
      <text:p text:style-name="P120"><text:tab/>}</text:p>
      <text:p text:style-name="P120">}</text:p>
      <text:p text:style-name="P120"/>
      <text:p text:style-name="P121">//Reverse words in a given string</text:p>
      <text:p text:style-name="P121">Reverse words in a given string</text:p>
      <text:p text:style-name="P121">Example: Let the input string be “i like this program very much”. The function should change the string to “much very program this like i”</text:p>
      <text:p text:style-name="P121"/>
      <text:p text:style-name="P121">reverse-words</text:p>
      <text:p text:style-name="P121"/>
      <text:p text:style-name="P121"/>
      <text:p text:style-name="P121">import java.util.regex.Pattern; </text:p>
      <text:p text:style-name="P121"/>
      <text:p text:style-name="P121">class ReverseString{</text:p>
      <text:p text:style-name="P121"><text:tab/>public static void main(String[] args) {</text:p>
      <text:p text:style-name="P121"><text:tab/><text:tab/>String str="I love Java Programming";<text:tab/></text:p>
      <text:p text:style-name="P121"><text:tab/><text:tab/>Pattern p=Pattern.compile("\\s"); </text:p>
      <text:p text:style-name="P121"><text:tab/><text:tab/>String[] temp=p.split(str);</text:p>
      <text:p text:style-name="P121"><text:tab/><text:tab/>String result="";</text:p>
      <text:p text:style-name="P121"><text:tab/><text:tab/>for(int i=0;i&lt;temp.length;i++){</text:p>
      <text:p text:style-name="P121"><text:tab/><text:tab/><text:tab/>result=temp[i]+" "+result;</text:p>
      <text:p text:style-name="P121"><text:soft-page-break/><text:tab/><text:tab/>}</text:p>
      <text:p text:style-name="P121"><text:tab/><text:tab/>System.out.println(result);</text:p>
      <text:p text:style-name="P121"><text:tab/>}</text:p>
      <text:p text:style-name="P121">}</text:p>
      <text:p text:style-name="P121"/>
      <text:p text:style-name="P122">//Egg Dropping Puzzle</text:p>
      <text:p text:style-name="P122">The following is a description of the instance of this famous puzzle involving n=2 eggs and a building with k=36 floors.</text:p>
      <text:p text:style-name="P122">Suppose that we wish to know which stories in a 36-story building are safe to drop eggs from, and which will cause the eggs to break on landing. We make a few assumptions:</text:p>
      <text:p text:style-name="P122"/>
      <text:p text:style-name="P122">…..An egg that survives a fall can be used again.</text:p>
      <text:p text:style-name="P122">…..A broken egg must be discarded.</text:p>
      <text:p text:style-name="P122">…..The effect of a fall is the same for all eggs.</text:p>
      <text:p text:style-name="P122">…..If an egg breaks when dropped, then it would break if dropped from a higher floor.</text:p>
      <text:p text:style-name="P122">…..If an egg survives a fall then it would survive a shorter fall.</text:p>
      <text:p text:style-name="P122">…..It is not ruled out that the first-floor windows break eggs, nor is it ruled out that the 36th-floor do not cause an egg to break.</text:p>
      <text:p text:style-name="P122"/>
      <text:p text:style-name="P12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122">The problem is not actually to find the critical floor, but merely to decide floors from which eggs should be dropped so that total number of trials are minimized.</text:p>
      <text:p text:style-name="P122"/>
      <text:p text:style-name="P122">Source: Wiki for Dynamic Programming</text:p>
      <text:p text:style-name="P122"/>
      <text:p text:style-name="P122">Recommended: Please solve it on “PRACTICE ” first, before moving on to the solution.</text:p>
      <text:p text:style-name="P122"/>
      <text:p text:style-name="P122"/>
      <text:p text:style-name="P12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122">In the following solutions, we return the minimum number of trials in worst case; these solutions can be easily modified to print floor numbers of every trials also.</text:p>
      <text:p text:style-name="P122"/>
      <text:p text:style-name="P122">1) Optimal Substructure:</text:p>
      <text:p text:style-name="P122">When we drop an egg from a floor x, there can be two cases (1) The egg breaks (2) The egg doesn’t break.</text:p>
      <text:p text:style-name="P122"/>
      <text:p text:style-name="P122">1) If the egg breaks after dropping from xth floor, then we only need to check for floors lower than x with remaining eggs; so the problem reduces to x-1 floors and n-1 eggs</text:p>
      <text:p text:style-name="P122">2) If the egg doesn’t break after dropping from the xth floor, then we only need to check for floors higher than x; so the problem reduces to k-x floors and n eggs.</text:p>
      <text:p text:style-name="P122"/>
      <text:p text:style-name="P122">Since we need to minimize the number of trials in worst case, we take the maximum of two cases. We consider the max of above two cases for every floor and choose the floor which yields minimum number of trials.</text:p>
      <text:p text:style-name="P122"/>
      <text:p text:style-name="P122"><text:s text:c="2"/>k ==&gt; Number of floors</text:p>
      <text:p text:style-name="P122"><text:s text:c="2"/>n ==&gt; Number of Eggs</text:p>
      <text:p text:style-name="P122"><text:s text:c="2"/>eggDrop(n, k) ==&gt; Minimum number of trials needed to find the critical</text:p>
      <text:p text:style-name="P122"><text:s text:c="20"/>floor in worst case.</text:p>
      <text:p text:style-name="P122"><text:s text:c="2"/>eggDrop(n, k) = 1 + min{max(eggDrop(n - 1, x - 1), eggDrop(n, k - x)): </text:p>
      <text:p text:style-name="P122"><text:s text:c="17"/>x in {1, 2, ..., k}}</text:p>
      <text:p text:style-name="P122">2) Overlapping Subproblems</text:p>
      <text:p text:style-name="P122">Following is recursive implementation that simply follows the recursive structure mentioned above.</text:p>
      <text:p text:style-name="P122"/>
      <text:p text:style-name="P122"/>
      <text:p text:style-name="P122">class EggDropping{</text:p>
      <text:p text:style-name="P122"><text:tab/>public static void main(String[] args) {</text:p>
      <text:p text:style-name="P122"><text:tab/><text:tab/>help_fun(36,2);</text:p>
      <text:p text:style-name="P122"><text:tab/>}</text:p>
      <text:p text:style-name="P122"><text:tab/>public static void help_fun(int floor,int egg){</text:p>
      <text:p text:style-name="P122"><text:soft-page-break/><text:tab/><text:tab/>int[][] T=new int[egg+1][floor+1];</text:p>
      <text:p text:style-name="P122"><text:tab/><text:tab/>for(int i=0;i&lt;=floor;i++){</text:p>
      <text:p text:style-name="P122"><text:tab/><text:tab/><text:tab/>T[1][i]=i;</text:p>
      <text:p text:style-name="P122"><text:tab/><text:tab/>}</text:p>
      <text:p text:style-name="P122"><text:tab/><text:tab/>int c=0;</text:p>
      <text:p text:style-name="P122"><text:tab/><text:tab/>for(int e=2;e&lt;=egg;e++){</text:p>
      <text:p text:style-name="P122"><text:tab/><text:tab/><text:tab/>for(int f=2;f&lt;=floor;f++){</text:p>
      <text:p text:style-name="P122"><text:tab/><text:tab/><text:tab/><text:tab/>T[e][f]=Integer.MAX_VALUE;</text:p>
      <text:p text:style-name="P122"><text:tab/><text:tab/><text:tab/><text:tab/>for(int k=1;k&lt;=f;k++){</text:p>
      <text:p text:style-name="P122"><text:tab/><text:tab/><text:tab/><text:tab/><text:tab/>c=1+Math.max(T[e-1][k-1],T[e][f-k]);</text:p>
      <text:p text:style-name="P122"><text:tab/><text:tab/><text:tab/><text:tab/><text:tab/>if(c&lt;T[e][f]){</text:p>
      <text:p text:style-name="P122"><text:tab/><text:tab/><text:tab/><text:tab/><text:tab/><text:tab/>T[e][f]=c;</text:p>
      <text:p text:style-name="P122"><text:tab/><text:tab/><text:tab/><text:tab/><text:tab/>}</text:p>
      <text:p text:style-name="P122"><text:tab/><text:tab/><text:tab/><text:tab/>}</text:p>
      <text:p text:style-name="P122"><text:tab/><text:tab/><text:tab/>}</text:p>
      <text:p text:style-name="P122"><text:tab/><text:tab/>}</text:p>
      <text:p text:style-name="P122"><text:tab/><text:tab/>System.out.println(T[egg][floor]);</text:p>
      <text:p text:style-name="P122"><text:tab/>} </text:p>
      <text:p text:style-name="P122">}</text:p>
      <text:p text:style-name="P122"/>
      <text:h text:style-name="P8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20">Set 1</text:span></text:a><text:span text:style-name="T2"> and </text:span><text:a xlink:type="simple" xlink:href="https://www.geeksforgeeks.org/dynamic-programming-set-2-optimal-substructure-property/" text:style-name="Internet_20_link" text:visited-style-name="Visited_20_Internet_20_Link"><text:span text:style-name="T20">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20">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20">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122"/>
      <text:p text:style-name="P123">class LCS{</text:p>
      <text:p text:style-name="P123"><text:tab/>public static void main(String[] args) {</text:p>
      <text:p text:style-name="P123"><text:tab/><text:tab/>String s1="AGGTAB"; </text:p>
      <text:p text:style-name="P123"><text:s text:c="2"/><text:tab/><text:tab/>String s2 ="GXTXAYB";</text:p>
      <text:p text:style-name="P123"><text:s text:c="2"/><text:tab/><text:tab/>char[] c1=s1.toCharArray();</text:p>
      <text:p text:style-name="P123"><text:s text:c="2"/><text:tab/><text:tab/>char[] c2=s2.toCharArray();</text:p>
      <text:p text:style-name="P123"><text:s text:c="2"/><text:tab/><text:tab/>int m=s1.length();</text:p>
      <text:p text:style-name="P123"><text:s text:c="2"/><text:tab/><text:tab/>int n=s2.length();</text:p>
      <text:p text:style-name="P123"><text:s text:c="2"/><text:tab/><text:tab/>int[][] dp=new int[m+1][n+1];</text:p>
      <text:p text:style-name="P123"><text:s text:c="2"/><text:tab/><text:tab/>for(int i=0;i&lt;=m;i++){</text:p>
      <text:p text:style-name="P123"><text:s text:c="2"/><text:tab/><text:tab/><text:tab/>for(int j=0;j&lt;=n;j++){</text:p>
      <text:p text:style-name="P123"><text:s text:c="2"/><text:tab/><text:tab/><text:tab/><text:tab/>if(i==0 || j==0){</text:p>
      <text:p text:style-name="P123"><text:s text:c="2"/><text:tab/><text:tab/><text:tab/><text:tab/><text:tab/>dp[i][j]=0;</text:p>
      <text:p text:style-name="P123"><text:s text:c="2"/><text:tab/><text:tab/><text:tab/><text:tab/>}</text:p>
      <text:p text:style-name="P123"><text:s text:c="2"/><text:tab/><text:tab/><text:tab/><text:tab/>else if(c1[i-1]==c2[j-1]){</text:p>
      <text:p text:style-name="P123"><text:s text:c="2"/><text:tab/><text:tab/><text:tab/><text:tab/><text:tab/>dp[i][j]=dp[i-1][j-1]+1;</text:p>
      <text:p text:style-name="P123"><text:s text:c="2"/><text:tab/><text:tab/><text:tab/><text:tab/>}</text:p>
      <text:p text:style-name="P123"><text:s text:c="2"/><text:tab/><text:tab/><text:tab/><text:tab/>else{</text:p>
      <text:p text:style-name="P123"><text:s text:c="2"/><text:tab/><text:tab/><text:tab/><text:tab/><text:tab/>dp[i][j]=Math.max(dp[i-1][j],dp[i][j-1]);</text:p>
      <text:p text:style-name="P123"><text:s text:c="2"/><text:tab/><text:tab/><text:tab/><text:tab/>}</text:p>
      <text:p text:style-name="P123"><text:s text:c="2"/><text:tab/><text:tab/><text:tab/>}</text:p>
      <text:p text:style-name="P123"><text:s text:c="2"/><text:tab/><text:tab/>}</text:p>
      <text:p text:style-name="P123"><text:s text:c="2"/><text:tab/><text:tab/>System.out.println(dp[m][n]);</text:p>
      <text:p text:style-name="P123"><text:tab/>}</text:p>
      <text:p text:style-name="P123"><text:soft-page-break/>}</text:p>
      <text:h text:style-name="P88" text:outline-level="1">Edit Distance | DP-5</text:h>
      <text:p text:style-name="P58">Given two strings str1 and str2 and below operations that can performed on str1. Find minimum number of edits (operations) required to convert ‘str1’ into ‘str2’.</text:p>
      <text:list xml:id="list8958780382322825937" text:style-name="L4">
        <text:list-item>
          <text:p text:style-name="P177">Insert</text:p>
        </text:list-item>
        <text:list-item>
          <text:p text:style-name="P177">Remove</text:p>
        </text:list-item>
        <text:list-item>
          <text:p text:style-name="P177">Replace</text:p>
        </text:list-item>
      </text:list>
      <text:p text:style-name="P19"><text:span text:style-name="T2">All of the above operations are of equal cost.<text:line-break/></text:span><text:span text:style-name="Strong_20_Emphasis"><text:span text:style-name="T2"><text:line-break/>Examples:</text:span></text:span></text:p>
      <text:p text:style-name="P67">Input: <text:s text:c="2"/>str1 = "geek", str2 = "gesek"</text:p>
      <text:p text:style-name="P148">Output: <text:s/>1</text:p>
      <text:p text:style-name="P148">We can convert str1 into str2 by inserting a 's'.</text:p>
      <text:p text:style-name="P150"/>
      <text:p text:style-name="P148">Input: <text:s text:c="2"/>str1 = "cat", str2 = "cut"</text:p>
      <text:p text:style-name="P148">Output: <text:s/>1</text:p>
      <text:p text:style-name="P148">We can convert str1 into str2 by replacing 'a' with 'u'.</text:p>
      <text:p text:style-name="P150"/>
      <text:p text:style-name="P148">Input: <text:s text:c="2"/>str1 = "sunday", str2 = "saturday"</text:p>
      <text:p text:style-name="P148">Output: <text:s/>3</text:p>
      <text:p text:style-name="P148">Last three and first characters are same. <text:s/>We basically</text:p>
      <text:p text:style-name="P148">need to convert "un" to "atur". <text:s/>This can be done using</text:p>
      <text:p text:style-name="P148">below three operations. </text:p>
      <text:p text:style-name="P148">Replace 'n' with 'r', insert t, insert a</text:p>
      <text:p text:style-name="P124">class Edit{</text:p>
      <text:p text:style-name="P124"><text:tab/>public static void main(String[] args) {</text:p>
      <text:p text:style-name="P124"><text:tab/><text:tab/>String s1 = "sunday"; </text:p>
      <text:p text:style-name="P124"><text:s text:c="4"/><text:tab/>String s2 = "saturday";</text:p>
      <text:p text:style-name="P124"><text:s text:c="4"/><text:tab/>int m=s1.length();</text:p>
      <text:p text:style-name="P124"><text:s text:c="4"/><text:tab/>int n=s2.length();</text:p>
      <text:p text:style-name="P124"><text:soft-page-break/><text:s text:c="4"/><text:tab/>int[][] dp=new int[m+1][n+1];</text:p>
      <text:p text:style-name="P124"><text:s text:c="4"/><text:tab/>for(int i=0;i&lt;=m;i++){</text:p>
      <text:p text:style-name="P124"><text:s text:c="4"/><text:tab/><text:tab/>dp[i][0]=i;</text:p>
      <text:p text:style-name="P124"><text:s text:c="4"/><text:tab/>}</text:p>
      <text:p text:style-name="P124"><text:s text:c="4"/><text:tab/>for(int i=0;i&lt;=n;i++){</text:p>
      <text:p text:style-name="P124"><text:s text:c="4"/><text:tab/><text:tab/>dp[0][i]=i;</text:p>
      <text:p text:style-name="P124"><text:s text:c="4"/><text:tab/>}</text:p>
      <text:p text:style-name="P124"/>
      <text:p text:style-name="P124"><text:s text:c="4"/><text:tab/>for(int i=1;i&lt;=m;i++){</text:p>
      <text:p text:style-name="P124"><text:s text:c="4"/><text:tab/><text:tab/>for(int j=1;j&lt;=n;j++){</text:p>
      <text:p text:style-name="P124"><text:s text:c="4"/><text:tab/><text:tab/><text:tab/>if(s1.charAt(i-1)==s2.charAt(j-1)){</text:p>
      <text:p text:style-name="P124"><text:s text:c="4"/><text:tab/><text:tab/><text:tab/><text:tab/>dp[i][j]=dp[i-1][j-1];</text:p>
      <text:p text:style-name="P124"><text:s text:c="4"/><text:tab/><text:tab/><text:tab/>}</text:p>
      <text:p text:style-name="P124"><text:s text:c="4"/><text:tab/><text:tab/><text:tab/>else{</text:p>
      <text:p text:style-name="P124"><text:s text:c="4"/><text:tab/><text:tab/><text:tab/><text:tab/>dp[i][j]=1+Math.min(dp[i-1][j-1],Math.min(dp[i-1][j],dp[i][j-1]));</text:p>
      <text:p text:style-name="P124"><text:s text:c="4"/><text:tab/><text:tab/><text:tab/>}</text:p>
      <text:p text:style-name="P124"><text:s text:c="4"/><text:tab/><text:tab/>}</text:p>
      <text:p text:style-name="P124"><text:s text:c="4"/><text:tab/>}</text:p>
      <text:p text:style-name="P124"><text:s text:c="4"/><text:tab/>System.out.println(dp[m][n]);</text:p>
      <text:p text:style-name="P124"><text:tab/>}<text:tab/> <text:s/></text:p>
      <text:p text:style-name="P124">}</text:p>
      <text:p text:style-name="P124"/>
      <text:p text:style-name="P124"/>
      <text:p text:style-name="P124"/>
      <text:p text:style-name="P124"/>
      <text:p text:style-name="P124"/>
      <text:p text:style-name="P124"/>
      <text:p text:style-name="P124"/>
      <text:p text:style-name="P124"/>
      <text:p text:style-name="P124"/>
      <text:p text:style-name="P124"/>
      <text:h text:style-name="P103" text:outline-level="1"><text:soft-page-break/>Sort a linked list of 0s, 1s and 2s</text:h>
      <text:p text:style-name="P124"/>
      <text:p text:style-name="P17"><text:span text:style-name="Source_20_Text"><text:span text:style-name="T32">class</text:span></text:span><text:span text:style-name="T52">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9">    </text:span></text:span><text:span text:style-name="Source_20_Text"><text:span text:style-name="T11">Node head;  </text:span></text:span><text:span text:style-name="Source_20_Text"><text:span text:style-name="T38">// head of 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Linked list Node*/</text:span></text:span></text:p>
      <text:p text:style-name="P18"><text:span text:style-name="Source_20_Text"><text:span text:style-name="T59">    </text:span></text:span><text:span text:style-name="Source_20_Text"><text:span text:style-name="T32">class</text:span></text:span><text:span text:style-name="T52"> </text:span><text:span text:style-name="Source_20_Text"><text:span text:style-name="T11">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2">int</text:span></text:span><text:span text:style-name="T52"> </text:span><text:span text:style-name="Source_20_Text"><text:span text:style-name="T11">data; </text:span></text:span></text:p>
      <text:p text:style-name="P18"><text:span text:style-name="Source_20_Text"><text:span text:style-name="T59">        </text:span></text:span><text:span text:style-name="Source_20_Text"><text:span text:style-name="T11">Node next; </text:span></text:span></text:p>
      <text:p text:style-name="P18"><text:span text:style-name="Source_20_Text"><text:span text:style-name="T59">        </text:span></text:span><text:span text:style-name="Source_20_Text"><text:span text:style-name="T11">Node(</text:span></text:span><text:span text:style-name="Source_20_Text"><text:span text:style-name="T32">int</text:span></text:span><text:span text:style-name="T52"> </text:span><text:span text:style-name="Source_20_Text"><text:span text:style-name="T11">d) {data = d; next = </text:span></text:span><text:span text:style-name="Source_20_Text"><text:span text:style-name="T32">null</text:span></text:span><text:span text:style-name="Source_20_Text"><text:span text:style-name="T11">; }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60">    </text:span></text:span><text:span text:style-name="Source_20_Text"><text:span text:style-name="T33">void</text:span></text:span><text:span text:style-name="T53"> </text:span><text:span text:style-name="Source_20_Text"><text:span text:style-name="T12">sortLis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9">// initialise count of 0 1 and 2 as 0 </text:span></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count[] =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12">Node 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count total number of '0', '1' and '2' </text:span></text:span></text:p>
      <text:p text:style-name="P18"><text:span text:style-name="Source_20_Text"><text:span text:style-name="T60">        </text:span></text:span><text:span text:style-name="Source_20_Text"><text:span text:style-name="T39">* count[0] will store total number of '0's </text:span></text:span></text:p>
      <text:p text:style-name="P18"><text:span text:style-name="Source_20_Text"><text:span text:style-name="T60">        </text:span></text:span><text:span text:style-name="Source_20_Text"><text:span text:style-name="T39">* count[1] will store total number of '1's </text:span></text:span></text:p>
      <text:p text:style-name="P18"><text:span text:style-name="Source_20_Text"><text:span text:style-name="T60">        </text:span></text:span><text:span text:style-name="Source_20_Text"><text:span text:style-name="T39">* count[2] will store total number of '2's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count[ptr.data]++; </text:span></text:span></text:p>
      <text:p text:style-name="P18"><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3">int</text:span></text:span><text:span text:style-name="T53"> </text:span><text:span text:style-name="Source_20_Text"><text:span text:style-name="T12">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ptr = head; </text:span></text:span></text:p>
      <text:p text:style-name="P18"><text:span text:style-name="Source_20_Text"><text:span text:style-name="T60"> </text:span></text:span><text:span text:style-name="T60"> </text:span></text:p>
      <text:p text:style-name="P18"><text:span text:style-name="Source_20_Text"><text:span text:style-name="T60">       </text:span></text:span><text:span text:style-name="Source_20_Text"><text:span text:style-name="T39">/* Let say count[0] = n1, count[1] = n2 and count[2] = n3 </text:span></text:span></text:p>
      <text:p text:style-name="P18"><text:span text:style-name="Source_20_Text"><text:span text:style-name="T60">        </text:span></text:span><text:span text:style-name="Source_20_Text"><text:span text:style-name="T39">* now start traversing list from head node, </text:span></text:span></text:p>
      <text:p text:style-name="P18"><text:span text:style-name="Source_20_Text"><text:span text:style-name="T60">        </text:span></text:span><text:span text:style-name="Source_20_Text"><text:span text:style-name="T39">* 1) fill the list with 0, till n1 &gt; 0 </text:span></text:span></text:p>
      <text:p text:style-name="P18"><text:span text:style-name="Source_20_Text"><text:span text:style-name="T60">        </text:span></text:span><text:span text:style-name="Source_20_Text"><text:span text:style-name="T39">* 2) fill the list with 1, till n2 &gt; 0 </text:span></text:span></text:p>
      <text:p text:style-name="P18"><text:span text:style-name="Source_20_Text"><text:span text:style-name="T60">        </text:span></text:span><text:span text:style-name="Source_20_Text"><text:span text:style-name="T39">* 3) fill the list with 2, till n3 &gt; 0  */</text:span></text:span></text:p>
      <text:p text:style-name="P18"><text:span text:style-name="Source_20_Text"><text:span text:style-name="T60">        </text:span></text:span><text:span text:style-name="Source_20_Text"><text:span text:style-name="T33">while</text:span></text:span><text:span text:style-name="T53"> </text:span><text:span text:style-name="Source_20_Text"><text:span text:style-name="T12">(ptr != </text:span></text:span><text:span text:style-name="Source_20_Text"><text:span text:style-name="T33">null</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33">if</text:span></text:span><text:span text:style-name="T53"> </text:span><text:span text:style-name="Source_20_Text"><text:span text:style-name="T12">(count[i] == </text:span></text:span><text:span text:style-name="Source_20_Text"><text:span text:style-name="T43">0</text:span></text:span><text:span text:style-name="Source_20_Text"><text:span text:style-name="T12">) </text:span></text:span></text:p>
      <text:p text:style-name="P18"><text:span text:style-name="Source_20_Text"><text:span text:style-name="T60">                </text:span></text:span><text:span text:style-name="Source_20_Text"><text:span text:style-name="T12">i++; </text:span></text:span></text:p>
      <text:p text:style-name="P18"><text:span text:style-name="Source_20_Text"><text:span text:style-name="T60">            </text:span></text:span><text:span text:style-name="Source_20_Text"><text:span text:style-name="T33">else</text:span></text:span><text:span text:style-name="T53"> </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ptr.data= i; </text:span></text:span></text:p>
      <text:p text:style-name="P18"><text:span text:style-name="Source_20_Text"><text:span text:style-name="T60">               </text:span></text:span><text:span text:style-name="Source_20_Text"><text:span text:style-name="T12">--count[i]; </text:span></text:span></text:p>
      <text:p text:style-name="P18"><text:soft-page-break/><text:span text:style-name="Source_20_Text"><text:span text:style-name="T60">               </text:span></text:span><text:span text:style-name="Source_20_Text"><text:span text:style-name="T12">ptr = ptr.next;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60">    </text:span></text:span><text:span text:style-name="Source_20_Text"><text:span text:style-name="T12">}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Utility functions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Inserts a new Node at front of the list.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void</text:span></text:span><text:span text:style-name="T52"> </text:span><text:span text:style-name="Source_20_Text"><text:span text:style-name="T11">push(</text:span></text:span><text:span text:style-name="Source_20_Text"><text:span text:style-name="T32">int</text:span></text:span><text:span text:style-name="T52"> </text:span><text:span text:style-name="Source_20_Text"><text:span text:style-name="T11">new_data)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38">/* 1 &amp; 2: Allocate the Node &amp; </text:span></text:span></text:p>
      <text:p text:style-name="P18"><text:span text:style-name="Source_20_Text"><text:span text:style-name="T59">                  </text:span></text:span><text:span text:style-name="Source_20_Text"><text:span text:style-name="T38">Put in the data*/</text:span></text:span></text:p>
      <text:p text:style-name="P18"><text:span text:style-name="Source_20_Text"><text:span text:style-name="T59">        </text:span></text:span><text:span text:style-name="Source_20_Text"><text:span text:style-name="T11">Node new_node = </text:span></text:span><text:span text:style-name="Source_20_Text"><text:span text:style-name="T32">new</text:span></text:span><text:span text:style-name="T52"> </text:span><text:span text:style-name="Source_20_Text"><text:span text:style-name="T11">Node(new_data);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3. Make next of new Node as head */</text:span></text:span></text:p>
      <text:p text:style-name="P18"><text:span text:style-name="Source_20_Text"><text:span text:style-name="T59">        </text:span></text:span><text:span text:style-name="Source_20_Text"><text:span text:style-name="T11">new_node.next = head;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4. Move the head to point to new Node */</text:span></text:span></text:p>
      <text:p text:style-name="P18"><text:span text:style-name="Source_20_Text"><text:span text:style-name="T59">        </text:span></text:span><text:span text:style-name="Source_20_Text"><text:span text:style-name="T11">head = new_node;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Function to print linked list */</text:span></text:span></text:p>
      <text:p text:style-name="P18"><text:span text:style-name="Source_20_Text"><text:span text:style-name="T59">    </text:span></text:span><text:span text:style-name="Source_20_Text"><text:span text:style-name="T32">void</text:span></text:span><text:span text:style-name="T52"> </text:span><text:span text:style-name="Source_20_Text"><text:span text:style-name="T11">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Node temp = head; </text:span></text:span></text:p>
      <text:p text:style-name="P18"><text:span text:style-name="Source_20_Text"><text:span text:style-name="T59">        </text:span></text:span><text:span text:style-name="Source_20_Text"><text:span text:style-name="T32">while</text:span></text:span><text:span text:style-name="T52"> </text:span><text:span text:style-name="Source_20_Text"><text:span text:style-name="T11">(temp != </text:span></text:span><text:span text:style-name="Source_20_Text"><text:span text:style-name="T32">null</text:span></text:span><text:span text:style-name="Source_20_Text"><text:span text:style-name="T11">)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temp.data+</text:span></text:span><text:span text:style-name="Source_20_Text"><text:span text:style-name="T58">" "</text:span></text:span><text:span text:style-name="Source_20_Text"><text:span text:style-name="T11">); </text:span></text:span></text:p>
      <text:p text:style-name="P18"><text:span text:style-name="Source_20_Text"><text:span text:style-name="T59">           </text:span></text:span><text:span text:style-name="Source_20_Text"><text:span text:style-name="T11">temp = temp.nex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System.out.println();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Drier program to test above functions */</text:span></text:span></text:p>
      <text:p text:style-name="P18"><text:span text:style-name="Source_20_Text"><text:span text:style-name="T59">    </text:span></text:span><text:span text:style-name="Source_20_Text"><text:span text:style-name="T32">public</text:span></text:span><text:span text:style-name="T52"> </text:span><text:span text:style-name="Source_20_Text"><text:span text:style-name="T32">static</text:span></text:span><text:span text:style-name="T52"> </text:span><text:span text:style-name="Source_20_Text"><text:span text:style-name="T32">void</text:span></text:span><text:span text:style-name="T52"> </text:span><text:span text:style-name="Source_20_Text"><text:span text:style-name="T11">main(String args[])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59">        </text:span></text:span><text:span text:style-name="Source_20_Text"><text:span text:style-name="T11">LinkedList llist = </text:span></text:span><text:span text:style-name="Source_20_Text"><text:span text:style-name="T32">new</text:span></text:span><text:span text:style-name="T52"> </text:span><text:span text:style-name="Source_20_Text"><text:span text:style-name="T11">Linked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38">/* Constructed Linked List is 1-&gt;2-&gt;3-&gt;4-&gt;5-&gt;6-&gt;7-&gt; </text:span></text:span></text:p>
      <text:p text:style-name="P18"><text:span text:style-name="Source_20_Text"><text:span text:style-name="T59">           </text:span></text:span><text:span text:style-name="Source_20_Text"><text:span text:style-name="T38">8-&gt;8-&gt;9-&gt;null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0</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Source_20_Text"><text:span text:style-name="T11">llist.push(</text:span></text:span><text:span text:style-name="Source_20_Text"><text:span text:style-name="T44">1</text:span></text:span><text:span text:style-name="Source_20_Text"><text:span text:style-name="T11">); </text:span></text:span></text:p>
      <text:p text:style-name="P18"><text:soft-page-break/><text:span text:style-name="Source_20_Text"><text:span text:style-name="T59">        </text:span></text:span><text:span text:style-name="Source_20_Text"><text:span text:style-name="T11">llist.push(</text:span></text:span><text:span text:style-name="Source_20_Text"><text:span text:style-name="T44">2</text:span></text:span><text:span text:style-name="Source_20_Text"><text:span text:style-name="T11">);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before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llist.sortList(); </text:span></text:span></text:p>
      <text:p text:style-name="P18"><text:span text:style-name="Source_20_Text"><text:span text:style-name="T59"> </text:span></text:span><text:span text:style-name="T59"> </text:span></text:p>
      <text:p text:style-name="P18"><text:span text:style-name="Source_20_Text"><text:span text:style-name="T59">        </text:span></text:span><text:span text:style-name="Source_20_Text"><text:span text:style-name="T11">System.out.println(</text:span></text:span><text:span text:style-name="Source_20_Text"><text:span text:style-name="T58">"Linked List after sorting"</text:span></text:span><text:span text:style-name="Source_20_Text"><text:span text:style-name="T11">); </text:span></text:span></text:p>
      <text:p text:style-name="P18"><text:span text:style-name="Source_20_Text"><text:span text:style-name="T59">        </text:span></text:span><text:span text:style-name="Source_20_Text"><text:span text:style-name="T11">llist.printList(); </text:span></text:span></text:p>
      <text:p text:style-name="P18"><text:span text:style-name="Source_20_Text"><text:span text:style-name="T59">    </text:span></text:span><text:span text:style-name="Source_20_Text"><text:span text:style-name="T11">} </text:span></text:span></text:p>
      <text:p text:style-name="P18"><text:span text:style-name="Source_20_Text"><text:span text:style-name="T11">}  </text:span></text:span></text:p>
      <text:p text:style-name="P124"/>
      <text:p text:style-name="P124"/>
      <text:p text:style-name="P125">Infix to postfix Notation</text:p>
      <text:p text:style-name="P125"/>
      <text:p text:style-name="P125"/>
      <text:p text:style-name="P125">import java.util.Stack; </text:p>
      <text:p text:style-name="P125"><text:s text:c="2"/></text:p>
      <text:p text:style-name="P125">class InfixToPostFix </text:p>
      <text:p text:style-name="P125">{ </text:p>
      <text:p text:style-name="P125"><text:s text:c="4"/>// A utility function to return precedence of a given operator </text:p>
      <text:p text:style-name="P125"><text:s text:c="4"/>// Higher returned value means higher precedence </text:p>
      <text:p text:style-name="P125"><text:s text:c="4"/>static int Prec(char ch) </text:p>
      <text:p text:style-name="P125"><text:s text:c="4"/>{ </text:p>
      <text:p text:style-name="P125"><text:s text:c="8"/>switch (ch) </text:p>
      <text:p text:style-name="P125"><text:s text:c="8"/>{ </text:p>
      <text:p text:style-name="P125"><text:s text:c="8"/>case '+': </text:p>
      <text:p text:style-name="P125"><text:s text:c="8"/>case '-': </text:p>
      <text:p text:style-name="P125"><text:s text:c="12"/>return 1; </text:p>
      <text:p text:style-name="P125"><text:s text:c="7"/></text:p>
      <text:p text:style-name="P125"><text:s text:c="8"/>case '*': </text:p>
      <text:p text:style-name="P125"><text:s text:c="8"/>case '/': </text:p>
      <text:p text:style-name="P125"><text:s text:c="12"/>return 2; </text:p>
      <text:p text:style-name="P125"><text:s text:c="7"/></text:p>
      <text:p text:style-name="P125"><text:s text:c="8"/>case '^': </text:p>
      <text:p text:style-name="P125"><text:soft-page-break/><text:s text:c="12"/>return 3; </text:p>
      <text:p text:style-name="P125"><text:s text:c="8"/>} </text:p>
      <text:p text:style-name="P125"><text:s text:c="8"/>return -1; </text:p>
      <text:p text:style-name="P125"><text:s text:c="4"/>} </text:p>
      <text:p text:style-name="P125"><text:s text:c="7"/></text:p>
      <text:p text:style-name="P125"><text:s text:c="4"/>// The main method that converts given infix expression </text:p>
      <text:p text:style-name="P125"><text:s text:c="4"/>// to postfix expression. <text:s/></text:p>
      <text:p text:style-name="P125"><text:s text:c="4"/>static String infixToPostfix(String exp) </text:p>
      <text:p text:style-name="P125"><text:s text:c="4"/>{ </text:p>
      <text:p text:style-name="P125"><text:s text:c="8"/>// initializing empty String for result </text:p>
      <text:p text:style-name="P125"><text:s text:c="8"/>String result = new String(""); </text:p>
      <text:p text:style-name="P125"><text:s text:c="10"/></text:p>
      <text:p text:style-name="P125"><text:s text:c="8"/>// initializing empty stack </text:p>
      <text:p text:style-name="P125"><text:s text:c="8"/>Stack&lt;Character&gt; stack = new Stack&lt;&gt;(); </text:p>
      <text:p text:style-name="P125"><text:s text:c="10"/></text:p>
      <text:p text:style-name="P125"><text:s text:c="8"/>for (int i = 0; i&lt;exp.length(); ++i) </text:p>
      <text:p text:style-name="P125"><text:s text:c="8"/>{ </text:p>
      <text:p text:style-name="P125"><text:s text:c="12"/>char c = exp.charAt(i); </text:p>
      <text:p text:style-name="P125"><text:s text:c="14"/></text:p>
      <text:p text:style-name="P125"><text:s text:c="13"/>// If the scanned character is an operand, add it to output. </text:p>
      <text:p text:style-name="P125"><text:s text:c="12"/>if (Character.isLetterOrDigit(c)) </text:p>
      <text:p text:style-name="P125"><text:s text:c="16"/>result += c; </text:p>
      <text:p text:style-name="P125"><text:s text:c="15"/></text:p>
      <text:p text:style-name="P125"><text:s text:c="12"/>// If the scanned character is an '(', push it to the stack. </text:p>
      <text:p text:style-name="P125"><text:s text:c="12"/>else if (c == '(') </text:p>
      <text:p text:style-name="P125"><text:s text:c="16"/>stack.push(c); </text:p>
      <text:p text:style-name="P125"><text:s text:c="14"/></text:p>
      <text:p text:style-name="P125"><text:s text:c="12"/>// <text:s/>If the scanned character is an ')', pop and output from the stack <text:s/></text:p>
      <text:p text:style-name="P125"><text:s text:c="12"/>// until an '(' is encountered. </text:p>
      <text:p text:style-name="P125"><text:s text:c="12"/>else if (c == ')') </text:p>
      <text:p text:style-name="P125"><text:s text:c="12"/>{ </text:p>
      <text:p text:style-name="P125"><text:soft-page-break/><text:s text:c="16"/>while (!stack.isEmpty() &amp;&amp; stack.peek() != '(') </text:p>
      <text:p text:style-name="P125"><text:s text:c="20"/>result += stack.pop(); </text:p>
      <text:p text:style-name="P125"><text:s text:c="18"/></text:p>
      <text:p text:style-name="P125"><text:s text:c="16"/>if (!stack.isEmpty() &amp;&amp; stack.peek() != '(') </text:p>
      <text:p text:style-name="P125"><text:s text:c="20"/>return "Invalid Expression"; // invalid expression <text:s text:c="16"/></text:p>
      <text:p text:style-name="P125"><text:s text:c="16"/>else</text:p>
      <text:p text:style-name="P125"><text:s text:c="20"/>stack.pop(); </text:p>
      <text:p text:style-name="P125"><text:s text:c="12"/>} </text:p>
      <text:p text:style-name="P125"><text:s text:c="12"/>else // an operator is encountered </text:p>
      <text:p text:style-name="P125"><text:s text:c="12"/>{ </text:p>
      <text:p text:style-name="P125"><text:s text:c="16"/>while (!stack.isEmpty() &amp;&amp; Prec(c) &lt;= Prec(stack.peek())) </text:p>
      <text:p text:style-name="P125"><text:s text:c="20"/>result += stack.pop(); </text:p>
      <text:p text:style-name="P125"><text:s text:c="16"/>stack.push(c); </text:p>
      <text:p text:style-name="P125"><text:s text:c="12"/>} </text:p>
      <text:p text:style-name="P125"><text:s text:c="7"/></text:p>
      <text:p text:style-name="P125"><text:s text:c="8"/>} </text:p>
      <text:p text:style-name="P125"><text:s text:c="7"/></text:p>
      <text:p text:style-name="P125"><text:s text:c="8"/>// pop all the operators from the stack </text:p>
      <text:p text:style-name="P125"><text:s text:c="8"/>while (!stack.isEmpty()) </text:p>
      <text:p text:style-name="P125"><text:s text:c="12"/>result += stack.pop(); </text:p>
      <text:p text:style-name="P125"><text:s text:c="7"/></text:p>
      <text:p text:style-name="P125"><text:s text:c="8"/>return result; </text:p>
      <text:p text:style-name="P125"><text:s text:c="4"/>} </text:p>
      <text:p text:style-name="P125"><text:s text:c="4"/></text:p>
      <text:p text:style-name="P125"><text:s text:c="4"/>// Driver method <text:s/></text:p>
      <text:p text:style-name="P125"><text:s text:c="4"/>public static void main(String[] args) <text:s/></text:p>
      <text:p text:style-name="P125"><text:s text:c="4"/>{ </text:p>
      <text:p text:style-name="P125"><text:s text:c="8"/>String exp = "a+b*(c^d-e)^(f+g*h)-i"; </text:p>
      <text:p text:style-name="P125"><text:s text:c="8"/>System.out.println(infixToPostfix(exp)); </text:p>
      <text:p text:style-name="P125"><text:s text:c="4"/>} </text:p>
      <text:p text:style-name="P125">} </text:p>
      <text:p text:style-name="P125"><text:soft-page-break/></text:p>
      <text:h text:style-name="P89" text:outline-level="1">Next higher palindromic number using the same set of digits</text:h>
      <text:p text:style-name="P30">Given a palindromic number <text:span text:style-name="T95">num</text:span> having <text:span text:style-name="T95">n</text:span> number of digits. The problem is to find the smallest palindromic number greater than <text:span text:style-name="T95">num</text:span> using the same set of digits as in <text:span text:style-name="T95">num</text:span>. If no such number can be formed then print “Not Possible”.<text:line-break/>The number could be very large and may or may not even fit into long long int.</text:p>
      <text:p text:style-name="P20"><text:span text:style-name="Strong_20_Emphasis"><text:span text:style-name="T62">Examples:</text:span></text:span></text:p>
      <text:p text:style-name="P65">Input : 4697557964</text:p>
      <text:p text:style-name="P151">Output : <text:s/>4756996574</text:p>
      <text:p text:style-name="P153"/>
      <text:p text:style-name="P151">Input : 543212345</text:p>
      <text:p text:style-name="P151">Output : Not Possible</text:p>
      <text:section text:style-name="Sect1" text:name="Section14">
        <text:h text:style-name="P37" text:outline-level="2"><text:bookmark text:name="practiceLinkDiv13"/><text:a xlink:type="simple" xlink:href="https://ide.geeksforgeeks.org/" text:style-name="Internet_20_link" text:visited-style-name="Visited_20_Internet_20_Link"><text:span text:style-name="T25">Recommended: Please try your approach on </text:span></text:a><text:a xlink:type="simple" xlink:href="https://ide.geeksforgeeks.org/" text:style-name="Internet_20_link" text:visited-style-name="Visited_20_Internet_20_Link"><text:span text:style-name="T26">{IDE}</text:span></text:a><text:a xlink:type="simple" xlink:href="https://ide.geeksforgeeks.org/" text:style-name="Internet_20_link" text:visited-style-name="Visited_20_Internet_20_Link"><text:span text:style-name="T25"> first, before moving on to the solution.</text:span></text:a></text:h>
      </text:section>
      <text:p text:style-name="P141"/>
      <text:p text:style-name="P30"><text:span text:style-name="T95">Approach:</text:span> Following are the steps:</text:p>
      <text:list xml:id="list1502071007882768421" text:style-name="L5">
        <text:list-item>
          <text:p text:style-name="P180">If number of digits n &lt;= 3, then print "Not Possible" and return.</text:p>
        </text:list-item>
        <text:list-item>
          <text:p text:style-name="P180">Calculate <text:span text:style-name="T95">mid</text:span> = n/2 – 1.</text:p>
        </text:list-item>
        <text:list-item>
          <text:p text:style-name="P180">Start traversing from the digit at index <text:span text:style-name="T95">mid</text:span> up to the 1st digit and while traversing find the index <text:span text:style-name="T95">i</text:span> of the rightmost digit which is smaller than the digit on its right side.</text:p>
        </text:list-item>
        <text:list-item>
          <text:p text:style-name="P180">Now search for the smallest digit greater than the digit <text:span text:style-name="T95">num[i]</text:span> in the index range <text:span text:style-name="T95">i+1</text:span> to <text:span text:style-name="T95">mid</text:span>. Let the index of this digit be <text:span text:style-name="T95">smallest</text:span>.</text:p>
        </text:list-item>
        <text:list-item>
          <text:p text:style-name="P180">If no such smallest digit found, then print “Not Possible”.</text:p>
        </text:list-item>
        <text:list-item>
          <text:p text:style-name="P180">Else the swap the digits at index <text:span text:style-name="T95">i</text:span> and <text:span text:style-name="T95">smallest</text:span> and also swap the digits at index <text:span text:style-name="T95">n-i-1</text:span> and <text:span text:style-name="T95">n-smallest-1</text:span>. This step is done so as to maintain the palindromic property in <text:span text:style-name="T95">num</text:span>.</text:p>
        </text:list-item>
        <text:list-item>
          <text:p text:style-name="P180">Now reverse the digits in the index range <text:span text:style-name="T95">i+1</text:span> to <text:span text:style-name="T95">mid</text:span>. Also If <text:span text:style-name="T95">n</text:span> is even then reverse the digits in the index range <text:span text:style-name="T95">mid+1</text:span> to <text:span text:style-name="T95">n-i-2</text:span> else if <text:span text:style-name="T95">n</text:span> is odd <text:soft-page-break/>then reverse the digits in the index range <text:span text:style-name="T95">mid+2</text:span> to <text:span text:style-name="T95">n-i-2</text:span>. This step is done so as to maintain the palindromic property in <text:span text:style-name="T95">num</text:span>.</text:p>
        </text:list-item>
        <text:list-item>
          <text:p text:style-name="P180">Print the final modified number <text:span text:style-name="T95">num</text:span>.</text:p>
        </text:list-item>
      </text:list>
      <text:list xml:id="list4480354575510588761" text:style-name="L6">
        <text:list-item>
          <text:p text:style-name="P214"><text:bookmark text:name="tablist1-tab11"/>C++</text:p>
        </text:list-item>
        <text:list-item>
          <text:p text:style-name="P205"><text:bookmark text:name="tablist1-tab21"/>Java</text:p>
        </text:list-item>
        <text:list-item>
          <text:p text:style-name="P214"><text:bookmark text:name="tablist1-tab31"/>Python</text:p>
        </text:list-item>
        <text:list-item>
          <text:p text:style-name="P214"><text:bookmark text:name="tablist1-tab41"/>C#</text:p>
        </text:list-item>
        <text:list-item>
          <text:p text:style-name="P214"><text:bookmark text:name="tablist1-tab51"/>PHP</text:p>
        </text:list-item>
      </text:list>
      <text:section text:style-name="Sect2" text:name="tablist1-panel2">
        <text:p text:style-name="P70"><text:bookmark text:name="copy-code-button"/>filter_none</text:p>
        <text:p text:style-name="P71"><text:bookmark text:name="run-and-edit-button"/>edit</text:p>
        <text:p text:style-name="P71"><text:bookmark text:name="run-code-button"/>play_arrow</text:p>
        <text:p text:style-name="P72">brightness_4</text:p>
        <text:section text:style-name="Sect2" text:name="highlighter_309933">
          <table:table table:name="Table3" table:style-name="Table3">
            <table:table-column table:style-name="Table3.A"/>
            <table:table-row>
              <table:table-cell table:style-name="Table3.A1" office:value-type="string">
                <text:p text:style-name="P53"><text:span text:style-name="Source_20_Text"><text:span text:style-name="T36">// Java implementation to find next higher  </text:span></text:span></text:p>
                <text:p text:style-name="P53"><text:span text:style-name="Source_20_Text"><text:span text:style-name="T36">// palindromic number using the same set  </text:span></text:span></text:p>
                <text:p text:style-name="P53"><text:span text:style-name="Source_20_Text"><text:span text:style-name="T36">// of digits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NextHigherPalindrom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function to reverse the digits in the </text:span></text:span></text:p>
                <text:p text:style-name="P53"><text:span text:style-name="Source_20_Text"><text:span text:style-name="T45">    </text:span></text:span><text:span text:style-name="Source_20_Text"><text:span text:style-name="T36">// range i to j in 'num'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reverse(</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i,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i &lt; j) {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 num[i]; </text:span></text:span></text:p>
                <text:p text:style-name="P53"><text:span text:style-name="Source_20_Text"><text:span text:style-name="T45">            </text:span></text:span><text:span text:style-name="Source_20_Text"><text:span text:style-name="T10">num[i] = num[j]; </text:span></text:span></text:p>
                <text:p text:style-name="P53"><text:span text:style-name="Source_20_Text"><text:span text:style-name="T45">            </text:span></text:span><text:span text:style-name="Source_20_Text"><text:span text:style-name="T10">num[j] = temp; </text:span></text:span></text:p>
                <text:p text:style-name="P53"><text:span text:style-name="Source_20_Text"><text:span text:style-name="T45">            </text:span></text:span><text:span text:style-name="Source_20_Text"><text:span text:style-name="T10">i++; </text:span></text:span></text:p>
                <text:p text:style-name="P53"><text:span text:style-name="Source_20_Text"><text:span text:style-name="T45">            </text:span></text:span><text:span text:style-name="Source_20_Text"><text:span text:style-name="T10">j--;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unction to find next higher palindromic </text:span></text:span></text:p>
                <text:p text:style-name="P53"><text:span text:style-name="Source_20_Text"><text:span text:style-name="T45">    </text:span></text:span><text:span text:style-name="Source_20_Text"><text:span text:style-name="T36">// number using the same set of digits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nextPalin(</text:span></text:span><text:span text:style-name="Source_20_Text"><text:span text:style-name="T31">char</text:span></text:span><text:span text:style-name="T51"> </text:span><text:span text:style-name="Source_20_Text"><text:span text:style-name="T10">num[],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length of number is less than '3' </text:span></text:span></text:p>
                <text:p text:style-name="P53"><text:span text:style-name="Source_20_Text"><text:span text:style-name="T45">        </text:span></text:span><text:span text:style-name="Source_20_Text"><text:span text:style-name="T36">// then no higher palindromic number </text:span></text:span></text:p>
                <text:p text:style-name="P53"><text:span text:style-name="Source_20_Text"><text:span text:style-name="T45">        </text:span></text:span><text:span text:style-name="Source_20_Text"><text:span text:style-name="T36">// can be formed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lt;= </text:span></text:span><text:span text:style-name="Source_20_Text"><text:span text:style-name="T42">3</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index of last digit </text:span></text:span></text:p>
                <text:p text:style-name="P53"><text:span text:style-name="Source_20_Text"><text:span text:style-name="T45">        </text:span></text:span><text:span text:style-name="Source_20_Text"><text:span text:style-name="T36">// in the 1st half of 'num'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mid = n / </text:span></text:span><text:span text:style-name="Source_20_Text"><text:span text:style-name="T42">2</text:span></text:span><text:span text:style-name="T51"> </text:span><text:span text:style-name="Source_20_Text"><text:span text:style-name="T10">-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i,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tart from the (mid-1)th digit and </text:span></text:span></text:p>
                <text:p text:style-name="P53"><text:span text:style-name="Source_20_Text"><text:span text:style-name="T45">        </text:span></text:span><text:span text:style-name="Source_20_Text"><text:span text:style-name="T36">// find the the first digit that is </text:span></text:span></text:p>
                <text:p text:style-name="P53"><text:span text:style-name="Source_20_Text"><text:span text:style-name="T45">        </text:span></text:span><text:span text:style-name="Source_20_Text"><text:span text:style-name="T36">// smaller than the digit next to it.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i = mid - </text:span></text:span><text:span text:style-name="Source_20_Text"><text:span text:style-name="T42">1</text:span></text:span><text:span text:style-name="Source_20_Text"><text:span text:style-name="T10">; i &gt;= </text:span></text:span><text:span text:style-name="Source_20_Text"><text:span text:style-name="T42">0</text:span></text:span><text:span text:style-name="Source_20_Text"><text:span text:style-name="T10">; i--)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i] &lt; num[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break</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o such digit is found, then all </text:span></text:span></text:p>
                <text:p text:style-name="P53"><text:span text:style-name="Source_20_Text"><text:span text:style-name="T45">        </text:span></text:span><text:span text:style-name="Source_20_Text"><text:span text:style-name="T36">// digits are in descending order which  </text:span></text:span></text:p>
                <text:p text:style-name="P53"><text:span text:style-name="Source_20_Text"><text:span text:style-name="T45">        </text:span></text:span><text:span text:style-name="Source_20_Text"><text:span text:style-name="T36">// means there cannot be a greater  </text:span></text:span></text:p>
                <text:p text:style-name="P53"><text:span text:style-name="Source_20_Text"><text:span text:style-name="T45">        </text:span></text:span><text:span text:style-name="Source_20_Text"><text:span text:style-name="T36">// palindromic number with same set of  </text:span></text:span></text:p>
                <text:p text:style-name="P53"><text:span text:style-name="Source_20_Text"><text:span text:style-name="T45">        </text:span></text:span><text:span text:style-name="Source_20_Text"><text:span text:style-name="T36">// digits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 &lt; </text:span></text:span><text:span text:style-name="Source_20_Text"><text:span text:style-name="T42">0</text:span></text:span><text:span text:style-name="Source_20_Text"><text:span text:style-name="T10">) { </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Possible"</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Find the smallest digit on right </text:span></text:span></text:p>
                <text:p text:style-name="P53"><text:span text:style-name="Source_20_Text"><text:span text:style-name="T45">        </text:span></text:span><text:span text:style-name="Source_20_Text"><text:span text:style-name="T36">// side of ith digit which is greater  </text:span></text:span></text:p>
                <text:p text:style-name="P53"><text:span text:style-name="Source_20_Text"><text:span text:style-name="T45">        </text:span></text:span><text:span text:style-name="Source_20_Text"><text:span text:style-name="T36">// than num[i] up to index 'mid'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mallest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j = i + </text:span></text:span><text:span text:style-name="Source_20_Text"><text:span text:style-name="T42">2</text:span></text:span><text:span text:style-name="Source_20_Text"><text:span text:style-name="T10">; j &lt;= mid; j++)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um[j] &gt; num[i] &amp;&amp;  </text:span></text:span></text:p>
                <text:p text:style-name="P53"><text:span text:style-name="Source_20_Text"><text:span text:style-name="T45">                </text:span></text:span><text:span text:style-name="Source_20_Text"><text:span text:style-name="T10">num[j] &lt; num[smallest]) </text:span></text:span></text:p>
                <text:p text:style-name="P53"><text:span text:style-name="Source_20_Text"><text:span text:style-name="T45">                </text:span></text:span><text:span text:style-name="Source_20_Text"><text:span text:style-name="T10">smallest = j;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wap num[i] with num[smallest] </text:span></text:span></text:p>
                <text:p text:style-name="P53"><text:span text:style-name="Source_20_Text"><text:span text:style-name="T45">        </text:span></text:span><text:span text:style-name="Source_20_Text"><text:span text:style-name="T10">temp = num[i]; </text:span></text:span></text:p>
                <text:p text:style-name="P53"><text:span text:style-name="Source_20_Text"><text:span text:style-name="T45">        </text:span></text:span><text:span text:style-name="Source_20_Text"><text:span text:style-name="T10">num[i] = num[smallest]; </text:span></text:span></text:p>
                <text:p text:style-name="P53"><text:span text:style-name="Source_20_Text"><text:span text:style-name="T45">        </text:span></text:span><text:span text:style-name="Source_20_Text"><text:span text:style-name="T10">num[smallest]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s the number is a palindrome,  </text:span></text:span></text:p>
                <text:p text:style-name="P53"><text:span text:style-name="Source_20_Text"><text:span text:style-name="T45">        </text:span></text:span><text:span text:style-name="Source_20_Text"><text:span text:style-name="T36">// the same swap of digits should </text:span></text:span></text:p>
                <text:p text:style-name="P53"><text:span text:style-name="Source_20_Text"><text:span text:style-name="T45">        </text:span></text:span><text:span text:style-name="Source_20_Text"><text:span text:style-name="T36">// be performed in the 2nd half of </text:span></text:span></text:p>
                <text:p text:style-name="P53"><text:span text:style-name="Source_20_Text"><text:span text:style-name="T45">        </text:span></text:span><text:span text:style-name="Source_20_Text"><text:span text:style-name="T36">// 'num' </text:span></text:span></text:p>
                <text:p text:style-name="P53"><text:span text:style-name="Source_20_Text"><text:span text:style-name="T45">        </text:span></text:span><text:span text:style-name="Source_20_Text"><text:span text:style-name="T10">temp = num[n - i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i - </text:span></text:span><text:span text:style-name="Source_20_Text"><text:span text:style-name="T42">1</text:span></text:span><text:span text:style-name="Source_20_Text"><text:span text:style-name="T10">] = num[n - smallest - </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num[n - smallest - </text:span></text:span><text:span text:style-name="Source_20_Text"><text:span text:style-name="T42">1</text:span></text:span><text:span text:style-name="Source_20_Text"><text:span text:style-name="T10">] = temp;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verse digits in the range (i+1)  </text:span></text:span></text:p>
                <text:p text:style-name="P53"><text:span text:style-name="Source_20_Text"><text:span text:style-name="T45">        </text:span></text:span><text:span text:style-name="Source_20_Text"><text:span text:style-name="T36">// to mid </text:span></text:span></text:p>
                <text:p text:style-name="P53"><text:soft-page-break/><text:span text:style-name="Source_20_Text"><text:span text:style-name="T45">        </text:span></text:span><text:span text:style-name="Source_20_Text"><text:span text:style-name="T10">reverse(num, i + </text:span></text:span><text:span text:style-name="Source_20_Text"><text:span text:style-name="T42">1</text:span></text:span><text:span text:style-name="Source_20_Text"><text:span text:style-name="T10">, mid);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n is even, then reverse </text:span></text:span></text:p>
                <text:p text:style-name="P53"><text:span text:style-name="Source_20_Text"><text:span text:style-name="T45">        </text:span></text:span><text:span text:style-name="Source_20_Text"><text:span text:style-name="T36">// digits in the range mid+1 to  </text:span></text:span></text:p>
                <text:p text:style-name="P53"><text:span text:style-name="Source_20_Text"><text:span text:style-name="T45">        </text:span></text:span><text:span text:style-name="Source_20_Text"><text:span text:style-name="T36">// n-i-2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reverse(num, mid + </text:span></text:span><text:span text:style-name="Source_20_Text"><text:span text:style-name="T42">1</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else if n is odd, then reverse  </text:span></text:span></text:p>
                <text:p text:style-name="P53"><text:span text:style-name="Source_20_Text"><text:span text:style-name="T45">        </text:span></text:span><text:span text:style-name="Source_20_Text"><text:span text:style-name="T36">// digits in the range mid+2 to n-i-2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reverse(num, mid + </text:span></text:span><text:span text:style-name="Source_20_Text"><text:span text:style-name="T42">2</text:span></text:span><text:span text:style-name="Source_20_Text"><text:span text:style-name="T10">, n - i - </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quired next higher palindromic  </text:span></text:span></text:p>
                <text:p text:style-name="P53"><text:span text:style-name="Source_20_Text"><text:span text:style-name="T45">        </text:span></text:span><text:span text:style-name="Source_20_Text"><text:span text:style-name="T36">// number </text:span></text:span></text:p>
                <text:p text:style-name="P53"><text:span text:style-name="Source_20_Text"><text:span text:style-name="T45">        </text:span></text:span><text:span text:style-name="Source_20_Text"><text:span text:style-name="T10">String result=String.valueOf(num); </text:span></text:span></text:p>
                <text:p text:style-name="P53"><text:span text:style-name="Source_20_Text"><text:span text:style-name="T45">        </text:span></text:span><text:span text:style-name="Source_20_Text"><text:span text:style-name="T10">System.out.println(</text:span></text:span><text:span text:style-name="Source_20_Text"><text:span text:style-name="T57">"Next Palindrome: "</text:span></text:span><text:span text:style-name="Source_20_Text"><text:span text:style-name="T10">+  </text:span></text:span></text:p>
                <text:p text:style-name="P53"><text:span text:style-name="Source_20_Text"><text:span text:style-name="T45">                                   </text:span></text:span><text:span text:style-name="Source_20_Text"><text:span text:style-name="T10">resul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Code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ring str=</text:span></text:span><text:span text:style-name="Source_20_Text"><text:span text:style-name="T57">"4697557964"</text:span></text:span><text:span text:style-name="Source_20_Text"><text:span text:style-name="T10">; </text:span></text:span></text:p>
                <text:p text:style-name="P53"><text:span text:style-name="Source_20_Text"><text:span text:style-name="T45">        </text:span></text:span><text:span text:style-name="Source_20_Text"><text:span text:style-name="T31">char</text:span></text:span><text:span text:style-name="T51"> </text:span><text:span text:style-name="Source_20_Text"><text:span text:style-name="T10">num[]=str.toCharArray();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n=str.length(); </text:span></text:span></text:p>
                <text:p text:style-name="P53"><text:span text:style-name="Source_20_Text"><text:span text:style-name="T45">        </text:span></text:span><text:span text:style-name="Source_20_Text"><text:span text:style-name="T10">nextPalin(num,n);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Danish Kaleem </text:span></text:span></text:p>
              </table:table-cell>
            </table:table-row>
          </table:table>
        </text:section>
      </text:section>
      <text:p text:style-name="P49"><text:span text:style-name="T105"><text:line-break/></text:span><text:span text:style-name="Strong_20_Emphasis"><text:span text:style-name="T65">Output:</text:span></text:span></text:p>
      <text:p text:style-name="P65">Next Palindrome: 4756996574</text:p>
      <text:p text:style-name="P20"><text:span text:style-name="Strong_20_Emphasis"><text:span text:style-name="T62">Time Complexity:</text:span></text:span><text:span text:style-name="T62"> O(n)</text:span></text:p>
      <text:p text:style-name="P30"/>
      <text:p text:style-name="P30"/>
      <text:h text:style-name="P42" text:outline-level="1">Print cousins of a given node in Binary Tree | Single Traversal</text:h>
      <text:p text:style-name="P61">Given a binary tree and a node, print all cousins of given node. Note that siblings should not be printed.</text:p>
      <text:p text:style-name="P20"><text:span text:style-name="Strong_20_Emphasis"><text:span text:style-name="T62">Examples:</text:span></text:span></text:p>
      <text:p text:style-name="P65">Input : root of below tree </text:p>
      <text:p text:style-name="P152"><text:soft-page-break/><text:s text:c="13"/><text:span text:style-name="T107">1</text:span></text:p>
      <text:p text:style-name="P152"><text:s text:c="11"/><text:span text:style-name="T107">/ <text:s text:c="2"/>\</text:span></text:p>
      <text:p text:style-name="P152"><text:s text:c="10"/><text:span text:style-name="T107">2 <text:s text:c="4"/>3</text:span></text:p>
      <text:p text:style-name="P152"><text:s text:c="8"/><text:span text:style-name="T107">/ <text:s text:c="2"/>\ <text:s/>/ <text:s/>\</text:span></text:p>
      <text:p text:style-name="P152"><text:s text:c="7"/><text:span text:style-name="T107">4 <text:s text:c="3"/>5 <text:s/>6 <text:s text:c="2"/>7</text:span></text:p>
      <text:p text:style-name="P152"><text:s text:c="7"/><text:span text:style-name="T107">and pointer to a node say 5.</text:span></text:p>
      <text:p text:style-name="P153"/>
      <text:p text:style-name="P151">Output : 6, 7</text:p>
      <text:section text:style-name="Sect1" text:name="Section15">
        <text:h text:style-name="P37" text:outline-level="2"><text:bookmark text:name="practiceLinkDiv14"/><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20"><text:span text:style-name="T62">Note that it is the same problem as given at </text:span><text:a xlink:type="simple" xlink:href="https://www.geeksforgeeks.org/print-cousins-of-a-given-node-in-binary-tree/" text:style-name="Internet_20_link" text:visited-style-name="Visited_20_Internet_20_Link"><text:span text:style-name="T27">Print cousins of a given node in Binary Tree</text:span></text:a><text:span text:style-name="T62">which consists of two traversals recursively. In this post, a single level traversal approach is discussed.</text:span></text:p>
      <text:p text:style-name="P61">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62">How to print the cousin nodes instead of siblings and how to get the nodes of that level in the queue?</text:span></text:span><text:span text:style-name="T62">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61">Following is the implementation of the above algorithm.</text:p>
      <text:p text:style-name="P30"/>
      <text:p text:style-name="P30"/>
      <text:p text:style-name="P31">import java.util.*;</text:p>
      <text:p text:style-name="P31"><text:soft-page-break/>class Node{</text:p>
      <text:p text:style-name="P31"><text:tab/>int data;</text:p>
      <text:p text:style-name="P31"><text:tab/>Node left,right;</text:p>
      <text:p text:style-name="P31"><text:tab/>Node(int d){</text:p>
      <text:p text:style-name="P31"><text:tab/><text:tab/>data=d;</text:p>
      <text:p text:style-name="P31"><text:tab/><text:tab/>left=null;</text:p>
      <text:p text:style-name="P31"><text:tab/><text:tab/>right=null;</text:p>
      <text:p text:style-name="P31"><text:tab/>}</text:p>
      <text:p text:style-name="P31">}</text:p>
      <text:p text:style-name="P31"/>
      <text:p text:style-name="P31">class CznNode{</text:p>
      <text:p text:style-name="P31"><text:tab/>public static void main(String[] args) {</text:p>
      <text:p text:style-name="P31"><text:tab/><text:tab/>Node root = new Node(1); </text:p>
      <text:p text:style-name="P31"><text:tab/> <text:s text:c="3"/>root.left = new Node(2); </text:p>
      <text:p text:style-name="P31"><text:tab/> <text:s text:c="3"/>root.right = new Node(3); </text:p>
      <text:p text:style-name="P31"><text:tab/> <text:s text:c="3"/>root.left.left = new Node(4); </text:p>
      <text:p text:style-name="P31"><text:tab/> <text:s text:c="3"/>root.left.right = new Node(5); </text:p>
      <text:p text:style-name="P31"><text:tab/> <text:s text:c="3"/>root.left.right.right = new Node(15); </text:p>
      <text:p text:style-name="P31"><text:tab/> <text:s text:c="3"/>root.right.left = new Node(6); </text:p>
      <text:p text:style-name="P31"><text:tab/> <text:s text:c="3"/>root.right.right = new Node(7); </text:p>
      <text:p text:style-name="P31"><text:tab/> <text:s text:c="3"/>root.right.left.right = new Node(8); </text:p>
      <text:p text:style-name="P31"><text:tab/><text:tab/></text:p>
      <text:p text:style-name="P31"><text:tab/> <text:s text:c="3"/>help(root, root.left.right); </text:p>
      <text:p text:style-name="P31"><text:tab/>}</text:p>
      <text:p text:style-name="P31"><text:tab/>public static void help(Node root,Node x)</text:p>
      <text:p text:style-name="P31"><text:tab/>{</text:p>
      <text:p text:style-name="P31"><text:tab/><text:tab/>Node p=null;</text:p>
      <text:p text:style-name="P31"><text:tab/><text:tab/>boolean flag=false;</text:p>
      <text:p text:style-name="P31"><text:tab/><text:tab/>Queue&lt;Node&gt; q=new LinkedList&lt;Node&gt;();</text:p>
      <text:p text:style-name="P31"><text:tab/><text:tab/>q.add(root);</text:p>
      <text:p text:style-name="P31"><text:soft-page-break/><text:tab/><text:tab/></text:p>
      <text:p text:style-name="P31"><text:tab/><text:tab/>while(!q.isEmpty() &amp;&amp; flag==false){</text:p>
      <text:p text:style-name="P31"><text:tab/><text:tab/><text:tab/>int q_size=q.size();</text:p>
      <text:p text:style-name="P31"><text:tab/><text:tab/><text:tab/>while(q_size--&gt;0){</text:p>
      <text:p text:style-name="P31"><text:tab/><text:tab/><text:tab/><text:tab/>p=q.peek();</text:p>
      <text:p text:style-name="P31"><text:tab/><text:tab/><text:tab/><text:tab/>q.remove();</text:p>
      <text:p text:style-name="P31"><text:tab/><text:tab/><text:tab/><text:tab/>if(p.left==x || p.right==x){</text:p>
      <text:p text:style-name="P31"><text:tab/><text:tab/><text:tab/><text:tab/><text:tab/>flag=true;</text:p>
      <text:p text:style-name="P31"><text:tab/><text:tab/><text:tab/><text:tab/>}</text:p>
      <text:p text:style-name="P31"><text:tab/><text:tab/><text:tab/><text:tab/>else{</text:p>
      <text:p text:style-name="P31"><text:tab/><text:tab/><text:tab/><text:tab/><text:tab/>if(p.left!=null){</text:p>
      <text:p text:style-name="P31"><text:tab/><text:tab/><text:tab/><text:tab/><text:tab/><text:tab/>q.add(p.left);</text:p>
      <text:p text:style-name="P31"><text:tab/><text:tab/><text:tab/><text:tab/><text:tab/>}</text:p>
      <text:p text:style-name="P31"><text:tab/><text:tab/><text:tab/><text:tab/><text:tab/>if(p.right!=null){</text:p>
      <text:p text:style-name="P31"><text:tab/><text:tab/><text:tab/><text:tab/><text:tab/><text:tab/>q.add(p.right);</text:p>
      <text:p text:style-name="P31"><text:tab/><text:tab/><text:tab/><text:tab/><text:tab/>}</text:p>
      <text:p text:style-name="P31"><text:tab/><text:tab/><text:tab/><text:tab/>}</text:p>
      <text:p text:style-name="P31"><text:tab/><text:tab/><text:tab/>}</text:p>
      <text:p text:style-name="P31"><text:tab/><text:tab/>}</text:p>
      <text:p text:style-name="P31"><text:tab/><text:tab/>if(flag){</text:p>
      <text:p text:style-name="P31"><text:tab/><text:tab/><text:tab/>int size=q.size();<text:tab/></text:p>
      <text:p text:style-name="P31"><text:tab/><text:tab/><text:tab/>while(size&gt;0){</text:p>
      <text:p text:style-name="P31"><text:tab/><text:tab/><text:tab/><text:tab/>Node n=q.peek();</text:p>
      <text:p text:style-name="P31"><text:tab/><text:tab/><text:tab/><text:tab/>q.poll();</text:p>
      <text:p text:style-name="P31"><text:tab/><text:tab/><text:tab/><text:tab/>System.out.println(n.data+" <text:s/>");</text:p>
      <text:p text:style-name="P31"><text:tab/><text:tab/><text:tab/><text:tab/>size--;</text:p>
      <text:p text:style-name="P31"><text:tab/><text:tab/><text:tab/>}</text:p>
      <text:p text:style-name="P31"/>
      <text:p text:style-name="P31"><text:tab/><text:tab/>}</text:p>
      <text:p text:style-name="P31"><text:tab/><text:tab/>else{</text:p>
      <text:p text:style-name="P31"><text:soft-page-break/><text:tab/><text:tab/><text:tab/>System.out.println("No Sibling found");</text:p>
      <text:p text:style-name="P31"><text:tab/><text:tab/>}</text:p>
      <text:p text:style-name="P31"/>
      <text:p text:style-name="P31"/>
      <text:p text:style-name="P31"/>
      <text:p text:style-name="P31"/>
      <text:p text:style-name="P31"/>
      <text:p text:style-name="P31"><text:tab/>}</text:p>
      <text:p text:style-name="P31"/>
      <text:p text:style-name="P31"/>
      <text:p text:style-name="P31"/>
      <text:p text:style-name="P31"/>
      <text:p text:style-name="P31">}</text:p>
      <text:p text:style-name="P142"/>
      <text:p text:style-name="P125"/>
      <text:h text:style-name="P89" text:outline-level="1">Find total number of distinct years from a string</text:h>
      <text:p text:style-name="P20"><text:span text:style-name="T62">Given a string containing the words and dates, the task is to find the total number of distinct years mentioned in that string.<text:line-break/></text:span><text:span text:style-name="Strong_20_Emphasis"><text:span text:style-name="T62">Note:</text:span></text:span><text:span text:style-name="T62"> Assuming that the date will be in ‘DD-MM-YYYY’ format.</text:span></text:p>
      <text:p text:style-name="P61">Examples:</text:p>
      <text:p text:style-name="P43"><text:span text:style-name="Strong_20_Emphasis"><text:span text:style-name="T70">Input:</text:span></text:span><text:span text:style-name="T70"> <text:s/>str = "UN was established on 24-10-1945.</text:span></text:p>
      <text:p text:style-name="P152"><text:s text:c="16"/><text:span text:style-name="T107">India got freedom on 15-08-1947."</text:span></text:p>
      <text:p text:style-name="P43"><text:span text:style-name="Strong_20_Emphasis"><text:span text:style-name="T70">Output:</text:span></text:span><text:span text:style-name="T70"> 2</text:span></text:p>
      <text:p text:style-name="P151">2 distinct years i.e. 1945 and 1947 have been referenced.</text:p>
      <text:p text:style-name="P153"/>
      <text:p text:style-name="P43"><text:span text:style-name="Strong_20_Emphasis"><text:span text:style-name="T70">Input:</text:span></text:span><text:span text:style-name="T70"> str = "Soon after the world war 2 ended on 02-09-1945.</text:span></text:p>
      <text:p text:style-name="P152"><text:s text:c="8"/><text:span text:style-name="T107">The UN was established on 24-10-1945."</text:span></text:p>
      <text:p text:style-name="P43"><text:span text:style-name="Strong_20_Emphasis"><text:span text:style-name="T70">Output:</text:span></text:span><text:span text:style-name="T70"> 1</text:span></text:p>
      <text:p text:style-name="P151">Only 1 Year, i.e 1945 has been referenced .</text:p>
      <text:p text:style-name="P126"><text:soft-page-break/>class DateString{</text:p>
      <text:p text:style-name="P126"><text:tab/>public static void main(String[] args) {</text:p>
      <text:p text:style-name="P126"><text:tab/><text:tab/>String str = "UN was established on 24-10-1945.India got freedom on 15-08-1947.";</text:p>
      <text:p text:style-name="P126"><text:tab/><text:tab/>String s="";</text:p>
      <text:p text:style-name="P126"><text:tab/><text:tab/>int c=0;</text:p>
      <text:p text:style-name="P126"><text:tab/><text:tab/>int flag=0;</text:p>
      <text:p text:style-name="P126"><text:tab/><text:tab/>for(int i=0;i&lt;str.length();i++){</text:p>
      <text:p text:style-name="P126"><text:tab/><text:tab/><text:tab/>if(Character.isDigit(str.charAt(i)) || str.charAt(i)=='-'){</text:p>
      <text:p text:style-name="P126"><text:tab/><text:tab/><text:tab/><text:tab/>s+=str.charAt(i);</text:p>
      <text:p text:style-name="P126"><text:tab/><text:tab/><text:tab/><text:tab/>c++;</text:p>
      <text:p text:style-name="P126"><text:tab/><text:tab/><text:tab/><text:tab/>if(c==4){</text:p>
      <text:p text:style-name="P126"><text:tab/><text:tab/><text:tab/><text:tab/><text:tab/>System.out.println(s);</text:p>
      <text:p text:style-name="P126"><text:tab/><text:tab/><text:tab/><text:tab/><text:tab/>flag++;</text:p>
      <text:p text:style-name="P126"><text:tab/><text:tab/><text:tab/><text:tab/>}</text:p>
      <text:p text:style-name="P126"><text:tab/><text:tab/><text:tab/>}</text:p>
      <text:p text:style-name="P126"><text:tab/><text:tab/><text:tab/>else {</text:p>
      <text:p text:style-name="P126"><text:tab/><text:tab/><text:tab/><text:tab/>s="";</text:p>
      <text:p text:style-name="P126"><text:tab/><text:tab/><text:tab/>}</text:p>
      <text:p text:style-name="P126"><text:tab/><text:tab/><text:tab/>if(str.charAt(i)=='-'){</text:p>
      <text:p text:style-name="P126"><text:tab/><text:tab/><text:tab/><text:tab/>c=0;</text:p>
      <text:p text:style-name="P126"><text:tab/><text:tab/><text:tab/>}</text:p>
      <text:p text:style-name="P126"><text:tab/><text:tab/>}</text:p>
      <text:p text:style-name="P126"><text:tab/><text:tab/>System.out.println(flag);</text:p>
      <text:p text:style-name="P126"><text:tab/>}</text:p>
      <text:p text:style-name="P126">}</text:p>
      <text:p text:style-name="P126"/>
      <text:p text:style-name="P126"/>
      <text:p text:style-name="P126"/>
      <text:p text:style-name="P127">Reverse The String:</text:p>
      <text:p text:style-name="P127"/>
      <text:p text:style-name="P127">class ReverseStringWord{</text:p>
      <text:p text:style-name="P127"><text:soft-page-break/><text:tab/>public static void main(String[] args) {</text:p>
      <text:p text:style-name="P127"><text:tab/><text:tab/>String s="My name is X Y Z";</text:p>
      <text:p text:style-name="P127"><text:tab/><text:tab/>StringBuilder result=new StringBuilder();</text:p>
      <text:p text:style-name="P127"><text:tab/><text:tab/>StringBuilder str=new StringBuilder();</text:p>
      <text:p text:style-name="P127"><text:tab/><text:tab/>for(int i=0;i&lt;s.length();i++){</text:p>
      <text:p text:style-name="P127"><text:tab/><text:tab/><text:tab/>if(s.charAt(i)==' '){</text:p>
      <text:p text:style-name="P127"><text:tab/><text:tab/><text:tab/><text:tab/>result.insert(0,str+" ");</text:p>
      <text:p text:style-name="P127"><text:tab/><text:tab/><text:tab/><text:tab/>str.setLength(0);</text:p>
      <text:p text:style-name="P127"><text:tab/><text:tab/><text:tab/>}</text:p>
      <text:p text:style-name="P127"><text:tab/><text:tab/><text:tab/>else{</text:p>
      <text:p text:style-name="P127"><text:tab/><text:tab/><text:tab/><text:tab/>str.append(s.charAt(i));</text:p>
      <text:p text:style-name="P127"><text:tab/><text:tab/><text:tab/><text:tab/>if(i==s.length()-1){</text:p>
      <text:p text:style-name="P127"><text:tab/><text:tab/><text:tab/><text:tab/><text:tab/>result.insert(0,str+" ");</text:p>
      <text:p text:style-name="P127"><text:tab/><text:tab/><text:tab/><text:tab/>}</text:p>
      <text:p text:style-name="P127"><text:tab/><text:tab/><text:tab/>}</text:p>
      <text:p text:style-name="P127"><text:tab/><text:tab/>}</text:p>
      <text:p text:style-name="P127"><text:tab/><text:tab/>System.out.println(result);</text:p>
      <text:p text:style-name="P127"><text:tab/>}</text:p>
      <text:p text:style-name="P127">}</text:p>
      <text:p text:style-name="P127"/>
      <text:p text:style-name="P127">Sort120 element:</text:p>
      <text:p text:style-name="P127"/>
      <text:p text:style-name="P127">class Sort012{</text:p>
      <text:p text:style-name="P127"><text:tab/>public static void main(String[] args) {</text:p>
      <text:p text:style-name="P127"><text:tab/><text:tab/>int[] a={1,2,0,0,0,2,2,2,1,1,0,1,2};</text:p>
      <text:p text:style-name="P127"><text:tab/><text:tab/>int[] c={0,0,0};</text:p>
      <text:p text:style-name="P127"><text:tab/><text:tab/>for(int k=0;k&lt;a.length;k++){</text:p>
      <text:p text:style-name="P127"><text:tab/><text:tab/><text:tab/>c[a[k]]+=1;</text:p>
      <text:p text:style-name="P127"><text:tab/><text:tab/>}</text:p>
      <text:p text:style-name="P127"><text:tab/><text:tab/></text:p>
      <text:p text:style-name="P127"><text:tab/><text:tab/>int i=0;</text:p>
      <text:p text:style-name="P127"><text:soft-page-break/><text:tab/><text:tab/>int m=0;</text:p>
      <text:p text:style-name="P127"><text:tab/><text:tab/>int index=0;</text:p>
      <text:p text:style-name="P127"><text:tab/><text:tab/>while(m&lt;=a.length+1){</text:p>
      <text:p text:style-name="P127"><text:tab/><text:tab/><text:tab/></text:p>
      <text:p text:style-name="P127"><text:tab/><text:tab/><text:tab/>if(c[i]==0){</text:p>
      <text:p text:style-name="P127"><text:tab/><text:tab/><text:tab/><text:tab/>i++;</text:p>
      <text:p text:style-name="P127"><text:tab/><text:tab/><text:tab/>}</text:p>
      <text:p text:style-name="P127"><text:tab/><text:tab/><text:tab/>else{</text:p>
      <text:p text:style-name="P127"><text:tab/><text:tab/><text:tab/><text:tab/>a[index++]=i;</text:p>
      <text:p text:style-name="P127"><text:tab/><text:tab/><text:tab/><text:tab/>//System.out.print(a[i]+" <text:s/>");</text:p>
      <text:p text:style-name="P127"><text:tab/><text:tab/><text:tab/><text:tab/>c[i]-=1;</text:p>
      <text:p text:style-name="P127"><text:tab/><text:tab/><text:tab/>}</text:p>
      <text:p text:style-name="P127"><text:tab/><text:tab/><text:tab/>m++;</text:p>
      <text:p text:style-name="P127"><text:tab/><text:tab/><text:tab/></text:p>
      <text:p text:style-name="P127"><text:tab/><text:tab/>}</text:p>
      <text:p text:style-name="P127"><text:tab/><text:tab/>for(int k=0;k&lt;a.length;k++){</text:p>
      <text:p text:style-name="P127"><text:tab/><text:tab/><text:tab/>System.out.print(a[k]+" <text:s/>");</text:p>
      <text:p text:style-name="P127"><text:tab/><text:tab/>}</text:p>
      <text:p text:style-name="P127"><text:tab/>}</text:p>
      <text:p text:style-name="P127"/>
      <text:p text:style-name="P127">}</text:p>
      <text:p text:style-name="P127"/>
      <text:p text:style-name="P127">Find Missing Two element:</text:p>
      <text:p text:style-name="P127"/>
      <text:p text:style-name="P127">class Missing2Element{</text:p>
      <text:p text:style-name="P127"><text:tab/>public static void main(String[] args) {</text:p>
      <text:p text:style-name="P127"><text:tab/><text:tab/>int[] a={1,2,3,4,7,8,9,10};</text:p>
      <text:p text:style-name="P127"><text:tab/><text:tab/>boolean[] b=new boolean[a.length+3];</text:p>
      <text:p text:style-name="P127"><text:tab/><text:tab/>for(int i=0;i&lt;a.length;i++){</text:p>
      <text:p text:style-name="P127"><text:tab/><text:tab/><text:tab/>b[a[i]]=true;</text:p>
      <text:p text:style-name="P127"><text:tab/><text:tab/>}</text:p>
      <text:p text:style-name="P127"><text:soft-page-break/><text:tab/><text:tab/>for(int i=1;i&lt;b.length;i++){</text:p>
      <text:p text:style-name="P127"><text:tab/><text:tab/><text:tab/>if(!b[i]){</text:p>
      <text:p text:style-name="P127"><text:tab/><text:tab/><text:tab/><text:tab/>System.out.println(i);</text:p>
      <text:p text:style-name="P127"><text:tab/><text:tab/><text:tab/>}</text:p>
      <text:p text:style-name="P127"><text:tab/><text:tab/>}</text:p>
      <text:p text:style-name="P127"><text:tab/>}</text:p>
      <text:p text:style-name="P127">}</text:p>
      <text:p text:style-name="P127"/>
      <text:h text:style-name="P90" text:outline-level="1">Merge two sorted linked lists such that merged list is in reverse order</text:h>
      <text:p text:style-name="P61">Given two linked lists sorted in increasing order. Merge them such a way that the result list is in decreasing order (reverse order).</text:p>
      <text:p text:style-name="P61">Examples:</text:p>
      <text:p text:style-name="P65">Input: <text:s/>a: 5-&gt;10-&gt;15-&gt;40</text:p>
      <text:p text:style-name="P152"><text:s text:c="8"/><text:span text:style-name="T107">b: 2-&gt;3-&gt;20 </text:span></text:p>
      <text:p text:style-name="P151">Output: res: 40-&gt;20-&gt;15-&gt;10-&gt;5-&gt;3-&gt;2</text:p>
      <text:p text:style-name="P153"/>
      <text:p text:style-name="P151">Input: <text:s/>a: NULL</text:p>
      <text:p text:style-name="P152"><text:s text:c="8"/><text:span text:style-name="T107">b: 2-&gt;3-&gt;20 </text:span></text:p>
      <text:p text:style-name="P151">Output: res: 20-&gt;3-&gt;2</text:p>
      <text:section text:style-name="Sect1" text:name="Section16">
        <text:h text:style-name="P37" text:outline-level="2"><text:bookmark text:name="practiceLinkDiv15"/><text:a xlink:type="simple" xlink:href="https://practice.geeksforgeeks.org/problems/merge-2-sorted-linked-list-in-reverse-order/1" text:style-name="Internet_20_link" text:visited-style-name="Visited_20_Internet_20_Link"><text:span text:style-name="T99">Recommended: Please solve it on “</text:span></text:a><text:a xlink:type="simple" xlink:href="https://practice.geeksforgeeks.org/problems/merge-2-sorted-linked-list-in-reverse-order/1" text:style-name="Internet_20_link" text:visited-style-name="Visited_20_Internet_20_Link"><text:span text:style-name="T100">PRACTICE</text:span></text:a><text:a xlink:type="simple" xlink:href="https://practice.geeksforgeeks.org/problems/merge-2-sorted-linked-list-in-reverse-order/1" text:style-name="Internet_20_link" text:visited-style-name="Visited_20_Internet_20_Link"><text:span text:style-name="T99">” first, before moving on to the solution.</text:span></text:a></text:h>
      </text:section>
      <text:p text:style-name="P140"/>
      <text:p text:style-name="P20"><text:span text:style-name="T62">A </text:span><text:span text:style-name="Strong_20_Emphasis"><text:span text:style-name="T62">Simple Solution</text:span></text:span><text:span text:style-name="T62"> is to do following.<text:line-break/>1) </text:span><text:a xlink:type="simple" xlink:href="https://www.geeksforgeeks.org/write-a-function-to-reverse-the-nodes-of-a-linked-list/" text:style-name="Internet_20_link" text:visited-style-name="Visited_20_Internet_20_Link"><text:span text:style-name="T27">Reverse first list ‘a’</text:span></text:a><text:span text:style-name="T62">.<text:line-break/>2) </text:span><text:a xlink:type="simple" xlink:href="https://www.geeksforgeeks.org/write-a-function-to-reverse-the-nodes-of-a-linked-list/" text:style-name="Internet_20_link" text:visited-style-name="Visited_20_Internet_20_Link"><text:span text:style-name="T27">Reverse second list ‘b’</text:span></text:a><text:span text:style-name="T62">.<text:line-break/>3) </text:span><text:a xlink:type="simple" xlink:href="https://www.geeksforgeeks.org/merge-two-sorted-linked-lists/" text:style-name="Internet_20_link" text:visited-style-name="Visited_20_Internet_20_Link"><text:span text:style-name="T27">Merge two reversed lists</text:span></text:a><text:span text:style-name="T62">.</text:span></text:p>
      <text:p text:style-name="P61">Another Simple Solution is first Merge both lists, then reverse the merged list.</text:p>
      <text:p text:style-name="P61"><text:soft-page-break/>Both of the above solutions require two traversals of linked list.</text:p>
      <text:p text:style-name="P20"><text:span text:style-name="Strong_20_Emphasis"><text:span text:style-name="T62">How to solve without reverse, O(1) auxiliary space (in-place) and only one traversal of both lists?</text:span></text:span><text:span text:style-name="T62"><text:line-break/>The idea is to follow merge style process. Initialize result list as empty. Traverse both lists from beginning to end. Compare current nodes of both lists and insert smaller of two at the beginning of the result list.</text:span></text:p>
      <text:p text:style-name="P65">1) Initialize result list as empty: res = NULL.</text:p>
      <text:p text:style-name="P151">2) Let 'a' and 'b' be heads first and second lists respectively.</text:p>
      <text:p text:style-name="P151">3) While (a != NULL and b != NULL)</text:p>
      <text:p text:style-name="P152"><text:s text:c="4"/><text:span text:style-name="T107">a) Find the smaller of two (Current 'a' and 'b')</text:span></text:p>
      <text:p text:style-name="P152"><text:s text:c="4"/><text:span text:style-name="T107">b) Insert the smaller value node at the front of result.</text:span></text:p>
      <text:p text:style-name="P152"><text:s text:c="4"/><text:span text:style-name="T107">c) Move ahead in the list of smaller node. </text:span></text:p>
      <text:p text:style-name="P151">4) If 'b' becomes NULL before 'a', insert all nodes of 'a' </text:p>
      <text:p text:style-name="P152"><text:s text:c="3"/><text:span text:style-name="T107">into result list at the beginning.</text:span></text:p>
      <text:p text:style-name="P151">5) If 'a' becomes NULL before 'b', insert all nodes of 'a' </text:p>
      <text:p text:style-name="P152"><text:s text:c="3"/><text:span text:style-name="T107">into result list at the beginning. </text:span></text:p>
      <text:p text:style-name="P61">Below is the implementation of above solution.</text:p>
      <text:list xml:id="list1119053878211511024" text:style-name="L7">
        <text:list-item>
          <text:p text:style-name="P215"><text:bookmark text:name="tablist1-tab12"/>C/C++</text:p>
        </text:list-item>
        <text:list-item>
          <text:p text:style-name="P206"><text:bookmark text:name="tablist1-tab22"/>Java</text:p>
        </text:list-item>
      </text:list>
      <text:section text:style-name="Sect2" text:name="Section17">
        <text:p text:style-name="P70"><text:bookmark text:name="copy-code-button1"/><text:bookmark text:name="tablist1-panel2"/>filter_none</text:p>
        <text:p text:style-name="P71"><text:bookmark text:name="run-and-edit-button1"/>edit</text:p>
        <text:p text:style-name="P71"><text:bookmark text:name="run-code-button1"/>play_arrow</text:p>
        <text:p text:style-name="P72">brightness_4</text:p>
        <text:section text:style-name="Sect2" text:name="highlighter_820103">
          <table:table table:name="Table4" table:style-name="Table4">
            <table:table-column table:style-name="Table4.A"/>
            <table:table-row>
              <table:table-cell table:style-name="Table4.A1" office:value-type="string">
                <text:p text:style-name="P53"><text:span text:style-name="Source_20_Text"><text:span text:style-name="T36">// Java program to merge two sorted linked list such that merged  </text:span></text:span></text:p>
                <text:p text:style-name="P53"><text:span text:style-name="Source_20_Text"><text:span text:style-name="T36">// list is in reverse order </text:span></text:span></text:p>
                <text:p text:style-name="P53"><text:span text:style-name="Source_20_Text"><text:span text:style-name="T45"> </text:span></text:span><text:span text:style-name="T45"> </text:span></text:p>
                <text:p text:style-name="P53"><text:span text:style-name="Source_20_Text"><text:span text:style-name="T36">// Linked List Class </text:span></text:span></text:p>
                <text:p text:style-name="P53"><text:span text:style-name="Source_20_Text"><text:span text:style-name="T31">class</text:span></text:span><text:span text:style-name="T51"> </text:span><text:span text:style-name="Source_20_Text"><text:span text:style-name="T10">LinkedList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head;  </text:span></text:span><text:span text:style-name="Source_20_Text"><text:span text:style-name="T36">// head of list </text:span></text:span></text:p>
                <text:p text:style-name="P53"><text:soft-page-break/><text:span text:style-name="Source_20_Text"><text:span text:style-name="T45">    </text:span></text:span><text:span text:style-name="Source_20_Text"><text:span text:style-name="T31">static</text:span></text:span><text:span text:style-name="T51"> </text:span><text:span text:style-name="Source_20_Text"><text:span text:style-name="T10">Node a,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de Class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Node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data; </text:span></text:span></text:p>
                <text:p text:style-name="P53"><text:span text:style-name="Source_20_Text"><text:span text:style-name="T45">        </text:span></text:span><text:span text:style-name="Source_20_Text"><text:span text:style-name="T10">Node nex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Constructor to create a new node </text:span></text:span></text:p>
                <text:p text:style-name="P53"><text:span text:style-name="Source_20_Text"><text:span text:style-name="T45">        </text:span></text:span><text:span text:style-name="Source_20_Text"><text:span text:style-name="T10">Node(</text:span></text:span><text:span text:style-name="Source_20_Text"><text:span text:style-name="T31">int</text:span></text:span><text:span text:style-name="T51"> </text:span><text:span text:style-name="Source_20_Text"><text:span text:style-name="T10">d) { </text:span></text:span></text:p>
                <text:p text:style-name="P53"><text:span text:style-name="Source_20_Text"><text:span text:style-name="T45">            </text:span></text:span><text:span text:style-name="Source_20_Text"><text:span text:style-name="T10">data = d; </text:span></text:span></text:p>
                <text:p text:style-name="P53"><text:span text:style-name="Source_20_Text"><text:span text:style-name="T45">            </text:span></text:span><text:span text:style-name="Source_20_Text"><text:span text:style-name="T10">nex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void</text:span></text:span><text:span text:style-name="T51"> </text:span><text:span text:style-name="Source_20_Text"><text:span text:style-name="T10">printlist(Node node) {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System.out.print(node.data + </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Source_20_Text"><text:span text:style-name="T10">node = node.nex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Node sortedmerge(Node node1, Node node2)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the nodes are null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sultant node </text:span></text:span></text:p>
                <text:p text:style-name="P53"><text:span text:style-name="Source_20_Text"><text:span text:style-name="T45">        </text:span></text:span><text:span text:style-name="Source_20_Text"><text:span text:style-name="T10">Node res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both of them have nodes present traverse them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T51"> </text:span><text:span text:style-name="Source_20_Text"><text:span text:style-name="T10">&amp;&amp; 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Now compare both nodes current data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node1.data &lt;= node2.data)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span text:style-name="Source_20_Text"><text:span text:style-name="T31">else</text:span></text:span><text:span text:style-name="T51"> </text:span><text:span text:style-name="Source_20_Text"><text:span text:style-name="T10">{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oft-page-break/><text:span text:style-name="Source_20_Text"><text:span text:style-name="T45">        </text:span></text:span><text:span text:style-name="Source_20_Text"><text:span text:style-name="T36">// If second list reached end, but first list has </text:span></text:span></text:p>
                <text:p text:style-name="P53"><text:span text:style-name="Source_20_Text"><text:span text:style-name="T45">        </text:span></text:span><text:span text:style-name="Source_20_Text"><text:span text:style-name="T36">// nodes.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1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1.next; </text:span></text:span></text:p>
                <text:p text:style-name="P53"><text:span text:style-name="Source_20_Text"><text:span text:style-name="T45">            </text:span></text:span><text:span text:style-name="Source_20_Text"><text:span text:style-name="T10">node1.next = res; </text:span></text:span></text:p>
                <text:p text:style-name="P53"><text:span text:style-name="Source_20_Text"><text:span text:style-name="T45">            </text:span></text:span><text:span text:style-name="Source_20_Text"><text:span text:style-name="T10">res = node1; </text:span></text:span></text:p>
                <text:p text:style-name="P53"><text:span text:style-name="Source_20_Text"><text:span text:style-name="T45">            </text:span></text:span><text:span text:style-name="Source_20_Text"><text:span text:style-name="T10">node1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If first list reached end, but second list has </text:span></text:span></text:p>
                <text:p text:style-name="P53"><text:span text:style-name="Source_20_Text"><text:span text:style-name="T45">        </text:span></text:span><text:span text:style-name="Source_20_Text"><text:span text:style-name="T36">// node. Add remaining nodes of first list at the </text:span></text:span></text:p>
                <text:p text:style-name="P53"><text:span text:style-name="Source_20_Text"><text:span text:style-name="T45">        </text:span></text:span><text:span text:style-name="Source_20_Text"><text:span text:style-name="T36">// front of result list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node2 != </text:span></text:span><text:span text:style-name="Source_20_Text"><text:span text:style-name="T31">null</text:span></text:span><text:span text:style-name="Source_20_Text"><text:span text:style-name="T10">) { </text:span></text:span></text:p>
                <text:p text:style-name="P53"><text:span text:style-name="Source_20_Text"><text:span text:style-name="T45">            </text:span></text:span><text:span text:style-name="Source_20_Text"><text:span text:style-name="T10">Node temp = node2.next; </text:span></text:span></text:p>
                <text:p text:style-name="P53"><text:span text:style-name="Source_20_Text"><text:span text:style-name="T45">            </text:span></text:span><text:span text:style-name="Source_20_Text"><text:span text:style-name="T10">node2.next = res; </text:span></text:span></text:p>
                <text:p text:style-name="P53"><text:span text:style-name="Source_20_Text"><text:span text:style-name="T45">            </text:span></text:span><text:span text:style-name="Source_20_Text"><text:span text:style-name="T10">res = node2; </text:span></text:span></text:p>
                <text:p text:style-name="P53"><text:span text:style-name="Source_20_Text"><text:span text:style-name="T45">            </text:span></text:span><text:span text:style-name="Source_20_Text"><text:span text:style-name="T10">node2 = tem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res;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nkedList list = </text:span></text:span><text:span text:style-name="Source_20_Text"><text:span text:style-name="T31">new</text:span></text:span><text:span text:style-name="T51"> </text:span><text:span text:style-name="Source_20_Text"><text:span text:style-name="T10">LinkedList(); </text:span></text:span></text:p>
                <text:p text:style-name="P53"><text:span text:style-name="Source_20_Text"><text:span text:style-name="T45">        </text:span></text:span><text:span text:style-name="Source_20_Text"><text:span text:style-name="T10">Node result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Let us create two sorted linked lists to test </text:span></text:span></text:p>
                <text:p text:style-name="P53"><text:span text:style-name="Source_20_Text"><text:span text:style-name="T45">         </text:span></text:span><text:span text:style-name="Source_20_Text"><text:span text:style-name="T36">the above functions. Created lists shall be </text:span></text:span></text:p>
                <text:p text:style-name="P53"><text:span text:style-name="Source_20_Text"><text:span text:style-name="T45">         </text:span></text:span><text:span text:style-name="Source_20_Text"><text:span text:style-name="T36">a: 5-&gt;10-&gt;15 </text:span></text:span></text:p>
                <text:p text:style-name="P53"><text:span text:style-name="Source_20_Text"><text:span text:style-name="T45">         </text:span></text:span><text:span text:style-name="Source_20_Text"><text:span text:style-name="T36">b: 2-&gt;3-&gt;20*/</text:span></text:span></text:p>
                <text:p text:style-name="P53"><text:span text:style-name="Source_20_Text"><text:span text:style-name="T45">        </text:span></text:span><text:span text:style-name="Source_20_Text"><text:span text:style-name="T10">list.a = </text:span></text:span><text:span text:style-name="Source_20_Text"><text:span text:style-name="T31">new</text:span></text:span><text:span text:style-name="T51"> </text:span><text:span text:style-name="Source_20_Text"><text:span text:style-name="T10">Node(</text:span></text:span><text:span text:style-name="Source_20_Text"><text:span text:style-name="T42">5</text:span></text:span><text:span text:style-name="Source_20_Text"><text:span text:style-name="T10">); </text:span></text:span></text:p>
                <text:p text:style-name="P53"><text:span text:style-name="Source_20_Text"><text:span text:style-name="T45">        </text:span></text:span><text:span text:style-name="Source_20_Text"><text:span text:style-name="T10">list.a.next = </text:span></text:span><text:span text:style-name="Source_20_Text"><text:span text:style-name="T31">new</text:span></text:span><text:span text:style-name="T51"> </text:span><text:span text:style-name="Source_20_Text"><text:span text:style-name="T10">Node(</text:span></text:span><text:span text:style-name="Source_20_Text"><text:span text:style-name="T42">10</text:span></text:span><text:span text:style-name="Source_20_Text"><text:span text:style-name="T10">); </text:span></text:span></text:p>
                <text:p text:style-name="P53"><text:span text:style-name="Source_20_Text"><text:span text:style-name="T45">        </text:span></text:span><text:span text:style-name="Source_20_Text"><text:span text:style-name="T10">list.a.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list.b = </text:span></text:span><text:span text:style-name="Source_20_Text"><text:span text:style-name="T31">new</text:span></text:span><text:span text:style-name="T51"> </text:span><text:span text:style-name="Source_20_Text"><text:span text:style-name="T10">Nod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list.b.next = </text:span></text:span><text:span text:style-name="Source_20_Text"><text:span text:style-name="T31">new</text:span></text:span><text:span text:style-name="T51"> </text:span><text:span text:style-name="Source_20_Text"><text:span text:style-name="T10">Nod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Source_20_Text"><text:span text:style-name="T10">list.b.next.next = </text:span></text:span><text:span text:style-name="Source_20_Text"><text:span text:style-name="T31">new</text:span></text:span><text:span text:style-name="T51"> </text:span><text:span text:style-name="Source_20_Text"><text:span text:style-name="T10">Node(</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List a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a); </text:span></text:span></text:p>
                <text:p text:style-name="P53"><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List b before merge :"</text:span></text:span><text:span text:style-name="Source_20_Text"><text:span text:style-name="T10">); </text:span></text:span></text:p>
                <text:p text:style-name="P53"><text:span text:style-name="Source_20_Text"><text:span text:style-name="T45">        </text:span></text:span><text:span text:style-name="Source_20_Text"><text:span text:style-name="T10">list.printlist(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rge two sorted linkedlist in decreasing order </text:span></text:span></text:p>
                <text:p text:style-name="P53"><text:span text:style-name="Source_20_Text"><text:span text:style-name="T45">        </text:span></text:span><text:span text:style-name="Source_20_Text"><text:span text:style-name="T10">result = list.sortedmerge(a, b); </text:span></text:span></text:p>
                <text:p text:style-name="P53"><text:soft-page-break/><text:span text:style-name="Source_20_Text"><text:span text:style-name="T45">        </text:span></text:span><text:span text:style-name="Source_20_Text"><text:span text:style-name="T10">System.out.println(</text:span></text:span><text:span text:style-name="Source_20_Text"><text:span text:style-name="T57">""</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Merged linked list : "</text:span></text:span><text:span text:style-name="Source_20_Text"><text:span text:style-name="T10">); </text:span></text:span></text:p>
                <text:p text:style-name="P53"><text:span text:style-name="Source_20_Text"><text:span text:style-name="T45">        </text:span></text:span><text:span text:style-name="Source_20_Text"><text:span text:style-name="T10">list.printlist(resul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This code has been contributed by Mayank Jaiswal </text:span></text:span></text:p>
              </table:table-cell>
            </table:table-row>
          </table:table>
        </text:section>
      </text:section>
      <text:p text:style-name="P140"><text:line-break/>Output:</text:p>
      <text:p text:style-name="P65">List A before merge: </text:p>
      <text:p text:style-name="P151">5 10 15 </text:p>
      <text:p text:style-name="P151">List B before merge: </text:p>
      <text:p text:style-name="P151">2 3 20 </text:p>
      <text:p text:style-name="P151">Merged Linked List is: </text:p>
      <text:p text:style-name="P151">20 15 10 5 3 2 </text:p>
      <text:p text:style-name="P127"/>
      <text:p text:style-name="P127"/>
      <text:p text:style-name="P127"/>
      <text:p text:style-name="P127"/>
      <text:h text:style-name="P90" text:outline-level="1">Compare two strings represented as linked lists</text:h>
      <text:p text:style-name="P61">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61">Examples:</text:p>
      <text:p text:style-name="P65">Input: list1 = g-&gt;e-&gt;e-&gt;k-&gt;s-&gt;a</text:p>
      <text:p text:style-name="P152"><text:s text:c="7"/><text:span text:style-name="T107">list2 = g-&gt;e-&gt;e-&gt;k-&gt;s-&gt;b</text:span></text:p>
      <text:p text:style-name="P151">Output: -1</text:p>
      <text:p text:style-name="P153"/>
      <text:p text:style-name="P151">Input: list1 = g-&gt;e-&gt;e-&gt;k-&gt;s-&gt;a</text:p>
      <text:p text:style-name="P152"><text:soft-page-break/><text:s text:c="7"/><text:span text:style-name="T107">list2 = g-&gt;e-&gt;e-&gt;k-&gt;s</text:span></text:p>
      <text:p text:style-name="P151">Output: 1</text:p>
      <text:p text:style-name="P153"/>
      <text:p text:style-name="P151">Input: list1 = g-&gt;e-&gt;e-&gt;k-&gt;s</text:p>
      <text:p text:style-name="P152"><text:s text:c="7"/><text:span text:style-name="T107">list2 = g-&gt;e-&gt;e-&gt;k-&gt;s</text:span></text:p>
      <text:p text:style-name="P151">Output: 0</text:p>
      <text:h text:style-name="P90" text:outline-level="1">A program to check if a binary tree is BST or not</text:h>
      <text:p text:style-name="P61">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61">From the above properties it naturally follows that:<text:line-break/>• Each node (item in the tree) has a distinct key.</text:p>
      <text:p text:style-name="P127"/>
      <text:p text:style-name="P127"/>
      <text:p text:style-name="P128">import java.util.*;</text:p>
      <text:p text:style-name="P128">class JsonObject{</text:p>
      <text:p text:style-name="P128"><text:tab/>public static void main(String[] args) {</text:p>
      <text:p text:style-name="P128"><text:tab/><text:tab/>String s = "b) (c) ()";</text:p>
      <text:p text:style-name="P128"><text:tab/><text:tab/>int temp=0;</text:p>
      <text:p text:style-name="P128"><text:tab/><text:tab/>int flag=0;</text:p>
      <text:p text:style-name="P128"><text:tab/><text:tab/>for(int i=0;i&lt;s.length();i++){</text:p>
      <text:p text:style-name="P128"><text:tab/><text:tab/><text:tab/>if(s.charAt(i)=='('){</text:p>
      <text:p text:style-name="P128"><text:tab/><text:tab/><text:tab/><text:tab/>temp++;</text:p>
      <text:p text:style-name="P128"><text:tab/><text:tab/><text:tab/><text:tab/>if(temp&gt;flag){</text:p>
      <text:p text:style-name="P128"><text:soft-page-break/><text:tab/><text:tab/><text:tab/><text:tab/><text:tab/>flag=temp;</text:p>
      <text:p text:style-name="P128"><text:tab/><text:tab/><text:tab/><text:tab/>}</text:p>
      <text:p text:style-name="P128"><text:tab/><text:tab/><text:tab/>}</text:p>
      <text:p text:style-name="P128"><text:tab/><text:tab/><text:tab/>else if(s.charAt(i)==')'){</text:p>
      <text:p text:style-name="P128"><text:tab/><text:tab/><text:tab/><text:tab/>temp--;</text:p>
      <text:p text:style-name="P128"><text:tab/><text:tab/><text:tab/>}</text:p>
      <text:p text:style-name="P128"><text:tab/><text:tab/>}</text:p>
      <text:p text:style-name="P128"><text:tab/><text:tab/>System.out.println(flag);</text:p>
      <text:p text:style-name="P128"><text:tab/>}</text:p>
      <text:p text:style-name="P128"/>
      <text:p text:style-name="P128">}</text:p>
      <text:p text:style-name="P128"/>
      <text:p text:style-name="P128"/>
      <text:h text:style-name="P91" text:outline-level="1">Print path from root to a given node in a binary tree</text:h>
      <text:p text:style-name="P30">Given a binary tree with distinct nodes(no two nodes have the same have data values). The problem is to print the path from root to a given node <text:span text:style-name="T95">x</text:span>. If node <text:span text:style-name="T95">x</text:span> is not present then print “No Path”.</text:p>
      <text:p text:style-name="P61">Examples:</text:p>
      <text:p text:style-name="P65">Input : <text:s text:c="9"/>1</text:p>
      <text:p text:style-name="P152"><text:s text:c="15"/><text:span text:style-name="T107">/ <text:s text:c="2"/>\</text:span></text:p>
      <text:p text:style-name="P152"><text:s text:c="14"/><text:span text:style-name="T107">2 <text:s text:c="4"/>3</text:span></text:p>
      <text:p text:style-name="P152"><text:s text:c="13"/><text:span text:style-name="T107">/ \ <text:s text:c="2"/>/ <text:s/>\</text:span></text:p>
      <text:p text:style-name="P152"><text:s text:c="12"/><text:span text:style-name="T107">4 <text:s text:c="2"/>5 <text:s/>6 <text:s text:c="2"/>7</text:span></text:p>
      <text:p text:style-name="P153"/>
      <text:p text:style-name="P152"><text:s text:c="15"/><text:span text:style-name="T107">x = 5</text:span></text:p>
      <text:p text:style-name="P153"/>
      <text:p text:style-name="P151">Output : 1-&gt;2-&gt;5</text:p>
      <text:section text:style-name="Sect1" text:name="Section18">
        <text:h text:style-name="P37" text:outline-level="2"><text:bookmark text:name="practiceLinkDiv16"/><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Approach:</text:span> Create a recursive function that traverses the different path in the binary tree to find the required node <text:span text:style-name="T95">x</text:span>. If node <text:span text:style-name="T95">x</text:span> is present then it returns true and accumulates the path nodes in some array <text:span text:style-name="T95">arr[]</text:span>. Else it returns false.</text:p>
      <text:p text:style-name="P61">Following are the cases during the traversal:</text:p>
      <text:list xml:id="list7565103176387351170" text:style-name="L8">
        <text:list-item>
          <text:p text:style-name="P181">If <text:span text:style-name="T95">root = NULL</text:span>, return false.</text:p>
        </text:list-item>
        <text:list-item>
          <text:p text:style-name="P181">push the root’s data into <text:span text:style-name="T95">arr[]</text:span>.</text:p>
        </text:list-item>
        <text:list-item>
          <text:p text:style-name="P181">if <text:span text:style-name="T95">root’s data = x</text:span>, return true.</text:p>
        </text:list-item>
        <text:list-item>
          <text:p text:style-name="P181">if node <text:span text:style-name="T95">x</text:span> is present in root’s left or right subtree, return true.</text:p>
        </text:list-item>
        <text:list-item>
          <text:p text:style-name="P181">Else remove root’s data value from <text:span text:style-name="T95">arr[]</text:span> and return false.</text:p>
        </text:list-item>
      </text:list>
      <text:p text:style-name="P128"/>
      <text:p text:style-name="P129">import java.util.*;</text:p>
      <text:p text:style-name="P129">class Node{</text:p>
      <text:p text:style-name="P129"><text:tab/>int data;</text:p>
      <text:p text:style-name="P129"><text:tab/>Node left, right;</text:p>
      <text:p text:style-name="P129"><text:tab/>Node(int d){</text:p>
      <text:p text:style-name="P129"><text:tab/><text:tab/>data=d;</text:p>
      <text:p text:style-name="P129"><text:tab/><text:tab/>left=null;</text:p>
      <text:p text:style-name="P129"><text:tab/><text:tab/>right=null;</text:p>
      <text:p text:style-name="P129"><text:tab/>}</text:p>
      <text:p text:style-name="P129"/>
      <text:p text:style-name="P129"/>
      <text:p text:style-name="P129">}</text:p>
      <text:p text:style-name="P129"/>
      <text:p text:style-name="P129">class RoottoNodePath{</text:p>
      <text:p text:style-name="P129"><text:tab/>static ArrayList&lt;Integer&gt; ar=new ArrayList&lt;Integer&gt;();</text:p>
      <text:p text:style-name="P129"><text:tab/>public static void main(String[] args) {</text:p>
      <text:p text:style-name="P129"><text:tab/><text:tab/>Node root=new Node(1); </text:p>
      <text:p text:style-name="P129"><text:s text:c="8"/>root.left = new Node(2); <text:s/></text:p>
      <text:p text:style-name="P129"><text:soft-page-break/><text:s text:c="8"/>root.right = new Node(3); <text:s/></text:p>
      <text:p text:style-name="P129"><text:s text:c="8"/>root.left.left = new Node(4); <text:s/></text:p>
      <text:p text:style-name="P129"><text:s text:c="8"/>root.left.right = new Node(5); <text:s/></text:p>
      <text:p text:style-name="P129"><text:s text:c="8"/>root.right.left = new Node(6); <text:s/></text:p>
      <text:p text:style-name="P129"><text:s text:c="8"/>root.right.right = new Node(7); <text:s/></text:p>
      <text:p text:style-name="P129"><text:s text:c="8"/>int x=5; </text:p>
      <text:p text:style-name="P129"><text:s text:c="8"/>printPath(root, x); </text:p>
      <text:p text:style-name="P129"><text:tab/>}</text:p>
      <text:p text:style-name="P129"><text:tab/>public static void printPath(Node root,int x){</text:p>
      <text:p text:style-name="P129"><text:tab/><text:tab/>if(hasPath(root,x,ar)){</text:p>
      <text:p text:style-name="P129"><text:tab/><text:tab/><text:tab/>for(int i=0;i&lt;ar.size();i++){</text:p>
      <text:p text:style-name="P129"><text:tab/><text:tab/><text:tab/><text:tab/>System.out.print(ar.get(i));</text:p>
      <text:p text:style-name="P129"><text:tab/><text:tab/><text:tab/>}</text:p>
      <text:p text:style-name="P129"><text:tab/><text:tab/>}</text:p>
      <text:p text:style-name="P129"><text:tab/><text:tab/>else{</text:p>
      <text:p text:style-name="P129"><text:tab/><text:tab/><text:tab/><text:tab/>System.out.println("No path exist");</text:p>
      <text:p text:style-name="P129"><text:tab/><text:tab/><text:tab/>}</text:p>
      <text:p text:style-name="P129"><text:tab/>}</text:p>
      <text:p text:style-name="P129"/>
      <text:p text:style-name="P129"><text:tab/>public static boolean hasPath(Node root,int x,ArrayList&lt;Integer&gt; ar){</text:p>
      <text:p text:style-name="P129"><text:tab/><text:tab/>if(root==null){</text:p>
      <text:p text:style-name="P129"><text:tab/><text:tab/><text:tab/>return false;</text:p>
      <text:p text:style-name="P129"><text:tab/><text:tab/>}</text:p>
      <text:p text:style-name="P129"><text:tab/><text:tab/>ar.add(root.data);</text:p>
      <text:p text:style-name="P129"><text:tab/><text:tab/>if(root.data==x){</text:p>
      <text:p text:style-name="P129"><text:tab/><text:tab/><text:tab/>return true;</text:p>
      <text:p text:style-name="P129"><text:tab/><text:tab/>}</text:p>
      <text:p text:style-name="P129"/>
      <text:p text:style-name="P129"><text:tab/><text:tab/>if(hasPath(root.left,x,ar) || hasPath(root.right,x,ar)){</text:p>
      <text:p text:style-name="P129"><text:tab/><text:tab/><text:tab/>return true;</text:p>
      <text:p text:style-name="P129"><text:tab/><text:tab/>}</text:p>
      <text:p text:style-name="P129"><text:soft-page-break/></text:p>
      <text:p text:style-name="P129"><text:tab/><text:tab/>ar.remove(ar.size()-1);</text:p>
      <text:p text:style-name="P129"><text:tab/><text:tab/>return false;</text:p>
      <text:p text:style-name="P129"/>
      <text:p text:style-name="P129"/>
      <text:p text:style-name="P129"/>
      <text:p text:style-name="P129"><text:tab/>}</text:p>
      <text:p text:style-name="P129"><text:tab/></text:p>
      <text:p text:style-name="P130"><text:span text:style-name="T118">}</text:span><text:span text:style-name="T117">Queue using Stacks</text:span></text:p>
      <text:p text:style-name="P20"><text:span text:style-name="T62">The problem is opposite of </text:span><text:a xlink:type="simple" xlink:href="https://www.geeksforgeeks.org/implement-stack-using-queue/" text:style-name="Internet_20_link" text:visited-style-name="Visited_20_Internet_20_Link"><text:span text:style-name="T27">this</text:span></text:a><text:span text:style-name="T62"> post. We are given a stack data structure with push and pop operations, the task is to implement a queue using instances of stack data structure and operations on them.</text:span></text:p>
      <text:p text:style-name="P64"><draw:frame draw:style-name="fr2" draw:name="Image8" text:anchor-type="as-char" svg:width="11.959cm" svg:height="8.52cm" draw:z-index="7"><draw:image xlink:href="Pictures/10000201000002F300000216D5E8D7FB5D93AD4C.png" xlink:type="simple" xlink:show="embed" xlink:actuate="onLoad"/><svg:title>Stack and Queue with insert and delete operations</svg:title></draw:frame></text:p>
      <text:p text:style-name="P61">A queue can be implemented using two stacks. Let queue to be implemented be q and stacks used to implement q be stack1 and stack2. q can be implemented in two ways:</text:p>
      <text:section text:style-name="Sect1" text:name="Section19">
        <text:h text:style-name="P37" text:outline-level="2"><text:bookmark text:name="practiceLinkDiv17"/><text:a xlink:type="simple" xlink:href="https://practice.geeksforgeeks.org/problems/queue-using-two-stacks/1" text:style-name="Internet_20_link" text:visited-style-name="Visited_20_Internet_20_Link"><text:span text:style-name="T99">Recommended: Please solve it on “</text:span></text:a><text:a xlink:type="simple" xlink:href="https://practice.geeksforgeeks.org/problems/queue-using-two-stacks/1" text:style-name="Internet_20_link" text:visited-style-name="Visited_20_Internet_20_Link"><text:span text:style-name="T100">PRACTICE</text:span></text:a><text:a xlink:type="simple" xlink:href="https://practice.geeksforgeeks.org/problems/queue-using-two-stacks/1" text:style-name="Internet_20_link" text:visited-style-name="Visited_20_Internet_20_Link"><text:span text:style-name="T99">” first, before moving on to the solution.</text:span></text:a></text:h>
      </text:section>
      <text:p text:style-name="P140"/>
      <text:p text:style-name="P20"><text:soft-page-break/><text:span text:style-name="Strong_20_Emphasis"><text:span text:style-name="T62">Method 1 (By making enQueue operation costly)</text:span></text:span><text:span text:style-name="T62"> This method makes sure that oldest entered element is always at the top of stack 1, so that deQueue operation just pops from stack1. To put the element at top of stack1, stack2 is used.</text:span></text:p>
      <text:p text:style-name="P65">enQueue(q, x)</text:p>
      <text:p text:style-name="P152"><text:s text:c="2"/><text:span text:style-name="T107">1) While stack1 is not empty, push everything from stack1 to stack2.</text:span></text:p>
      <text:p text:style-name="P152"><text:s text:c="2"/><text:span text:style-name="T107">2) Push x to stack1 (assuming size of stacks is unlimited).</text:span></text:p>
      <text:p text:style-name="P152"><text:s text:c="2"/><text:span text:style-name="T107">3) Push everything back to stack1.</text:span></text:p>
      <text:p text:style-name="P151">Here time complexity will be O(n)</text:p>
      <text:p text:style-name="P153"/>
      <text:p text:style-name="P151">deQueue(q)</text:p>
      <text:p text:style-name="P152"><text:s text:c="2"/><text:span text:style-name="T107">1) If stack1 is empty then error</text:span></text:p>
      <text:p text:style-name="P152"><text:s text:c="2"/><text:span text:style-name="T107">2) Pop an item from stack1 and return it</text:span></text:p>
      <text:p text:style-name="P151">Here time complexity will be O(1)</text:p>
      <text:list xml:id="list7452537260651092319" text:style-name="L9">
        <text:list-item>
          <text:p text:style-name="P216"><text:bookmark text:name="tablist1-tab13"/>C++</text:p>
        </text:list-item>
        <text:list-item>
          <text:p text:style-name="P207"><text:bookmark text:name="tablist1-tab23"/>Java</text:p>
        </text:list-item>
      </text:list>
      <text:section text:style-name="Sect2" text:name="Section20">
        <text:p text:style-name="P70"><text:bookmark text:name="tablist1-panel21"/><text:bookmark text:name="copy-code-button2"/>filter_none</text:p>
        <text:p text:style-name="P71"><text:bookmark text:name="run-and-edit-button2"/>edit</text:p>
        <text:p text:style-name="P71"><text:bookmark text:name="run-code-button2"/>play_arrow</text:p>
        <text:p text:style-name="P72">brightness_4</text:p>
        <text:section text:style-name="Sect2" text:name="highlighter_872980">
          <table:table table:name="Table5" table:style-name="Table5">
            <table:table-column table:style-name="Table5.A"/>
            <table:table-row>
              <table:table-cell table:style-name="Table5.A1" office:value-type="string">
                <text:p text:style-name="P53"><text:span text:style-name="Source_20_Text"><text:span text:style-name="T36">// Java program to implement Queue using  </text:span></text:span></text:p>
                <text:p text:style-name="P53"><text:span text:style-name="Source_20_Text"><text:span text:style-name="T36">// two stacks with costly enQueue()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31">static</text:span></text:span><text:span text:style-name="T51"> </text:span><text:span text:style-name="Source_20_Text"><text:span text:style-name="T31">class</text:span></text:span><text:span text:style-name="T51"> </text:span><text:span text:style-name="Source_20_Text"><text:span text:style-name="T10">Queu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1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10">Stack&lt;Integer&gt; s2 = </text:span></text:span><text:span text:style-name="Source_20_Text"><text:span text:style-name="T31">new</text:span></text:span><text:span text:style-name="T51"> </text:span><text:span text:style-name="Source_20_Text"><text:span text:style-name="T10">Stack&lt;Integer&g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enQueue(</text:span></text:span><text:span text:style-name="Source_20_Text"><text:span text:style-name="T31">int</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Move all elements from s1 to s2  </text:span></text:span></text:p>
                <text:p text:style-name="P53"><text:soft-page-break/><text:span text:style-name="Source_20_Text"><text:span text:style-name="T45">        </text:span></text:span><text:span text:style-name="Source_20_Text"><text:span text:style-name="T31">while</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2.push(s1.pop());  </text:span></text:span></text:p>
                <text:p text:style-name="P53"><text:span text:style-name="Source_20_Text"><text:span text:style-name="T45">            </text:span></text:span><text:span text:style-name="Source_20_Text"><text:span text:style-name="T36">//s1.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item into s1  </text:span></text:span></text:p>
                <text:p text:style-name="P53"><text:span text:style-name="Source_20_Text"><text:span text:style-name="T45">        </text:span></text:span><text:span text:style-name="Source_20_Text"><text:span text:style-name="T10">s1.push(x);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Push everything back to s1  </text:span></text:span></text:p>
                <text:p text:style-name="P53"><text:span text:style-name="Source_20_Text"><text:span text:style-name="T45">        </text:span></text:span><text:span text:style-name="Source_20_Text"><text:span text:style-name="T31">while</text:span></text:span><text:span text:style-name="T51"> </text:span><text:span text:style-name="Source_20_Text"><text:span text:style-name="T10">(!s2.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1.push(s2.pop());  </text:span></text:span></text:p>
                <text:p text:style-name="P53"><text:span text:style-name="Source_20_Text"><text:span text:style-name="T45">            </text:span></text:span><text:span text:style-name="Source_20_Text"><text:span text:style-name="T36">//s2.pop();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queue an item from the queue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deQueue()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first stack is empty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s1.isEmpty())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Q is Empty"</text:span></text:span><text:span text:style-name="Source_20_Text"><text:span text:style-name="T10">);  </text:span></text:span></text:p>
                <text:p text:style-name="P53"><text:span text:style-name="Source_20_Text"><text:span text:style-name="T45">            </text:span></text:span><text:span text:style-name="Source_20_Text"><text:span text:style-name="T10">System.exit(</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Return top of s1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 = s1.peek();  </text:span></text:span></text:p>
                <text:p text:style-name="P53"><text:span text:style-name="Source_20_Text"><text:span text:style-name="T45">        </text:span></text:span><text:span text:style-name="Source_20_Text"><text:span text:style-name="T10">s1.pop();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Queue q = </text:span></text:span><text:span text:style-name="Source_20_Text"><text:span text:style-name="T31">new</text:span></text:span><text:span text:style-name="T51"> </text:span><text:span text:style-name="Source_20_Text"><text:span text:style-name="T10">Queue();  </text:span></text:span></text:p>
                <text:p text:style-name="P53"><text:span text:style-name="Source_20_Text"><text:span text:style-name="T45">    </text:span></text:span><text:span text:style-name="Source_20_Text"><text:span text:style-name="T10">q.enQueue(</text:span></text:span><text:span text:style-name="Source_20_Text"><text:span text:style-name="T42">1</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2</text:span></text:span><text:span text:style-name="Source_20_Text"><text:span text:style-name="T10">);  </text:span></text:span></text:p>
                <text:p text:style-name="P53"><text:span text:style-name="Source_20_Text"><text:span text:style-name="T45">    </text:span></text:span><text:span text:style-name="Source_20_Text"><text:span text:style-name="T10">q.enQueue(</text:span></text:span><text:span text:style-name="Source_20_Text"><text:span text:style-name="T42">3</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45">    </text:span></text:span><text:span text:style-name="Source_20_Text"><text:span text:style-name="T10">System.out.println(q.deQueue()); </text:span></text:span></text:p>
                <text:p text:style-name="P53"><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5"><text:span text:style-name="Source_20_Text"><text:span text:style-name="T36">// This code is contributed by Prerna Saini </text:span></text:span></text:p>
              </table:table-cell>
            </table:table-row>
          </table:table>
        </text:section>
      </text:section>
      <text:h text:style-name="P92" text:outline-level="1"><text:soft-page-break/>N Queen Problem | Backtracking-3</text:h>
      <text:p text:style-name="P20"><text:span text:style-name="T62">We have discussed Knight’s tour and Rat in a Maze problems in </text:span><text:a xlink:type="simple" xlink:href="https://www.geeksforgeeks.org/backtracking-set-1-the-knights-tour-problem/" office:target-frame-name="_blank" xlink:show="new" text:style-name="Internet_20_link" text:visited-style-name="Visited_20_Internet_20_Link"><text:span text:style-name="T27">Set 1</text:span></text:a><text:span text:style-name="T62"> and </text:span><text:a xlink:type="simple" xlink:href="https://www.geeksforgeeks.org/backttracking-set-2-rat-in-a-maze/" office:target-frame-name="_blank" xlink:show="new" text:style-name="Internet_20_link" text:visited-style-name="Visited_20_Internet_20_Link"><text:span text:style-name="T27">Set 2</text:span></text:a><text:span text:style-name="T62">respectively. Let us discuss N Queen as another example problem that can be solved using Backtracking.</text:span></text:p>
      <text:p text:style-name="P61">The N Queen is the problem of placing N chess queens on an N×N chessboard so that no two queens attack each other. For example, following is a solution for 4 Queen problem.</text:p>
      <text:p text:style-name="P23"><draw:a xlink:type="simple" xlink:href="https://cdncontribute.geeksforgeeks.org/wp-content/uploads/N_Queen_Problem.jpg"><draw:frame draw:style-name="fr3" draw:name="Image9" text:anchor-type="as-char" svg:width="11.959cm" svg:height="9.313cm" draw:z-index="8"><draw:image xlink:href="https://cdncontribute.geeksforgeeks.org/wp-content/uploads/N_Queen_Problem.jpg" xlink:type="simple" xlink:show="embed" xlink:actuate="onLoad"/></draw:frame></draw:a></text:p>
      <text:p text:style-name="P138"/>
      <text:p text:style-name="P61">The expected output is a binary matrix which has 1s for the blocks where queens are placed. For example, following is the output matrix for above 4 queen solution.</text:p>
      <text:p text:style-name="P66"><text:s text:c="14"/><text:span text:style-name="T107">{ 0, <text:s/>1, <text:s/>0, <text:s/>0}</text:span></text:p>
      <text:p text:style-name="P152"><text:s text:c="14"/><text:span text:style-name="T107">{ 0, <text:s/>0, <text:s/>0, <text:s/>1}</text:span></text:p>
      <text:p text:style-name="P152"><text:s text:c="14"/><text:span text:style-name="T107">{ 1, <text:s/>0, <text:s/>0, <text:s/>0}</text:span></text:p>
      <text:p text:style-name="P152"><text:s text:c="14"/><text:span text:style-name="T107">{ 0, <text:s/>0, <text:s/>1, <text:s/>0}</text:span></text:p>
      <text:p text:style-name="P129"/>
      <table:table table:name="Table6" table:style-name="Table6">
        <table:table-column table:style-name="Table6.A"/>
        <table:table-column table:style-name="Table6.B"/>
        <table:table-row>
          <table:table-cell table:style-name="Table6.A1" office:value-type="string">
            <text:p text:style-name="P156"><text:bookmark text:name="LC19"/><text:span text:style-name="T119">public</text:span> <text:span text:style-name="T119">class</text:span> <text:soft-page-break/><text:span text:style-name="T120">NQueenProblem</text:span> {<text:bookmark text:name="L20"/></text:p>
          </table:table-cell>
          <table:table-cell table:style-name="Table6.B46" office:value-type="string">
            <text:p text:style-name="P157"/>
          </table:table-cell>
        </table:table-row>
        <table:table-row>
          <table:table-cell table:style-name="Table6.A1" office:value-type="string">
            <text:p text:style-name="P157"><text:bookmark text:name="LC20"/></text:p>
          </table:table-cell>
          <table:table-cell table:style-name="Table6.A1" office:value-type="string">
            <text:p text:style-name="P157"><text:bookmark text:name="L21"/></text:p>
          </table:table-cell>
        </table:table-row>
        <table:table-row>
          <table:table-cell table:style-name="Table6.A1" office:value-type="string">
            <text:p text:style-name="P157"><text:bookmark text:name="LC21"/></text:p>
          </table:table-cell>
          <table:table-cell table:style-name="Table6.A1" office:value-type="string">
            <text:p text:style-name="P156"><text:span text:style-name="T119">class</text:span> <text:span text:style-name="T120">Position</text:span> {<text:bookmark text:name="L22"/></text:p>
          </table:table-cell>
        </table:table-row>
        <table:table-row>
          <table:table-cell table:style-name="Table6.A1" office:value-type="string">
            <text:p text:style-name="P157"><text:bookmark text:name="LC22"/></text:p>
          </table:table-cell>
          <table:table-cell table:style-name="Table6.A1" office:value-type="string">
            <text:p text:style-name="P156"><text:span text:style-name="T119">int</text:span> row, col;<text:bookmark text:name="L23"/></text:p>
          </table:table-cell>
        </table:table-row>
        <table:table-row>
          <table:table-cell table:style-name="Table6.A1" office:value-type="string">
            <text:p text:style-name="P157"><text:bookmark text:name="LC23"/></text:p>
          </table:table-cell>
          <table:table-cell table:style-name="Table6.A1" office:value-type="string">
            <text:p text:style-name="P156"><text:span text:style-name="T120">Position</text:span>(<text:span text:style-name="T119">int</text:span> <text:span text:style-name="T121">row</text:span>, <text:span text:style-name="T119">int</text:span> <text:span text:style-name="T121">col</text:span>) {<text:bookmark text:name="L24"/></text:p>
          </table:table-cell>
        </table:table-row>
        <table:table-row>
          <table:table-cell table:style-name="Table6.A1" office:value-type="string">
            <text:p text:style-name="P157"><text:bookmark text:name="LC24"/></text:p>
          </table:table-cell>
          <table:table-cell table:style-name="Table6.A1" office:value-type="string">
            <text:p text:style-name="P156"><text:span text:style-name="T122">this</text:span><text:span text:style-name="T119">.</text:span>row <text:span text:style-name="T119">=</text:span> row;<text:bookmark text:name="L25"/></text:p>
          </table:table-cell>
        </table:table-row>
        <table:table-row>
          <table:table-cell table:style-name="Table6.A1" office:value-type="string">
            <text:p text:style-name="P157"><text:bookmark text:name="LC25"/></text:p>
          </table:table-cell>
          <table:table-cell table:style-name="Table6.A1" office:value-type="string">
            <text:p text:style-name="P156"><text:span text:style-name="T122">this</text:span><text:span text:style-name="T119">.</text:span>col <text:span text:style-name="T119">=</text:span> col;<text:bookmark text:name="L26"/></text:p>
          </table:table-cell>
        </table:table-row>
        <table:table-row>
          <table:table-cell table:style-name="Table6.A1" office:value-type="string">
            <text:p text:style-name="P157"><text:bookmark text:name="LC26"/></text:p>
          </table:table-cell>
          <table:table-cell table:style-name="Table6.A1" office:value-type="string">
            <text:p text:style-name="P156">}<text:bookmark text:name="L27"/></text:p>
          </table:table-cell>
        </table:table-row>
        <table:table-row>
          <table:table-cell table:style-name="Table6.A1" office:value-type="string">
            <text:p text:style-name="P157"><text:bookmark text:name="LC27"/></text:p>
          </table:table-cell>
          <table:table-cell table:style-name="Table6.A1" office:value-type="string">
            <text:p text:style-name="P156">}<text:bookmark text:name="L28"/></text:p>
          </table:table-cell>
        </table:table-row>
        <table:table-row>
          <table:table-cell table:style-name="Table6.A1" office:value-type="string">
            <text:p text:style-name="P157"><text:bookmark text:name="LC28"/></text:p>
          </table:table-cell>
          <table:table-cell table:style-name="Table6.A1" office:value-type="string">
            <text:p text:style-name="P157"><text:bookmark text:name="L29"/></text:p>
          </table:table-cell>
        </table:table-row>
        <table:table-row>
          <table:table-cell table:style-name="Table6.A1" office:value-type="string">
            <text:p text:style-name="P157"><text:bookmark text:name="LC29"/></text:p>
          </table:table-cell>
          <table:table-cell table:style-name="Table6.A1" office:value-type="string">
            <text:p text:style-name="P156"><text:span text:style-name="T119">public</text:span> <text:span text:style-name="T119">Position</text:span>[] <text:span text:style-name="T120">solveNQueenOneSolution</text:span>(<text:span text:style-name="T119">int</text:span> <text:span text:style-name="T121">n</text:span>) {<text:bookmark text:name="L30"/></text:p>
          </table:table-cell>
        </table:table-row>
        <table:table-row>
          <table:table-cell table:style-name="Table6.A1" office:value-type="string">
            <text:p text:style-name="P157"><text:bookmark text:name="LC30"/></text:p>
          </table:table-cell>
          <table:table-cell table:style-name="Table6.A1" office:value-type="string">
            <text:p text:style-name="P156"><text:span text:style-name="T119">Position</text:span>[] positions <text:span text:style-name="T119">=</text:span> <text:span text:style-name="T119">new</text:span> Position[n];<text:bookmark text:name="L31"/></text:p>
          </table:table-cell>
        </table:table-row>
        <table:table-row>
          <table:table-cell table:style-name="Table6.A1" office:value-type="string">
            <text:p text:style-name="P157"><text:bookmark text:name="LC31"/></text:p>
          </table:table-cell>
          <table:table-cell table:style-name="Table6.A1" office:value-type="string">
            <text:p text:style-name="P156"><text:span text:style-name="T119">boolean</text:span> hasSolution <text:span text:style-name="T119">=</text:span> solveNQueenOneSolutionUtil(n, <text:span text:style-name="T122">0</text:span>, positions);<text:bookmark text:name="L32"/></text:p>
          </table:table-cell>
        </table:table-row>
        <table:table-row>
          <table:table-cell table:style-name="Table6.A1" office:value-type="string">
            <text:p text:style-name="P157"><text:bookmark text:name="LC32"/></text:p>
          </table:table-cell>
          <table:table-cell table:style-name="Table6.A1" office:value-type="string">
            <text:p text:style-name="P156"><text:span text:style-name="T119">if</text:span> (hasSolution) {<text:bookmark text:name="L33"/></text:p>
          </table:table-cell>
        </table:table-row>
        <table:table-row>
          <table:table-cell table:style-name="Table6.A1" office:value-type="string">
            <text:p text:style-name="P157"><text:bookmark text:name="LC33"/></text:p>
          </table:table-cell>
          <table:table-cell table:style-name="Table6.A1" office:value-type="string">
            <text:p text:style-name="P156"><text:span text:style-name="T119">return</text:span> positions;<text:bookmark text:name="L34"/></text:p>
          </table:table-cell>
        </table:table-row>
        <table:table-row>
          <table:table-cell table:style-name="Table6.A1" office:value-type="string">
            <text:p text:style-name="P157"><text:bookmark text:name="LC34"/></text:p>
          </table:table-cell>
          <table:table-cell table:style-name="Table6.A1" office:value-type="string">
            <text:p text:style-name="P156">} <text:span text:style-name="T119">else</text:span> {<text:bookmark text:name="L35"/></text:p>
          </table:table-cell>
        </table:table-row>
        <table:table-row>
          <table:table-cell table:style-name="Table6.A1" office:value-type="string">
            <text:p text:style-name="P157"><text:bookmark text:name="LC35"/></text:p>
          </table:table-cell>
          <table:table-cell table:style-name="Table6.A1" office:value-type="string">
            <text:p text:style-name="P156"><text:span text:style-name="T119">return</text:span> <text:span text:style-name="T119">new</text:span> Position[<text:span text:style-name="T122">0</text:span>];<text:bookmark text:name="L36"/></text:p>
          </table:table-cell>
        </table:table-row>
        <table:table-row>
          <table:table-cell table:style-name="Table6.A1" office:value-type="string">
            <text:p text:style-name="P157"><text:bookmark text:name="LC36"/></text:p>
          </table:table-cell>
          <table:table-cell table:style-name="Table6.A1" office:value-type="string">
            <text:p text:style-name="P156">}<text:bookmark text:name="L37"/></text:p>
          </table:table-cell>
        </table:table-row>
        <table:table-row>
          <table:table-cell table:style-name="Table6.A1" office:value-type="string">
            <text:p text:style-name="P157"><text:bookmark text:name="LC37"/></text:p>
          </table:table-cell>
          <table:table-cell table:style-name="Table6.A1" office:value-type="string">
            <text:p text:style-name="P156">}<text:bookmark text:name="L38"/></text:p>
          </table:table-cell>
        </table:table-row>
        <table:table-row>
          <table:table-cell table:style-name="Table6.A1" office:value-type="string">
            <text:p text:style-name="P157"><text:bookmark text:name="LC38"/></text:p>
          </table:table-cell>
          <table:table-cell table:style-name="Table6.A1" office:value-type="string">
            <text:p text:style-name="P157"><text:bookmark text:name="L39"/></text:p>
          </table:table-cell>
        </table:table-row>
        <table:table-row>
          <table:table-cell table:style-name="Table6.A1" office:value-type="string">
            <text:p text:style-name="P157"><text:bookmark text:name="LC39"/></text:p>
          </table:table-cell>
          <table:table-cell table:style-name="Table6.A1" office:value-type="string">
            <text:p text:style-name="P156"><text:span text:style-name="T119">private</text:span> <text:span text:style-name="T119">boolean</text:span> <text:span text:style-name="T120">solveNQueenOneSolutionUtil</text:span>(<text:span text:style-name="T119">int</text:span> <text:span text:style-name="T121">n</text:span>, <text:span text:style-name="T119">int</text:span> <text:span text:style-name="T121">row</text:span>, <text:span text:style-name="T119">Position</text:span>[] <text:span text:style-name="T121">positions</text:span>) {<text:bookmark text:name="L40"/></text:p>
          </table:table-cell>
        </table:table-row>
        <table:table-row>
          <table:table-cell table:style-name="Table6.A1" office:value-type="string">
            <text:p text:style-name="P157"><text:bookmark text:name="LC40"/></text:p>
          </table:table-cell>
          <table:table-cell table:style-name="Table6.A1" office:value-type="string">
            <text:p text:style-name="P156"><text:span text:style-name="T119">if</text:span> (n <text:span text:style-name="T119">==</text:span> row) {<text:bookmark text:name="L41"/></text:p>
          </table:table-cell>
        </table:table-row>
        <table:table-row>
          <table:table-cell table:style-name="Table6.A1" office:value-type="string">
            <text:p text:style-name="P157"><text:bookmark text:name="LC41"/></text:p>
          </table:table-cell>
          <table:table-cell table:style-name="Table6.A1" office:value-type="string">
            <text:p text:style-name="P156"><text:span text:style-name="T119">return</text:span> <text:span text:style-name="T122">true</text:span>;<text:bookmark text:name="L42"/></text:p>
          </table:table-cell>
        </table:table-row>
        <table:table-row>
          <table:table-cell table:style-name="Table6.A1" office:value-type="string">
            <text:p text:style-name="P157"><text:bookmark text:name="LC42"/></text:p>
          </table:table-cell>
          <table:table-cell table:style-name="Table6.A1" office:value-type="string">
            <text:p text:style-name="P156">}<text:bookmark text:name="L43"/></text:p>
          </table:table-cell>
        </table:table-row>
        <table:table-row>
          <table:table-cell table:style-name="Table6.A1" office:value-type="string">
            <text:p text:style-name="P157"><text:bookmark text:name="LC43"/></text:p>
          </table:table-cell>
          <table:table-cell table:style-name="Table6.A1" office:value-type="string">
            <text:p text:style-name="P156"><text:span text:style-name="T119">int</text:span> col;<text:bookmark text:name="L44"/></text:p>
          </table:table-cell>
        </table:table-row>
        <table:table-row>
          <table:table-cell table:style-name="Table6.A1" office:value-type="string">
            <text:p text:style-name="P157"><text:bookmark text:name="LC44"/></text:p>
          </table:table-cell>
          <table:table-cell table:style-name="Table6.A1" office:value-type="string">
            <text:p text:style-name="P156"><text:span text:style-name="T119">for</text:span> (col <text:span text:style-name="T119">=</text:span> <text:span text:style-name="T122">0</text:span>; col <text:span text:style-name="T119">&lt;</text:span> n; col<text:span text:style-name="T119">++</text:span>) {<text:bookmark text:name="L45"/></text:p>
          </table:table-cell>
        </table:table-row>
        <table:table-row>
          <table:table-cell table:style-name="Table6.A1" office:value-type="string">
            <text:p text:style-name="P157"><text:bookmark text:name="LC45"/></text:p>
          </table:table-cell>
          <table:table-cell table:style-name="Table6.A1" office:value-type="string">
            <text:p text:style-name="P156"><text:span text:style-name="T119">boolean</text:span> foundSafe <text:span text:style-name="T119">=</text:span> <text:span text:style-name="T122">true</text:span>;<text:bookmark text:name="L46"/></text:p>
          </table:table-cell>
        </table:table-row>
        <table:table-row>
          <table:table-cell table:style-name="Table6.A1" office:value-type="string">
            <text:p text:style-name="P157"><text:bookmark text:name="LC46"/></text:p>
          </table:table-cell>
          <table:table-cell table:style-name="Table6.A1" office:value-type="string">
            <text:p text:style-name="P157"><text:bookmark text:name="L47"/></text:p>
          </table:table-cell>
        </table:table-row>
        <table:table-row>
          <table:table-cell table:style-name="Table6.A1" office:value-type="string">
            <text:p text:style-name="P157"><text:bookmark text:name="LC47"/></text:p>
          </table:table-cell>
          <table:table-cell table:style-name="Table6.A1" office:value-type="string">
            <text:p text:style-name="P158">//check if this row and col is not under attack from any previous queen.<text:bookmark text:name="L48"/></text:p>
          </table:table-cell>
        </table:table-row>
        <table:table-row>
          <table:table-cell table:style-name="Table6.A1" office:value-type="string">
            <text:p text:style-name="P157"><text:bookmark text:name="LC48"/></text:p>
          </table:table-cell>
          <table:table-cell table:style-name="Table6.A1" office:value-type="string">
            <text:p text:style-name="P156"><text:span text:style-name="T119">for</text:span> (<text:span text:style-name="T119">int</text:span> queen <text:span text:style-name="T119">=</text:span> <text:span text:style-name="T122">0</text:span>; queen <text:span text:style-name="T119">&lt;</text:span> row; queen<text:span text:style-name="T119">++</text:span>) {<text:bookmark text:name="L49"/></text:p>
          </table:table-cell>
        </table:table-row>
        <table:table-row>
          <table:table-cell table:style-name="Table6.A1" office:value-type="string">
            <text:p text:style-name="P157"><text:bookmark text:name="LC49"/></text:p>
          </table:table-cell>
          <table:table-cell table:style-name="Table6.A1" office:value-type="string">
            <text:p text:style-name="P156"><text:span text:style-name="T119">if</text:span> (positions[queen]<text:span text:style-name="T119">.</text:span>col <text:span text:style-name="T119">==</text:span> col <text:span text:style-name="T119">||</text:span> positions[queen]<text:span text:style-name="T119">.</text:span>row <text:span text:style-name="T119">-</text:span> positions[queen]<text:span text:style-name="T119">.</text:span>col <text:span text:style-name="T119">==</text:span> row <text:span text:style-name="T119">-</text:span> col <text:span text:style-name="T119">||</text:span><text:bookmark text:name="L50"/></text:p>
          </table:table-cell>
        </table:table-row>
        <table:table-row>
          <table:table-cell table:style-name="Table6.A1" office:value-type="string">
            <text:p text:style-name="P157"><text:bookmark text:name="LC50"/></text:p>
          </table:table-cell>
          <table:table-cell table:style-name="Table6.A1" office:value-type="string">
            <text:p text:style-name="P156">positions[queen]<text:span text:style-name="T119">.</text:span>row <text:span text:style-name="T119">+</text:span> positions[queen]<text:span text:style-name="T119">.</text:span>col <text:span text:style-name="T119">==</text:span> row <text:span text:style-name="T119">+</text:span> col) {<text:bookmark text:name="L51"/></text:p>
          </table:table-cell>
        </table:table-row>
        <table:table-row>
          <table:table-cell table:style-name="Table6.A1" office:value-type="string">
            <text:p text:style-name="P157"><text:bookmark text:name="LC51"/></text:p>
          </table:table-cell>
          <table:table-cell table:style-name="Table6.A1" office:value-type="string">
            <text:p text:style-name="P156">foundSafe <text:span text:style-name="T119">=</text:span> <text:span text:style-name="T122">false</text:span>;<text:bookmark text:name="L52"/></text:p>
          </table:table-cell>
        </table:table-row>
        <table:table-row>
          <table:table-cell table:style-name="Table6.A1" office:value-type="string">
            <text:p text:style-name="P157"><text:bookmark text:name="LC52"/></text:p>
          </table:table-cell>
          <table:table-cell table:style-name="Table6.A1" office:value-type="string">
            <text:p text:style-name="P156"><text:span text:style-name="T119">break</text:span>;<text:bookmark text:name="L53"/></text:p>
          </table:table-cell>
        </table:table-row>
        <table:table-row>
          <table:table-cell table:style-name="Table6.A1" office:value-type="string">
            <text:p text:style-name="P157"><text:bookmark text:name="LC53"/></text:p>
          </table:table-cell>
          <table:table-cell table:style-name="Table6.A1" office:value-type="string">
            <text:p text:style-name="P156">}<text:bookmark text:name="L54"/></text:p>
          </table:table-cell>
        </table:table-row>
        <table:table-row>
          <table:table-cell table:style-name="Table6.A1" office:value-type="string">
            <text:p text:style-name="P157"><text:bookmark text:name="LC54"/></text:p>
          </table:table-cell>
          <table:table-cell table:style-name="Table6.A1" office:value-type="string">
            <text:p text:style-name="P156">}<text:bookmark text:name="L55"/></text:p>
          </table:table-cell>
        </table:table-row>
        <table:table-row>
          <table:table-cell table:style-name="Table6.A1" office:value-type="string">
            <text:p text:style-name="P157"><text:bookmark text:name="LC55"/></text:p>
          </table:table-cell>
          <table:table-cell table:style-name="Table6.A1" office:value-type="string">
            <text:p text:style-name="P156"><text:span text:style-name="T119">if</text:span> (foundSafe) {<text:bookmark text:name="L56"/></text:p>
          </table:table-cell>
        </table:table-row>
        <table:table-row>
          <table:table-cell table:style-name="Table6.A1" office:value-type="string">
            <text:p text:style-name="P157"><text:bookmark text:name="LC56"/></text:p>
          </table:table-cell>
          <table:table-cell table:style-name="Table6.A1" office:value-type="string">
            <text:p text:style-name="P156">positions[row] <text:span text:style-name="T119">=</text:span> <text:span text:style-name="T119">new</text:span> Position(row, col);<text:bookmark text:name="L57"/></text:p>
          </table:table-cell>
        </table:table-row>
        <table:table-row>
          <table:table-cell table:style-name="Table6.A1" office:value-type="string">
            <text:p text:style-name="P157"><text:bookmark text:name="LC57"/></text:p>
          </table:table-cell>
          <table:table-cell table:style-name="Table6.A1" office:value-type="string">
            <text:p text:style-name="P156"><text:span text:style-name="T119">if</text:span> (solveNQueenOneSolutionUtil(n, row <text:span text:style-name="T119">+</text:span> <text:span text:style-name="T122">1</text:span>, positions)) {<text:bookmark text:name="L58"/></text:p>
          </table:table-cell>
        </table:table-row>
        <table:table-row>
          <table:table-cell table:style-name="Table6.A1" office:value-type="string">
            <text:p text:style-name="P157"><text:bookmark text:name="LC58"/></text:p>
          </table:table-cell>
          <table:table-cell table:style-name="Table6.A1" office:value-type="string">
            <text:p text:style-name="P156"><text:span text:style-name="T119">return</text:span> <text:span text:style-name="T122">true</text:span>;<text:bookmark text:name="L59"/></text:p>
          </table:table-cell>
        </table:table-row>
        <table:table-row>
          <table:table-cell table:style-name="Table6.A1" office:value-type="string">
            <text:p text:style-name="P157"><text:bookmark text:name="LC59"/></text:p>
          </table:table-cell>
          <table:table-cell table:style-name="Table6.A1" office:value-type="string">
            <text:p text:style-name="P156">}<text:bookmark text:name="L60"/></text:p>
          </table:table-cell>
        </table:table-row>
        <table:table-row>
          <table:table-cell table:style-name="Table6.A1" office:value-type="string">
            <text:p text:style-name="P157"><text:bookmark text:name="LC60"/></text:p>
          </table:table-cell>
          <table:table-cell table:style-name="Table6.A1" office:value-type="string">
            <text:p text:style-name="P156">}<text:bookmark text:name="L61"/></text:p>
          </table:table-cell>
        </table:table-row>
        <table:table-row>
          <table:table-cell table:style-name="Table6.A1" office:value-type="string">
            <text:p text:style-name="P157"><text:bookmark text:name="LC61"/></text:p>
          </table:table-cell>
          <table:table-cell table:style-name="Table6.A1" office:value-type="string">
            <text:p text:style-name="P156">}<text:bookmark text:name="L62"/></text:p>
          </table:table-cell>
        </table:table-row>
        <table:table-row>
          <table:table-cell table:style-name="Table6.A1" office:value-type="string">
            <text:p text:style-name="P157"><text:bookmark text:name="LC62"/></text:p>
          </table:table-cell>
          <table:table-cell table:style-name="Table6.A1" office:value-type="string">
            <text:p text:style-name="P156"><text:span text:style-name="T119">return</text:span> <text:span text:style-name="T122">false</text:span>;<text:bookmark text:name="L63"/></text:p>
          </table:table-cell>
        </table:table-row>
        <table:table-row>
          <table:table-cell table:style-name="Table6.A1" office:value-type="string">
            <text:p text:style-name="P157"><text:bookmark text:name="LC63"/></text:p>
          </table:table-cell>
          <table:table-cell table:style-name="Table6.A1" office:value-type="string">
            <text:p text:style-name="P156">}<text:bookmark text:name="L64"/></text:p>
          </table:table-cell>
        </table:table-row>
        <table:table-row>
          <table:table-cell table:style-name="Table6.A1" office:value-type="string">
            <text:p text:style-name="P157"/>
          </table:table-cell>
          <table:table-cell table:style-name="Table6.B46" office:value-type="string">
            <text:p text:style-name="P157"/>
          </table:table-cell>
        </table:table-row>
      </table:table>
      <text:p text:style-name="Text_20_body"><text:line-break/></text:p>
      <text:p text:style-name="Text_20_body"/>
      <text:p text:style-name="Text_20_body"><text:soft-page-break/></text:p>
      <text:h text:style-name="P291" text:outline-level="1">Find Two Missing Numbers | Set 1 (An Interesting Linear Time Solution)</text:h>
      <text:p text:style-name="P252">Given an array of n unique integers where each element in the array is in range [1, n]. The array has all distinct elements and size of array is (n-2). Hence Two numbers from the range are missing from this array. Find the two missing numbers.</text:p>
      <text:p text:style-name="P234"><text:span text:style-name="Strong_20_Emphasis"><text:span text:style-name="T106">Examples :</text:span></text:span></text:p>
      <text:p text:style-name="P299">Input <text:s/>: arr[] = {1, 3, 5, 6}</text:p>
      <text:p text:style-name="P305">Output : 2 4</text:p>
      <text:p text:style-name="P306"/>
      <text:p text:style-name="P305">Input : arr[] = {1, 2, 4}</text:p>
      <text:p text:style-name="P305">Output : 3 5</text:p>
      <text:p text:style-name="P306"/>
      <text:p text:style-name="P305">Input : arr[] = {1, 2}</text:p>
      <text:p text:style-name="P305">Output : 3 4</text:p>
      <text:p text:style-name="P137"/>
      <text:section text:style-name="Sect1" text:name="Section23">
        <text:h text:style-name="P293" text:outline-level="2"><text:bookmark text:name="practiceLinkDiv18"/><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238"><text:span text:style-name="Strong_20_Emphasis"><text:span text:style-name="T105">Method 1 – O(n) time complexity and O(n) Extra Space</text:span></text:span></text:p>
      <text:p text:style-name="P234"><text:span text:style-name="Strong_20_Emphasis"><text:span text:style-name="T106">Step 1: </text:span></text:span><text:span text:style-name="T106">Take a boolean array </text:span><text:span text:style-name="Emphasis"><text:span text:style-name="T106">mark </text:span></text:span><text:span text:style-name="T106">that keeps track of all the elements present in the array.<text:line-break/></text:span><text:span text:style-name="Strong_20_Emphasis"><text:span text:style-name="T106">Step 2:</text:span></text:span><text:span text:style-name="T106"> Iterate from 1 to n, check for every element if it is marked as true in the boolean array, if not then simply display that element.</text:span></text:p>
      <text:list xml:id="list557233865468007947" text:style-name="L31">
        <text:list-item>
          <text:p text:style-name="P217"><text:bookmark text:name="tablist1-tab14"/>C++</text:p>
        </text:list-item>
        <text:list-item>
          <text:p text:style-name="P208"><text:bookmark text:name="tablist1-tab24"/>Python3</text:p>
        </text:list-item>
      </text:list>
      <text:section text:style-name="Sect2" text:name="Section24">
        <text:p text:style-name="P246"><text:bookmark text:name="tablist1-panel22"/></text:p>
      </text:section>
      <text:p text:style-name="Text_20_body"/>
      <text:p text:style-name="Text_20_body"/>
      <text:p text:style-name="Text_20_body"/>
      <text:p text:style-name="P21"><text:span text:style-name="Strong_20_Emphasis"><text:span text:style-name="T62">Method 2 – O(n) time complexity and O(1) Extra Space</text:span></text:span></text:p>
      <text:p text:style-name="Text_20_body"><text:soft-page-break/></text:p>
      <text:p text:style-name="P20"><text:span text:style-name="T61">The idea is based on </text:span><text:a xlink:type="simple" xlink:href="https://www.geeksforgeeks.org/find-the-missing-number/" office:target-frame-name="_blank" xlink:show="new" text:style-name="Internet_20_link" text:visited-style-name="Visited_20_Internet_20_Link"><text:span text:style-name="T27">this</text:span></text:a><text:span text:style-name="T61"> popular solution for finding one missing numbers. We extend the solution so that two missing elements are printed.<text:line-break/>Let’s find out the sum of 2 missing numbers:</text:span></text:p>
      <text:p text:style-name="P43"><text:span text:style-name="Strong_20_Emphasis"><text:span text:style-name="T70">arrSum</text:span></text:span><text:span text:style-name="T69"> =&gt; Sum of all elements in the array</text:span></text:p>
      <text:p text:style-name="P153"/>
      <text:p text:style-name="P43"><text:span text:style-name="Strong_20_Emphasis"><text:span text:style-name="T70">sum</text:span></text:span><text:span text:style-name="T69"> (Sum of 2 missing numbers) = (Sum of integers from 1 to n) - arrSum</text:span></text:p>
      <text:p text:style-name="P308"><text:s text:c="31"/><text:span text:style-name="T107">= ((n)*(n+1))/2 – arrSum </text:span></text:p>
      <text:p text:style-name="P153"/>
      <text:p text:style-name="P43"><text:span text:style-name="Strong_20_Emphasis"><text:span text:style-name="T70">avg</text:span></text:span><text:span text:style-name="T69"> (Average of 2 missing numbers) = sum / 2;</text:span></text:p>
      <text:list xml:id="list9017402657981086284" text:style-name="L32">
        <text:list-item>
          <text:p text:style-name="P193"><text:span text:style-name="T61">One of the numbers will be less than or equal to </text:span><text:span text:style-name="Strong_20_Emphasis"><text:span text:style-name="T62">avg</text:span></text:span><text:span text:style-name="T61"> while the other one will be strictly greater then </text:span><text:span text:style-name="Strong_20_Emphasis"><text:span text:style-name="T62">avg</text:span></text:span><text:span text:style-name="T61">. Two numbers can never be equal since all the given numbers are distinct.</text:span></text:p>
        </text:list-item>
        <text:list-item>
          <text:p text:style-name="P193"><text:span text:style-name="T61">We can find the first missing number as sum of natural numbers from 1 to </text:span><text:span text:style-name="Strong_20_Emphasis"><text:span text:style-name="T62">avg</text:span></text:span><text:span text:style-name="T61">, i.e., avg*(avg+1)/2 </text:span><text:span text:style-name="Strong_20_Emphasis"><text:span text:style-name="T62">minus</text:span></text:span><text:span text:style-name="T61"> the sum of array elements smaller than </text:span><text:span text:style-name="Strong_20_Emphasis"><text:span text:style-name="T62">avg</text:span></text:span></text:p>
        </text:list-item>
        <text:list-item>
          <text:p text:style-name="P193"><text:span text:style-name="T61">We can find the second missing number as sum of natural numbers from avg+1 to n </text:span><text:span text:style-name="Strong_20_Emphasis"><text:span text:style-name="T62">minus</text:span></text:span><text:span text:style-name="T61"> the sum of array elements greater than than </text:span><text:span text:style-name="Strong_20_Emphasis"><text:span text:style-name="T62">avg</text:span></text:span></text:p>
        </text:list-item>
      </text:list>
      <text:p text:style-name="P63">Consider an example for better clarification</text:p>
      <text:p text:style-name="P300">Input : 1 3 5 6, n = 6</text:p>
      <text:p text:style-name="P310">Sum of missing integers = n*(n+1)/2 - (1+3+5+6) = 6.</text:p>
      <text:p text:style-name="P310">Average of missing integers = 6/2 = 3.</text:p>
      <text:p text:style-name="P310">Sum of array elements less than or equal to average = 1 + 3 = 4</text:p>
      <text:p text:style-name="P310">Sum of natural numbers from 1 to avg = avg*(avg + 1)/2</text:p>
      <text:p text:style-name="P308"><text:s text:c="37"/><text:span text:style-name="T107">= 3*4/2 = 6</text:span></text:p>
      <text:p text:style-name="P310">First missing number = 6 - 4 = 2</text:p>
      <text:p text:style-name="P153"/>
      <text:p text:style-name="P310">Sum of natural numbers from avg+1 to n</text:p>
      <text:p text:style-name="P308"><text:s text:c="32"/><text:span text:style-name="T107">= <text:s/>n*(n+1)/2 - avg*(avg+1)/2</text:span></text:p>
      <text:p text:style-name="P308"><text:soft-page-break/><text:s text:c="32"/><text:span text:style-name="T107">= <text:s/>6*7/2 - 3*4/2</text:span></text:p>
      <text:p text:style-name="P308"><text:s text:c="32"/><text:span text:style-name="T107">= <text:s/>15</text:span></text:p>
      <text:p text:style-name="P310">Sum of array elements greater than average = 5 + 6 = 11</text:p>
      <text:p text:style-name="P310">Second missing number = 15 - 11 = 4</text:p>
      <text:p text:style-name="P63">Below is implementation of above idea.</text:p>
      <text:list xml:id="list3298985874383649654" text:style-name="L33">
        <text:list-item>
          <text:p text:style-name="P218"><text:bookmark text:name="tablist2-tab11"/>C++</text:p>
        </text:list-item>
        <text:list-item>
          <text:p text:style-name="P209"><text:bookmark text:name="tablist2-tab21"/>Java</text:p>
        </text:list-item>
        <text:list-item>
          <text:p text:style-name="P218"><text:bookmark text:name="tablist2-tab31"/>Python3</text:p>
        </text:list-item>
        <text:list-item>
          <text:p text:style-name="P218"><text:bookmark text:name="tablist2-tab41"/>C#</text:p>
        </text:list-item>
        <text:list-item>
          <text:p text:style-name="P218"><text:bookmark text:name="tablist2-tab5"/>PHP</text:p>
        </text:list-item>
      </text:list>
      <text:section text:style-name="Sect2" text:name="tablist2-panel2">
        <text:p text:style-name="P70"><text:bookmark text:name="copy-code-button7"/>filter_none</text:p>
        <text:p text:style-name="P71"><text:bookmark text:name="run-and-edit-button7"/>edit</text:p>
        <text:p text:style-name="P71"><text:bookmark text:name="run-code-button7"/>play_arrow</text:p>
        <text:p text:style-name="P72">brightness_4</text:p>
        <text:section text:style-name="Sect2" text:name="highlighter_439529">
          <table:table table:name="Table13" table:style-name="Table13">
            <table:table-column table:style-name="Table13.A"/>
            <table:table-row>
              <table:table-cell table:style-name="Table13.A1" office:value-type="string">
                <text:p text:style-name="P53"><text:span text:style-name="Source_20_Text"><text:span text:style-name="T36">// Java Program to find 2 Missing </text:span></text:span></text:p>
                <text:p text:style-name="P53"><text:span text:style-name="Source_20_Text"><text:span text:style-name="T36">// Numbers using O(1) extra space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eturns the sum of the array </text:span></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getSum(</text:span></text:span><text:span text:style-name="Source_20_Text"><text:span text:style-name="T31">int</text:span></text:span><text:span text:style-name="T51"> </text:span><text:span text:style-name="Source_20_Text"><text:span text:style-name="T10">arr[], </text:span></text:span><text:span text:style-name="Source_20_Text"><text:span text:style-name="T31">int</text:span></text:span><text:span text:style-name="T51"> </text:span><text:span text:style-name="Source_20_Text"><text:span text:style-name="T10">n)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sum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n; i++) </text:span></text:span></text:p>
                <text:p text:style-name="P53"><text:span text:style-name="Source_20_Text"><text:span text:style-name="T45">        </text:span></text:span><text:span text:style-name="Source_20_Text"><text:span text:style-name="T10">sum += arr[i];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sum;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7">// Function to find two missing  </text:span></text:span></text:p>
                <text:p text:style-name="P53"><text:span text:style-name="Source_20_Text"><text:span text:style-name="T37">// numbers in range [1, n]. This </text:span></text:span></text:p>
                <text:p text:style-name="P53"><text:span text:style-name="Source_20_Text"><text:span text:style-name="T37">// function assumes that size of  </text:span></text:span></text:p>
                <text:p text:style-name="P53"><text:span text:style-name="Source_20_Text"><text:span text:style-name="T37">// array is n-2 and all array  </text:span></text:span></text:p>
                <text:p text:style-name="P53"><text:span text:style-name="Source_20_Text"><text:span text:style-name="T37">// elements are distinct </text:span></text:span></text:p>
                <text:p text:style-name="P53"><text:span text:style-name="Source_20_Text"><text:span text:style-name="T30">static</text:span></text:span><text:span text:style-name="T50"> </text:span><text:span text:style-name="Source_20_Text"><text:span text:style-name="T30">void</text:span></text:span><text:span text:style-name="T50"> </text:span><text:span text:style-name="Source_20_Text"><text:span text:style-name="T9">findTwoMissingNumbers(</text:span></text:span><text:span text:style-name="Source_20_Text"><text:span text:style-name="T30">int</text:span></text:span><text:span text:style-name="T50"> </text:span><text:span text:style-name="Source_20_Text"><text:span text:style-name="T9">arr[],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n)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7">// Sum of 2 Missing Number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 = (n * (n + </text:span></text:span><text:span text:style-name="Source_20_Text"><text:span text:style-name="T41">1</text:span></text:span><text:span text:style-name="Source_20_Text"><text:span text:style-name="T9">)) / </text:span></text:span></text:p>
                <text:p text:style-name="P53"><text:soft-page-break/><text:span text:style-name="Source_20_Text"><text:span text:style-name="T49">               </text:span></text:span><text:span text:style-name="Source_20_Text"><text:span text:style-name="T41">2</text:span></text:span><text:span text:style-name="T50"> </text:span><text:span text:style-name="Source_20_Text"><text:span text:style-name="T9">- getSum(arr, n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average of two elements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avg = (sum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Find sum of elements smaller  </text:span></text:span></text:p>
                <text:p text:style-name="P53"><text:span text:style-name="Source_20_Text"><text:span text:style-name="T49">    </text:span></text:span><text:span text:style-name="Source_20_Text"><text:span text:style-name="T37">// than average (avg) and sum of  </text:span></text:span></text:p>
                <text:p text:style-name="P53"><text:span text:style-name="Source_20_Text"><text:span text:style-name="T49">    </text:span></text:span><text:span text:style-name="Source_20_Text"><text:span text:style-name="T37">// elements greater than average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sumSmall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9">sumGreaterHalf = </text:span></text:span><text:span text:style-name="Source_20_Text"><text:span text:style-name="T41">0</text:span></text:span><text:span text:style-name="Source_20_Text"><text:span text:style-name="T9">; </text:span></text:span></text:p>
                <text:p text:style-name="P53"><text:span text:style-name="Source_20_Text"><text:span text:style-name="T49">    </text:span></text:span><text:span text:style-name="Source_20_Text"><text:span text:style-name="T30">for</text:span></text:span><text:span text:style-name="T50"> </text:span><text:span text:style-name="Source_20_Text"><text:span text:style-name="T9">(</text:span></text:span><text:span text:style-name="Source_20_Text"><text:span text:style-name="T30">int</text:span></text:span><text:span text:style-name="T50"> </text:span><text:span text:style-name="Source_20_Text"><text:span text:style-name="T9">i = </text:span></text:span><text:span text:style-name="Source_20_Text"><text:span text:style-name="T41">0</text:span></text:span><text:span text:style-name="Source_20_Text"><text:span text:style-name="T9">; i &lt; n - </text:span></text:span><text:span text:style-name="Source_20_Text"><text:span text:style-name="T41">2</text:span></text:span><text:span text:style-name="Source_20_Text"><text:span text:style-name="T9">; 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if</text:span></text:span><text:span text:style-name="T50"> </text:span><text:span text:style-name="Source_20_Text"><text:span text:style-name="T9">(arr[i] &lt;= avg) </text:span></text:span></text:p>
                <text:p text:style-name="P53"><text:span text:style-name="Source_20_Text"><text:span text:style-name="T49">            </text:span></text:span><text:span text:style-name="Source_20_Text"><text:span text:style-name="T9">sumSmallerHalf += arr[i]; </text:span></text:span></text:p>
                <text:p text:style-name="P53"><text:span text:style-name="Source_20_Text"><text:span text:style-name="T49">        </text:span></text:span><text:span text:style-name="Source_20_Text"><text:span text:style-name="T30">else</text:span></text:span></text:p>
                <text:p text:style-name="P53"><text:span text:style-name="Source_20_Text"><text:span text:style-name="T49">            </text:span></text:span><text:span text:style-name="Source_20_Text"><text:span text:style-name="T9">sumGreaterHalf += arr[i];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9">System.out.println(</text:span></text:span><text:span text:style-name="Source_20_Text"><text:span text:style-name="T56">"Two Missing "</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56">"Numbers are"</text:span></text:span><text:span text:style-name="Source_20_Text"><text:span text:style-name="T9">);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upto  </text:span></text:span></text:p>
                <text:p text:style-name="P53"><text:span text:style-name="Source_20_Text"><text:span text:style-name="T49">    </text:span></text:span><text:span text:style-name="Source_20_Text"><text:span text:style-name="T37">// avg) - (sum of array elements </text:span></text:span></text:p>
                <text:p text:style-name="P53"><text:span text:style-name="Source_20_Text"><text:span text:style-name="T49">    </text:span></text:span><text:span text:style-name="Source_20_Text"><text:span text:style-name="T37">// smaller than or equal to avg)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totalSmallerHalf = (avg *  </text:span></text:span></text:p>
                <text:p text:style-name="P53"><text:span text:style-name="Source_20_Text"><text:span text:style-name="T49">                           </text:span></text:span><text:span text:style-name="Source_20_Text"><text:span text:style-name="T9">(avg + </text:span></text:span><text:span text:style-name="Source_20_Text"><text:span text:style-name="T41">1</text:span></text:span><text:span text:style-name="Source_20_Text"><text:span text:style-name="T9">)) / </text:span></text:span><text:span text:style-name="Source_20_Text"><text:span text:style-name="T41">2</text:span></text:span><text:span text:style-name="Source_20_Text"><text:span text:style-name="T9">; </text:span></text:span></text:p>
                <text:p text:style-name="P53"><text:span text:style-name="Source_20_Text"><text:span text:style-name="T49">    </text:span></text:span><text:span text:style-name="Source_20_Text"><text:span text:style-name="T9">System.out.println(totalSmallerHalf -  </text:span></text:span></text:p>
                <text:p text:style-name="P53"><text:span text:style-name="Source_20_Text"><text:span text:style-name="T49">                         </text:span></text:span><text:span text:style-name="Source_20_Text"><text:span text:style-name="T9">sumSmallerHalf);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The first (smaller) element =  </text:span></text:span></text:p>
                <text:p text:style-name="P53"><text:span text:style-name="Source_20_Text"><text:span text:style-name="T49">    </text:span></text:span><text:span text:style-name="Source_20_Text"><text:span text:style-name="T37">// (sum of natural numbers from </text:span></text:span></text:p>
                <text:p text:style-name="P53"><text:span text:style-name="Source_20_Text"><text:span text:style-name="T49">    </text:span></text:span><text:span text:style-name="Source_20_Text"><text:span text:style-name="T37">// avg+1 to n) - (sum of array  </text:span></text:span></text:p>
                <text:p text:style-name="P53"><text:span text:style-name="Source_20_Text"><text:span text:style-name="T49">    </text:span></text:span><text:span text:style-name="Source_20_Text"><text:span text:style-name="T37">// elements greater than avg) </text:span></text:span></text:p>
                <text:p text:style-name="P53"><text:span text:style-name="Source_20_Text"><text:span text:style-name="T49">    </text:span></text:span><text:span text:style-name="Source_20_Text"><text:span text:style-name="T9">System.out.println(((n * (n + </text:span></text:span><text:span text:style-name="Source_20_Text"><text:span text:style-name="T41">1</text:span></text:span><text:span text:style-name="Source_20_Text"><text:span text:style-name="T9">)) / </text:span></text:span><text:span text:style-name="Source_20_Text"><text:span text:style-name="T41">2</text:span></text:span><text:span text:style-name="T50"> </text:span><text:span text:style-name="Source_20_Text"><text:span text:style-name="T9">-  </text:span></text:span></text:p>
                <text:p text:style-name="P53"><text:span text:style-name="Source_20_Text"><text:span text:style-name="T49">                        </text:span></text:span><text:span text:style-name="Source_20_Text"><text:span text:style-name="T9">totalSmallerHalf) -  </text:span></text:span></text:p>
                <text:p text:style-name="P53"><text:span text:style-name="Source_20_Text"><text:span text:style-name="T49">                           </text:span></text:span><text:span text:style-name="Source_20_Text"><text:span text:style-name="T9">sumGreaterHalf);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 (String[] args)  </text:span></text:span></text:p>
                <text:p text:style-name="P53"><text:span text:style-name="Source_20_Text"><text:span text:style-name="T10">{ </text:span></text:span></text:p>
                <text:p text:style-name="P53"><text:span text:style-name="Source_20_Text"><text:span text:style-name="T31">int</text:span></text:span><text:span text:style-name="T51"> </text:span><text:span text:style-name="Source_20_Text"><text:span text:style-name="T10">arr[] = {</text:span></text:span><text:span text:style-name="Source_20_Text"><text:span text:style-name="T42">1</text:span></text:span><text:span text:style-name="Source_20_Text"><text:span text:style-name="T10">, </text:span></text:span><text:span text:style-name="Source_20_Text"><text:span text:style-name="T42">3</text:span></text:span><text:span text:style-name="Source_20_Text"><text:span text:style-name="T10">, </text:span></text:span><text:span text:style-name="Source_20_Text"><text:span text:style-name="T42">5</text:span></text:span><text:span text:style-name="Source_20_Text"><text:span text:style-name="T10">, </text:span></text:span><text:span text:style-name="Source_20_Text"><text:span text:style-name="T42">6</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Range of numbers is 2 </text:span></text:span></text:p>
                <text:p text:style-name="P53"><text:span text:style-name="Source_20_Text"><text:span text:style-name="T36">// plus size of array </text:span></text:span></text:p>
                <text:p text:style-name="P53"><text:span text:style-name="Source_20_Text"><text:span text:style-name="T31">int</text:span></text:span><text:span text:style-name="T51"> </text:span><text:span text:style-name="Source_20_Text"><text:span text:style-name="T10">n = </text:span></text:span><text:span text:style-name="Source_20_Text"><text:span text:style-name="T42">2</text:span></text:span><text:span text:style-name="T51"> </text:span><text:span text:style-name="Source_20_Text"><text:span text:style-name="T10">+ arr.length; </text:span></text:span></text:p>
                <text:p text:style-name="P53"><text:span text:style-name="Source_20_Text"><text:span text:style-name="T45">     </text:span></text:span><text:span text:style-name="T45"> </text:span></text:p>
                <text:p text:style-name="P53"><text:span text:style-name="Source_20_Text"><text:span text:style-name="T10">findTwoMissingNumbers(arr, n); </text:span></text:span></text:p>
                <text:p text:style-name="P53"><text:soft-page-break/><text:span text:style-name="Source_20_Text"><text:span text:style-name="T10">}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4"><text:span text:style-name="Source_20_Text"><text:span text:style-name="T36">// This code is contributed by aj_36 </text:span></text:span></text:p>
              </table:table-cell>
            </table:table-row>
          </table:table>
        </text:section>
      </text:section>
      <text:p text:style-name="P48"><text:line-break/><text:span text:style-name="Strong_20_Emphasis"><text:span text:style-name="T68">Output :</text:span></text:span></text:p>
      <text:p text:style-name="P300">Two Missing Numbers are</text:p>
      <text:p text:style-name="P310">2 4</text:p>
      <text:p text:style-name="Text_20_body"/>
      <text:p text:style-name="Text_20_body"/>
      <text:p text:style-name="Text_20_body"/>
      <text:p text:style-name="P131">Difference between StringBuffer , StringBuilder and String in Java:</text:p>
      <text:p text:style-name="P131"/>
      <text:p text:style-name="P131"><text:span text:style-name="Strong_20_Emphasis"><text:span text:style-name="T71">Mutability Difference:</text:span></text:span></text:p>
      <text:p text:style-name="P36"><text:span text:style-name="Source_20_Text"><text:span text:style-name="T74">String</text:span></text:span><text:span text:style-name="T75"> is </text:span><text:span text:style-name="Strong_20_Emphasis"><text:span text:style-name="T71">immutable</text:span></text:span><text:span text:style-name="T75">, if you try to alter their values, another object gets created, whereas </text:span><text:span text:style-name="Source_20_Text"><text:span text:style-name="T74">StringBuffer</text:span></text:span><text:span text:style-name="T75"> and </text:span><text:span text:style-name="Source_20_Text"><text:span text:style-name="T74">StringBuilder</text:span></text:span><text:span text:style-name="T75"> are </text:span><text:span text:style-name="Strong_20_Emphasis"><text:span text:style-name="T71">mutable</text:span></text:span><text:span text:style-name="T75"> so they can change their values.</text:span></text:p>
      <text:p text:style-name="P36"><text:span text:style-name="Strong_20_Emphasis"><text:span text:style-name="T71">Thread-Safety Difference:</text:span></text:span></text:p>
      <text:p text:style-name="P36"><text:span text:style-name="T75">The difference between </text:span><text:span text:style-name="Source_20_Text"><text:span text:style-name="T74">StringBuffer</text:span></text:span><text:span text:style-name="T75"> and </text:span><text:span text:style-name="Source_20_Text"><text:span text:style-name="T74">StringBuilder</text:span></text:span><text:span text:style-name="T75"> is that </text:span><text:span text:style-name="Source_20_Text"><text:span text:style-name="T74">StringBuffer</text:span></text:span><text:span text:style-name="T75"> is thread-safe. So when the application needs to be run only in a single thread then it is better to use </text:span><text:span text:style-name="Source_20_Text"><text:span text:style-name="T74">StringBuilder</text:span></text:span><text:span text:style-name="T75">. </text:span><text:span text:style-name="Source_20_Text"><text:span text:style-name="T74">StringBuilder</text:span></text:span><text:span text:style-name="T75"> is more efficient than </text:span><text:span text:style-name="Source_20_Text"><text:span text:style-name="T74">StringBuffer</text:span></text:span><text:span text:style-name="T75">.</text:span></text:p>
      <text:p text:style-name="P36"><text:span text:style-name="Strong_20_Emphasis"><text:span text:style-name="T71">Situations:</text:span></text:span></text:p>
      <text:list xml:id="list1894061575817915385" text:style-name="L10">
        <text:list-item>
          <text:p text:style-name="P221"><text:span text:style-name="T72">If your string is not going to change use a String class because a </text:span><text:span text:style-name="Source_20_Text"><text:span text:style-name="T74">String</text:span></text:span><text:span text:style-name="T72"> object is immutable.</text:span></text:p>
        </text:list-item>
        <text:list-item>
          <text:p text:style-name="P221"><text:span text:style-name="T72">If your string can change (example: lots of logic and operations in the construction of the string) and will only be accessed from a single thread, using a </text:span><text:span text:style-name="Source_20_Text"><text:span text:style-name="T74">StringBuilder</text:span></text:span><text:span text:style-name="T72"> is good enough.</text:span></text:p>
        </text:list-item>
        <text:list-item>
          <text:p text:style-name="P221"><text:span text:style-name="T72">If your string can change, and will be accessed from multiple threads, use a </text:span><text:span text:style-name="Source_20_Text"><text:span text:style-name="T74">StringBuffer</text:span></text:span><text:span text:style-name="T72">because </text:span><text:span text:style-name="Source_20_Text"><text:span text:style-name="T74">StringBuffer</text:span></text:span><text:span text:style-name="T72"> is synchronous so you have thread-safety.</text:span></text:p>
        </text:list-item>
      </text:list>
      <text:p text:style-name="P131"/>
      <text:p text:style-name="P131"/>
      <text:h text:style-name="P93" text:outline-level="1">How to create Immutable class in Java?</text:h>
      <text:p text:style-name="P61">Immutable class means that once an object is created, we cannot change its content. In Java, all the wrapper classes (like String, Boolean, Byte, Short) and String class is immutable. We can create our own immutable class as well.</text:p>
      <text:p text:style-name="P61">Following are the requirements:<text:line-break/>• Class must be declared as final (So that child classes can’t be created)<text:line-break/><text:soft-page-break/>• Data members in the class must be declared as final (So that we can’t change the value of it after object creation)<text:line-break/>• A parameterized constructor<text:line-break/>• Getter method for all the variables in it<text:line-break/>• No setters(To not have option to change the value of the instance variable)</text:p>
      <text:list xml:id="list1729013968169680454" text:style-name="L11">
        <text:list-header>
          <text:p text:style-name="P233"><text:span text:style-name="Strong_20_Emphasis"><text:span text:style-name="T62">Example to create Immutable class</text:span></text:span></text:p>
        </text:list-header>
      </text:list>
      <text:p text:style-name="P70"><text:bookmark text:name="copy-code-button3"/>filter_none</text:p>
      <text:p text:style-name="P71"><text:bookmark text:name="run-and-edit-button3"/>edit</text:p>
      <text:p text:style-name="P71"><text:bookmark text:name="run-code-button3"/>play_arrow</text:p>
      <text:p text:style-name="P72">brightness_4</text:p>
      <text:section text:style-name="Sect2" text:name="highlighter_582252">
        <table:table table:name="Table7" table:style-name="Table7">
          <table:table-column table:style-name="Table7.A"/>
          <table:table-row>
            <table:table-cell table:style-name="Table7.A1" office:value-type="string">
              <text:p text:style-name="P53"><text:span text:style-name="Source_20_Text"><text:span text:style-name="T37">// An immutable class </text:span></text:span></text:p>
              <text:p text:style-name="P53"><text:span text:style-name="Source_20_Text"><text:span text:style-name="T30">public</text:span></text:span><text:span text:style-name="T50"> </text:span><text:span text:style-name="Source_20_Text"><text:span text:style-name="T30">final</text:span></text:span><text:span text:style-name="T50"> </text:span><text:span text:style-name="Source_20_Text"><text:span text:style-name="T30">class</text:span></text:span><text:span text:style-name="T50"> </text:span><text:span text:style-name="Source_20_Text"><text:span text:style-name="T9">Student </text:span></text:span></text:p>
              <text:p text:style-name="P53"><text:span text:style-name="Source_20_Text"><text:span text:style-name="T9">{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9">String name; </text:span></text:span></text:p>
              <text:p text:style-name="P53"><text:span text:style-name="Source_20_Text"><text:span text:style-name="T49">    </text:span></text:span><text:span text:style-name="Source_20_Text"><text:span text:style-name="T30">final</text:span></text:span><text:span text:style-name="T50"> </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udent(String name, </text:span></text:span><text:span text:style-name="Source_20_Text"><text:span text:style-name="T30">int</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this</text:span></text:span><text:span text:style-name="Source_20_Text"><text:span text:style-name="T9">.name = name; </text:span></text:span></text:p>
              <text:p text:style-name="P53"><text:span text:style-name="Source_20_Text"><text:span text:style-name="T49">        </text:span></text:span><text:span text:style-name="Source_20_Text"><text:span text:style-name="T30">this</text:span></text:span><text:span text:style-name="Source_20_Text"><text:span text:style-name="T9">.regNo = 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9">String get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name;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public</text:span></text:span><text:span text:style-name="T50"> </text:span><text:span text:style-name="Source_20_Text"><text:span text:style-name="T30">int</text:span></text:span><text:span text:style-name="T50"> </text:span><text:span text:style-name="Source_20_Text"><text:span text:style-name="T9">get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regNo;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36">// Driver class </text:span></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tudent s = </text:span></text:span><text:span text:style-name="Source_20_Text"><text:span text:style-name="T31">new</text:span></text:span><text:span text:style-name="T51"> </text:span><text:span text:style-name="Source_20_Text"><text:span text:style-name="T10">Student(</text:span></text:span><text:span text:style-name="Source_20_Text"><text:span text:style-name="T57">"ABC"</text:span></text:span><text:span text:style-name="Source_20_Text"><text:span text:style-name="T10">, </text:span></text:span><text:span text:style-name="Source_20_Text"><text:span text:style-name="T42">101</text:span></text:span><text:span text:style-name="Source_20_Text"><text:span text:style-name="T10">); </text:span></text:span></text:p>
              <text:p text:style-name="P53"><text:span text:style-name="Source_20_Text"><text:span text:style-name="T45">        </text:span></text:span><text:span text:style-name="Source_20_Text"><text:span text:style-name="T10">System.out.println(s.name); </text:span></text:span></text:p>
              <text:p text:style-name="P53"><text:span text:style-name="Source_20_Text"><text:span text:style-name="T45">        </text:span></text:span><text:span text:style-name="Source_20_Text"><text:span text:style-name="T10">System.out.println(s.regNo);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Uncommenting below line causes error </text:span></text:span></text:p>
              <text:p text:style-name="P53"><text:span text:style-name="Source_20_Text"><text:span text:style-name="T45">        </text:span></text:span><text:span text:style-name="Source_20_Text"><text:span text:style-name="T36">// s.regNo = 102; </text:span></text:span></text:p>
              <text:p text:style-name="P53"><text:soft-page-break/><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p text:style-name="P131"/>
      <text:p text:style-name="P131"/>
      <text:p text:style-name="P132">What is the difference betweeb wait and thread in Java:</text:p>
      <text:p text:style-name="P132"/>
      <text:p text:style-name="P107">Wait and sleep are two different things:</text:p>
      <text:list xml:id="list506175500589183759" text:style-name="L12">
        <text:list-item>
          <text:p text:style-name="P222"><text:span text:style-name="T72">In </text:span><text:span text:style-name="Source_20_Text"><text:span text:style-name="T74">sleep()</text:span></text:span><text:span text:style-name="T72"> the thread stops working for the specified duration.</text:span></text:p>
        </text:list-item>
        <text:list-item>
          <text:p text:style-name="P222"><text:span text:style-name="T72">In </text:span><text:span text:style-name="Source_20_Text"><text:span text:style-name="T74">wait()</text:span></text:span><text:span text:style-name="T72"> the thread stops working until the object being waited-on is notified, generally by other threads.</text:span></text:p>
        </text:list-item>
      </text:list>
      <text:p text:style-name="P132"/>
      <text:p text:style-name="P132"><text:span text:style-name="T75">One key difference not yet mentioned is that while sleeping a Thread does </text:span><text:span text:style-name="Emphasis"><text:span text:style-name="T73">not</text:span></text:span><text:span text:style-name="T75"> release the locks it holds, while waiting releases the lock on the object that </text:span><text:span text:style-name="Source_20_Text"><text:span text:style-name="T74">wait()</text:span></text:span><text:span text:style-name="T75"> is called on.</text:span></text:p>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80">Thread</text:span></text:span><text:span text:style-name="Source_20_Text"><text:span text:style-name="T77">.sleep(</text:span></text:span><text:span text:style-name="Source_20_Text"><text:span text:style-name="T81">1000</text:span></text:span><text:span text:style-name="Source_20_Text"><text:span text:style-name="T77">);</text:span></text:span><text:span text:style-name="Source_20_Text"><text:span text:style-name="T78"> </text:span></text:span><text:span text:style-name="Source_20_Text"><text:span text:style-name="T82">// LOCK is held</text:span></text:span></text:p>
      <text:p text:style-name="P44"><text:span text:style-name="Source_20_Text"><text:span text:style-name="T77">}</text:span></text:span></text:p>
      <text:p text:style-name="P143"/>
      <text:p text:style-name="P143"/>
      <text:p text:style-name="P44"><text:span text:style-name="Source_20_Text"><text:span text:style-name="T76">synchronized</text:span></text:span><text:span text:style-name="Source_20_Text"><text:span text:style-name="T77">(LOCK)</text:span></text:span><text:span text:style-name="Source_20_Text"><text:span text:style-name="T78"> </text:span></text:span><text:span text:style-name="Source_20_Text"><text:span text:style-name="T77">{</text:span></text:span></text:p>
      <text:p text:style-name="P44"><text:span text:style-name="Source_20_Text"><text:span text:style-name="T79"><text:s text:c="4"/></text:span></text:span><text:span text:style-name="Source_20_Text"><text:span text:style-name="T77">LOCK.wait();</text:span></text:span><text:span text:style-name="Source_20_Text"><text:span text:style-name="T78"> </text:span></text:span><text:span text:style-name="Source_20_Text"><text:span text:style-name="T82">// LOCK is not held</text:span></text:span></text:p>
      <text:p text:style-name="P44"><text:span text:style-name="Source_20_Text"><text:span text:style-name="T77">}</text:span></text:span></text:p>
      <text:p text:style-name="P132"/>
      <text:p text:style-name="P109">Wait and Sleep both are time based system calls in Operating system. Purpose of them is slightly different.</text:p>
      <text:p text:style-name="P33">Wait : This system call is used when user wants to halt the current process and <text:span text:style-name="T95">itreleases all the resources hold by the process</text:span> and waits for some other process to execute. We need to use notify to make this process aware that start execution again.</text:p>
      <text:p text:style-name="P33">Sleep: This system call is used when user wants to halt the current process for sometime. <text:span text:style-name="T95">It keep the locks hold on resources till the sleep time is over</text:span> and again starts the execution of the process. Here process has control throughout the execution. e.g I executed some command on bash and want to sleep for some time since expecting some output from executed command which will be utilized in further execution of current process.</text:p>
      <text:p text:style-name="P132"/>
      <text:p text:style-name="P132"/>
      <text:p text:style-name="P133">Object Clonning in Java:</text:p>
      <text:p text:style-name="P133"/>
      <text:p text:style-name="P133"><text:span text:style-name="T83">Why use </text:span><text:span text:style-name="Source_20_Text"><text:span text:style-name="T87">clone</text:span></text:span><text:span text:style-name="Source_20_Text"><text:span text:style-name="T88">()</text:span></text:span><text:span text:style-name="T84"> </text:span><text:span text:style-name="T83">method ?</text:span></text:p>
      <text:p text:style-name="P36"><text:soft-page-break/><text:span text:style-name="T84">The </text:span><text:span text:style-name="Source_20_Text"><text:span text:style-name="T87">clone</text:span></text:span><text:span text:style-name="Source_20_Text"><text:span text:style-name="T88">()</text:span></text:span><text:span text:style-name="T84"> </text:span><text:span text:style-name="T83">method</text:span><text:span text:style-name="T84"> saves the extra processing task for creating the exact copy of an object. If we perform it by using the new keyword, it will take a lot of processing time to be performed that is why we use object cloning.</text:span></text:p>
      <text:p text:style-name="P34">Advantage of Object cloning</text:p>
      <text:p text:style-name="P36"><text:span text:style-name="T84">Although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has some design issues but it is still a popular and easy way of copying objects. Following is a list of advantages of usi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264148479293330267" text:style-name="L13">
        <text:list-item>
          <text:p text:style-name="P223"><text:span text:style-name="T84">You don't need to write lengthy and repetitive codes. Just use an abstract class with a 4- or 5-line long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item>
        <text:list-item>
          <text:p text:style-name="P223"><text:span text:style-name="T84">It is the easiest and most efficient way for copying objects, especially if we are applying it to an already developed or an old project. Just define a parent class, implement </text:span><text:span text:style-name="Source_20_Text"><text:span text:style-name="T89">Cloneable</text:span></text:span><text:span text:style-name="Source_20_Text"><text:span text:style-name="T87"> </text:span></text:span><text:span text:style-name="T84">in it, provide the definition of the </text:span><text:span text:style-name="Source_20_Text"><text:span text:style-name="T87">clone</text:span></text:span><text:span text:style-name="Source_20_Text"><text:span text:style-name="T88">()</text:span></text:span><text:span text:style-name="T84"> method and the task will be done.</text:span></text:p>
        </text:list-item>
        <text:list-item>
          <text:p text:style-name="P223"><text:span text:style-name="Source_20_Text"><text:span text:style-name="T87">clone</text:span></text:span><text:span text:style-name="Source_20_Text"><text:span text:style-name="T88">()</text:span></text:span><text:span text:style-name="Source_20_Text"><text:span text:style-name="T87"> </text:span></text:span><text:span text:style-name="T84">is the fastest way to copy array.</text:span></text:p>
        </text:list-item>
      </text:list>
      <text:p text:style-name="P34">Disadvantage of Object cloning</text:p>
      <text:p text:style-name="P36"><text:span text:style-name="T84">Following is a list of some disadvantages of </text:span><text:span text:style-name="Source_20_Text"><text:span text:style-name="T87">clone</text:span></text:span><text:span text:style-name="Source_20_Text"><text:span text:style-name="T88">()</text:span></text:span><text:span text:style-name="Source_20_Text"><text:span text:style-name="T87"> </text:span></text:span><text:span text:style-name="T84">method:</text:span></text:p>
      <text:list xml:id="list4337663072273963738" text:style-name="L14">
        <text:list-item>
          <text:p text:style-name="P224"><text:span text:style-name="T84">To use the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method, we have to change a lot of syntaxes to our code, like implementing a </text:span><text:span text:style-name="Source_20_Text"><text:span text:style-name="T89">Cloneable</text:span></text:span><text:span text:style-name="Source_20_Text"><text:span text:style-name="T87"> </text:span></text:span><text:span text:style-name="T84">interface, defining the </text:span><text:span text:style-name="Source_20_Text"><text:span text:style-name="T87">clone</text:span></text:span><text:span text:style-name="Source_20_Text"><text:span text:style-name="T88">()</text:span></text:span><text:span text:style-name="Source_20_Text"><text:span text:style-name="T87"> </text:span></text:span><text:span text:style-name="T84">method and handling </text:span><text:span text:style-name="Source_20_Text"><text:span text:style-name="T89">CloneNotSupportedException</text:span></text:span><text:span text:style-name="T84">, and finally, calling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etc.</text:span></text:p>
        </text:list-item>
        <text:list-item>
          <text:p text:style-name="P224"><text:span text:style-name="T84">We have to implement </text:span><text:span text:style-name="Source_20_Text"><text:span text:style-name="T89">Cloneable</text:span></text:span><text:span text:style-name="Source_20_Text"><text:span text:style-name="T87"> </text:span></text:span><text:span text:style-name="T84">interface while it doesn’t have any methods in it. This is just to tell the JVM that we can perform </text:span><text:span text:style-name="Source_20_Text"><text:span text:style-name="T87">clone</text:span></text:span><text:span text:style-name="Source_20_Text"><text:span text:style-name="T88">()</text:span></text:span><text:span text:style-name="T84">on our object.</text:span></text:p>
        </text:list-item>
        <text:list-item>
          <text:p text:style-name="P224"><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is protected, so we have to provide our own </text:span><text:span text:style-name="Source_20_Text"><text:span text:style-name="T87">clone</text:span></text:span><text:span text:style-name="Source_20_Text"><text:span text:style-name="T88">()</text:span></text:span><text:span text:style-name="T84">and indirectly call </text:span><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from it.</text:span></text:p>
        </text:list-item>
        <text:list-item>
          <text:p text:style-name="P224"><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doesn’t invoke any constructor so we don’t have any control over object construction.</text:span></text:p>
        </text:list-item>
        <text:list-item>
          <text:p text:style-name="P224"><text:span text:style-name="T84">If you want to write a clone method in a child class then all of its superclasses should define the clone() method in them or inherit it from another parent class. Otherwise, the </text:span><text:span text:style-name="Source_20_Text"><text:span text:style-name="T90">super</text:span></text:span><text:span text:style-name="Source_20_Text"><text:span text:style-name="T88">.</text:span></text:span><text:span text:style-name="Source_20_Text"><text:span text:style-name="T87">clone</text:span></text:span><text:span text:style-name="Source_20_Text"><text:span text:style-name="T88">()</text:span></text:span><text:span text:style-name="Source_20_Text"><text:span text:style-name="T87"> </text:span></text:span><text:span text:style-name="T84">chain will fail.</text:span></text:p>
        </text:list-item>
        <text:list-item>
          <text:p text:style-name="P224"><text:span text:style-name="Source_20_Text"><text:span text:style-name="T89">Object</text:span></text:span><text:span text:style-name="Source_20_Text"><text:span text:style-name="T88">.</text:span></text:span><text:span text:style-name="Source_20_Text"><text:span text:style-name="T87">clone</text:span></text:span><text:span text:style-name="Source_20_Text"><text:span text:style-name="T88">()</text:span></text:span><text:span text:style-name="T84"> supports only shallow copying but we will need to override it if we need deep cloning.</text:span></text:p>
        </text:list-item>
      </text:list>
      <text:p text:style-name="P133"/>
      <text:h text:style-name="P94" text:outline-level="1">Serialization and Deserialization in Java with Example</text:h>
      <text:p text:style-name="P61">Serialization is a mechanism of converting the state of an object into a byte stream. Deserialization is the reverse process where the byte stream is used to recreate the actual Java object in memory. This mechanism is used to persist the object.</text:p>
      <text:p text:style-name="P64"><text:soft-page-break/><draw:frame draw:style-name="fr3" draw:name="Image10" text:anchor-type="as-char" svg:width="13.361cm" svg:height="8.996cm" draw:z-index="9"><draw:image xlink:href="https://www.geeksforgeeks.org/wp-content/uploads/gq/2016/01/serialize-deserialize-java.png" xlink:type="simple" xlink:show="embed" xlink:actuate="onLoad"/><svg:title>serialize-deserialize-java</svg:title></draw:frame></text:p>
      <text:p text:style-name="P61">The byte stream created is platform independent. So, the object serialized on one platform can be deserialized on a different platform.</text:p>
      <text:p text:style-name="P20"><text:span text:style-name="T62">To make a Java object serializable we implement the </text:span><text:span text:style-name="Strong_20_Emphasis"><text:span text:style-name="T62">java.io.Serializable</text:span></text:span><text:span text:style-name="T62"> interface.<text:line-break/>The ObjectOutputStream class contains </text:span><text:span text:style-name="Strong_20_Emphasis"><text:span text:style-name="T62">writeObject()</text:span></text:span><text:span text:style-name="T62"> method for serializing an Object.</text:span></text:p>
      <text:p text:style-name="P65">public final void writeObject(Object obj)</text:p>
      <text:p text:style-name="P152"><text:s text:c="23"/><text:span text:style-name="T107">throws IOException</text:span></text:p>
      <text:p text:style-name="P20"><text:span text:style-name="T62">The ObjectInputStream class contains </text:span><text:span text:style-name="Strong_20_Emphasis"><text:span text:style-name="T62">readObject()</text:span></text:span><text:span text:style-name="T62"> method for deserializing an object.</text:span></text:p>
      <text:p text:style-name="P65">public final Object readObject()</text:p>
      <text:p text:style-name="P152"><text:s text:c="18"/><text:span text:style-name="T107">throws IOException,</text:span></text:p>
      <text:p text:style-name="P152"><text:s text:c="15"/><text:span text:style-name="T107">ClassNotFoundException</text:span></text:p>
      <text:p text:style-name="P138"/>
      <text:p text:style-name="P20"><text:span text:style-name="Strong_20_Emphasis"><text:span text:style-name="T62">Advantages of Serialization</text:span></text:span><text:span text:style-name="T62"><text:line-break/>1. To save/persist state of an object.<text:line-break/>2. To travel an object across a network.</text:span></text:p>
      <text:p text:style-name="P64"><text:soft-page-break/><draw:frame draw:style-name="fr2" draw:name="Image11" text:anchor-type="as-char" svg:width="11.906cm" svg:height="6.615cm" draw:z-index="10"><draw:image xlink:href="https://contribute.geeksforgeeks.org/wp-content/uploads/serialization-5.jpg" xlink:type="simple" xlink:show="embed" xlink:actuate="onLoad"/></draw:frame></text:p>
      <text:p text:style-name="P20"><text:span text:style-name="T62">Only the objects of those classes can be serialized which are implementing </text:span><text:span text:style-name="Strong_20_Emphasis"><text:span text:style-name="T62">java.io.Serializable</text:span></text:span><text:span text:style-name="T62"> interface.<text:line-break/>Serializable is a </text:span><text:span text:style-name="Strong_20_Emphasis"><text:span text:style-name="T62">marker interface</text:span></text:span><text:span text:style-name="T62"> (has no data member and method). It is used to “mark” java classes so that objects of these classes may get certain capability. Other examples of marker interfaces are:- Cloneable and Remote.</text:span></text:p>
      <text:p text:style-name="P20"><text:span text:style-name="Strong_20_Emphasis"><text:span text:style-name="T62">Points to remember</text:span></text:span><text:span text:style-name="T62"><text:line-break/>1. If a parent class has implemented Serializable interface then child class doesn’t need to implement it but vice-versa is not true.<text:line-break/>2. Only non-static data members are saved via Serialization process.<text:line-break/>3. Static data members and transient data members are not saved via Serialization process.So, if you don’t want to save value of a non-static data member then make it transient.<text:line-break/>4. Constructor of object is never called when an object is deserialized.<text:line-break/>5. Associated objects must be implementing Serializable interface.<text:line-break/>Example :</text:span></text:p>
      <text:p text:style-name="P65">class A implements Serializable{</text:p>
      <text:p text:style-name="P153"/>
      <text:p text:style-name="P151">// B also implements Serializable</text:p>
      <text:p text:style-name="P151">// interface.</text:p>
      <text:p text:style-name="P151">B ob=new B(); <text:s/></text:p>
      <text:p text:style-name="P151">}</text:p>
      <text:p text:style-name="P20"><text:soft-page-break/><text:span text:style-name="Strong_20_Emphasis"><text:span text:style-name="T62">SerialVersionUID</text:span></text:span><text:span text:style-name="T62"><text:line-break/>The Serialization runtime associates a version number with each Serializable class called a SerialVersionUID, which is used during Deserialization to verify that sender and reciever of a serialized object have loaded classes for that object which are compatible with respect to serialization. If the reciever has loaded a class for the object that has different UID than that of corresponding sender’s class, the Deserialization will result in an </text:span><text:span text:style-name="Strong_20_Emphasis"><text:span text:style-name="T62">InvalidClassException</text:span></text:span><text:span text:style-name="T62">. A Serializable class can declare its own UID explicitly by declaring a field name.<text:line-break/>It must be static, final and of type long.<text:line-break/>i.e- ANY-ACCESS-MODIFIER static final long serialVersionUID=42L;</text:span></text:p>
      <text:p text:style-name="P61">If a serializable class doesn’t explicitly declare a serialVersionUID, then the serialization runtime will calculate a default one for that class based on various aspects of class, as described in Java Object Serialization Specification. However it is strongly recommended that all serializable classes explicitly declare serialVersionUID value, since its computation is highly sensitive to class details that may vary depending on compiler implementations, any change in class or using different id may affect the serialized data.</text:p>
      <text:p text:style-name="P61">It is also recommended to use private modifier for UID since it is not useful as inherited member.</text:p>
      <text:p text:style-name="P20"><text:span text:style-name="Strong_20_Emphasis"><text:span text:style-name="T62">serialver</text:span></text:span><text:span text:style-name="T62"><text:line-break/>The serialver is a tool that comes with JDK. It is used to get serialVersionUID number for Java classes.<text:line-break/>You can run the following command to get serialVersionUID</text:span></text:p>
      <text:p text:style-name="P61">serialver [-classpath classpath] [-show] [classname…]</text:p>
      <text:p text:style-name="P64"><draw:frame draw:style-name="fr2" draw:name="Image12" text:anchor-type="as-char" svg:width="26.746cm" svg:height="3.201cm" draw:z-index="11"><draw:image xlink:href="http://contribute.geeksforgeeks.org/wp-content/uploads/serialver.jpg" xlink:type="simple" xlink:show="embed" xlink:actuate="onLoad"/></draw:frame></text:p>
      <text:p text:style-name="P20"><text:span text:style-name="Strong_20_Emphasis"><text:span text:style-name="T62">Example 1:</text:span></text:span></text:p>
      <text:p text:style-name="P70"><text:bookmark text:name="copy-code-button4"/><text:soft-page-break/>filter_none</text:p>
      <text:p text:style-name="P71"><text:bookmark text:name="run-and-edit-button4"/>edit</text:p>
      <text:p text:style-name="P71"><text:bookmark text:name="run-code-button4"/>play_arrow</text:p>
      <text:p text:style-name="P72">brightness_4</text:p>
      <text:section text:style-name="Sect2" text:name="highlighter_914192">
        <table:table table:name="Table8" table:style-name="Table8">
          <table:table-column table:style-name="Table8.A"/>
          <table:table-row>
            <table:table-cell table:style-name="Table8.A1" office:value-type="string">
              <text:p text:style-name="P53"><text:span text:style-name="Source_20_Text"><text:span text:style-name="T36">// Java code for serialization and deserialization  </text:span></text:span></text:p>
              <text:p text:style-name="P53"><text:span text:style-name="Source_20_Text"><text:span text:style-name="T36">// of a Java object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Demo </text:span></text:span><text:span text:style-name="Source_20_Text"><text:span text:style-name="T31">implements</text:span></text:span><text:span text:style-name="T51"> </text:span><text:span text:style-name="Source_20_Text"><text:span text:style-name="T10">java.io.Serializable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int</text:span></text:span><text:span text:style-name="T51"> </text:span><text:span text:style-name="Source_20_Text"><text:span text:style-name="T10">a;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String b;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fault constructor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10">Demo(</text:span></text:span><text:span text:style-name="Source_20_Text"><text:span text:style-name="T31">int</text:span></text:span><text:span text:style-name="T51"> </text:span><text:span text:style-name="Source_20_Text"><text:span text:style-name="T10">a, String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this</text:span></text:span><text:span text:style-name="Source_20_Text"><text:span text:style-name="T10">.a = a; </text:span></text:span></text:p>
              <text:p text:style-name="P53"><text:span text:style-name="Source_20_Text"><text:span text:style-name="T45">        </text:span></text:span><text:span text:style-name="Source_20_Text"><text:span text:style-name="T31">this</text:span></text:span><text:span text:style-name="Source_20_Text"><text:span text:style-name="T10">.b = 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Test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Demo object = </text:span></text:span><text:span text:style-name="Source_20_Text"><text:span text:style-name="T31">new</text:span></text:span><text:span text:style-name="T51"> </text:span><text:span text:style-name="Source_20_Text"><text:span text:style-name="T10">Demo(</text:span></text:span><text:span text:style-name="Source_20_Text"><text:span text:style-name="T42">1</text:span></text:span><text:span text:style-name="Source_20_Text"><text:span text:style-name="T10">, </text:span></text:span><text:span text:style-name="Source_20_Text"><text:span text:style-name="T57">"geeksforgeeks"</text:span></text:span><text:span text:style-name="Source_20_Text"><text:span text:style-name="T10">); </text:span></text:span></text:p>
              <text:p text:style-name="P53"><text:span text:style-name="Source_20_Text"><text:span text:style-name="T45">        </text:span></text:span><text:span text:style-name="Source_20_Text"><text:span text:style-name="T10">String filename = </text:span></text:span><text:span text:style-name="Source_20_Text"><text:span text:style-name="T57">"file.ser"</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Saving of object in a file </text:span></text:span></text:p>
              <text:p text:style-name="P53"><text:span text:style-name="Source_20_Text"><text:span text:style-name="T45">            </text:span></text:span><text:span text:style-name="Source_20_Text"><text:span text:style-name="T10">FileOutputStream file = </text:span></text:span><text:span text:style-name="Source_20_Text"><text:span text:style-name="T31">new</text:span></text:span><text:span text:style-name="T51"> </text:span><text:span text:style-name="Source_20_Text"><text:span text:style-name="T10">FileOutputStream(filename); </text:span></text:span></text:p>
              <text:p text:style-name="P53"><text:span text:style-name="Source_20_Text"><text:span text:style-name="T45">            </text:span></text:span><text:span text:style-name="Source_20_Text"><text:span text:style-name="T10">ObjectOutputStream out = </text:span></text:span><text:span text:style-name="Source_20_Text"><text:span text:style-name="T31">new</text:span></text:span><text:span text:style-name="T51"> </text:span><text:span text:style-name="Source_20_Text"><text:span text:style-name="T10">ObjectOut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serialization of object </text:span></text:span></text:p>
              <text:p text:style-name="P53"><text:span text:style-name="Source_20_Text"><text:span text:style-name="T45">            </text:span></text:span><text:span text:style-name="Source_20_Text"><text:span text:style-name="T10">out.writeObject(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out.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serialized"</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oft-page-break/><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Demo object1 = </text:span></text:span><text:span text:style-name="Source_20_Text"><text:span text:style-name="T31">null</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eserialization </text:span></text:span></text:p>
              <text:p text:style-name="P53"><text:span text:style-name="Source_20_Text"><text:span text:style-name="T45">        </text:span></text:span><text:span text:style-name="Source_20_Text"><text:span text:style-name="T31">try</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Reading the object from a file </text:span></text:span></text:p>
              <text:p text:style-name="P53"><text:span text:style-name="Source_20_Text"><text:span text:style-name="T45">            </text:span></text:span><text:span text:style-name="Source_20_Text"><text:span text:style-name="T10">FileInputStream file = </text:span></text:span><text:span text:style-name="Source_20_Text"><text:span text:style-name="T31">new</text:span></text:span><text:span text:style-name="T51"> </text:span><text:span text:style-name="Source_20_Text"><text:span text:style-name="T10">FileInputStream(filename); </text:span></text:span></text:p>
              <text:p text:style-name="P53"><text:span text:style-name="Source_20_Text"><text:span text:style-name="T45">            </text:span></text:span><text:span text:style-name="Source_20_Text"><text:span text:style-name="T10">ObjectInputStream in = </text:span></text:span><text:span text:style-name="Source_20_Text"><text:span text:style-name="T31">new</text:span></text:span><text:span text:style-name="T51"> </text:span><text:span text:style-name="Source_20_Text"><text:span text:style-name="T10">ObjectInputStream(fil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Method for deserialization of object </text:span></text:span></text:p>
              <text:p text:style-name="P53"><text:span text:style-name="Source_20_Text"><text:span text:style-name="T45">            </text:span></text:span><text:span text:style-name="Source_20_Text"><text:span text:style-name="T10">object1 = (Demo)in.readObject();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in.close(); </text:span></text:span></text:p>
              <text:p text:style-name="P53"><text:span text:style-name="Source_20_Text"><text:span text:style-name="T45">            </text:span></text:span><text:span text:style-name="Source_20_Text"><text:span text:style-name="T10">file.close();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System.out.println(</text:span></text:span><text:span text:style-name="Source_20_Text"><text:span text:style-name="T57">"Object has been deserialized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a = "</text:span></text:span><text:span text:style-name="T51"> </text:span><text:span text:style-name="Source_20_Text"><text:span text:style-name="T10">+ object1.a); </text:span></text:span></text:p>
              <text:p text:style-name="P53"><text:span text:style-name="Source_20_Text"><text:span text:style-name="T45">            </text:span></text:span><text:span text:style-name="Source_20_Text"><text:span text:style-name="T10">System.out.println(</text:span></text:span><text:span text:style-name="Source_20_Text"><text:span text:style-name="T57">"b = "</text:span></text:span><text:span text:style-name="T51"> </text:span><text:span text:style-name="Source_20_Text"><text:span text:style-name="T10">+ object1.b);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IO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O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catch</text:span></text:span><text:span text:style-name="Source_20_Text"><text:span text:style-name="T10">(ClassNotFoundException ex)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ClassNotFoundException is caught"</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3"><text:span text:style-name="Source_20_Text"><text:span text:style-name="T10">} </text:span></text:span></text:p>
            </table:table-cell>
          </table:table-row>
        </table:table>
      </text:section>
      <text:p text:style-name="P62">Output :</text:p>
      <text:p text:style-name="P65">Object has been serialized</text:p>
      <text:p text:style-name="P151">Object has been deserialized </text:p>
      <text:p text:style-name="P151">a = 1</text:p>
      <text:p text:style-name="P151">b = geeksforgeeks</text:p>
      <text:p text:style-name="P133"/>
      <text:p text:style-name="P133"/>
      <text:h text:style-name="P94" text:outline-level="1"><text:soft-page-break/>Find row number of a binary matrix having maximum number of 1s</text:h>
      <text:p text:style-name="P61">Given a binary matrix (containing only 0 and 1) of order n*n. All rows are sorted already, We need to find the row number with maximum number of 1s. Also find number of 1 in that row.<text:line-break/>Note: in case of tie, print smaller row number.</text:p>
      <text:p text:style-name="P20"><text:span text:style-name="Strong_20_Emphasis"><text:span text:style-name="T62">Examples :</text:span></text:span></text:p>
      <text:p text:style-name="P65">Input : mat[3][3] = {0, 0, 1,</text:p>
      <text:p text:style-name="P152"><text:s text:c="21"/><text:span text:style-name="T107">0, 1, 1,</text:span></text:p>
      <text:p text:style-name="P152"><text:s text:c="21"/><text:span text:style-name="T107">0, 0, 0}</text:span></text:p>
      <text:p text:style-name="P151">Output : Row number = 2, MaxCount = 2</text:p>
      <text:p text:style-name="P153"/>
      <text:p text:style-name="P151">Input : mat[3][3] = {1, 1, 1,</text:p>
      <text:p text:style-name="P152"><text:s text:c="21"/><text:span text:style-name="T107">1, 1, 1,</text:span></text:p>
      <text:p text:style-name="P152"><text:s text:c="21"/><text:span text:style-name="T107">0, 0, 0}</text:span></text:p>
      <text:p text:style-name="P151">Output : Row number = 1, MaxCount = 3</text:p>
      <text:section text:style-name="Sect1" text:name="Section25">
        <text:h text:style-name="P37" text:outline-level="2"><text:bookmark text:name="practiceLinkDiv19"/><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30"><text:span text:style-name="T95">Basic Approach : </text:span>Traverse whole of matrix and for each row find the number of 1 and among all that keep updating the row number with maximum number of 1. This approach will result in O(n^2) time complexity.</text:p>
      <text:p text:style-name="P20"><text:span text:style-name="Strong_20_Emphasis"><text:span text:style-name="T62">Better Approach : </text:span></text:span><text:span text:style-name="T62">We can perform a better if we try to apply binary search for finding position of first 1 in each row and as per that we can find the number of 1 from each row as each row is in sorted order. This will result in O(nlogn) time complexity.</text:span></text:p>
      <text:p text:style-name="P30"><text:span text:style-name="T95">Efficient Approach :</text:span> Start with top left corner with index (1, n) and try to go left until you reach last 1 in that row (jth column), now if we traverse left to that row, we will find 0, so switch to the row just below, with same column. Now <text:soft-page-break/>your position will be (2, j) again in 2nd row if jth element if 1 try to go left until you find last 1 otherwise in 2nd row if jth element is 0 go to next row. So Finally say if you are at any ith row and jth column which is index of last 1 from right in that row, increment i. So now if we have Aij = 0 again increment i otherwise keep decreasing j until you find last 1 in that particular row.<text:line-break/>Sample Illustration :<text:line-break/><draw:frame draw:style-name="fr2" draw:name="Image27" text:anchor-type="as-char" svg:width="8.017cm" svg:height="8.44cm" draw:z-index="12"><draw:image xlink:href="http://contribute.geeksforgeeks.org/wp-content/uploads/Binary-matrix.jpg" xlink:type="simple" xlink:show="embed" xlink:actuate="onLoad"/></draw:frame><text:line-break/><text:span text:style-name="T95">Algorithm :</text:span></text:p>
      <text:p text:style-name="P65">for (int i=0, j=n-1; i&lt;n;i++)</text:p>
      <text:p text:style-name="P151">{</text:p>
      <text:p text:style-name="P152"><text:s text:c="4"/><text:span text:style-name="T107">// find left most position of 1 in a row</text:span></text:p>
      <text:p text:style-name="P152"><text:s text:c="4"/><text:span text:style-name="T107">// find 1st zero in a row</text:span></text:p>
      <text:p text:style-name="P152"><text:s text:c="4"/><text:span text:style-name="T107">while (arr[i][j]==1) </text:span></text:p>
      <text:p text:style-name="P152"><text:soft-page-break/><text:s text:c="4"/><text:span text:style-name="T107">{</text:span></text:p>
      <text:p text:style-name="P152"><text:s text:c="8"/><text:span text:style-name="T107">row = i;</text:span></text:p>
      <text:p text:style-name="P152"><text:s text:c="8"/><text:span text:style-name="T107">j--;</text:span></text:p>
      <text:p text:style-name="P152"><text:s text:c="4"/><text:span text:style-name="T107">}</text:span></text:p>
      <text:p text:style-name="P151">}</text:p>
      <text:p text:style-name="P151">cout &lt;&lt; "Row number =" &lt;&lt; row+1;</text:p>
      <text:p text:style-name="P151">cout &lt;&lt; "MaxCount =" &lt;&lt; n-j;</text:p>
      <text:p text:style-name="P175">class FindMax1inMatrix{</text:p>
      <text:p text:style-name="P175"><text:tab/>public static void main(String[] args) {</text:p>
      <text:p text:style-name="P175"><text:tab/><text:tab/>int[][] m = { {0, 0, 0, 1}, </text:p>
      <text:p text:style-name="P175"><text:s text:c="23"/>{0, 1, 1, 1}, </text:p>
      <text:p text:style-name="P175"><text:s text:c="23"/>{1, 1, 1, 1}, </text:p>
      <text:p text:style-name="P175"><text:s text:c="23"/>{0, 0, 0, 0}}; </text:p>
      <text:p text:style-name="P175"><text:s text:c="2"/><text:tab/><text:tab/>int j=m[0].length-1;</text:p>
      <text:p text:style-name="P175"><text:s text:c="2"/><text:tab/><text:tab/>int row=0;</text:p>
      <text:p text:style-name="P175"><text:s text:c="2"/><text:tab/><text:tab/>int i;</text:p>
      <text:p text:style-name="P175"><text:s text:c="2"/><text:tab/><text:tab/></text:p>
      <text:p text:style-name="P175"><text:s text:c="2"/><text:tab/><text:tab/>for(i=0;i&lt;m.length;i++){</text:p>
      <text:p text:style-name="P175"><text:s text:c="2"/><text:tab/><text:tab/><text:tab/>while(j&gt;=0 &amp;&amp; m[i][j]==1){</text:p>
      <text:p text:style-name="P175"><text:s text:c="2"/><text:tab/><text:tab/><text:tab/><text:tab/>row=i;</text:p>
      <text:p text:style-name="P175"><text:s text:c="2"/><text:tab/><text:tab/><text:tab/><text:tab/>j--;</text:p>
      <text:p text:style-name="P175"><text:s text:c="2"/><text:tab/><text:tab/><text:tab/>}</text:p>
      <text:p text:style-name="P175"><text:s text:c="2"/><text:tab/><text:tab/>}</text:p>
      <text:p text:style-name="P175"><text:s text:c="2"/><text:tab/><text:tab/>System.out.print(row+1);</text:p>
      <text:p text:style-name="P175"/>
      <text:p text:style-name="P175"/>
      <text:p text:style-name="P175"/>
      <text:p text:style-name="P175"><text:tab/>}</text:p>
      <text:p text:style-name="P175">}</text:p>
      <text:h text:style-name="P290" text:outline-level="1"><text:soft-page-break/>Pairwise swap elements of a given linked list</text:h>
      <text:p text:style-name="P61">Given a singly linked list, write a function to swap elements pairwise. For example, if the linked list is 1-&gt;2-&gt;3-&gt;4-&gt;5 then the function should change it to 2-&gt;1-&gt;4-&gt;3-&gt;5, and if the linked list is 1-&gt;2-&gt;3-&gt;4-&gt;5-&gt;6 then the function should change it to 2-&gt;1-&gt;4-&gt;3-&gt;6-&gt;5.</text:p>
      <text:p text:style-name="P175">class Node{</text:p>
      <text:p text:style-name="P175"><text:tab/><text:tab/>int data;</text:p>
      <text:p text:style-name="P175"><text:tab/><text:tab/>Node next;</text:p>
      <text:p text:style-name="P175"><text:tab/><text:tab/>Node(int d){</text:p>
      <text:p text:style-name="P175"><text:tab/><text:tab/><text:tab/>data=d;</text:p>
      <text:p text:style-name="P175"><text:tab/><text:tab/><text:tab/>next=null;</text:p>
      <text:p text:style-name="P175"><text:tab/><text:tab/>}</text:p>
      <text:p text:style-name="P175"><text:tab/>}</text:p>
      <text:p text:style-name="P175">class SwapNode{</text:p>
      <text:p text:style-name="P175"><text:tab/>static Node head;</text:p>
      <text:p text:style-name="P175"><text:tab/>public static void main(String[] args) {</text:p>
      <text:p text:style-name="P175"><text:tab/><text:tab/>SwapNode sn=new SwapNode();</text:p>
      <text:p text:style-name="P175"><text:tab/><text:tab/>sn.head=new Node(1);</text:p>
      <text:p text:style-name="P175"><text:tab/><text:tab/>sn.head.next=new Node(2);</text:p>
      <text:p text:style-name="P175"><text:tab/><text:tab/>sn.head.next.next=new Node(3);</text:p>
      <text:p text:style-name="P175"><text:tab/><text:tab/>sn.head.next.next.next=new Node(4);</text:p>
      <text:p text:style-name="P175"><text:tab/><text:tab/>sn.head.next.next.next.next=new Node(5);</text:p>
      <text:p text:style-name="P175"><text:tab/><text:tab/>sn.head.next.next.next.next.next=new Node(6);</text:p>
      <text:p text:style-name="P175"><text:tab/><text:tab/>sn.head.next.next.next.next.next.next=new Node(7);</text:p>
      <text:p text:style-name="P175"><text:tab/><text:tab/>sn.head.next.next.next.next.next.next.next=new Node(8);</text:p>
      <text:p text:style-name="P175"><text:tab/><text:tab/>sn.head.next.next.next.next.next.next.next.next=new Node(9);</text:p>
      <text:p text:style-name="P175"><text:tab/><text:tab/>help(head);</text:p>
      <text:p text:style-name="P175"><text:tab/><text:tab/>Print(head);</text:p>
      <text:p text:style-name="P175"><text:tab/>}</text:p>
      <text:p text:style-name="P175"><text:tab/>public static void help(Node head){</text:p>
      <text:p text:style-name="P175"><text:soft-page-break/><text:tab/><text:tab/>Node n=head;</text:p>
      <text:p text:style-name="P175"><text:tab/><text:tab/>while(n!=null &amp;&amp; n.next!=null){</text:p>
      <text:p text:style-name="P175"><text:tab/><text:tab/><text:tab/>int temp=n.data;</text:p>
      <text:p text:style-name="P175"><text:tab/><text:tab/><text:tab/>n.data=n.next.data;</text:p>
      <text:p text:style-name="P175"><text:tab/><text:tab/><text:tab/>n.next.data=temp;</text:p>
      <text:p text:style-name="P175"><text:tab/><text:tab/><text:tab/>n=n.next.next;</text:p>
      <text:p text:style-name="P175"><text:tab/><text:tab/>}</text:p>
      <text:p text:style-name="P175"><text:tab/>}</text:p>
      <text:p text:style-name="P175"><text:tab/>public static void Print(Node head){</text:p>
      <text:p text:style-name="P175"><text:tab/><text:tab/>Node temp=head;</text:p>
      <text:p text:style-name="P175"><text:tab/><text:tab/>while(temp!=null){</text:p>
      <text:p text:style-name="P175"><text:tab/><text:tab/><text:tab/>System.out.print(temp.data+" ");</text:p>
      <text:p text:style-name="P175"><text:tab/><text:tab/><text:tab/>temp=temp.next;</text:p>
      <text:p text:style-name="P175"><text:tab/><text:tab/>}</text:p>
      <text:p text:style-name="P175"><text:tab/>}</text:p>
      <text:p text:style-name="P175">}</text:p>
      <text:p text:style-name="P175"/>
      <text:p text:style-name="P165">perm_identity<draw:frame draw:style-name="fr1" draw:name="Frame1" text:anchor-type="char" svg:x="0.318cm" svg:width="3.175cm" draw:z-index="13"><draw:text-box fo:min-height="0.041cm"><text:p text:style-name="Text_20_body"/></draw:text-box></draw:frame></text:p>
      <text:h text:style-name="P291" text:outline-level="1">Find the row with maximum number of 1s</text:h>
      <text:p text:style-name="P20"><text:span text:style-name="T62">Given a boolean 2D array, where each row is sorted. Find the row with the maximum number of 1s.<text:line-break/></text:span><text:span text:style-name="Strong_20_Emphasis"><text:span text:style-name="T62">Example:</text:span></text:span></text:p>
      <text:p text:style-name="P65">Input matrix</text:p>
      <text:p text:style-name="P151">0 1 1 1</text:p>
      <text:p text:style-name="P151">0 0 1 1</text:p>
      <text:p text:style-name="P151">1 1 1 1 <text:s/>// this row has maximum 1s</text:p>
      <text:p text:style-name="P151">0 0 0 0</text:p>
      <text:p text:style-name="P153"/>
      <text:p text:style-name="P151">Output: 2</text:p>
      <text:p text:style-name="P175"><text:soft-page-break/>class FindMax1inMatrix{</text:p>
      <text:p text:style-name="P175"><text:tab/>public static void main(String[] args) {</text:p>
      <text:p text:style-name="P175"><text:tab/><text:tab/>int[][] m = { {0, 0, 0, 1}, </text:p>
      <text:p text:style-name="P175"><text:s text:c="23"/>{0, 1, 1, 1}, </text:p>
      <text:p text:style-name="P175"><text:s text:c="23"/>{1, 1, 1, 1}, </text:p>
      <text:p text:style-name="P175"><text:s text:c="23"/>{0, 0, 0, 0}}; </text:p>
      <text:p text:style-name="P175"><text:s text:c="2"/><text:tab/><text:tab/>int j=m[0].length-1;</text:p>
      <text:p text:style-name="P175"><text:s text:c="2"/><text:tab/><text:tab/>int row=0;</text:p>
      <text:p text:style-name="P175"><text:s text:c="2"/><text:tab/><text:tab/>int i;</text:p>
      <text:p text:style-name="P175"><text:s text:c="2"/><text:tab/><text:tab/></text:p>
      <text:p text:style-name="P175"><text:s text:c="2"/><text:tab/><text:tab/>for(i=0;i&lt;m.length;i++){</text:p>
      <text:p text:style-name="P175"><text:s text:c="2"/><text:tab/><text:tab/><text:tab/>while(j&gt;=0 &amp;&amp; m[i][j]==1){</text:p>
      <text:p text:style-name="P175"><text:s text:c="2"/><text:tab/><text:tab/><text:tab/><text:tab/>row=i;</text:p>
      <text:p text:style-name="P175"><text:s text:c="2"/><text:tab/><text:tab/><text:tab/><text:tab/>j--;</text:p>
      <text:p text:style-name="P175"><text:s text:c="2"/><text:tab/><text:tab/><text:tab/>}</text:p>
      <text:p text:style-name="P175"><text:s text:c="2"/><text:tab/><text:tab/>}</text:p>
      <text:p text:style-name="P175"><text:s text:c="2"/><text:tab/><text:tab/>System.out.print(row+1);</text:p>
      <text:p text:style-name="P175"/>
      <text:p text:style-name="P175"/>
      <text:p text:style-name="P175"/>
      <text:p text:style-name="P175"><text:tab/>}</text:p>
      <text:p text:style-name="P175">}</text:p>
      <text:h text:style-name="P290" text:outline-level="1">Cutting a Rod | DP-13</text:h>
      <text:p text:style-name="P61">Given a rod of length n inches and an array of prices that contains prices of all pieces of size smaller than n. Determine the maximum value obtainable by cutting up the rod and selling the pieces. For example, if length of the rod is 8 and the values of different pieces are given as following, then the maximum obtainable value is 22 (by cutting in two pieces of lengths 2 and 6)</text:p>
      <text:p text:style-name="P65">length <text:s text:c="2"/>| 1 <text:s text:c="2"/>2 <text:s text:c="2"/>3 <text:s text:c="2"/>4 <text:s text:c="2"/>5 <text:s text:c="2"/>6 <text:s text:c="2"/>7 <text:s text:c="2"/>8 <text:s/></text:p>
      <text:p text:style-name="P151">--------------------------------------------</text:p>
      <text:p text:style-name="P151"><text:soft-page-break/>price <text:s text:c="3"/>| 1 <text:s text:c="2"/>5 <text:s text:c="2"/>8 <text:s text:c="2"/>9 <text:s/>10 <text:s/>17 <text:s/>17 <text:s/>20</text:p>
      <text:p text:style-name="P61">And if the prices are as following, then the maximum obtainable value is 24 (by cutting in eight pieces of length 1)</text:p>
      <text:p text:style-name="P65">length <text:s text:c="2"/>| 1 <text:s text:c="2"/>2 <text:s text:c="2"/>3 <text:s text:c="2"/>4 <text:s text:c="2"/>5 <text:s text:c="2"/>6 <text:s text:c="2"/>7 <text:s text:c="2"/>8 <text:s/></text:p>
      <text:p text:style-name="P151">--------------------------------------------</text:p>
      <text:p text:style-name="P151">price <text:s text:c="3"/>| 3 <text:s text:c="2"/>5 <text:s text:c="2"/>8 <text:s text:c="2"/>9 <text:s/>10 <text:s/>17 <text:s/>17 <text:s/>20</text:p>
      <text:section text:style-name="Sect1" text:name="Section26">
        <text:h text:style-name="P37" text:outline-level="2"><text:bookmark text:name="practiceLinkDiv20"/><text:a xlink:type="simple" xlink:href="https://practice.geeksforgeeks.org/problems/cutted-segments/0" text:style-name="Internet_20_link" text:visited-style-name="Visited_20_Internet_20_Link"><text:span text:style-name="T99">Recommended: Please solve it on “</text:span></text:a><text:a xlink:type="simple" xlink:href="https://practice.geeksforgeeks.org/problems/cutted-segments/0" text:style-name="Internet_20_link" text:visited-style-name="Visited_20_Internet_20_Link"><text:span text:style-name="T100">PRACTICE</text:span></text:a><text:a xlink:type="simple" xlink:href="https://practice.geeksforgeeks.org/problems/cutted-segments/0" text:style-name="Internet_20_link" text:visited-style-name="Visited_20_Internet_20_Link"><text:span text:style-name="T99"> ” first, before moving on to the solution.</text:span></text:a></text:h>
      </text:section>
      <text:p text:style-name="Text_20_body"><text:line-break/></text:p>
      <text:p text:style-name="P175">class RodCutting{</text:p>
      <text:p text:style-name="P175"><text:tab/>public static void main(String[] args) {</text:p>
      <text:p text:style-name="P175"><text:tab/><text:tab/>int[] price = {1, 5, 8, 9, 10, 17, 17, 20};</text:p>
      <text:p text:style-name="P175"><text:tab/><text:tab/>int t=8;</text:p>
      <text:p text:style-name="P175"><text:tab/><text:tab/>System.out.println(helpdp(price,8));</text:p>
      <text:p text:style-name="P175"><text:tab/>}</text:p>
      <text:p text:style-name="P175"/>
      <text:p text:style-name="P175"><text:tab/>public static int helpdp(int[] price,int n){</text:p>
      <text:p text:style-name="P175"><text:tab/><text:tab/>int val[] = new int[n+1]; </text:p>
      <text:p text:style-name="P175"><text:s text:c="8"/>val[0] = 0; </text:p>
      <text:p text:style-name="P175"><text:s text:c="2"/></text:p>
      <text:p text:style-name="P175"><text:s text:c="8"/>// Build the table val[] in bottom up manner and return </text:p>
      <text:p text:style-name="P175"><text:s text:c="8"/>// the last entry from the table </text:p>
      <text:p text:style-name="P175"><text:s text:c="8"/>for (int i = 1; i&lt;=n; i++) </text:p>
      <text:p text:style-name="P175"><text:s text:c="8"/>{ </text:p>
      <text:p text:style-name="P175"><text:s text:c="12"/>int max_val = Integer.MIN_VALUE; </text:p>
      <text:p text:style-name="P175"><text:s text:c="12"/>for (int j = 0; j &lt; i; j++) </text:p>
      <text:p text:style-name="P175"><text:s text:c="16"/>max_val = Math.max(max_val,price[j] + val[i-j-1]); </text:p>
      <text:p text:style-name="P175"><text:s text:c="12"/>val[i] = max_val; </text:p>
      <text:p text:style-name="P175"><text:s text:c="8"/>} </text:p>
      <text:p text:style-name="P175"><text:soft-page-break/><text:s text:c="2"/></text:p>
      <text:p text:style-name="P175"><text:s text:c="8"/>return val[n]; </text:p>
      <text:p text:style-name="P175"><text:tab/><text:tab/> <text:s text:c="7"/></text:p>
      <text:p text:style-name="P175"/>
      <text:p text:style-name="P175"/>
      <text:p text:style-name="P175"><text:tab/>} </text:p>
      <text:p text:style-name="P175">}</text:p>
      <text:p text:style-name="P133"/>
      <text:h text:style-name="P288" text:outline-level="1"><text:span text:style-name="Source_20_Text"><text:span text:style-name="T113">Count occurrences of a word in string</text:span></text:span></text:h>
      <text:p text:style-name="P20"><text:span text:style-name="T62">You are given a string and a word your task is that count the number of the occurrence of the given word in the string and print the number of occurrence of the word.<text:line-break/></text:span><text:span text:style-name="Strong_20_Emphasis"><text:span text:style-name="T62">Examples:</text:span></text:span></text:p>
      <text:p text:style-name="P65">Input : string = "GeeksforGeeks A computer science portal for geeks"</text:p>
      <text:p text:style-name="P151">word = "portal"</text:p>
      <text:p text:style-name="P151">Output : Occurrences of Word = 1 Time</text:p>
      <text:p text:style-name="P153"/>
      <text:p text:style-name="P151">Input : string = "GeeksforGeeks A computer science portal for geeks"</text:p>
      <text:p text:style-name="P151">word = "technical" </text:p>
      <text:p text:style-name="P151">Output : Occurrences of Word = 0 Time</text:p>
      <text:p text:style-name="P20"><text:span text:style-name="Strong_20_Emphasis"><text:span text:style-name="T62">Approach :-</text:span></text:span></text:p>
      <text:list xml:id="list4379928645860526015" text:style-name="L43">
        <text:list-item>
          <text:p text:style-name="P187">First, we split the string by spaces in a</text:p>
        </text:list-item>
        <text:list-item>
          <text:p text:style-name="P187">Then, take a variable count = 0 and in every true condition we increment the count by 1</text:p>
        </text:list-item>
        <text:list-item>
          <text:p text:style-name="P187">Now run a loop at 0 to length of string and check if our string is equal to the word</text:p>
        </text:list-item>
        <text:list-item>
          <text:p text:style-name="P187">if condition true then we increment the value of count by 1 and in the end we print the value of count.</text:p>
        </text:list-item>
      </text:list>
      <text:section text:style-name="Sect1" text:name="Section21">
        <text:h text:style-name="P37" text:outline-level="2"><text:bookmark text:name="practiceLinkDiv21"/><text:soft-page-break/><text:a xlink:type="simple" xlink:href="https://ide.geeksforgeeks.org/" text:style-name="Internet_20_link" text:visited-style-name="Visited_20_Internet_20_Link"><text:span text:style-name="T99">Recommended: Please try your approach on </text:span></text:a><text:a xlink:type="simple" xlink:href="https://ide.geeksforgeeks.org/" text:style-name="Internet_20_link" text:visited-style-name="Visited_20_Internet_20_Link"><text:span text:style-name="T100">{IDE}</text:span></text:a><text:a xlink:type="simple" xlink:href="https://ide.geeksforgeeks.org/" text:style-name="Internet_20_link" text:visited-style-name="Visited_20_Internet_20_Link"><text:span text:style-name="T99"> first, before moving on to the solution.</text:span></text:a></text:h>
      </text:section>
      <text:p text:style-name="P140"/>
      <text:p text:style-name="P61">Below is the implementation of the above approach :</text:p>
      <text:list xml:id="list5732915896788882019" text:style-name="L44">
        <text:list-item>
          <text:p text:style-name="P210"><text:bookmark text:name="tablist1-tab15"/>Java</text:p>
        </text:list-item>
        <text:list-item>
          <text:p text:style-name="P219"><text:bookmark text:name="tablist1-tab25"/>Python 3</text:p>
        </text:list-item>
        <text:list-item>
          <text:p text:style-name="P219"><text:bookmark text:name="tablist1-tab32"/>C#</text:p>
        </text:list-item>
        <text:list-item>
          <text:p text:style-name="P219"><text:bookmark text:name="tablist1-tab42"/>PHP</text:p>
        </text:list-item>
      </text:list>
      <text:section text:style-name="Sect2" text:name="Section22">
        <text:p text:style-name="P70"><text:bookmark text:name="tablist1-panel1"/><text:bookmark text:name="copy-code-button8"/>filter_none</text:p>
        <text:p text:style-name="P71"><text:bookmark text:name="run-and-edit-button8"/>edit</text:p>
        <text:p text:style-name="P71"><text:bookmark text:name="run-code-button8"/>play_arrow</text:p>
        <text:p text:style-name="P72">brightness_4</text:p>
        <text:section text:style-name="Sect2" text:name="highlighter_735992">
          <table:table table:name="Table9" table:style-name="Table9">
            <table:table-column table:style-name="Table9.A"/>
            <table:table-row>
              <table:table-cell table:style-name="Table9.A1" office:value-type="string">
                <text:p text:style-name="P53"><text:span text:style-name="Source_20_Text"><text:span text:style-name="T36">// Java program to count the number  </text:span></text:span></text:p>
                <text:p text:style-name="P53"><text:span text:style-name="Source_20_Text"><text:span text:style-name="T36">// of occurrence of a word in </text:span></text:span></text:p>
                <text:p text:style-name="P53"><text:span text:style-name="Source_20_Text"><text:span text:style-name="T36">// the given string given string </text:span></text:span></text:p>
                <text:p text:style-name="P53"><text:span text:style-name="Source_20_Text"><text:span text:style-name="T31">import</text:span></text:span><text:span text:style-name="T51"> </text:span><text:span text:style-name="Source_20_Text"><text:span text:style-name="T10">java.io.*;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31">static</text:span></text:span><text:span text:style-name="T51"> </text:span><text:span text:style-name="Source_20_Text"><text:span text:style-name="T31">int</text:span></text:span><text:span text:style-name="T51"> </text:span><text:span text:style-name="Source_20_Text"><text:span text:style-name="T10">countOccurences(String str, String word)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36">// split the string by spaces in a </text:span></text:span></text:p>
                <text:p text:style-name="P53"><text:span text:style-name="Source_20_Text"><text:span text:style-name="T45">    </text:span></text:span><text:span text:style-name="Source_20_Text"><text:span text:style-name="T10">String a[] = str.split(</text:span></text:span><text:span text:style-name="Source_20_Text"><text:span text:style-name="T57">"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search for pattern in a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count = </text:span></text:span><text:span text:style-name="Source_20_Text"><text:span text:style-name="T42">0</text:span></text:span><text:span text:style-name="Source_20_Text"><text:span text:style-name="T10">; </text:span></text:span></text:p>
                <text:p text:style-name="P53"><text:span text:style-name="Source_20_Text"><text:span text:style-name="T45">    </text:span></text:span><text:span text:style-name="Source_20_Text"><text:span text:style-name="T31">for</text:span></text:span><text:span text:style-name="T51"> </text:span><text:span text:style-name="Source_20_Text"><text:span text:style-name="T10">(</text:span></text:span><text:span text:style-name="Source_20_Text"><text:span text:style-name="T31">int</text:span></text:span><text:span text:style-name="T51"> </text:span><text:span text:style-name="Source_20_Text"><text:span text:style-name="T10">i = </text:span></text:span><text:span text:style-name="Source_20_Text"><text:span text:style-name="T42">0</text:span></text:span><text:span text:style-name="Source_20_Text"><text:span text:style-name="T10">; i &lt; a.length; i++)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if match found increase count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word.equals(a[i])) </text:span></text:span></text:p>
                <text:p text:style-name="P53"><text:span text:style-name="Source_20_Text"><text:span text:style-name="T45">        </text:span></text:span><text:span text:style-name="Source_20_Text"><text:span text:style-name="T10">count++;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count; </text:span></text:span></text:p>
                <text:p text:style-name="P53"><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 Driver code </text:span></text:span></text:p>
                <text:p text:style-name="P53"><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10">{ </text:span></text:span></text:p>
                <text:p text:style-name="P53"><text:span text:style-name="Source_20_Text"><text:span text:style-name="T45">    </text:span></text:span><text:span text:style-name="Source_20_Text"><text:span text:style-name="T10">String str = </text:span></text:span><text:span text:style-name="Source_20_Text"><text:span text:style-name="T57">"GeeksforGeeks A computer science portal for geeks "</text:span></text:span><text:span text:style-name="Source_20_Text"><text:span text:style-name="T10">; </text:span></text:span></text:p>
                <text:p text:style-name="P53"><text:span text:style-name="Source_20_Text"><text:span text:style-name="T45">    </text:span></text:span><text:span text:style-name="Source_20_Text"><text:span text:style-name="T10">String word = </text:span></text:span><text:span text:style-name="Source_20_Text"><text:span text:style-name="T57">"portal"</text:span></text:span><text:span text:style-name="Source_20_Text"><text:span text:style-name="T10">; </text:span></text:span></text:p>
                <text:p text:style-name="P53"><text:span text:style-name="Source_20_Text"><text:span text:style-name="T45">    </text:span></text:span><text:span text:style-name="Source_20_Text"><text:span text:style-name="T10">System.out.println(countOccurences(str, word)); </text:span></text:span></text:p>
                <text:p text:style-name="P53"><text:span text:style-name="Source_20_Text"><text:span text:style-name="T10">} </text:span></text:span></text:p>
                <text:p text:style-name="P53"><text:soft-page-break/><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36">/*This code is contributed by Nikita Tiwari.*/</text:span></text:span></text:p>
              </table:table-cell>
            </table:table-row>
          </table:table>
        </text:section>
      </text:section>
      <text:p text:style-name="P49"><text:span text:style-name="T63"><text:line-break/></text:span><text:span text:style-name="Strong_20_Emphasis"><text:span text:style-name="T63">Output:</text:span></text:span></text:p>
      <text:p text:style-name="P65">1</text:p>
      <text:p text:style-name="P173"><text:span text:style-name="Source_20_Text"><text:span text:style-name="T114"/></text:span></text:p>
      <text:h text:style-name="P288" text:outline-level="1"><text:span text:style-name="Source_20_Text"><text:span text:style-name="T113">Check whether a given point lies inside a triangle or not</text:span></text:span></text:h>
      <text:p text:style-name="P61">Given three corner points of a triangle, and one more point P. Write a function to check whether P lies within the triangle or not.</text:p>
      <text:p text:style-name="P61">For example, consider the following program, the function should return true for P(10, 15) and false for P'(30, 15)</text:p>
      <text:p text:style-name="P66"><text:s text:c="14"/><text:span text:style-name="T107">B(10,30)</text:span></text:p>
      <text:p text:style-name="P152"><text:s text:c="16"/><text:span text:style-name="T107">/ \</text:span></text:p>
      <text:p text:style-name="P152"><text:s text:c="15"/><text:span text:style-name="T107">/ <text:s text:c="2"/>\</text:span></text:p>
      <text:p text:style-name="P152"><text:s text:c="14"/><text:span text:style-name="T107">/ <text:s text:c="4"/>\</text:span></text:p>
      <text:p text:style-name="P152"><text:s text:c="13"/><text:span text:style-name="T107">/ <text:s text:c="2"/>P <text:s text:c="2"/>\ <text:s text:c="5"/>P'</text:span></text:p>
      <text:p text:style-name="P152"><text:s text:c="12"/><text:span text:style-name="T107">/ <text:s text:c="8"/>\</text:span></text:p>
      <text:p text:style-name="P152"><text:s text:c="5"/><text:span text:style-name="T107">A(0,0) ----------- C(20,0) </text:span></text:p>
      <text:p text:style-name="P20"><text:span text:style-name="Strong_20_Emphasis"><text:span text:style-name="T62">Solution:</text:span></text:span><text:span text:style-name="T62"><text:line-break/>Let the coordinates of three corners be (x1, y1), (x2, y2) and (x3, y3). And coordinates of the given point P be (x, y)</text:span></text:p>
      <text:p text:style-name="P61">1) Calculate area of the given triangle, i.e., area of the triangle ABC in the above diagram. Area A = [ x1(y2 – y3) + x2(y3 – y1) + x3(y1-y2)]/2<text:line-break/>2) Calculate area of the triangle PAB. We can use the same formula for this. Let this area be A1.<text:line-break/>3) Calculate area of the triangle PBC. Let this area be A2.<text:line-break/><text:soft-page-break/>4) Calculate area of the triangle PAC. Let this area be A3.<text:line-break/>5) If P lies inside the triangle, then A1 + A2 + A3 must be equal to A.</text:p>
      <text:list xml:id="list1407513445441841284" text:style-name="L45">
        <text:list-item>
          <text:p text:style-name="P220"><text:bookmark text:name="tablist1-tab16"/>C++</text:p>
        </text:list-item>
        <text:list-item>
          <text:p text:style-name="P211"><text:bookmark text:name="tablist1-tab26"/>Java</text:p>
        </text:list-item>
        <text:list-item>
          <text:p text:style-name="P220"><text:bookmark text:name="tablist1-tab33"/>Python</text:p>
        </text:list-item>
        <text:list-item>
          <text:p text:style-name="P220"><text:bookmark text:name="tablist1-tab43"/>C#</text:p>
        </text:list-item>
        <text:list-item>
          <text:p text:style-name="P220"><text:bookmark text:name="tablist1-tab52"/>PHP</text:p>
        </text:list-item>
      </text:list>
      <text:section text:style-name="Sect2" text:name="Section27">
        <text:p text:style-name="P70"><text:bookmark text:name="tablist1-panel23"/><text:bookmark text:name="copy-code-button9"/>filter_none</text:p>
        <text:p text:style-name="P71"><text:bookmark text:name="run-and-edit-button9"/>edit</text:p>
        <text:p text:style-name="P71"><text:bookmark text:name="run-code-button9"/>play_arrow</text:p>
        <text:p text:style-name="P72">brightness_4</text:p>
        <text:section text:style-name="Sect2" text:name="highlighter_698770">
          <table:table table:name="Table10" table:style-name="Table10">
            <table:table-column table:style-name="Table10.A"/>
            <table:table-row>
              <table:table-cell table:style-name="Table10.A1" office:value-type="string">
                <text:p text:style-name="P53"><text:span text:style-name="Source_20_Text"><text:span text:style-name="T36">// JAVA Code for Check whether a given point  </text:span></text:span></text:p>
                <text:p text:style-name="P53"><text:span text:style-name="Source_20_Text"><text:span text:style-name="T36">// lies inside a triangle or not </text:span></text:span></text:p>
                <text:p text:style-name="P53"><text:span text:style-name="Source_20_Text"><text:span text:style-name="T31">import</text:span></text:span><text:span text:style-name="T51"> </text:span><text:span text:style-name="Source_20_Text"><text:span text:style-name="T10">java.util.*; </text:span></text:span></text:p>
                <text:p text:style-name="P53"><text:span text:style-name="Source_20_Text"><text:span text:style-name="T45"> </text:span></text:span><text:span text:style-name="T45"> </text:span></text:p>
                <text:p text:style-name="P53"><text:span text:style-name="Source_20_Text"><text:span text:style-name="T31">class</text:span></text:span><text:span text:style-name="T51"> </text:span><text:span text:style-name="Source_20_Text"><text:span text:style-name="T10">GFG {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A utility function to calculate area of triangle  </text:span></text:span></text:p>
                <text:p text:style-name="P53"><text:span text:style-name="Source_20_Text"><text:span text:style-name="T45">       </text:span></text:span><text:span text:style-name="Source_20_Text"><text:span text:style-name="T36">formed by (x1, y1) (x2, y2) and (x3, y3) */</text:span></text:span></text:p>
                <text:p text:style-name="P53"><text:span text:style-name="Source_20_Text"><text:span text:style-name="T45">    </text:span></text:span><text:span text:style-name="Source_20_Text"><text:span text:style-name="T31">static</text:span></text:span><text:span text:style-name="T51"> </text:span><text:span text:style-name="Source_20_Text"><text:span text:style-name="T31">double</text:span></text:span><text:span text:style-name="T51"> </text:span><text:span text:style-name="Source_20_Text"><text:span text:style-name="T10">area(</text:span></text:span><text:span text:style-name="Source_20_Text"><text:span text:style-name="T31">int</text:span></text:span><text:span text:style-name="T51"> </text:span><text:span text:style-name="Source_20_Text"><text:span text:style-name="T10">x1, </text:span></text:span><text:span text:style-name="Source_20_Text"><text:span text:style-name="T31">int</text:span></text:span><text:span text:style-name="T51"> </text:span><text:span text:style-name="Source_20_Text"><text:span text:style-name="T10">y1, </text:span></text:span><text:span text:style-name="Source_20_Text"><text:span text:style-name="T31">int</text:span></text:span><text:span text:style-name="T51"> </text:span><text:span text:style-name="Source_20_Text"><text:span text:style-name="T10">x2, </text:span></text:span><text:span text:style-name="Source_20_Text"><text:span text:style-name="T31">int</text:span></text:span><text:span text:style-name="T51"> </text:span><text:span text:style-name="Source_20_Text"><text:span text:style-name="T10">y2, </text:span></text:span></text:p>
                <text:p text:style-name="P53"><text:span text:style-name="Source_20_Text"><text:span text:style-name="T45">                                        </text:span></text:span><text:span text:style-name="Source_20_Text"><text:span text:style-name="T31">int</text:span></text:span><text:span text:style-name="T51"> </text:span><text:span text:style-name="Source_20_Text"><text:span text:style-name="T10">x3, </text:span></text:span><text:span text:style-name="Source_20_Text"><text:span text:style-name="T31">int</text:span></text:span><text:span text:style-name="T51"> </text:span><text:span text:style-name="Source_20_Text"><text:span text:style-name="T10">y3)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1">return</text:span></text:span><text:span text:style-name="T51"> </text:span><text:span text:style-name="Source_20_Text"><text:span text:style-name="T10">Math.abs((x1*(y2-y3) + x2*(y3-y1)+ </text:span></text:span></text:p>
                <text:p text:style-name="P53"><text:span text:style-name="Source_20_Text"><text:span text:style-name="T45">                                    </text:span></text:span><text:span text:style-name="Source_20_Text"><text:span text:style-name="T10">x3*(y1-y2))/</text:span></text:span><text:span text:style-name="Source_20_Text"><text:span text:style-name="T42">2.0</text:span></text:span><text:span text:style-name="Source_20_Text"><text:span text:style-name="T10">);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9">    </text:span></text:span><text:span text:style-name="Source_20_Text"><text:span text:style-name="T37">/* A function to check whether point P(x, y) lies </text:span></text:span></text:p>
                <text:p text:style-name="P53"><text:span text:style-name="Source_20_Text"><text:span text:style-name="T49">       </text:span></text:span><text:span text:style-name="Source_20_Text"><text:span text:style-name="T37">inside the triangle formed by A(x1, y1), </text:span></text:span></text:p>
                <text:p text:style-name="P53"><text:span text:style-name="Source_20_Text"><text:span text:style-name="T49">       </text:span></text:span><text:span text:style-name="Source_20_Text"><text:span text:style-name="T37">B(x2, y2) and C(x3, y3) */</text:span></text:span></text:p>
                <text:p text:style-name="P53"><text:span text:style-name="Source_20_Text"><text:span text:style-name="T49">    </text:span></text:span><text:span text:style-name="Source_20_Text"><text:span text:style-name="T30">static</text:span></text:span><text:span text:style-name="T50"> </text:span><text:span text:style-name="Source_20_Text"><text:span text:style-name="T30">boolean</text:span></text:span><text:span text:style-name="T50"> </text:span><text:span text:style-name="Source_20_Text"><text:span text:style-name="T9">isInside(</text:span></text:span><text:span text:style-name="Source_20_Text"><text:span text:style-name="T30">int</text:span></text:span><text:span text:style-name="T50"> </text:span><text:span text:style-name="Source_20_Text"><text:span text:style-name="T9">x1, </text:span></text:span><text:span text:style-name="Source_20_Text"><text:span text:style-name="T30">int</text:span></text:span><text:span text:style-name="T50"> </text:span><text:span text:style-name="Source_20_Text"><text:span text:style-name="T9">y1, </text:span></text:span><text:span text:style-name="Source_20_Text"><text:span text:style-name="T30">int</text:span></text:span><text:span text:style-name="T50"> </text:span><text:span text:style-name="Source_20_Text"><text:span text:style-name="T9">x2, </text:span></text:span></text:p>
                <text:p text:style-name="P53"><text:span text:style-name="Source_20_Text"><text:span text:style-name="T49">                </text:span></text:span><text:span text:style-name="Source_20_Text"><text:span text:style-name="T30">int</text:span></text:span><text:span text:style-name="T50"> </text:span><text:span text:style-name="Source_20_Text"><text:span text:style-name="T9">y2, </text:span></text:span><text:span text:style-name="Source_20_Text"><text:span text:style-name="T30">int</text:span></text:span><text:span text:style-name="T50"> </text:span><text:span text:style-name="Source_20_Text"><text:span text:style-name="T9">x3, </text:span></text:span><text:span text:style-name="Source_20_Text"><text:span text:style-name="T30">int</text:span></text:span><text:span text:style-name="T50"> </text:span><text:span text:style-name="Source_20_Text"><text:span text:style-name="T9">y3, </text:span></text:span><text:span text:style-name="Source_20_Text"><text:span text:style-name="T30">int</text:span></text:span><text:span text:style-name="T50"> </text:span><text:span text:style-name="Source_20_Text"><text:span text:style-name="T9">x, </text:span></text:span><text:span text:style-name="Source_20_Text"><text:span text:style-name="T30">int</text:span></text:span><text:span text:style-name="T50"> </text:span><text:span text:style-name="Source_20_Text"><text:span text:style-name="T9">y)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9">       </text:span></text:span><text:span text:style-name="Source_20_Text"><text:span text:style-name="T37">/* Calculate area of triangle ABC */</text:span></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 = area (x1, y1,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B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1 = area (x, y, x2, y2,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C */</text:span></text:span><text:span text:style-name="T50">  </text:span></text:p>
                <text:p text:style-name="P53"><text:span text:style-name="Source_20_Text"><text:span text:style-name="T49">        </text:span></text:span><text:span text:style-name="Source_20_Text"><text:span text:style-name="T30">double</text:span></text:span><text:span text:style-name="T50"> </text:span><text:span text:style-name="Source_20_Text"><text:span text:style-name="T9">A2 = area (x1, y1, x, y, x3, y3);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alculate area of triangle PAB */</text:span></text:span><text:span text:style-name="T50">   </text:span></text:p>
                <text:p text:style-name="P53"><text:soft-page-break/><text:span text:style-name="Source_20_Text"><text:span text:style-name="T49">        </text:span></text:span><text:span text:style-name="Source_20_Text"><text:span text:style-name="T30">double</text:span></text:span><text:span text:style-name="T50"> </text:span><text:span text:style-name="Source_20_Text"><text:span text:style-name="T9">A3 = area (x1, y1, x2, y2, x, y); </text:span></text:span></text:p>
                <text:p text:style-name="P53"><text:span text:style-name="Source_20_Text"><text:span text:style-name="T49">        </text:span></text:span><text:span text:style-name="T49"> </text:span></text:p>
                <text:p text:style-name="P53"><text:span text:style-name="Source_20_Text"><text:span text:style-name="T49">       </text:span></text:span><text:span text:style-name="Source_20_Text"><text:span text:style-name="T37">/* Check if sum of A1, A2 and A3 is same as A */</text:span></text:span></text:p>
                <text:p text:style-name="P53"><text:span text:style-name="Source_20_Text"><text:span text:style-name="T49">        </text:span></text:span><text:span text:style-name="Source_20_Text"><text:span text:style-name="T30">return</text:span></text:span><text:span text:style-name="T50"> </text:span><text:span text:style-name="Source_20_Text"><text:span text:style-name="T9">(A == A1 + A2 + A3); </text:span></text:span></text:p>
                <text:p text:style-name="P53"><text:span text:style-name="Source_20_Text"><text:span text:style-name="T49">    </text:span></text:span><text:span text:style-name="Source_20_Text"><text:span text:style-name="T9">}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36">/* Driver program to test above function */</text:span></text:span></text:p>
                <text:p text:style-name="P53"><text:span text:style-name="Source_20_Text"><text:span text:style-name="T45">    </text:span></text:span><text:span text:style-name="Source_20_Text"><text:span text:style-name="T31">public</text:span></text:span><text:span text:style-name="T51"> </text:span><text:span text:style-name="Source_20_Text"><text:span text:style-name="T31">static</text:span></text:span><text:span text:style-name="T51"> </text:span><text:span text:style-name="Source_20_Text"><text:span text:style-name="T31">void</text:span></text:span><text:span text:style-name="T51"> </text:span><text:span text:style-name="Source_20_Text"><text:span text:style-name="T10">main(String[] args)  </text:span></text:span></text:p>
                <text:p text:style-name="P53"><text:span text:style-name="Source_20_Text"><text:span text:style-name="T45">    </text:span></text:span><text:span text:style-name="Source_20_Text"><text:span text:style-name="T10">{ </text:span></text:span></text:p>
                <text:p text:style-name="P53"><text:span text:style-name="Source_20_Text"><text:span text:style-name="T45">        </text:span></text:span><text:span text:style-name="Source_20_Text"><text:span text:style-name="T36">/* Let us check whether the point P(10, 15) </text:span></text:span></text:p>
                <text:p text:style-name="P53"><text:span text:style-name="Source_20_Text"><text:span text:style-name="T45">           </text:span></text:span><text:span text:style-name="Source_20_Text"><text:span text:style-name="T36">lies inside the triangle formed by  </text:span></text:span></text:p>
                <text:p text:style-name="P53"><text:span text:style-name="Source_20_Text"><text:span text:style-name="T45">           </text:span></text:span><text:span text:style-name="Source_20_Text"><text:span text:style-name="T36">A(0, 0), B(20, 0) and C(10, 30) */</text:span></text:span></text:p>
                <text:p text:style-name="P53"><text:span text:style-name="Source_20_Text"><text:span text:style-name="T45">       </text:span></text:span><text:span text:style-name="Source_20_Text"><text:span text:style-name="T31">if</text:span></text:span><text:span text:style-name="T51"> </text:span><text:span text:style-name="Source_20_Text"><text:span text:style-name="T10">(isInside(</text:span></text:span><text:span text:style-name="Source_20_Text"><text:span text:style-name="T4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20</text:span></text:span><text:span text:style-name="Source_20_Text"><text:span text:style-name="T10">, </text:span></text:span><text:span text:style-name="Source_20_Text"><text:span text:style-name="T42">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30</text:span></text:span><text:span text:style-name="Source_20_Text"><text:span text:style-name="T10">, </text:span></text:span><text:span text:style-name="Source_20_Text"><text:span text:style-name="T42">10</text:span></text:span><text:span text:style-name="Source_20_Text"><text:span text:style-name="T10">, </text:span></text:span><text:span text:style-name="Source_20_Text"><text:span text:style-name="T42">15</text:span></text:span><text:span text:style-name="Source_20_Text"><text:span text:style-name="T10">)) </text:span></text:span></text:p>
                <text:p text:style-name="P53"><text:span text:style-name="Source_20_Text"><text:span text:style-name="T45">           </text:span></text:span><text:span text:style-name="Source_20_Text"><text:span text:style-name="T10">System.out.println(</text:span></text:span><text:span text:style-name="Source_20_Text"><text:span text:style-name="T57">"Inside"</text:span></text:span><text:span text:style-name="Source_20_Text"><text:span text:style-name="T10">); </text:span></text:span></text:p>
                <text:p text:style-name="P53"><text:span text:style-name="Source_20_Text"><text:span text:style-name="T45">       </text:span></text:span><text:span text:style-name="Source_20_Text"><text:span text:style-name="T31">else</text:span></text:span></text:p>
                <text:p text:style-name="P53"><text:span text:style-name="Source_20_Text"><text:span text:style-name="T45">           </text:span></text:span><text:span text:style-name="Source_20_Text"><text:span text:style-name="T10">System.out.println(</text:span></text:span><text:span text:style-name="Source_20_Text"><text:span text:style-name="T57">"Not Inside"</text:span></text:span><text:span text:style-name="Source_20_Text"><text:span text:style-name="T10">); </text:span></text:span></text:p>
                <text:p text:style-name="P53"><text:span text:style-name="Source_20_Text"><text:span text:style-name="T45">             </text:span></text:span><text:span text:style-name="T45"> </text:span></text:p>
                <text:p text:style-name="P53"><text:span text:style-name="Source_20_Text"><text:span text:style-name="T45">    </text:span></text:span><text:span text:style-name="Source_20_Text"><text:span text:style-name="T10">} </text:span></text:span></text:p>
                <text:p text:style-name="P55"><text:span text:style-name="Source_20_Text"><text:span text:style-name="T10">} </text:span></text:span></text:p>
              </table:table-cell>
            </table:table-row>
          </table:table>
        </text:section>
      </text:section>
      <text:p text:style-name="P173"><text:span text:style-name="Source_20_Text"><text:span text:style-name="T11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2" svg:font-family="Consolas, 'Bitstream Vera Sans Mono', 'Courier New', Courier, monospace"/>
    <style:font-face style:name="Consolas3" svg:font-family="Consolas, Menlo, Monaco, 'Lucida Console', 'Liberation Mono', 'DejaVu Sans Mono', 'Bitstream Vera Sans Mono', 'Courier New', monospace, sans-serif"/>
    <style:font-face style:name="Consolas" svg:font-family="Consolas, Monaco, 'Lucida Console', monospace"/>
    <style:font-face style:name="Consolas4" svg:font-family="Consolas, monaco, monospace"/>
    <style:font-face style:name="Consolas1" svg:font-family="Consolas, monospace"/>
    <style:font-face style:name="Material Icons" svg:font-family="'Material Icons'"/>
    <style:font-face style:name="Open Sans" svg:font-family="'Open Sans', Helvetica, Arial, Verdana, sans-serif"/>
    <style:font-face style:name="Raleway" svg:font-family="Raleway, sans-serif"/>
    <style:font-face style:name="Roboto" svg:font-family="Roboto, sans-serif"/>
    <style:font-face style:name="SFMono-Regular" svg:font-family="SFMono-Regular, Consolas, 'Liberation Mono', Menlo, Courier, monospace"/>
    <style:font-face style:name="Verdana" svg:font-family="Verdana, Geneva, Tahoma, Arial, Helvetica, sans-serif"/>
    <style:font-face style:name="Verdana1" svg:font-family="Verdana, Geneva, sans-serif"/>
    <style:font-face style:name="arial" svg:font-family="arial, sans-serif"/>
    <style:font-face style:name="inherit" svg:font-family="inherit"/>
    <style:font-face style:name="monospace" svg:font-family="monospace, monospace"/>
    <style:font-face style:name="q serif" svg:font-family="'q serif', Georgia, Times, 'Times New Roman', 'Hiragino Kaku Gothic Pro', Meiryo, 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8T20:44:35.285771329</dc:date>
    <meta:editing-duration>P4DT17H43M38S</meta:editing-duration>
    <meta:editing-cycles>38</meta:editing-cycles>
    <meta:generator>LibreOffice/5.1.6.2$Linux_X86_64 LibreOffice_project/10m0$Build-2</meta:generator>
    <meta:document-statistic meta:table-count="11" meta:image-count="13" meta:object-count="0" meta:page-count="111" meta:paragraph-count="3029" meta:word-count="15528" meta:character-count="102394" meta:non-whitespace-character-count="77316"/>
  </office:meta>
</office:document-meta>
</file>